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1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47cm"/>
    </style:style>
    <style:style style:name="co4" style:family="table-column">
      <style:table-column-properties fo:break-before="auto" style:column-width="8.7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rrorRareStatic" table:style-name="ta1">
        <table:shapes>
          <draw:frame draw:z-index="0" draw:style-name="gr1" draw:text-style-name="P1" svg:width="15.999cm" svg:height="8.999cm" svg:x="-53.251cm" svg:y="0.33cm">
            <draw:object draw:notify-on-update-of-ranges="ErrorRareStatic.A1:ErrorRareStatic.A1 ErrorRareStatic.A2:ErrorRareStatic.A545 ErrorRareStatic.B1:ErrorRareStatic.B1 ErrorRareStatic.B2:ErrorRareStatic.B545 ErrorRareStatic.C1:ErrorRareStatic.C1 ErrorRareStatic.C2:ErrorRareStatic.C5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8.57cm" svg:height="12.192cm" svg:x="-54.473cm" svg:y="9.996cm">
            <draw:object draw:notify-on-update-of-ranges="ErrorRareStatic.G2:ErrorRareStatic.G3 ErrorRareStatic.H2:ErrorRareStatic.H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19.863cm" svg:height="12.041cm" svg:x="-75.65cm" svg:y="10.308cm">
            <draw:object draw:notify-on-update-of-ranges="ErrorRareStatic.G6:ErrorRareStatic.G7 ErrorRareStatic.H6:ErrorRareStatic.H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18.997cm" svg:height="13.377cm" svg:x="-55.179cm" svg:y="23.368cm">
            <draw:object draw:notify-on-update-of-ranges="ErrorRareStatic.G10:ErrorRareStatic.G11 ErrorRareStatic.H10:ErrorRareStatic.H1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4" draw:style-name="gr1" draw:text-style-name="P1" svg:width="15.999cm" svg:height="8.999cm" svg:x="31.805cm" svg:y="0.374cm">
            <draw:object draw:notify-on-update-of-ranges="ErrorRareStatic.G2:ErrorRareStatic.G3 ErrorRareStatic.H2:ErrorRareStatic.H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5" draw:style-name="gr1" draw:text-style-name="P1" svg:width="15.999cm" svg:height="8.999cm" svg:x="31.782cm" svg:y="10.1cm">
            <draw:object draw:notify-on-update-of-ranges="ErrorRareStatic.G2:ErrorRareStatic.G3 ErrorRareStatic.H6:ErrorRareStatic.H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3.862cm" svg:height="13.422cm" svg:x="32.43cm" svg:y="21.06cm">
            <draw:object draw:notify-on-update-of-ranges="ErrorRareStatic.G10:ErrorRareStatic.G11 ErrorRareStatic.H10:ErrorRareStatic.H1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pplication1ErrorRate</text:p>
          </table:table-cell>
          <table:table-cell office:value-type="string" calcext:value-type="string">
            <text:p>Application2ErrorRate</text:p>
          </table:table-cell>
          <table:table-cell office:value-type="string" calcext:value-type="string">
            <text:p>Application3ErrorRate</text:p>
          </table:table-cell>
          <table:table-cell office:value-type="string" calcext:value-type="string">
            <text:p>Static</text:p>
          </table:table-cell>
          <table:table-cell table:number-columns-repeated="2"/>
          <table:table-cell office:value-type="string" calcext:value-type="string">
            <text:p>Application1ErrorRateOk</text:p>
          </table:table-cell>
          <table:table-cell table:number-columns-repeated="2"/>
        </table:table-row>
        <table:table-row table:style-name="ro1">
          <table:table-cell office:value-type="float" office:value="20.2046" calcext:value-type="float">
            <text:p>20,2046</text:p>
          </table:table-cell>
          <table:table-cell office:value-type="float" office:value="9.69402" calcext:value-type="float">
            <text:p>9,69402</text:p>
          </table:table-cell>
          <table:table-cell office:value-type="float" office:value="4.78804" calcext:value-type="float">
            <text:p>4,78804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A2:.A568];&quot;&lt;22&quot;)" office:value-type="float" office:value="544" calcext:value-type="float">
            <text:p>544</text:p>
          </table:table-cell>
          <table:table-cell/>
        </table:table-row>
        <table:table-row table:style-name="ro1">
          <table:table-cell office:value-type="float" office:value="21.0071" calcext:value-type="float">
            <text:p>21,0071</text:p>
          </table:table-cell>
          <table:table-cell office:value-type="float" office:value="10.639" calcext:value-type="float">
            <text:p>10,639</text:p>
          </table:table-cell>
          <table:table-cell office:value-type="float" office:value="4.54097" calcext:value-type="float">
            <text:p>4,54097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A2:.A568];&quot;&gt;=22&quot;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.0515" calcext:value-type="float">
            <text:p>19,0515</text:p>
          </table:table-cell>
          <table:table-cell office:value-type="float" office:value="10.237" calcext:value-type="float">
            <text:p>10,237</text:p>
          </table:table-cell>
          <table:table-cell office:value-type="float" office:value="4.69388" calcext:value-type="float">
            <text:p>4,69388</text:p>
          </table:table-cell>
          <table:table-cell table:number-columns-repeated="6"/>
        </table:table-row>
        <table:table-row table:style-name="ro1">
          <table:table-cell office:value-type="float" office:value="19.3068" calcext:value-type="float">
            <text:p>19,3068</text:p>
          </table:table-cell>
          <table:table-cell office:value-type="float" office:value="10.4811" calcext:value-type="float">
            <text:p>10,4811</text:p>
          </table:table-cell>
          <table:table-cell office:value-type="float" office:value="5.22722" calcext:value-type="float">
            <text:p>5,22722</text:p>
          </table:table-cell>
          <table:table-cell table:number-columns-repeated="3"/>
          <table:table-cell office:value-type="string" calcext:value-type="string">
            <text:p>Application2ErrorRateOk</text:p>
          </table:table-cell>
          <table:table-cell table:number-columns-repeated="2"/>
        </table:table-row>
        <table:table-row table:style-name="ro1">
          <table:table-cell office:value-type="float" office:value="20.022" calcext:value-type="float">
            <text:p>20,022</text:p>
          </table:table-cell>
          <table:table-cell office:value-type="float" office:value="10.8043" calcext:value-type="float">
            <text:p>10,8043</text:p>
          </table:table-cell>
          <table:table-cell office:value-type="float" office:value="5.08562" calcext:value-type="float">
            <text:p>5,08562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B2:.B568];&quot;&lt;11&quot;)" office:value-type="float" office:value="509" calcext:value-type="float">
            <text:p>509</text:p>
          </table:table-cell>
          <table:table-cell/>
        </table:table-row>
        <table:table-row table:style-name="ro1">
          <table:table-cell office:value-type="float" office:value="19.2623" calcext:value-type="float">
            <text:p>19,2623</text:p>
          </table:table-cell>
          <table:table-cell office:value-type="float" office:value="8.18182" calcext:value-type="float">
            <text:p>8,18182</text:p>
          </table:table-cell>
          <table:table-cell office:value-type="float" office:value="4.98825" calcext:value-type="float">
            <text:p>4,98825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B2:.B568];&quot;&gt;=11&quot;)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8.52" calcext:value-type="float">
            <text:p>18,52</text:p>
          </table:table-cell>
          <table:table-cell office:value-type="float" office:value="9.88651" calcext:value-type="float">
            <text:p>9,88651</text:p>
          </table:table-cell>
          <table:table-cell office:value-type="float" office:value="4.94898" calcext:value-type="float">
            <text:p>4,94898</text:p>
          </table:table-cell>
          <table:table-cell table:number-columns-repeated="6"/>
        </table:table-row>
        <table:table-row table:style-name="ro1">
          <table:table-cell office:value-type="float" office:value="20.5469" calcext:value-type="float">
            <text:p>20,5469</text:p>
          </table:table-cell>
          <table:table-cell office:value-type="float" office:value="10.7975" calcext:value-type="float">
            <text:p>10,7975</text:p>
          </table:table-cell>
          <table:table-cell office:value-type="float" office:value="5.27547" calcext:value-type="float">
            <text:p>5,27547</text:p>
          </table:table-cell>
          <table:table-cell table:number-columns-repeated="3"/>
          <table:table-cell office:value-type="string" calcext:value-type="string">
            <text:p>Application2ErrorRateOk</text:p>
          </table:table-cell>
          <table:table-cell table:number-columns-repeated="2"/>
        </table:table-row>
        <table:table-row table:style-name="ro1">
          <table:table-cell office:value-type="float" office:value="20.5223" calcext:value-type="float">
            <text:p>20,5223</text:p>
          </table:table-cell>
          <table:table-cell office:value-type="float" office:value="10.7923" calcext:value-type="float">
            <text:p>10,7923</text:p>
          </table:table-cell>
          <table:table-cell office:value-type="float" office:value="5.26316" calcext:value-type="float">
            <text:p>5,26316</text:p>
          </table:table-cell>
          <table:table-cell table:number-columns-repeated="3"/>
          <table:table-cell office:value-type="string" calcext:value-type="string">
            <text:p>Yes</text:p>
          </table:table-cell>
          <table:table-cell table:formula="of:=COUNTIF([.C2:.C568];&quot;&lt;6&quot;)" office:value-type="float" office:value="539" calcext:value-type="float">
            <text:p>539</text:p>
          </table:table-cell>
          <table:table-cell/>
        </table:table-row>
        <table:table-row table:style-name="ro1">
          <table:table-cell office:value-type="float" office:value="19.1" calcext:value-type="float">
            <text:p>19,1</text:p>
          </table:table-cell>
          <table:table-cell office:value-type="float" office:value="10.0697" calcext:value-type="float">
            <text:p>10,0697</text:p>
          </table:table-cell>
          <table:table-cell office:value-type="float" office:value="4.89729" calcext:value-type="float">
            <text:p>4,89729</text:p>
          </table:table-cell>
          <table:table-cell table:number-columns-repeated="3"/>
          <table:table-cell office:value-type="string" calcext:value-type="string">
            <text:p>No</text:p>
          </table:table-cell>
          <table:table-cell table:formula="of:=COUNTIF([.C3:.C569];&quot;&gt;=6&quot;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9.1656" calcext:value-type="float">
            <text:p>19,1656</text:p>
          </table:table-cell>
          <table:table-cell office:value-type="float" office:value="9.57447" calcext:value-type="float">
            <text:p>9,57447</text:p>
          </table:table-cell>
          <table:table-cell office:value-type="float" office:value="4.97076" calcext:value-type="float">
            <text:p>4,97076</text:p>
          </table:table-cell>
          <table:table-cell table:number-columns-repeated="6"/>
        </table:table-row>
        <table:table-row table:style-name="ro1">
          <table:table-cell office:value-type="float" office:value="18.0272" calcext:value-type="float">
            <text:p>18,0272</text:p>
          </table:table-cell>
          <table:table-cell office:value-type="float" office:value="10.9281" calcext:value-type="float">
            <text:p>10,9281</text:p>
          </table:table-cell>
          <table:table-cell office:value-type="float" office:value="4.82227" calcext:value-type="float">
            <text:p>4,82227</text:p>
          </table:table-cell>
          <table:table-cell table:number-columns-repeated="6"/>
        </table:table-row>
        <table:table-row table:style-name="ro1">
          <table:table-cell office:value-type="float" office:value="18.2329" calcext:value-type="float">
            <text:p>18,2329</text:p>
          </table:table-cell>
          <table:table-cell office:value-type="float" office:value="9.69494" calcext:value-type="float">
            <text:p>9,69494</text:p>
          </table:table-cell>
          <table:table-cell office:value-type="float" office:value="4.70219" calcext:value-type="float">
            <text:p>4,70219</text:p>
          </table:table-cell>
          <table:table-cell table:number-columns-repeated="6"/>
        </table:table-row>
        <table:table-row table:style-name="ro1">
          <table:table-cell office:value-type="float" office:value="19.9197" calcext:value-type="float">
            <text:p>19,9197</text:p>
          </table:table-cell>
          <table:table-cell office:value-type="float" office:value="10.0254" calcext:value-type="float">
            <text:p>10,0254</text:p>
          </table:table-cell>
          <table:table-cell office:value-type="float" office:value="5.06238" calcext:value-type="float">
            <text:p>5,06238</text:p>
          </table:table-cell>
          <table:table-cell table:number-columns-repeated="6"/>
        </table:table-row>
        <table:table-row table:style-name="ro1">
          <table:table-cell office:value-type="float" office:value="20.1958" calcext:value-type="float">
            <text:p>20,1958</text:p>
          </table:table-cell>
          <table:table-cell office:value-type="float" office:value="9.67788" calcext:value-type="float">
            <text:p>9,67788</text:p>
          </table:table-cell>
          <table:table-cell office:value-type="float" office:value="4.80589" calcext:value-type="float">
            <text:p>4,80589</text:p>
          </table:table-cell>
          <table:table-cell table:number-columns-repeated="6"/>
        </table:table-row>
        <table:table-row table:style-name="ro1">
          <table:table-cell office:value-type="float" office:value="16.2058" calcext:value-type="float">
            <text:p>16,2058</text:p>
          </table:table-cell>
          <table:table-cell office:value-type="float" office:value="10.3393" calcext:value-type="float">
            <text:p>10,3393</text:p>
          </table:table-cell>
          <table:table-cell office:value-type="float" office:value="4.52072" calcext:value-type="float">
            <text:p>4,52072</text:p>
          </table:table-cell>
          <table:table-cell table:number-columns-repeated="6"/>
        </table:table-row>
        <table:table-row table:style-name="ro1">
          <table:table-cell office:value-type="float" office:value="15.1261" calcext:value-type="float">
            <text:p>15,1261</text:p>
          </table:table-cell>
          <table:table-cell office:value-type="float" office:value="9.43065" calcext:value-type="float">
            <text:p>9,43065</text:p>
          </table:table-cell>
          <table:table-cell office:value-type="float" office:value="5.10435" calcext:value-type="float">
            <text:p>5,10435</text:p>
          </table:table-cell>
          <table:table-cell table:number-columns-repeated="6"/>
        </table:table-row>
        <table:table-row table:style-name="ro1">
          <table:table-cell office:value-type="float" office:value="19.3364" calcext:value-type="float">
            <text:p>19,3364</text:p>
          </table:table-cell>
          <table:table-cell office:value-type="float" office:value="10.1589" calcext:value-type="float">
            <text:p>10,1589</text:p>
          </table:table-cell>
          <table:table-cell office:value-type="float" office:value="5.04898" calcext:value-type="float">
            <text:p>5,04898</text:p>
          </table:table-cell>
          <table:table-cell table:number-columns-repeated="6"/>
        </table:table-row>
        <table:table-row table:style-name="ro1">
          <table:table-cell office:value-type="float" office:value="20.5898" calcext:value-type="float">
            <text:p>20,5898</text:p>
          </table:table-cell>
          <table:table-cell office:value-type="float" office:value="8.33333" calcext:value-type="float">
            <text:p>8,33333</text:p>
          </table:table-cell>
          <table:table-cell office:value-type="float" office:value="5.50482" calcext:value-type="float">
            <text:p>5,50482</text:p>
          </table:table-cell>
          <table:table-cell table:number-columns-repeated="6"/>
        </table:table-row>
        <table:table-row table:style-name="ro1">
          <table:table-cell office:value-type="float" office:value="19.9491" calcext:value-type="float">
            <text:p>19,9491</text:p>
          </table:table-cell>
          <table:table-cell office:value-type="float" office:value="10" calcext:value-type="float">
            <text:p>10</text:p>
          </table:table-cell>
          <table:table-cell office:value-type="float" office:value="4.30289" calcext:value-type="float">
            <text:p>4,30289</text:p>
          </table:table-cell>
          <table:table-cell table:number-columns-repeated="6"/>
        </table:table-row>
        <table:table-row table:style-name="ro1">
          <table:table-cell office:value-type="float" office:value="18.8562" calcext:value-type="float">
            <text:p>18,8562</text:p>
          </table:table-cell>
          <table:table-cell office:value-type="float" office:value="9.85159" calcext:value-type="float">
            <text:p>9,85159</text:p>
          </table:table-cell>
          <table:table-cell office:value-type="float" office:value="5.04391" calcext:value-type="float">
            <text:p>5,04391</text:p>
          </table:table-cell>
          <table:table-cell table:number-columns-repeated="6"/>
        </table:table-row>
        <table:table-row table:style-name="ro1">
          <table:table-cell office:value-type="float" office:value="20.1424" calcext:value-type="float">
            <text:p>20,1424</text:p>
          </table:table-cell>
          <table:table-cell office:value-type="float" office:value="10.6261" calcext:value-type="float">
            <text:p>10,6261</text:p>
          </table:table-cell>
          <table:table-cell office:value-type="float" office:value="5.03163" calcext:value-type="float">
            <text:p>5,03163</text:p>
          </table:table-cell>
          <table:table-cell table:number-columns-repeated="6"/>
        </table:table-row>
        <table:table-row table:style-name="ro1">
          <table:table-cell office:value-type="float" office:value="17.8395" calcext:value-type="float">
            <text:p>17,8395</text:p>
          </table:table-cell>
          <table:table-cell office:value-type="float" office:value="10.2586" calcext:value-type="float">
            <text:p>10,2586</text:p>
          </table:table-cell>
          <table:table-cell office:value-type="float" office:value="4.81928" calcext:value-type="float">
            <text:p>4,81928</text:p>
          </table:table-cell>
          <table:table-cell table:number-columns-repeated="6"/>
        </table:table-row>
        <table:table-row table:style-name="ro1">
          <table:table-cell office:value-type="float" office:value="20.409" calcext:value-type="float">
            <text:p>20,409</text:p>
          </table:table-cell>
          <table:table-cell office:value-type="float" office:value="10.069" calcext:value-type="float">
            <text:p>10,069</text:p>
          </table:table-cell>
          <table:table-cell office:value-type="float" office:value="4.27155" calcext:value-type="float">
            <text:p>4,27155</text:p>
          </table:table-cell>
          <table:table-cell table:number-columns-repeated="6"/>
        </table:table-row>
        <table:table-row table:style-name="ro1">
          <table:table-cell office:value-type="float" office:value="16.7441" calcext:value-type="float">
            <text:p>16,7441</text:p>
          </table:table-cell>
          <table:table-cell office:value-type="float" office:value="10.0756" calcext:value-type="float">
            <text:p>10,0756</text:p>
          </table:table-cell>
          <table:table-cell office:value-type="float" office:value="5.09342" calcext:value-type="float">
            <text:p>5,09342</text:p>
          </table:table-cell>
          <table:table-cell table:number-columns-repeated="6"/>
        </table:table-row>
        <table:table-row table:style-name="ro1">
          <table:table-cell office:value-type="float" office:value="18.7437" calcext:value-type="float">
            <text:p>18,7437</text:p>
          </table:table-cell>
          <table:table-cell office:value-type="float" office:value="10.2229" calcext:value-type="float">
            <text:p>10,2229</text:p>
          </table:table-cell>
          <table:table-cell office:value-type="float" office:value="5.56598" calcext:value-type="float">
            <text:p>5,56598</text:p>
          </table:table-cell>
          <table:table-cell table:number-columns-repeated="6"/>
        </table:table-row>
        <table:table-row table:style-name="ro1">
          <table:table-cell office:value-type="float" office:value="16.2544" calcext:value-type="float">
            <text:p>16,2544</text:p>
          </table:table-cell>
          <table:table-cell office:value-type="float" office:value="10.6397" calcext:value-type="float">
            <text:p>10,6397</text:p>
          </table:table-cell>
          <table:table-cell office:value-type="float" office:value="4.80175" calcext:value-type="float">
            <text:p>4,80175</text:p>
          </table:table-cell>
          <table:table-cell table:number-columns-repeated="6"/>
        </table:table-row>
        <table:table-row table:style-name="ro1">
          <table:table-cell office:value-type="float" office:value="20.7171" calcext:value-type="float">
            <text:p>20,7171</text:p>
          </table:table-cell>
          <table:table-cell office:value-type="float" office:value="9.82859" calcext:value-type="float">
            <text:p>9,82859</text:p>
          </table:table-cell>
          <table:table-cell office:value-type="float" office:value="4.33444" calcext:value-type="float">
            <text:p>4,33444</text:p>
          </table:table-cell>
          <table:table-cell table:number-columns-repeated="6"/>
        </table:table-row>
        <table:table-row table:style-name="ro1">
          <table:table-cell office:value-type="float" office:value="16.5854" calcext:value-type="float">
            <text:p>16,5854</text:p>
          </table:table-cell>
          <table:table-cell office:value-type="float" office:value="9.50731" calcext:value-type="float">
            <text:p>9,50731</text:p>
          </table:table-cell>
          <table:table-cell office:value-type="float" office:value="5.53291" calcext:value-type="float">
            <text:p>5,53291</text:p>
          </table:table-cell>
          <table:table-cell table:number-columns-repeated="6"/>
        </table:table-row>
        <table:table-row table:style-name="ro1">
          <table:table-cell office:value-type="float" office:value="17.2775" calcext:value-type="float">
            <text:p>17,2775</text:p>
          </table:table-cell>
          <table:table-cell office:value-type="float" office:value="9.50493" calcext:value-type="float">
            <text:p>9,50493</text:p>
          </table:table-cell>
          <table:table-cell office:value-type="float" office:value="5.48571" calcext:value-type="float">
            <text:p>5,48571</text:p>
          </table:table-cell>
          <table:table-cell table:number-columns-repeated="6"/>
        </table:table-row>
        <table:table-row table:style-name="ro1">
          <table:table-cell office:value-type="float" office:value="19.3514" calcext:value-type="float">
            <text:p>19,3514</text:p>
          </table:table-cell>
          <table:table-cell office:value-type="float" office:value="10.4769" calcext:value-type="float">
            <text:p>10,4769</text:p>
          </table:table-cell>
          <table:table-cell office:value-type="float" office:value="5.25023" calcext:value-type="float">
            <text:p>5,25023</text:p>
          </table:table-cell>
          <table:table-cell table:number-columns-repeated="6"/>
        </table:table-row>
        <table:table-row table:style-name="ro1">
          <table:table-cell office:value-type="float" office:value="19.3494" calcext:value-type="float">
            <text:p>19,3494</text:p>
          </table:table-cell>
          <table:table-cell office:value-type="float" office:value="10.1591" calcext:value-type="float">
            <text:p>10,1591</text:p>
          </table:table-cell>
          <table:table-cell office:value-type="float" office:value="5.01527" calcext:value-type="float">
            <text:p>5,01527</text:p>
          </table:table-cell>
          <table:table-cell table:number-columns-repeated="6"/>
        </table:table-row>
        <table:table-row table:style-name="ro1">
          <table:table-cell office:value-type="float" office:value="17.0315" calcext:value-type="float">
            <text:p>17,0315</text:p>
          </table:table-cell>
          <table:table-cell office:value-type="float" office:value="10.1738" calcext:value-type="float">
            <text:p>10,1738</text:p>
          </table:table-cell>
          <table:table-cell office:value-type="float" office:value="5.07605" calcext:value-type="float">
            <text:p>5,07605</text:p>
          </table:table-cell>
          <table:table-cell table:number-columns-repeated="6"/>
        </table:table-row>
        <table:table-row table:style-name="ro1">
          <table:table-cell office:value-type="float" office:value="18.169" calcext:value-type="float">
            <text:p>18,169</text:p>
          </table:table-cell>
          <table:table-cell office:value-type="float" office:value="10.9438" calcext:value-type="float">
            <text:p>10,9438</text:p>
          </table:table-cell>
          <table:table-cell office:value-type="float" office:value="5.02654" calcext:value-type="float">
            <text:p>5,02654</text:p>
          </table:table-cell>
          <table:table-cell table:number-columns-repeated="6"/>
        </table:table-row>
        <table:table-row table:style-name="ro1">
          <table:table-cell office:value-type="float" office:value="19.3167" calcext:value-type="float">
            <text:p>19,3167</text:p>
          </table:table-cell>
          <table:table-cell office:value-type="float" office:value="10.4918" calcext:value-type="float">
            <text:p>10,4918</text:p>
          </table:table-cell>
          <table:table-cell office:value-type="float" office:value="5.19145" calcext:value-type="float">
            <text:p>5,19145</text:p>
          </table:table-cell>
          <table:table-cell table:number-columns-repeated="6"/>
        </table:table-row>
        <table:table-row table:style-name="ro1">
          <table:table-cell office:value-type="float" office:value="17.7926" calcext:value-type="float">
            <text:p>17,7926</text:p>
          </table:table-cell>
          <table:table-cell office:value-type="float" office:value="9.51774" calcext:value-type="float">
            <text:p>9,51774</text:p>
          </table:table-cell>
          <table:table-cell office:value-type="float" office:value="5.05751" calcext:value-type="float">
            <text:p>5,05751</text:p>
          </table:table-cell>
          <table:table-cell table:number-columns-repeated="6"/>
        </table:table-row>
        <table:table-row table:style-name="ro1">
          <table:table-cell office:value-type="float" office:value="19.5829" calcext:value-type="float">
            <text:p>19,5829</text:p>
          </table:table-cell>
          <table:table-cell office:value-type="float" office:value="10.0765" calcext:value-type="float">
            <text:p>10,0765</text:p>
          </table:table-cell>
          <table:table-cell office:value-type="float" office:value="5.23145" calcext:value-type="float">
            <text:p>5,23145</text:p>
          </table:table-cell>
          <table:table-cell table:number-columns-repeated="6"/>
        </table:table-row>
        <table:table-row table:style-name="ro1">
          <table:table-cell office:value-type="float" office:value="17.1582" calcext:value-type="float">
            <text:p>17,1582</text:p>
          </table:table-cell>
          <table:table-cell office:value-type="float" office:value="10.166" calcext:value-type="float">
            <text:p>10,166</text:p>
          </table:table-cell>
          <table:table-cell office:value-type="float" office:value="4.69314" calcext:value-type="float">
            <text:p>4,69314</text:p>
          </table:table-cell>
          <table:table-cell table:number-columns-repeated="6"/>
        </table:table-row>
        <table:table-row table:style-name="ro1">
          <table:table-cell office:value-type="float" office:value="19.5003" calcext:value-type="float">
            <text:p>19,5003</text:p>
          </table:table-cell>
          <table:table-cell office:value-type="float" office:value="10.2984" calcext:value-type="float">
            <text:p>10,2984</text:p>
          </table:table-cell>
          <table:table-cell office:value-type="float" office:value="4.96273" calcext:value-type="float">
            <text:p>4,96273</text:p>
          </table:table-cell>
          <table:table-cell table:number-columns-repeated="6"/>
        </table:table-row>
        <table:table-row table:style-name="ro1">
          <table:table-cell office:value-type="float" office:value="19.5467" calcext:value-type="float">
            <text:p>19,5467</text:p>
          </table:table-cell>
          <table:table-cell office:value-type="float" office:value="9.19932" calcext:value-type="float">
            <text:p>9,19932</text:p>
          </table:table-cell>
          <table:table-cell office:value-type="float" office:value="5.09883" calcext:value-type="float">
            <text:p>5,09883</text:p>
          </table:table-cell>
          <table:table-cell table:number-columns-repeated="6"/>
        </table:table-row>
        <table:table-row table:style-name="ro1">
          <table:table-cell office:value-type="float" office:value="20.1465" calcext:value-type="float">
            <text:p>20,1465</text:p>
          </table:table-cell>
          <table:table-cell office:value-type="float" office:value="8.22368" calcext:value-type="float">
            <text:p>8,22368</text:p>
          </table:table-cell>
          <table:table-cell office:value-type="float" office:value="4.68184" calcext:value-type="float">
            <text:p>4,68184</text:p>
          </table:table-cell>
          <table:table-cell table:number-columns-repeated="6"/>
        </table:table-row>
        <table:table-row table:style-name="ro1">
          <table:table-cell office:value-type="float" office:value="20.2346" calcext:value-type="float">
            <text:p>20,2346</text:p>
          </table:table-cell>
          <table:table-cell office:value-type="float" office:value="10.1674" calcext:value-type="float">
            <text:p>10,1674</text:p>
          </table:table-cell>
          <table:table-cell office:value-type="float" office:value="5.1497" calcext:value-type="float">
            <text:p>5,1497</text:p>
          </table:table-cell>
          <table:table-cell table:number-columns-repeated="6"/>
        </table:table-row>
        <table:table-row table:style-name="ro1">
          <table:table-cell office:value-type="float" office:value="20.9215" calcext:value-type="float">
            <text:p>20,9215</text:p>
          </table:table-cell>
          <table:table-cell office:value-type="float" office:value="9.50625" calcext:value-type="float">
            <text:p>9,50625</text:p>
          </table:table-cell>
          <table:table-cell office:value-type="float" office:value="4.63359" calcext:value-type="float">
            <text:p>4,63359</text:p>
          </table:table-cell>
          <table:table-cell table:number-columns-repeated="6"/>
        </table:table-row>
        <table:table-row table:style-name="ro1">
          <table:table-cell office:value-type="float" office:value="15.4224" calcext:value-type="float">
            <text:p>15,4224</text:p>
          </table:table-cell>
          <table:table-cell office:value-type="float" office:value="11.2465" calcext:value-type="float">
            <text:p>11,2465</text:p>
          </table:table-cell>
          <table:table-cell office:value-type="float" office:value="5.08323" calcext:value-type="float">
            <text:p>5,08323</text:p>
          </table:table-cell>
          <table:table-cell table:number-columns-repeated="6"/>
        </table:table-row>
        <table:table-row table:style-name="ro1">
          <table:table-cell office:value-type="float" office:value="20.2914" calcext:value-type="float">
            <text:p>20,2914</text:p>
          </table:table-cell>
          <table:table-cell office:value-type="float" office:value="10.1624" calcext:value-type="float">
            <text:p>10,1624</text:p>
          </table:table-cell>
          <table:table-cell office:value-type="float" office:value="5.18385" calcext:value-type="float">
            <text:p>5,18385</text:p>
          </table:table-cell>
          <table:table-cell table:number-columns-repeated="6"/>
        </table:table-row>
        <table:table-row table:style-name="ro1">
          <table:table-cell office:value-type="float" office:value="17.9976" calcext:value-type="float">
            <text:p>17,9976</text:p>
          </table:table-cell>
          <table:table-cell office:value-type="float" office:value="9.67742" calcext:value-type="float">
            <text:p>9,67742</text:p>
          </table:table-cell>
          <table:table-cell office:value-type="float" office:value="5.46584" calcext:value-type="float">
            <text:p>5,46584</text:p>
          </table:table-cell>
          <table:table-cell table:number-columns-repeated="6"/>
        </table:table-row>
        <table:table-row table:style-name="ro1">
          <table:table-cell office:value-type="float" office:value="17.8484" calcext:value-type="float">
            <text:p>17,8484</text:p>
          </table:table-cell>
          <table:table-cell office:value-type="float" office:value="10.2914" calcext:value-type="float">
            <text:p>10,2914</text:p>
          </table:table-cell>
          <table:table-cell office:value-type="float" office:value="1.90476" calcext:value-type="float">
            <text:p>1,90476</text:p>
          </table:table-cell>
          <table:table-cell table:number-columns-repeated="6"/>
        </table:table-row>
        <table:table-row table:style-name="ro1">
          <table:table-cell office:value-type="float" office:value="19.479" calcext:value-type="float">
            <text:p>19,479</text:p>
          </table:table-cell>
          <table:table-cell office:value-type="float" office:value="9.50226" calcext:value-type="float">
            <text:p>9,50226</text:p>
          </table:table-cell>
          <table:table-cell office:value-type="float" office:value="5.11382" calcext:value-type="float">
            <text:p>5,11382</text:p>
          </table:table-cell>
          <table:table-cell table:number-columns-repeated="6"/>
        </table:table-row>
        <table:table-row table:style-name="ro1">
          <table:table-cell office:value-type="float" office:value="15.11" calcext:value-type="float">
            <text:p>15,11</text:p>
          </table:table-cell>
          <table:table-cell office:value-type="float" office:value="12.1951" calcext:value-type="float">
            <text:p>12,1951</text:p>
          </table:table-cell>
          <table:table-cell office:value-type="float" office:value="5.13327" calcext:value-type="float">
            <text:p>5,13327</text:p>
          </table:table-cell>
          <table:table-cell table:number-columns-repeated="6"/>
        </table:table-row>
        <table:table-row table:style-name="ro1">
          <table:table-cell office:value-type="float" office:value="20.2998" calcext:value-type="float">
            <text:p>20,2998</text:p>
          </table:table-cell>
          <table:table-cell office:value-type="float" office:value="8.38509" calcext:value-type="float">
            <text:p>8,38509</text:p>
          </table:table-cell>
          <table:table-cell office:value-type="float" office:value="4.67071" calcext:value-type="float">
            <text:p>4,67071</text:p>
          </table:table-cell>
          <table:table-cell table:number-columns-repeated="6"/>
        </table:table-row>
        <table:table-row table:style-name="ro1">
          <table:table-cell office:value-type="float" office:value="18.3007" calcext:value-type="float">
            <text:p>18,3007</text:p>
          </table:table-cell>
          <table:table-cell office:value-type="float" office:value="9.30427" calcext:value-type="float">
            <text:p>9,30427</text:p>
          </table:table-cell>
          <table:table-cell office:value-type="float" office:value="5.1494" calcext:value-type="float">
            <text:p>5,1494</text:p>
          </table:table-cell>
          <table:table-cell table:number-columns-repeated="6"/>
        </table:table-row>
        <table:table-row table:style-name="ro1">
          <table:table-cell office:value-type="float" office:value="19.4896" calcext:value-type="float">
            <text:p>19,4896</text:p>
          </table:table-cell>
          <table:table-cell office:value-type="float" office:value="10.5766" calcext:value-type="float">
            <text:p>10,5766</text:p>
          </table:table-cell>
          <table:table-cell office:value-type="float" office:value="5.14916" calcext:value-type="float">
            <text:p>5,14916</text:p>
          </table:table-cell>
          <table:table-cell table:number-columns-repeated="6"/>
        </table:table-row>
        <table:table-row table:style-name="ro1">
          <table:table-cell office:value-type="float" office:value="18.0129" calcext:value-type="float">
            <text:p>18,0129</text:p>
          </table:table-cell>
          <table:table-cell office:value-type="float" office:value="10.5749" calcext:value-type="float">
            <text:p>10,5749</text:p>
          </table:table-cell>
          <table:table-cell office:value-type="float" office:value="5.26931" calcext:value-type="float">
            <text:p>5,26931</text:p>
          </table:table-cell>
          <table:table-cell table:number-columns-repeated="6"/>
        </table:table-row>
        <table:table-row table:style-name="ro1">
          <table:table-cell office:value-type="float" office:value="20.2987" calcext:value-type="float">
            <text:p>20,2987</text:p>
          </table:table-cell>
          <table:table-cell office:value-type="float" office:value="8.40188" calcext:value-type="float">
            <text:p>8,40188</text:p>
          </table:table-cell>
          <table:table-cell office:value-type="float" office:value="5.17634" calcext:value-type="float">
            <text:p>5,17634</text:p>
          </table:table-cell>
          <table:table-cell table:number-columns-repeated="6"/>
        </table:table-row>
        <table:table-row table:style-name="ro1">
          <table:table-cell office:value-type="float" office:value="15.6309" calcext:value-type="float">
            <text:p>15,6309</text:p>
          </table:table-cell>
          <table:table-cell office:value-type="float" office:value="11.0356" calcext:value-type="float">
            <text:p>11,0356</text:p>
          </table:table-cell>
          <table:table-cell office:value-type="float" office:value="4.60289" calcext:value-type="float">
            <text:p>4,60289</text:p>
          </table:table-cell>
          <table:table-cell table:number-columns-repeated="6"/>
        </table:table-row>
        <table:table-row table:style-name="ro1">
          <table:table-cell office:value-type="float" office:value="20.8122" calcext:value-type="float">
            <text:p>20,8122</text:p>
          </table:table-cell>
          <table:table-cell office:value-type="float" office:value="10.2067" calcext:value-type="float">
            <text:p>10,2067</text:p>
          </table:table-cell>
          <table:table-cell office:value-type="float" office:value="4.81293" calcext:value-type="float">
            <text:p>4,81293</text:p>
          </table:table-cell>
          <table:table-cell table:number-columns-repeated="6"/>
        </table:table-row>
        <table:table-row table:style-name="ro1">
          <table:table-cell office:value-type="float" office:value="17.3617" calcext:value-type="float">
            <text:p>17,3617</text:p>
          </table:table-cell>
          <table:table-cell office:value-type="float" office:value="9.29995" calcext:value-type="float">
            <text:p>9,29995</text:p>
          </table:table-cell>
          <table:table-cell office:value-type="float" office:value="5.45973" calcext:value-type="float">
            <text:p>5,45973</text:p>
          </table:table-cell>
          <table:table-cell table:number-columns-repeated="6"/>
        </table:table-row>
        <table:table-row table:style-name="ro1">
          <table:table-cell office:value-type="float" office:value="19.4163" calcext:value-type="float">
            <text:p>19,4163</text:p>
          </table:table-cell>
          <table:table-cell office:value-type="float" office:value="8.79121" calcext:value-type="float">
            <text:p>8,79121</text:p>
          </table:table-cell>
          <table:table-cell office:value-type="float" office:value="4.96622" calcext:value-type="float">
            <text:p>4,96622</text:p>
          </table:table-cell>
          <table:table-cell table:number-columns-repeated="6"/>
        </table:table-row>
        <table:table-row table:style-name="ro1">
          <table:table-cell office:value-type="float" office:value="16.0117" calcext:value-type="float">
            <text:p>16,0117</text:p>
          </table:table-cell>
          <table:table-cell office:value-type="float" office:value="10.2194" calcext:value-type="float">
            <text:p>10,2194</text:p>
          </table:table-cell>
          <table:table-cell office:value-type="float" office:value="4.97613" calcext:value-type="float">
            <text:p>4,97613</text:p>
          </table:table-cell>
          <table:table-cell table:number-columns-repeated="6"/>
        </table:table-row>
        <table:table-row table:style-name="ro1">
          <table:table-cell office:value-type="float" office:value="20.6217" calcext:value-type="float">
            <text:p>20,6217</text:p>
          </table:table-cell>
          <table:table-cell office:value-type="float" office:value="5.58659" calcext:value-type="float">
            <text:p>5,58659</text:p>
          </table:table-cell>
          <table:table-cell office:value-type="float" office:value="5.47326" calcext:value-type="float">
            <text:p>5,47326</text:p>
          </table:table-cell>
          <table:table-cell table:number-columns-repeated="6"/>
        </table:table-row>
        <table:table-row table:style-name="ro1">
          <table:table-cell office:value-type="float" office:value="19.9455" calcext:value-type="float">
            <text:p>19,9455</text:p>
          </table:table-cell>
          <table:table-cell office:value-type="float" office:value="9.64734" calcext:value-type="float">
            <text:p>9,64734</text:p>
          </table:table-cell>
          <table:table-cell office:value-type="float" office:value="5.2568" calcext:value-type="float">
            <text:p>5,2568</text:p>
          </table:table-cell>
          <table:table-cell table:number-columns-repeated="6"/>
        </table:table-row>
        <table:table-row table:style-name="ro1">
          <table:table-cell office:value-type="float" office:value="20.7176" calcext:value-type="float">
            <text:p>20,7176</text:p>
          </table:table-cell>
          <table:table-cell office:value-type="float" office:value="5.52486" calcext:value-type="float">
            <text:p>5,52486</text:p>
          </table:table-cell>
          <table:table-cell office:value-type="float" office:value="5.45689" calcext:value-type="float">
            <text:p>5,45689</text:p>
          </table:table-cell>
          <table:table-cell table:number-columns-repeated="6"/>
        </table:table-row>
        <table:table-row table:style-name="ro1">
          <table:table-cell office:value-type="float" office:value="19.5612" calcext:value-type="float">
            <text:p>19,5612</text:p>
          </table:table-cell>
          <table:table-cell office:value-type="float" office:value="10.0176" calcext:value-type="float">
            <text:p>10,0176</text:p>
          </table:table-cell>
          <table:table-cell office:value-type="float" office:value="5.0518" calcext:value-type="float">
            <text:p>5,0518</text:p>
          </table:table-cell>
          <table:table-cell table:number-columns-repeated="6"/>
        </table:table-row>
        <table:table-row table:style-name="ro1">
          <table:table-cell office:value-type="float" office:value="16.2252" calcext:value-type="float">
            <text:p>16,2252</text:p>
          </table:table-cell>
          <table:table-cell office:value-type="float" office:value="10.6212" calcext:value-type="float">
            <text:p>10,6212</text:p>
          </table:table-cell>
          <table:table-cell office:value-type="float" office:value="4.80732" calcext:value-type="float">
            <text:p>4,80732</text:p>
          </table:table-cell>
          <table:table-cell table:number-columns-repeated="6"/>
        </table:table-row>
        <table:table-row table:style-name="ro1">
          <table:table-cell office:value-type="float" office:value="18.1783" calcext:value-type="float">
            <text:p>18,1783</text:p>
          </table:table-cell>
          <table:table-cell office:value-type="float" office:value="10.9319" calcext:value-type="float">
            <text:p>10,9319</text:p>
          </table:table-cell>
          <table:table-cell office:value-type="float" office:value="5.02828" calcext:value-type="float">
            <text:p>5,02828</text:p>
          </table:table-cell>
          <table:table-cell table:number-columns-repeated="6"/>
        </table:table-row>
        <table:table-row table:style-name="ro1">
          <table:table-cell office:value-type="float" office:value="20.5136" calcext:value-type="float">
            <text:p>20,5136</text:p>
          </table:table-cell>
          <table:table-cell office:value-type="float" office:value="10.7843" calcext:value-type="float">
            <text:p>10,7843</text:p>
          </table:table-cell>
          <table:table-cell office:value-type="float" office:value="5.76923" calcext:value-type="float">
            <text:p>5,76923</text:p>
          </table:table-cell>
          <table:table-cell table:number-columns-repeated="6"/>
        </table:table-row>
        <table:table-row table:style-name="ro1">
          <table:table-cell office:value-type="float" office:value="17.7258" calcext:value-type="float">
            <text:p>17,7258</text:p>
          </table:table-cell>
          <table:table-cell office:value-type="float" office:value="10.9362" calcext:value-type="float">
            <text:p>10,9362</text:p>
          </table:table-cell>
          <table:table-cell office:value-type="float" office:value="4.8036" calcext:value-type="float">
            <text:p>4,8036</text:p>
          </table:table-cell>
          <table:table-cell table:number-columns-repeated="6"/>
        </table:table-row>
        <table:table-row table:style-name="ro1">
          <table:table-cell office:value-type="float" office:value="19.0369" calcext:value-type="float">
            <text:p>19,0369</text:p>
          </table:table-cell>
          <table:table-cell office:value-type="float" office:value="9.39261" calcext:value-type="float">
            <text:p>9,39261</text:p>
          </table:table-cell>
          <table:table-cell office:value-type="float" office:value="3.26087" calcext:value-type="float">
            <text:p>3,26087</text:p>
          </table:table-cell>
          <table:table-cell table:number-columns-repeated="6"/>
        </table:table-row>
        <table:table-row table:style-name="ro1">
          <table:table-cell office:value-type="float" office:value="16.5357" calcext:value-type="float">
            <text:p>16,5357</text:p>
          </table:table-cell>
          <table:table-cell office:value-type="float" office:value="11.0511" calcext:value-type="float">
            <text:p>11,0511</text:p>
          </table:table-cell>
          <table:table-cell office:value-type="float" office:value="5.27806" calcext:value-type="float">
            <text:p>5,27806</text:p>
          </table:table-cell>
          <table:table-cell table:number-columns-repeated="6"/>
        </table:table-row>
        <table:table-row table:style-name="ro1">
          <table:table-cell office:value-type="float" office:value="20.5667" calcext:value-type="float">
            <text:p>20,5667</text:p>
          </table:table-cell>
          <table:table-cell office:value-type="float" office:value="6.89655" calcext:value-type="float">
            <text:p>6,89655</text:p>
          </table:table-cell>
          <table:table-cell office:value-type="float" office:value="5.51793" calcext:value-type="float">
            <text:p>5,51793</text:p>
          </table:table-cell>
          <table:table-cell table:number-columns-repeated="6"/>
        </table:table-row>
        <table:table-row table:style-name="ro1">
          <table:table-cell office:value-type="float" office:value="18.6849" calcext:value-type="float">
            <text:p>18,6849</text:p>
          </table:table-cell>
          <table:table-cell office:value-type="float" office:value="10.283" calcext:value-type="float">
            <text:p>10,283</text:p>
          </table:table-cell>
          <table:table-cell office:value-type="float" office:value="5.55911" calcext:value-type="float">
            <text:p>5,55911</text:p>
          </table:table-cell>
          <table:table-cell table:number-columns-repeated="6"/>
        </table:table-row>
        <table:table-row table:style-name="ro1">
          <table:table-cell office:value-type="float" office:value="20.6364" calcext:value-type="float">
            <text:p>20,6364</text:p>
          </table:table-cell>
          <table:table-cell office:value-type="float" office:value="5.94595" calcext:value-type="float">
            <text:p>5,94595</text:p>
          </table:table-cell>
          <table:table-cell office:value-type="float" office:value="5.41369" calcext:value-type="float">
            <text:p>5,41369</text:p>
          </table:table-cell>
          <table:table-cell table:number-columns-repeated="6"/>
        </table:table-row>
        <table:table-row table:style-name="ro1">
          <table:table-cell office:value-type="float" office:value="20.1183" calcext:value-type="float">
            <text:p>20,1183</text:p>
          </table:table-cell>
          <table:table-cell office:value-type="float" office:value="10.412" calcext:value-type="float">
            <text:p>10,412</text:p>
          </table:table-cell>
          <table:table-cell office:value-type="float" office:value="4.77689" calcext:value-type="float">
            <text:p>4,77689</text:p>
          </table:table-cell>
          <table:table-cell table:number-columns-repeated="6"/>
        </table:table-row>
        <table:table-row table:style-name="ro1">
          <table:table-cell office:value-type="float" office:value="19.9594" calcext:value-type="float">
            <text:p>19,9594</text:p>
          </table:table-cell>
          <table:table-cell office:value-type="float" office:value="9.76431" calcext:value-type="float">
            <text:p>9,76431</text:p>
          </table:table-cell>
          <table:table-cell office:value-type="float" office:value="4.31532" calcext:value-type="float">
            <text:p>4,31532</text:p>
          </table:table-cell>
          <table:table-cell table:number-columns-repeated="6"/>
        </table:table-row>
        <table:table-row table:style-name="ro1">
          <table:table-cell office:value-type="float" office:value="20.2266" calcext:value-type="float">
            <text:p>20,2266</text:p>
          </table:table-cell>
          <table:table-cell office:value-type="float" office:value="9.69125" calcext:value-type="float">
            <text:p>9,69125</text:p>
          </table:table-cell>
          <table:table-cell office:value-type="float" office:value="4.80206" calcext:value-type="float">
            <text:p>4,80206</text:p>
          </table:table-cell>
          <table:table-cell table:number-columns-repeated="6"/>
        </table:table-row>
        <table:table-row table:style-name="ro1">
          <table:table-cell office:value-type="float" office:value="19.0461" calcext:value-type="float">
            <text:p>19,0461</text:p>
          </table:table-cell>
          <table:table-cell office:value-type="float" office:value="9.37304" calcext:value-type="float">
            <text:p>9,37304</text:p>
          </table:table-cell>
          <table:table-cell office:value-type="float" office:value="3.6036" calcext:value-type="float">
            <text:p>3,6036</text:p>
          </table:table-cell>
          <table:table-cell table:number-columns-repeated="6"/>
        </table:table-row>
        <table:table-row table:style-name="ro1">
          <table:table-cell office:value-type="float" office:value="20.7753" calcext:value-type="float">
            <text:p>20,7753</text:p>
          </table:table-cell>
          <table:table-cell office:value-type="float" office:value="9.81317" calcext:value-type="float">
            <text:p>9,81317</text:p>
          </table:table-cell>
          <table:table-cell office:value-type="float" office:value="4.36782" calcext:value-type="float">
            <text:p>4,36782</text:p>
          </table:table-cell>
          <table:table-cell table:number-columns-repeated="6"/>
        </table:table-row>
        <table:table-row table:style-name="ro1">
          <table:table-cell office:value-type="float" office:value="20.3463" calcext:value-type="float">
            <text:p>20,3463</text:p>
          </table:table-cell>
          <table:table-cell office:value-type="float" office:value="10.8719" calcext:value-type="float">
            <text:p>10,8719</text:p>
          </table:table-cell>
          <table:table-cell office:value-type="float" office:value="5.05725" calcext:value-type="float">
            <text:p>5,05725</text:p>
          </table:table-cell>
          <table:table-cell table:number-columns-repeated="6"/>
        </table:table-row>
        <table:table-row table:style-name="ro1">
          <table:table-cell office:value-type="float" office:value="18.9849" calcext:value-type="float">
            <text:p>18,9849</text:p>
          </table:table-cell>
          <table:table-cell office:value-type="float" office:value="9.40469" calcext:value-type="float">
            <text:p>9,40469</text:p>
          </table:table-cell>
          <table:table-cell office:value-type="float" office:value="4.09836" calcext:value-type="float">
            <text:p>4,09836</text:p>
          </table:table-cell>
          <table:table-cell table:number-columns-repeated="6"/>
        </table:table-row>
        <table:table-row table:style-name="ro1">
          <table:table-cell office:value-type="float" office:value="16.2096" calcext:value-type="float">
            <text:p>16,2096</text:p>
          </table:table-cell>
          <table:table-cell office:value-type="float" office:value="10.2987" calcext:value-type="float">
            <text:p>10,2987</text:p>
          </table:table-cell>
          <table:table-cell office:value-type="float" office:value="4.65995" calcext:value-type="float">
            <text:p>4,65995</text:p>
          </table:table-cell>
          <table:table-cell table:number-columns-repeated="6"/>
        </table:table-row>
        <table:table-row table:style-name="ro1">
          <table:table-cell office:value-type="float" office:value="19.5001" calcext:value-type="float">
            <text:p>19,5001</text:p>
          </table:table-cell>
          <table:table-cell office:value-type="float" office:value="9.36455" calcext:value-type="float">
            <text:p>9,36455</text:p>
          </table:table-cell>
          <table:table-cell office:value-type="float" office:value="5.10438" calcext:value-type="float">
            <text:p>5,10438</text:p>
          </table:table-cell>
          <table:table-cell table:number-columns-repeated="6"/>
        </table:table-row>
        <table:table-row table:style-name="ro1">
          <table:table-cell office:value-type="float" office:value="17.0894" calcext:value-type="float">
            <text:p>17,0894</text:p>
          </table:table-cell>
          <table:table-cell office:value-type="float" office:value="10.1562" calcext:value-type="float">
            <text:p>10,1562</text:p>
          </table:table-cell>
          <table:table-cell office:value-type="float" office:value="5.09183" calcext:value-type="float">
            <text:p>5,09183</text:p>
          </table:table-cell>
          <table:table-cell table:number-columns-repeated="6"/>
        </table:table-row>
        <table:table-row table:style-name="ro1">
          <table:table-cell office:value-type="float" office:value="17.2973" calcext:value-type="float">
            <text:p>17,2973</text:p>
          </table:table-cell>
          <table:table-cell office:value-type="float" office:value="9.51767" calcext:value-type="float">
            <text:p>9,51767</text:p>
          </table:table-cell>
          <table:table-cell office:value-type="float" office:value="5.59638" calcext:value-type="float">
            <text:p>5,59638</text:p>
          </table:table-cell>
          <table:table-cell table:number-columns-repeated="6"/>
        </table:table-row>
        <table:table-row table:style-name="ro1">
          <table:table-cell office:value-type="float" office:value="18.5979" calcext:value-type="float">
            <text:p>18,5979</text:p>
          </table:table-cell>
          <table:table-cell office:value-type="float" office:value="10.1198" calcext:value-type="float">
            <text:p>10,1198</text:p>
          </table:table-cell>
          <table:table-cell office:value-type="float" office:value="4.77255" calcext:value-type="float">
            <text:p>4,77255</text:p>
          </table:table-cell>
          <table:table-cell table:number-columns-repeated="6"/>
        </table:table-row>
        <table:table-row table:style-name="ro1">
          <table:table-cell office:value-type="float" office:value="14.9085" calcext:value-type="float">
            <text:p>14,9085</text:p>
          </table:table-cell>
          <table:table-cell office:value-type="float" office:value="10.776" calcext:value-type="float">
            <text:p>10,776</text:p>
          </table:table-cell>
          <table:table-cell office:value-type="float" office:value="4.74961" calcext:value-type="float">
            <text:p>4,74961</text:p>
          </table:table-cell>
          <table:table-cell table:number-columns-repeated="6"/>
        </table:table-row>
        <table:table-row table:style-name="ro1">
          <table:table-cell office:value-type="float" office:value="19.5985" calcext:value-type="float">
            <text:p>19,5985</text:p>
          </table:table-cell>
          <table:table-cell office:value-type="float" office:value="10.1202" calcext:value-type="float">
            <text:p>10,1202</text:p>
          </table:table-cell>
          <table:table-cell office:value-type="float" office:value="4.87447" calcext:value-type="float">
            <text:p>4,87447</text:p>
          </table:table-cell>
          <table:table-cell table:number-columns-repeated="6"/>
        </table:table-row>
        <table:table-row table:style-name="ro1">
          <table:table-cell office:value-type="float" office:value="17.2973" calcext:value-type="float">
            <text:p>17,2973</text:p>
          </table:table-cell>
          <table:table-cell office:value-type="float" office:value="9.53735" calcext:value-type="float">
            <text:p>9,53735</text:p>
          </table:table-cell>
          <table:table-cell office:value-type="float" office:value="5.58464" calcext:value-type="float">
            <text:p>5,58464</text:p>
          </table:table-cell>
          <table:table-cell table:number-columns-repeated="6"/>
        </table:table-row>
        <table:table-row table:style-name="ro1">
          <table:table-cell office:value-type="float" office:value="19.7778" calcext:value-type="float">
            <text:p>19,7778</text:p>
          </table:table-cell>
          <table:table-cell office:value-type="float" office:value="9.60545" calcext:value-type="float">
            <text:p>9,60545</text:p>
          </table:table-cell>
          <table:table-cell office:value-type="float" office:value="4.69928" calcext:value-type="float">
            <text:p>4,69928</text:p>
          </table:table-cell>
          <table:table-cell table:number-columns-repeated="6"/>
        </table:table-row>
        <table:table-row table:style-name="ro1">
          <table:table-cell office:value-type="float" office:value="20.2914" calcext:value-type="float">
            <text:p>20,2914</text:p>
          </table:table-cell>
          <table:table-cell office:value-type="float" office:value="10.1602" calcext:value-type="float">
            <text:p>10,1602</text:p>
          </table:table-cell>
          <table:table-cell office:value-type="float" office:value="5.28554" calcext:value-type="float">
            <text:p>5,28554</text:p>
          </table:table-cell>
          <table:table-cell table:number-columns-repeated="6"/>
        </table:table-row>
        <table:table-row table:style-name="ro1">
          <table:table-cell office:value-type="float" office:value="20.4404" calcext:value-type="float">
            <text:p>20,4404</text:p>
          </table:table-cell>
          <table:table-cell office:value-type="float" office:value="10.0773" calcext:value-type="float">
            <text:p>10,0773</text:p>
          </table:table-cell>
          <table:table-cell office:value-type="float" office:value="4.27699" calcext:value-type="float">
            <text:p>4,27699</text:p>
          </table:table-cell>
          <table:table-cell table:number-columns-repeated="6"/>
        </table:table-row>
        <table:table-row table:style-name="ro1">
          <table:table-cell office:value-type="float" office:value="17.9956" calcext:value-type="float">
            <text:p>17,9956</text:p>
          </table:table-cell>
          <table:table-cell office:value-type="float" office:value="10.0216" calcext:value-type="float">
            <text:p>10,0216</text:p>
          </table:table-cell>
          <table:table-cell office:value-type="float" office:value="5.18784" calcext:value-type="float">
            <text:p>5,18784</text:p>
          </table:table-cell>
          <table:table-cell table:number-columns-repeated="6"/>
        </table:table-row>
        <table:table-row table:style-name="ro1">
          <table:table-cell office:value-type="float" office:value="19.1821" calcext:value-type="float">
            <text:p>19,1821</text:p>
          </table:table-cell>
          <table:table-cell office:value-type="float" office:value="9.55483" calcext:value-type="float">
            <text:p>9,55483</text:p>
          </table:table-cell>
          <table:table-cell office:value-type="float" office:value="4.79846" calcext:value-type="float">
            <text:p>4,79846</text:p>
          </table:table-cell>
          <table:table-cell table:number-columns-repeated="6"/>
        </table:table-row>
        <table:table-row table:style-name="ro1">
          <table:table-cell office:value-type="float" office:value="16.2679" calcext:value-type="float">
            <text:p>16,2679</text:p>
          </table:table-cell>
          <table:table-cell office:value-type="float" office:value="9.50972" calcext:value-type="float">
            <text:p>9,50972</text:p>
          </table:table-cell>
          <table:table-cell office:value-type="float" office:value="5.81884" calcext:value-type="float">
            <text:p>5,81884</text:p>
          </table:table-cell>
          <table:table-cell table:number-columns-repeated="6"/>
        </table:table-row>
        <table:table-row table:style-name="ro1">
          <table:table-cell office:value-type="float" office:value="19.9492" calcext:value-type="float">
            <text:p>19,9492</text:p>
          </table:table-cell>
          <table:table-cell office:value-type="float" office:value="10.1124" calcext:value-type="float">
            <text:p>10,1124</text:p>
          </table:table-cell>
          <table:table-cell office:value-type="float" office:value="4.31837" calcext:value-type="float">
            <text:p>4,31837</text:p>
          </table:table-cell>
          <table:table-cell table:number-columns-repeated="6"/>
        </table:table-row>
        <table:table-row table:style-name="ro1">
          <table:table-cell office:value-type="float" office:value="16.5094" calcext:value-type="float">
            <text:p>16,5094</text:p>
          </table:table-cell>
          <table:table-cell office:value-type="float" office:value="9.52808" calcext:value-type="float">
            <text:p>9,52808</text:p>
          </table:table-cell>
          <table:table-cell office:value-type="float" office:value="5.46291" calcext:value-type="float">
            <text:p>5,46291</text:p>
          </table:table-cell>
          <table:table-cell table:number-columns-repeated="6"/>
        </table:table-row>
        <table:table-row table:style-name="ro1">
          <table:table-cell office:value-type="float" office:value="19.2372" calcext:value-type="float">
            <text:p>19,2372</text:p>
          </table:table-cell>
          <table:table-cell office:value-type="float" office:value="10.7535" calcext:value-type="float">
            <text:p>10,7535</text:p>
          </table:table-cell>
          <table:table-cell office:value-type="float" office:value="4.6055" calcext:value-type="float">
            <text:p>4,6055</text:p>
          </table:table-cell>
          <table:table-cell table:number-columns-repeated="6"/>
        </table:table-row>
        <table:table-row table:style-name="ro1">
          <table:table-cell office:value-type="float" office:value="16.1969" calcext:value-type="float">
            <text:p>16,1969</text:p>
          </table:table-cell>
          <table:table-cell office:value-type="float" office:value="10.3106" calcext:value-type="float">
            <text:p>10,3106</text:p>
          </table:table-cell>
          <table:table-cell office:value-type="float" office:value="4.74391" calcext:value-type="float">
            <text:p>4,74391</text:p>
          </table:table-cell>
          <table:table-cell table:number-columns-repeated="6"/>
        </table:table-row>
        <table:table-row table:style-name="ro1">
          <table:table-cell office:value-type="float" office:value="15.4412" calcext:value-type="float">
            <text:p>15,4412</text:p>
          </table:table-cell>
          <table:table-cell office:value-type="float" office:value="11.231" calcext:value-type="float">
            <text:p>11,231</text:p>
          </table:table-cell>
          <table:table-cell office:value-type="float" office:value="5.09824" calcext:value-type="float">
            <text:p>5,09824</text:p>
          </table:table-cell>
          <table:table-cell table:number-columns-repeated="6"/>
        </table:table-row>
        <table:table-row table:style-name="ro1">
          <table:table-cell office:value-type="float" office:value="19.9455" calcext:value-type="float">
            <text:p>19,9455</text:p>
          </table:table-cell>
          <table:table-cell office:value-type="float" office:value="10.4047" calcext:value-type="float">
            <text:p>10,4047</text:p>
          </table:table-cell>
          <table:table-cell office:value-type="float" office:value="5.29336" calcext:value-type="float">
            <text:p>5,29336</text:p>
          </table:table-cell>
          <table:table-cell table:number-columns-repeated="6"/>
        </table:table-row>
        <table:table-row table:style-name="ro1">
          <table:table-cell office:value-type="float" office:value="15.629" calcext:value-type="float">
            <text:p>15,629</text:p>
          </table:table-cell>
          <table:table-cell office:value-type="float" office:value="11.0201" calcext:value-type="float">
            <text:p>11,0201</text:p>
          </table:table-cell>
          <table:table-cell office:value-type="float" office:value="4.594" calcext:value-type="float">
            <text:p>4,594</text:p>
          </table:table-cell>
          <table:table-cell table:number-columns-repeated="6"/>
        </table:table-row>
        <table:table-row table:style-name="ro1">
          <table:table-cell office:value-type="float" office:value="17.8551" calcext:value-type="float">
            <text:p>17,8551</text:p>
          </table:table-cell>
          <table:table-cell office:value-type="float" office:value="10.2604" calcext:value-type="float">
            <text:p>10,2604</text:p>
          </table:table-cell>
          <table:table-cell office:value-type="float" office:value="5.60748" calcext:value-type="float">
            <text:p>5,60748</text:p>
          </table:table-cell>
          <table:table-cell table:number-columns-repeated="6"/>
        </table:table-row>
        <table:table-row table:style-name="ro1">
          <table:table-cell office:value-type="float" office:value="20.1958" calcext:value-type="float">
            <text:p>20,1958</text:p>
          </table:table-cell>
          <table:table-cell office:value-type="float" office:value="9.6765" calcext:value-type="float">
            <text:p>9,6765</text:p>
          </table:table-cell>
          <table:table-cell office:value-type="float" office:value="4.83018" calcext:value-type="float">
            <text:p>4,83018</text:p>
          </table:table-cell>
          <table:table-cell table:number-columns-repeated="6"/>
        </table:table-row>
        <table:table-row table:style-name="ro1">
          <table:table-cell office:value-type="float" office:value="19.2833" calcext:value-type="float">
            <text:p>19,2833</text:p>
          </table:table-cell>
          <table:table-cell office:value-type="float" office:value="10.4993" calcext:value-type="float">
            <text:p>10,4993</text:p>
          </table:table-cell>
          <table:table-cell office:value-type="float" office:value="5.21199" calcext:value-type="float">
            <text:p>5,21199</text:p>
          </table:table-cell>
          <table:table-cell table:number-columns-repeated="6"/>
        </table:table-row>
        <table:table-row table:style-name="ro1">
          <table:table-cell office:value-type="float" office:value="16.2668" calcext:value-type="float">
            <text:p>16,2668</text:p>
          </table:table-cell>
          <table:table-cell office:value-type="float" office:value="9.5" calcext:value-type="float">
            <text:p>9,5</text:p>
          </table:table-cell>
          <table:table-cell office:value-type="float" office:value="5.15021" calcext:value-type="float">
            <text:p>5,15021</text:p>
          </table:table-cell>
          <table:table-cell table:number-columns-repeated="6"/>
        </table:table-row>
        <table:table-row table:style-name="ro1">
          <table:table-cell office:value-type="float" office:value="20.3472" calcext:value-type="float">
            <text:p>20,3472</text:p>
          </table:table-cell>
          <table:table-cell office:value-type="float" office:value="9.80464" calcext:value-type="float">
            <text:p>9,80464</text:p>
          </table:table-cell>
          <table:table-cell office:value-type="float" office:value="4.35005" calcext:value-type="float">
            <text:p>4,35005</text:p>
          </table:table-cell>
          <table:table-cell table:number-columns-repeated="6"/>
        </table:table-row>
        <table:table-row table:style-name="ro1">
          <table:table-cell office:value-type="float" office:value="20.77" calcext:value-type="float">
            <text:p>20,77</text:p>
          </table:table-cell>
          <table:table-cell office:value-type="float" office:value="9.74397" calcext:value-type="float">
            <text:p>9,74397</text:p>
          </table:table-cell>
          <table:table-cell office:value-type="float" office:value="4.46542" calcext:value-type="float">
            <text:p>4,46542</text:p>
          </table:table-cell>
          <table:table-cell table:number-columns-repeated="6"/>
        </table:table-row>
        <table:table-row table:style-name="ro1">
          <table:table-cell office:value-type="float" office:value="19.2498" calcext:value-type="float">
            <text:p>19,2498</text:p>
          </table:table-cell>
          <table:table-cell office:value-type="float" office:value="10.4396" calcext:value-type="float">
            <text:p>10,4396</text:p>
          </table:table-cell>
          <table:table-cell office:value-type="float" office:value="4.93263" calcext:value-type="float">
            <text:p>4,93263</text:p>
          </table:table-cell>
          <table:table-cell table:number-columns-repeated="6"/>
        </table:table-row>
        <table:table-row table:style-name="ro1">
          <table:table-cell office:value-type="float" office:value="19.9436" calcext:value-type="float">
            <text:p>19,9436</text:p>
          </table:table-cell>
          <table:table-cell office:value-type="float" office:value="9.50704" calcext:value-type="float">
            <text:p>9,50704</text:p>
          </table:table-cell>
          <table:table-cell office:value-type="float" office:value="4.33397" calcext:value-type="float">
            <text:p>4,33397</text:p>
          </table:table-cell>
          <table:table-cell table:number-columns-repeated="6"/>
        </table:table-row>
        <table:table-row table:style-name="ro1">
          <table:table-cell office:value-type="float" office:value="18.7654" calcext:value-type="float">
            <text:p>18,7654</text:p>
          </table:table-cell>
          <table:table-cell office:value-type="float" office:value="9.88372" calcext:value-type="float">
            <text:p>9,88372</text:p>
          </table:table-cell>
          <table:table-cell office:value-type="float" office:value="4.98849" calcext:value-type="float">
            <text:p>4,98849</text:p>
          </table:table-cell>
          <table:table-cell table:number-columns-repeated="6"/>
        </table:table-row>
        <table:table-row table:style-name="ro1">
          <table:table-cell office:value-type="float" office:value="19.3747" calcext:value-type="float">
            <text:p>19,3747</text:p>
          </table:table-cell>
          <table:table-cell office:value-type="float" office:value="10.7044" calcext:value-type="float">
            <text:p>10,7044</text:p>
          </table:table-cell>
          <table:table-cell office:value-type="float" office:value="4.61425" calcext:value-type="float">
            <text:p>4,61425</text:p>
          </table:table-cell>
          <table:table-cell table:number-columns-repeated="6"/>
        </table:table-row>
        <table:table-row table:style-name="ro1">
          <table:table-cell office:value-type="float" office:value="17.3404" calcext:value-type="float">
            <text:p>17,3404</text:p>
          </table:table-cell>
          <table:table-cell office:value-type="float" office:value="9.33367" calcext:value-type="float">
            <text:p>9,33367</text:p>
          </table:table-cell>
          <table:table-cell office:value-type="float" office:value="5.45142" calcext:value-type="float">
            <text:p>5,45142</text:p>
          </table:table-cell>
          <table:table-cell table:number-columns-repeated="6"/>
        </table:table-row>
        <table:table-row table:style-name="ro1">
          <table:table-cell office:value-type="float" office:value="17.4249" calcext:value-type="float">
            <text:p>17,4249</text:p>
          </table:table-cell>
          <table:table-cell office:value-type="float" office:value="10.6208" calcext:value-type="float">
            <text:p>10,6208</text:p>
          </table:table-cell>
          <table:table-cell office:value-type="float" office:value="5.33752" calcext:value-type="float">
            <text:p>5,33752</text:p>
          </table:table-cell>
          <table:table-cell table:number-columns-repeated="6"/>
        </table:table-row>
        <table:table-row table:style-name="ro1">
          <table:table-cell office:value-type="float" office:value="19.5652" calcext:value-type="float">
            <text:p>19,5652</text:p>
          </table:table-cell>
          <table:table-cell office:value-type="float" office:value="10.0381" calcext:value-type="float">
            <text:p>10,0381</text:p>
          </table:table-cell>
          <table:table-cell office:value-type="float" office:value="5.25478" calcext:value-type="float">
            <text:p>5,25478</text:p>
          </table:table-cell>
          <table:table-cell table:number-columns-repeated="6"/>
        </table:table-row>
        <table:table-row table:style-name="ro1">
          <table:table-cell office:value-type="float" office:value="15.4545" calcext:value-type="float">
            <text:p>15,4545</text:p>
          </table:table-cell>
          <table:table-cell office:value-type="float" office:value="9.43242" calcext:value-type="float">
            <text:p>9,43242</text:p>
          </table:table-cell>
          <table:table-cell office:value-type="float" office:value="5.07155" calcext:value-type="float">
            <text:p>5,07155</text:p>
          </table:table-cell>
          <table:table-cell table:number-columns-repeated="6"/>
        </table:table-row>
        <table:table-row table:style-name="ro1">
          <table:table-cell office:value-type="float" office:value="16.0643" calcext:value-type="float">
            <text:p>16,0643</text:p>
          </table:table-cell>
          <table:table-cell office:value-type="float" office:value="10.2474" calcext:value-type="float">
            <text:p>10,2474</text:p>
          </table:table-cell>
          <table:table-cell office:value-type="float" office:value="4.95573" calcext:value-type="float">
            <text:p>4,95573</text:p>
          </table:table-cell>
          <table:table-cell table:number-columns-repeated="6"/>
        </table:table-row>
        <table:table-row table:style-name="ro1">
          <table:table-cell office:value-type="float" office:value="20.1977" calcext:value-type="float">
            <text:p>20,1977</text:p>
          </table:table-cell>
          <table:table-cell office:value-type="float" office:value="8.92857" calcext:value-type="float">
            <text:p>8,92857</text:p>
          </table:table-cell>
          <table:table-cell office:value-type="float" office:value="4.65198" calcext:value-type="float">
            <text:p>4,65198</text:p>
          </table:table-cell>
          <table:table-cell table:number-columns-repeated="6"/>
        </table:table-row>
        <table:table-row table:style-name="ro1">
          <table:table-cell office:value-type="float" office:value="19.5652" calcext:value-type="float">
            <text:p>19,5652</text:p>
          </table:table-cell>
          <table:table-cell office:value-type="float" office:value="10.083" calcext:value-type="float">
            <text:p>10,083</text:p>
          </table:table-cell>
          <table:table-cell office:value-type="float" office:value="5.25645" calcext:value-type="float">
            <text:p>5,25645</text:p>
          </table:table-cell>
          <table:table-cell table:number-columns-repeated="6"/>
        </table:table-row>
        <table:table-row table:style-name="ro1">
          <table:table-cell office:value-type="float" office:value="19.3046" calcext:value-type="float">
            <text:p>19,3046</text:p>
          </table:table-cell>
          <table:table-cell office:value-type="float" office:value="8.94309" calcext:value-type="float">
            <text:p>8,94309</text:p>
          </table:table-cell>
          <table:table-cell office:value-type="float" office:value="4.98544" calcext:value-type="float">
            <text:p>4,98544</text:p>
          </table:table-cell>
          <table:table-cell table:number-columns-repeated="6"/>
        </table:table-row>
        <table:table-row table:style-name="ro1">
          <table:table-cell office:value-type="float" office:value="18.197" calcext:value-type="float">
            <text:p>18,197</text:p>
          </table:table-cell>
          <table:table-cell office:value-type="float" office:value="10.9434" calcext:value-type="float">
            <text:p>10,9434</text:p>
          </table:table-cell>
          <table:table-cell office:value-type="float" office:value="4.91751" calcext:value-type="float">
            <text:p>4,91751</text:p>
          </table:table-cell>
          <table:table-cell table:number-columns-repeated="6"/>
        </table:table-row>
        <table:table-row table:style-name="ro1">
          <table:table-cell office:value-type="float" office:value="19.5006" calcext:value-type="float">
            <text:p>19,5006</text:p>
          </table:table-cell>
          <table:table-cell office:value-type="float" office:value="9.91575" calcext:value-type="float">
            <text:p>9,91575</text:p>
          </table:table-cell>
          <table:table-cell office:value-type="float" office:value="5.18261" calcext:value-type="float">
            <text:p>5,18261</text:p>
          </table:table-cell>
          <table:table-cell table:number-columns-repeated="6"/>
        </table:table-row>
        <table:table-row table:style-name="ro1">
          <table:table-cell office:value-type="float" office:value="18.0113" calcext:value-type="float">
            <text:p>18,0113</text:p>
          </table:table-cell>
          <table:table-cell office:value-type="float" office:value="10.5622" calcext:value-type="float">
            <text:p>10,5622</text:p>
          </table:table-cell>
          <table:table-cell office:value-type="float" office:value="5.26131" calcext:value-type="float">
            <text:p>5,26131</text:p>
          </table:table-cell>
          <table:table-cell table:number-columns-repeated="6"/>
        </table:table-row>
        <table:table-row table:style-name="ro1">
          <table:table-cell office:value-type="float" office:value="18.5963" calcext:value-type="float">
            <text:p>18,5963</text:p>
          </table:table-cell>
          <table:table-cell office:value-type="float" office:value="9.88964" calcext:value-type="float">
            <text:p>9,88964</text:p>
          </table:table-cell>
          <table:table-cell office:value-type="float" office:value="4.8549" calcext:value-type="float">
            <text:p>4,8549</text:p>
          </table:table-cell>
          <table:table-cell table:number-columns-repeated="6"/>
        </table:table-row>
        <table:table-row table:style-name="ro1">
          <table:table-cell office:value-type="float" office:value="20.3272" calcext:value-type="float">
            <text:p>20,3272</text:p>
          </table:table-cell>
          <table:table-cell office:value-type="float" office:value="8.41121" calcext:value-type="float">
            <text:p>8,41121</text:p>
          </table:table-cell>
          <table:table-cell office:value-type="float" office:value="4.67017" calcext:value-type="float">
            <text:p>4,67017</text:p>
          </table:table-cell>
          <table:table-cell table:number-columns-repeated="6"/>
        </table:table-row>
        <table:table-row table:style-name="ro1">
          <table:table-cell office:value-type="float" office:value="19.3199" calcext:value-type="float">
            <text:p>19,3199</text:p>
          </table:table-cell>
          <table:table-cell office:value-type="float" office:value="11.25" calcext:value-type="float">
            <text:p>11,25</text:p>
          </table:table-cell>
          <table:table-cell office:value-type="float" office:value="5.23054" calcext:value-type="float">
            <text:p>5,23054</text:p>
          </table:table-cell>
          <table:table-cell table:number-columns-repeated="6"/>
        </table:table-row>
        <table:table-row table:style-name="ro1">
          <table:table-cell office:value-type="float" office:value="19.1674" calcext:value-type="float">
            <text:p>19,1674</text:p>
          </table:table-cell>
          <table:table-cell office:value-type="float" office:value="10.2859" calcext:value-type="float">
            <text:p>10,2859</text:p>
          </table:table-cell>
          <table:table-cell office:value-type="float" office:value="4.56693" calcext:value-type="float">
            <text:p>4,56693</text:p>
          </table:table-cell>
          <table:table-cell table:number-columns-repeated="6"/>
        </table:table-row>
        <table:table-row table:style-name="ro1">
          <table:table-cell office:value-type="float" office:value="20.2193" calcext:value-type="float">
            <text:p>20,2193</text:p>
          </table:table-cell>
          <table:table-cell office:value-type="float" office:value="8.52174" calcext:value-type="float">
            <text:p>8,52174</text:p>
          </table:table-cell>
          <table:table-cell office:value-type="float" office:value="5.15523" calcext:value-type="float">
            <text:p>5,15523</text:p>
          </table:table-cell>
          <table:table-cell table:number-columns-repeated="6"/>
        </table:table-row>
        <table:table-row table:style-name="ro1">
          <table:table-cell office:value-type="float" office:value="20.3254" calcext:value-type="float">
            <text:p>20,3254</text:p>
          </table:table-cell>
          <table:table-cell office:value-type="float" office:value="10.1431" calcext:value-type="float">
            <text:p>10,1431</text:p>
          </table:table-cell>
          <table:table-cell office:value-type="float" office:value="5.33499" calcext:value-type="float">
            <text:p>5,33499</text:p>
          </table:table-cell>
          <table:table-cell table:number-columns-repeated="6"/>
        </table:table-row>
        <table:table-row table:style-name="ro1">
          <table:table-cell office:value-type="float" office:value="20.6068" calcext:value-type="float">
            <text:p>20,6068</text:p>
          </table:table-cell>
          <table:table-cell office:value-type="float" office:value="10.0646" calcext:value-type="float">
            <text:p>10,0646</text:p>
          </table:table-cell>
          <table:table-cell office:value-type="float" office:value="4.3412" calcext:value-type="float">
            <text:p>4,3412</text:p>
          </table:table-cell>
          <table:table-cell table:number-columns-repeated="6"/>
        </table:table-row>
        <table:table-row table:style-name="ro1">
          <table:table-cell office:value-type="float" office:value="20.0477" calcext:value-type="float">
            <text:p>20,0477</text:p>
          </table:table-cell>
          <table:table-cell office:value-type="float" office:value="10.8078" calcext:value-type="float">
            <text:p>10,8078</text:p>
          </table:table-cell>
          <table:table-cell office:value-type="float" office:value="5.07797" calcext:value-type="float">
            <text:p>5,07797</text:p>
          </table:table-cell>
          <table:table-cell table:number-columns-repeated="6"/>
        </table:table-row>
        <table:table-row table:style-name="ro1">
          <table:table-cell office:value-type="float" office:value="19.4685" calcext:value-type="float">
            <text:p>19,4685</text:p>
          </table:table-cell>
          <table:table-cell office:value-type="float" office:value="10.564" calcext:value-type="float">
            <text:p>10,564</text:p>
          </table:table-cell>
          <table:table-cell office:value-type="float" office:value="5.16754" calcext:value-type="float">
            <text:p>5,16754</text:p>
          </table:table-cell>
          <table:table-cell table:number-columns-repeated="6"/>
        </table:table-row>
        <table:table-row table:style-name="ro1">
          <table:table-cell office:value-type="float" office:value="21.1356" calcext:value-type="float">
            <text:p>21,1356</text:p>
          </table:table-cell>
          <table:table-cell office:value-type="float" office:value="10.4233" calcext:value-type="float">
            <text:p>10,4233</text:p>
          </table:table-cell>
          <table:table-cell office:value-type="float" office:value="4.76327" calcext:value-type="float">
            <text:p>4,76327</text:p>
          </table:table-cell>
          <table:table-cell table:number-columns-repeated="6"/>
        </table:table-row>
        <table:table-row table:style-name="ro1">
          <table:table-cell office:value-type="float" office:value="18.5315" calcext:value-type="float">
            <text:p>18,5315</text:p>
          </table:table-cell>
          <table:table-cell office:value-type="float" office:value="9.73236" calcext:value-type="float">
            <text:p>9,73236</text:p>
          </table:table-cell>
          <table:table-cell office:value-type="float" office:value="5.52795" calcext:value-type="float">
            <text:p>5,52795</text:p>
          </table:table-cell>
          <table:table-cell table:number-columns-repeated="6"/>
        </table:table-row>
        <table:table-row table:style-name="ro1">
          <table:table-cell office:value-type="float" office:value="20.1727" calcext:value-type="float">
            <text:p>20,1727</text:p>
          </table:table-cell>
          <table:table-cell office:value-type="float" office:value="8.44595" calcext:value-type="float">
            <text:p>8,44595</text:p>
          </table:table-cell>
          <table:table-cell office:value-type="float" office:value="4.67672" calcext:value-type="float">
            <text:p>4,67672</text:p>
          </table:table-cell>
          <table:table-cell table:number-columns-repeated="6"/>
        </table:table-row>
        <table:table-row table:style-name="ro1">
          <table:table-cell office:value-type="float" office:value="20.4688" calcext:value-type="float">
            <text:p>20,4688</text:p>
          </table:table-cell>
          <table:table-cell office:value-type="float" office:value="10.0856" calcext:value-type="float">
            <text:p>10,0856</text:p>
          </table:table-cell>
          <table:table-cell office:value-type="float" office:value="4.26504" calcext:value-type="float">
            <text:p>4,26504</text:p>
          </table:table-cell>
          <table:table-cell table:number-columns-repeated="6"/>
        </table:table-row>
        <table:table-row table:style-name="ro1">
          <table:table-cell office:value-type="float" office:value="19.3158" calcext:value-type="float">
            <text:p>19,3158</text:p>
          </table:table-cell>
          <table:table-cell office:value-type="float" office:value="11.334" calcext:value-type="float">
            <text:p>11,334</text:p>
          </table:table-cell>
          <table:table-cell office:value-type="float" office:value="5.20929" calcext:value-type="float">
            <text:p>5,20929</text:p>
          </table:table-cell>
          <table:table-cell table:number-columns-repeated="6"/>
        </table:table-row>
        <table:table-row table:style-name="ro1">
          <table:table-cell office:value-type="float" office:value="20.0441" calcext:value-type="float">
            <text:p>20,0441</text:p>
          </table:table-cell>
          <table:table-cell office:value-type="float" office:value="10.7991" calcext:value-type="float">
            <text:p>10,7991</text:p>
          </table:table-cell>
          <table:table-cell office:value-type="float" office:value="5.09693" calcext:value-type="float">
            <text:p>5,09693</text:p>
          </table:table-cell>
          <table:table-cell table:number-columns-repeated="6"/>
        </table:table-row>
        <table:table-row table:style-name="ro1">
          <table:table-cell office:value-type="float" office:value="19.384" calcext:value-type="float">
            <text:p>19,384</text:p>
          </table:table-cell>
          <table:table-cell office:value-type="float" office:value="10.5757" calcext:value-type="float">
            <text:p>10,5757</text:p>
          </table:table-cell>
          <table:table-cell office:value-type="float" office:value="4.73568" calcext:value-type="float">
            <text:p>4,73568</text:p>
          </table:table-cell>
          <table:table-cell table:number-columns-repeated="6"/>
        </table:table-row>
        <table:table-row table:style-name="ro1">
          <table:table-cell office:value-type="float" office:value="19.1363" calcext:value-type="float">
            <text:p>19,1363</text:p>
          </table:table-cell>
          <table:table-cell office:value-type="float" office:value="9.56054" calcext:value-type="float">
            <text:p>9,56054</text:p>
          </table:table-cell>
          <table:table-cell office:value-type="float" office:value="4.9445" calcext:value-type="float">
            <text:p>4,9445</text:p>
          </table:table-cell>
          <table:table-cell table:number-columns-repeated="6"/>
        </table:table-row>
        <table:table-row table:style-name="ro1">
          <table:table-cell office:value-type="float" office:value="19.1792" calcext:value-type="float">
            <text:p>19,1792</text:p>
          </table:table-cell>
          <table:table-cell office:value-type="float" office:value="9.56139" calcext:value-type="float">
            <text:p>9,56139</text:p>
          </table:table-cell>
          <table:table-cell office:value-type="float" office:value="4.98008" calcext:value-type="float">
            <text:p>4,98008</text:p>
          </table:table-cell>
          <table:table-cell table:number-columns-repeated="6"/>
        </table:table-row>
        <table:table-row table:style-name="ro1">
          <table:table-cell office:value-type="float" office:value="14.876" calcext:value-type="float">
            <text:p>14,876</text:p>
          </table:table-cell>
          <table:table-cell office:value-type="float" office:value="9.44015" calcext:value-type="float">
            <text:p>9,44015</text:p>
          </table:table-cell>
          <table:table-cell office:value-type="float" office:value="5.07448" calcext:value-type="float">
            <text:p>5,07448</text:p>
          </table:table-cell>
          <table:table-cell table:number-columns-repeated="6"/>
        </table:table-row>
        <table:table-row table:style-name="ro1">
          <table:table-cell office:value-type="float" office:value="18.8048" calcext:value-type="float">
            <text:p>18,8048</text:p>
          </table:table-cell>
          <table:table-cell office:value-type="float" office:value="9.88122" calcext:value-type="float">
            <text:p>9,88122</text:p>
          </table:table-cell>
          <table:table-cell office:value-type="float" office:value="4.98339" calcext:value-type="float">
            <text:p>4,98339</text:p>
          </table:table-cell>
          <table:table-cell table:number-columns-repeated="6"/>
        </table:table-row>
        <table:table-row table:style-name="ro1">
          <table:table-cell office:value-type="float" office:value="20.2135" calcext:value-type="float">
            <text:p>20,2135</text:p>
          </table:table-cell>
          <table:table-cell office:value-type="float" office:value="10.2641" calcext:value-type="float">
            <text:p>10,2641</text:p>
          </table:table-cell>
          <table:table-cell office:value-type="float" office:value="5.20646" calcext:value-type="float">
            <text:p>5,20646</text:p>
          </table:table-cell>
          <table:table-cell table:number-columns-repeated="6"/>
        </table:table-row>
        <table:table-row table:style-name="ro1">
          <table:table-cell office:value-type="float" office:value="17.7122" calcext:value-type="float">
            <text:p>17,7122</text:p>
          </table:table-cell>
          <table:table-cell office:value-type="float" office:value="10.8976" calcext:value-type="float">
            <text:p>10,8976</text:p>
          </table:table-cell>
          <table:table-cell office:value-type="float" office:value="4.87988" calcext:value-type="float">
            <text:p>4,87988</text:p>
          </table:table-cell>
          <table:table-cell table:number-columns-repeated="6"/>
        </table:table-row>
        <table:table-row table:style-name="ro1">
          <table:table-cell office:value-type="float" office:value="17.5497" calcext:value-type="float">
            <text:p>17,5497</text:p>
          </table:table-cell>
          <table:table-cell office:value-type="float" office:value="10.9338" calcext:value-type="float">
            <text:p>10,9338</text:p>
          </table:table-cell>
          <table:table-cell office:value-type="float" office:value="4.76312" calcext:value-type="float">
            <text:p>4,76312</text:p>
          </table:table-cell>
          <table:table-cell table:number-columns-repeated="6"/>
        </table:table-row>
        <table:table-row table:style-name="ro1">
          <table:table-cell office:value-type="float" office:value="19.5526" calcext:value-type="float">
            <text:p>19,5526</text:p>
          </table:table-cell>
          <table:table-cell office:value-type="float" office:value="13.3663" calcext:value-type="float">
            <text:p>13,3663</text:p>
          </table:table-cell>
          <table:table-cell office:value-type="float" office:value="5.185" calcext:value-type="float">
            <text:p>5,185</text:p>
          </table:table-cell>
          <table:table-cell table:number-columns-repeated="6"/>
        </table:table-row>
        <table:table-row table:style-name="ro1">
          <table:table-cell office:value-type="float" office:value="16.2018" calcext:value-type="float">
            <text:p>16,2018</text:p>
          </table:table-cell>
          <table:table-cell office:value-type="float" office:value="9.17431" calcext:value-type="float">
            <text:p>9,17431</text:p>
          </table:table-cell>
          <table:table-cell office:value-type="float" office:value="5.3816" calcext:value-type="float">
            <text:p>5,3816</text:p>
          </table:table-cell>
          <table:table-cell table:number-columns-repeated="6"/>
        </table:table-row>
        <table:table-row table:style-name="ro1">
          <table:table-cell office:value-type="float" office:value="19.6822" calcext:value-type="float">
            <text:p>19,6822</text:p>
          </table:table-cell>
          <table:table-cell office:value-type="float" office:value="11.5385" calcext:value-type="float">
            <text:p>11,5385</text:p>
          </table:table-cell>
          <table:table-cell office:value-type="float" office:value="4.87561" calcext:value-type="float">
            <text:p>4,87561</text:p>
          </table:table-cell>
          <table:table-cell table:number-columns-repeated="6"/>
        </table:table-row>
        <table:table-row table:style-name="ro1">
          <table:table-cell office:value-type="float" office:value="20.5021" calcext:value-type="float">
            <text:p>20,5021</text:p>
          </table:table-cell>
          <table:table-cell office:value-type="float" office:value="10.7909" calcext:value-type="float">
            <text:p>10,7909</text:p>
          </table:table-cell>
          <table:table-cell office:value-type="float" office:value="5.23219" calcext:value-type="float">
            <text:p>5,23219</text:p>
          </table:table-cell>
          <table:table-cell table:number-columns-repeated="6"/>
        </table:table-row>
        <table:table-row table:style-name="ro1">
          <table:table-cell office:value-type="float" office:value="18.549" calcext:value-type="float">
            <text:p>18,549</text:p>
          </table:table-cell>
          <table:table-cell office:value-type="float" office:value="9.5886" calcext:value-type="float">
            <text:p>9,5886</text:p>
          </table:table-cell>
          <table:table-cell office:value-type="float" office:value="5.40865" calcext:value-type="float">
            <text:p>5,40865</text:p>
          </table:table-cell>
          <table:table-cell table:number-columns-repeated="6"/>
        </table:table-row>
        <table:table-row table:style-name="ro1">
          <table:table-cell office:value-type="float" office:value="20.2596" calcext:value-type="float">
            <text:p>20,2596</text:p>
          </table:table-cell>
          <table:table-cell office:value-type="float" office:value="8.53302" calcext:value-type="float">
            <text:p>8,53302</text:p>
          </table:table-cell>
          <table:table-cell office:value-type="float" office:value="5.16231" calcext:value-type="float">
            <text:p>5,16231</text:p>
          </table:table-cell>
          <table:table-cell table:number-columns-repeated="6"/>
        </table:table-row>
        <table:table-row table:style-name="ro1">
          <table:table-cell office:value-type="float" office:value="19.8921" calcext:value-type="float">
            <text:p>19,8921</text:p>
          </table:table-cell>
          <table:table-cell office:value-type="float" office:value="9.56044" calcext:value-type="float">
            <text:p>9,56044</text:p>
          </table:table-cell>
          <table:table-cell office:value-type="float" office:value="4.94717" calcext:value-type="float">
            <text:p>4,94717</text:p>
          </table:table-cell>
          <table:table-cell table:number-columns-repeated="6"/>
        </table:table-row>
        <table:table-row table:style-name="ro1">
          <table:table-cell office:value-type="float" office:value="19.881" calcext:value-type="float">
            <text:p>19,881</text:p>
          </table:table-cell>
          <table:table-cell office:value-type="float" office:value="9.58684" calcext:value-type="float">
            <text:p>9,58684</text:p>
          </table:table-cell>
          <table:table-cell office:value-type="float" office:value="5.34161" calcext:value-type="float">
            <text:p>5,34161</text:p>
          </table:table-cell>
          <table:table-cell table:number-columns-repeated="6"/>
        </table:table-row>
        <table:table-row table:style-name="ro1">
          <table:table-cell office:value-type="float" office:value="16.9067" calcext:value-type="float">
            <text:p>16,9067</text:p>
          </table:table-cell>
          <table:table-cell office:value-type="float" office:value="9.90099" calcext:value-type="float">
            <text:p>9,90099</text:p>
          </table:table-cell>
          <table:table-cell office:value-type="float" office:value="4.72385" calcext:value-type="float">
            <text:p>4,72385</text:p>
          </table:table-cell>
          <table:table-cell table:number-columns-repeated="6"/>
        </table:table-row>
        <table:table-row table:style-name="ro1">
          <table:table-cell office:value-type="float" office:value="15.1261" calcext:value-type="float">
            <text:p>15,1261</text:p>
          </table:table-cell>
          <table:table-cell office:value-type="float" office:value="9.43088" calcext:value-type="float">
            <text:p>9,43088</text:p>
          </table:table-cell>
          <table:table-cell office:value-type="float" office:value="5.0899" calcext:value-type="float">
            <text:p>5,0899</text:p>
          </table:table-cell>
          <table:table-cell table:number-columns-repeated="6"/>
        </table:table-row>
        <table:table-row table:style-name="ro1">
          <table:table-cell office:value-type="float" office:value="19.4664" calcext:value-type="float">
            <text:p>19,4664</text:p>
          </table:table-cell>
          <table:table-cell office:value-type="float" office:value="9.41704" calcext:value-type="float">
            <text:p>9,41704</text:p>
          </table:table-cell>
          <table:table-cell office:value-type="float" office:value="5.09992" calcext:value-type="float">
            <text:p>5,09992</text:p>
          </table:table-cell>
          <table:table-cell table:number-columns-repeated="6"/>
        </table:table-row>
        <table:table-row table:style-name="ro1">
          <table:table-cell office:value-type="float" office:value="19.9125" calcext:value-type="float">
            <text:p>19,9125</text:p>
          </table:table-cell>
          <table:table-cell office:value-type="float" office:value="9.59531" calcext:value-type="float">
            <text:p>9,59531</text:p>
          </table:table-cell>
          <table:table-cell office:value-type="float" office:value="4.71516" calcext:value-type="float">
            <text:p>4,71516</text:p>
          </table:table-cell>
          <table:table-cell table:number-columns-repeated="6"/>
        </table:table-row>
        <table:table-row table:style-name="ro1">
          <table:table-cell office:value-type="float" office:value="20.9531" calcext:value-type="float">
            <text:p>20,9531</text:p>
          </table:table-cell>
          <table:table-cell office:value-type="float" office:value="5.6338" calcext:value-type="float">
            <text:p>5,6338</text:p>
          </table:table-cell>
          <table:table-cell office:value-type="float" office:value="4.98198" calcext:value-type="float">
            <text:p>4,98198</text:p>
          </table:table-cell>
          <table:table-cell table:number-columns-repeated="6"/>
        </table:table-row>
        <table:table-row table:style-name="ro1">
          <table:table-cell office:value-type="float" office:value="19.5652" calcext:value-type="float">
            <text:p>19,5652</text:p>
          </table:table-cell>
          <table:table-cell office:value-type="float" office:value="10.0413" calcext:value-type="float">
            <text:p>10,0413</text:p>
          </table:table-cell>
          <table:table-cell office:value-type="float" office:value="5.27494" calcext:value-type="float">
            <text:p>5,27494</text:p>
          </table:table-cell>
          <table:table-cell table:number-columns-repeated="6"/>
        </table:table-row>
        <table:table-row table:style-name="ro1">
          <table:table-cell office:value-type="float" office:value="19.1304" calcext:value-type="float">
            <text:p>19,1304</text:p>
          </table:table-cell>
          <table:table-cell office:value-type="float" office:value="9.25771" calcext:value-type="float">
            <text:p>9,25771</text:p>
          </table:table-cell>
          <table:table-cell office:value-type="float" office:value="5.16535" calcext:value-type="float">
            <text:p>5,16535</text:p>
          </table:table-cell>
          <table:table-cell table:number-columns-repeated="6"/>
        </table:table-row>
        <table:table-row table:style-name="ro1">
          <table:table-cell office:value-type="float" office:value="20.0146" calcext:value-type="float">
            <text:p>20,0146</text:p>
          </table:table-cell>
          <table:table-cell office:value-type="float" office:value="10.8182" calcext:value-type="float">
            <text:p>10,8182</text:p>
          </table:table-cell>
          <table:table-cell office:value-type="float" office:value="5.11532" calcext:value-type="float">
            <text:p>5,11532</text:p>
          </table:table-cell>
          <table:table-cell table:number-columns-repeated="6"/>
        </table:table-row>
        <table:table-row table:style-name="ro1">
          <table:table-cell office:value-type="float" office:value="20.922" calcext:value-type="float">
            <text:p>20,922</text:p>
          </table:table-cell>
          <table:table-cell office:value-type="float" office:value="6.12245" calcext:value-type="float">
            <text:p>6,12245</text:p>
          </table:table-cell>
          <table:table-cell office:value-type="float" office:value="4.94477" calcext:value-type="float">
            <text:p>4,94477</text:p>
          </table:table-cell>
          <table:table-cell table:number-columns-repeated="6"/>
        </table:table-row>
        <table:table-row table:style-name="ro1">
          <table:table-cell office:value-type="float" office:value="20.498" calcext:value-type="float">
            <text:p>20,498</text:p>
          </table:table-cell>
          <table:table-cell office:value-type="float" office:value="10.7843" calcext:value-type="float">
            <text:p>10,7843</text:p>
          </table:table-cell>
          <table:table-cell office:value-type="float" office:value="5.26092" calcext:value-type="float">
            <text:p>5,26092</text:p>
          </table:table-cell>
          <table:table-cell table:number-columns-repeated="6"/>
        </table:table-row>
        <table:table-row table:style-name="ro1">
          <table:table-cell office:value-type="float" office:value="20.1604" calcext:value-type="float">
            <text:p>20,1604</text:p>
          </table:table-cell>
          <table:table-cell office:value-type="float" office:value="10.6419" calcext:value-type="float">
            <text:p>10,6419</text:p>
          </table:table-cell>
          <table:table-cell office:value-type="float" office:value="5.03854" calcext:value-type="float">
            <text:p>5,03854</text:p>
          </table:table-cell>
          <table:table-cell table:number-columns-repeated="6"/>
        </table:table-row>
        <table:table-row table:style-name="ro1">
          <table:table-cell office:value-type="float" office:value="19.4286" calcext:value-type="float">
            <text:p>19,4286</text:p>
          </table:table-cell>
          <table:table-cell office:value-type="float" office:value="9.26769" calcext:value-type="float">
            <text:p>9,26769</text:p>
          </table:table-cell>
          <table:table-cell office:value-type="float" office:value="5.13393" calcext:value-type="float">
            <text:p>5,13393</text:p>
          </table:table-cell>
          <table:table-cell table:number-columns-repeated="6"/>
        </table:table-row>
        <table:table-row table:style-name="ro1">
          <table:table-cell office:value-type="float" office:value="18.7151" calcext:value-type="float">
            <text:p>18,7151</text:p>
          </table:table-cell>
          <table:table-cell office:value-type="float" office:value="10.3388" calcext:value-type="float">
            <text:p>10,3388</text:p>
          </table:table-cell>
          <table:table-cell office:value-type="float" office:value="5.51928" calcext:value-type="float">
            <text:p>5,51928</text:p>
          </table:table-cell>
          <table:table-cell table:number-columns-repeated="6"/>
        </table:table-row>
        <table:table-row table:style-name="ro1">
          <table:table-cell office:value-type="float" office:value="20.983" calcext:value-type="float">
            <text:p>20,983</text:p>
          </table:table-cell>
          <table:table-cell office:value-type="float" office:value="10.6485" calcext:value-type="float">
            <text:p>10,6485</text:p>
          </table:table-cell>
          <table:table-cell office:value-type="float" office:value="4.51807" calcext:value-type="float">
            <text:p>4,51807</text:p>
          </table:table-cell>
          <table:table-cell table:number-columns-repeated="6"/>
        </table:table-row>
        <table:table-row table:style-name="ro1">
          <table:table-cell office:value-type="float" office:value="16.5192" calcext:value-type="float">
            <text:p>16,5192</text:p>
          </table:table-cell>
          <table:table-cell office:value-type="float" office:value="10.9156" calcext:value-type="float">
            <text:p>10,9156</text:p>
          </table:table-cell>
          <table:table-cell office:value-type="float" office:value="4.80204" calcext:value-type="float">
            <text:p>4,80204</text:p>
          </table:table-cell>
          <table:table-cell table:number-columns-repeated="6"/>
        </table:table-row>
        <table:table-row table:style-name="ro1">
          <table:table-cell office:value-type="float" office:value="15.9011" calcext:value-type="float">
            <text:p>15,9011</text:p>
          </table:table-cell>
          <table:table-cell office:value-type="float" office:value="10.2506" calcext:value-type="float">
            <text:p>10,2506</text:p>
          </table:table-cell>
          <table:table-cell office:value-type="float" office:value="4.98073" calcext:value-type="float">
            <text:p>4,98073</text:p>
          </table:table-cell>
          <table:table-cell table:number-columns-repeated="6"/>
        </table:table-row>
        <table:table-row table:style-name="ro1">
          <table:table-cell office:value-type="float" office:value="20.883" calcext:value-type="float">
            <text:p>20,883</text:p>
          </table:table-cell>
          <table:table-cell office:value-type="float" office:value="5.66038" calcext:value-type="float">
            <text:p>5,66038</text:p>
          </table:table-cell>
          <table:table-cell office:value-type="float" office:value="4.97223" calcext:value-type="float">
            <text:p>4,97223</text:p>
          </table:table-cell>
          <table:table-cell table:number-columns-repeated="6"/>
        </table:table-row>
        <table:table-row table:style-name="ro1">
          <table:table-cell office:value-type="float" office:value="20.5882" calcext:value-type="float">
            <text:p>20,5882</text:p>
          </table:table-cell>
          <table:table-cell office:value-type="float" office:value="5.91398" calcext:value-type="float">
            <text:p>5,91398</text:p>
          </table:table-cell>
          <table:table-cell office:value-type="float" office:value="5.43172" calcext:value-type="float">
            <text:p>5,43172</text:p>
          </table:table-cell>
          <table:table-cell table:number-columns-repeated="6"/>
        </table:table-row>
        <table:table-row table:style-name="ro1">
          <table:table-cell office:value-type="float" office:value="20.1842" calcext:value-type="float">
            <text:p>20,1842</text:p>
          </table:table-cell>
          <table:table-cell office:value-type="float" office:value="8.41176" calcext:value-type="float">
            <text:p>8,41176</text:p>
          </table:table-cell>
          <table:table-cell office:value-type="float" office:value="5.20414" calcext:value-type="float">
            <text:p>5,20414</text:p>
          </table:table-cell>
          <table:table-cell table:number-columns-repeated="6"/>
        </table:table-row>
        <table:table-row table:style-name="ro1">
          <table:table-cell office:value-type="float" office:value="16.907" calcext:value-type="float">
            <text:p>16,907</text:p>
          </table:table-cell>
          <table:table-cell office:value-type="float" office:value="9.93377" calcext:value-type="float">
            <text:p>9,93377</text:p>
          </table:table-cell>
          <table:table-cell office:value-type="float" office:value="4.70616" calcext:value-type="float">
            <text:p>4,70616</text:p>
          </table:table-cell>
          <table:table-cell table:number-columns-repeated="6"/>
        </table:table-row>
        <table:table-row table:style-name="ro1">
          <table:table-cell office:value-type="float" office:value="19.8423" calcext:value-type="float">
            <text:p>19,8423</text:p>
          </table:table-cell>
          <table:table-cell office:value-type="float" office:value="12.2222" calcext:value-type="float">
            <text:p>12,2222</text:p>
          </table:table-cell>
          <table:table-cell office:value-type="float" office:value="4.88539" calcext:value-type="float">
            <text:p>4,88539</text:p>
          </table:table-cell>
          <table:table-cell table:number-columns-repeated="6"/>
        </table:table-row>
        <table:table-row table:style-name="ro1">
          <table:table-cell office:value-type="float" office:value="17.7885" calcext:value-type="float">
            <text:p>17,7885</text:p>
          </table:table-cell>
          <table:table-cell office:value-type="float" office:value="9.69697" calcext:value-type="float">
            <text:p>9,69697</text:p>
          </table:table-cell>
          <table:table-cell office:value-type="float" office:value="5.48705" calcext:value-type="float">
            <text:p>5,48705</text:p>
          </table:table-cell>
          <table:table-cell table:number-columns-repeated="6"/>
        </table:table-row>
        <table:table-row table:style-name="ro1">
          <table:table-cell office:value-type="float" office:value="19.9426" calcext:value-type="float">
            <text:p>19,9426</text:p>
          </table:table-cell>
          <table:table-cell office:value-type="float" office:value="9.61749" calcext:value-type="float">
            <text:p>9,61749</text:p>
          </table:table-cell>
          <table:table-cell office:value-type="float" office:value="4.93986" calcext:value-type="float">
            <text:p>4,93986</text:p>
          </table:table-cell>
          <table:table-cell table:number-columns-repeated="6"/>
        </table:table-row>
        <table:table-row table:style-name="ro1">
          <table:table-cell office:value-type="float" office:value="17.7315" calcext:value-type="float">
            <text:p>17,7315</text:p>
          </table:table-cell>
          <table:table-cell office:value-type="float" office:value="9.58262" calcext:value-type="float">
            <text:p>9,58262</text:p>
          </table:table-cell>
          <table:table-cell office:value-type="float" office:value="4.92971" calcext:value-type="float">
            <text:p>4,92971</text:p>
          </table:table-cell>
          <table:table-cell table:number-columns-repeated="6"/>
        </table:table-row>
        <table:table-row table:style-name="ro1">
          <table:table-cell office:value-type="float" office:value="19.4946" calcext:value-type="float">
            <text:p>19,4946</text:p>
          </table:table-cell>
          <table:table-cell office:value-type="float" office:value="9.95504" calcext:value-type="float">
            <text:p>9,95504</text:p>
          </table:table-cell>
          <table:table-cell office:value-type="float" office:value="5.12129" calcext:value-type="float">
            <text:p>5,12129</text:p>
          </table:table-cell>
          <table:table-cell table:number-columns-repeated="6"/>
        </table:table-row>
        <table:table-row table:style-name="ro1">
          <table:table-cell office:value-type="float" office:value="20.4849" calcext:value-type="float">
            <text:p>20,4849</text:p>
          </table:table-cell>
          <table:table-cell office:value-type="float" office:value="10.3774" calcext:value-type="float">
            <text:p>10,3774</text:p>
          </table:table-cell>
          <table:table-cell office:value-type="float" office:value="5.80357" calcext:value-type="float">
            <text:p>5,80357</text:p>
          </table:table-cell>
          <table:table-cell table:number-columns-repeated="6"/>
        </table:table-row>
        <table:table-row table:style-name="ro1">
          <table:table-cell office:value-type="float" office:value="19.5241" calcext:value-type="float">
            <text:p>19,5241</text:p>
          </table:table-cell>
          <table:table-cell office:value-type="float" office:value="9.92908" calcext:value-type="float">
            <text:p>9,92908</text:p>
          </table:table-cell>
          <table:table-cell office:value-type="float" office:value="5.1391" calcext:value-type="float">
            <text:p>5,1391</text:p>
          </table:table-cell>
          <table:table-cell table:number-columns-repeated="6"/>
        </table:table-row>
        <table:table-row table:style-name="ro1">
          <table:table-cell office:value-type="float" office:value="18.9103" calcext:value-type="float">
            <text:p>18,9103</text:p>
          </table:table-cell>
          <table:table-cell office:value-type="float" office:value="9.29352" calcext:value-type="float">
            <text:p>9,29352</text:p>
          </table:table-cell>
          <table:table-cell office:value-type="float" office:value="5.1735" calcext:value-type="float">
            <text:p>5,1735</text:p>
          </table:table-cell>
          <table:table-cell table:number-columns-repeated="6"/>
        </table:table-row>
        <table:table-row table:style-name="ro1">
          <table:table-cell office:value-type="float" office:value="19.3341" calcext:value-type="float">
            <text:p>19,3341</text:p>
          </table:table-cell>
          <table:table-cell office:value-type="float" office:value="8.16327" calcext:value-type="float">
            <text:p>8,16327</text:p>
          </table:table-cell>
          <table:table-cell office:value-type="float" office:value="4.97729" calcext:value-type="float">
            <text:p>4,97729</text:p>
          </table:table-cell>
          <table:table-cell table:number-columns-repeated="6"/>
        </table:table-row>
        <table:table-row table:style-name="ro1">
          <table:table-cell office:value-type="float" office:value="19.9229" calcext:value-type="float">
            <text:p>19,9229</text:p>
          </table:table-cell>
          <table:table-cell office:value-type="float" office:value="10.0274" calcext:value-type="float">
            <text:p>10,0274</text:p>
          </table:table-cell>
          <table:table-cell office:value-type="float" office:value="5.05931" calcext:value-type="float">
            <text:p>5,05931</text:p>
          </table:table-cell>
          <table:table-cell table:number-columns-repeated="6"/>
        </table:table-row>
        <table:table-row table:style-name="ro1">
          <table:table-cell office:value-type="float" office:value="18.2037" calcext:value-type="float">
            <text:p>18,2037</text:p>
          </table:table-cell>
          <table:table-cell office:value-type="float" office:value="9.58258" calcext:value-type="float">
            <text:p>9,58258</text:p>
          </table:table-cell>
          <table:table-cell office:value-type="float" office:value="5.26316" calcext:value-type="float">
            <text:p>5,26316</text:p>
          </table:table-cell>
          <table:table-cell table:number-columns-repeated="6"/>
        </table:table-row>
        <table:table-row table:style-name="ro1">
          <table:table-cell office:value-type="float" office:value="18.8226" calcext:value-type="float">
            <text:p>18,8226</text:p>
          </table:table-cell>
          <table:table-cell office:value-type="float" office:value="9.82982" calcext:value-type="float">
            <text:p>9,82982</text:p>
          </table:table-cell>
          <table:table-cell office:value-type="float" office:value="5.01512" calcext:value-type="float">
            <text:p>5,01512</text:p>
          </table:table-cell>
          <table:table-cell table:number-columns-repeated="6"/>
        </table:table-row>
        <table:table-row table:style-name="ro1">
          <table:table-cell office:value-type="float" office:value="18.9782" calcext:value-type="float">
            <text:p>18,9782</text:p>
          </table:table-cell>
          <table:table-cell office:value-type="float" office:value="9.38389" calcext:value-type="float">
            <text:p>9,38389</text:p>
          </table:table-cell>
          <table:table-cell office:value-type="float" office:value="4.34783" calcext:value-type="float">
            <text:p>4,34783</text:p>
          </table:table-cell>
          <table:table-cell table:number-columns-repeated="6"/>
        </table:table-row>
        <table:table-row table:style-name="ro1">
          <table:table-cell office:value-type="float" office:value="17.2026" calcext:value-type="float">
            <text:p>17,2026</text:p>
          </table:table-cell>
          <table:table-cell office:value-type="float" office:value="10.4837" calcext:value-type="float">
            <text:p>10,4837</text:p>
          </table:table-cell>
          <table:table-cell office:value-type="float" office:value="4.94176" calcext:value-type="float">
            <text:p>4,94176</text:p>
          </table:table-cell>
          <table:table-cell table:number-columns-repeated="6"/>
        </table:table-row>
        <table:table-row table:style-name="ro1">
          <table:table-cell office:value-type="float" office:value="19.5493" calcext:value-type="float">
            <text:p>19,5493</text:p>
          </table:table-cell>
          <table:table-cell office:value-type="float" office:value="9.92108" calcext:value-type="float">
            <text:p>9,92108</text:p>
          </table:table-cell>
          <table:table-cell office:value-type="float" office:value="5.15822" calcext:value-type="float">
            <text:p>5,15822</text:p>
          </table:table-cell>
          <table:table-cell table:number-columns-repeated="6"/>
        </table:table-row>
        <table:table-row table:style-name="ro1">
          <table:table-cell office:value-type="float" office:value="17.0719" calcext:value-type="float">
            <text:p>17,0719</text:p>
          </table:table-cell>
          <table:table-cell office:value-type="float" office:value="10.1449" calcext:value-type="float">
            <text:p>10,1449</text:p>
          </table:table-cell>
          <table:table-cell office:value-type="float" office:value="5.12493" calcext:value-type="float">
            <text:p>5,12493</text:p>
          </table:table-cell>
          <table:table-cell table:number-columns-repeated="6"/>
        </table:table-row>
        <table:table-row table:style-name="ro1">
          <table:table-cell office:value-type="float" office:value="17.3021" calcext:value-type="float">
            <text:p>17,3021</text:p>
          </table:table-cell>
          <table:table-cell office:value-type="float" office:value="10.2301" calcext:value-type="float">
            <text:p>10,2301</text:p>
          </table:table-cell>
          <table:table-cell office:value-type="float" office:value="5.01224" calcext:value-type="float">
            <text:p>5,01224</text:p>
          </table:table-cell>
          <table:table-cell table:number-columns-repeated="6"/>
        </table:table-row>
        <table:table-row table:style-name="ro1">
          <table:table-cell office:value-type="float" office:value="19.4187" calcext:value-type="float">
            <text:p>19,4187</text:p>
          </table:table-cell>
          <table:table-cell office:value-type="float" office:value="9.09091" calcext:value-type="float">
            <text:p>9,09091</text:p>
          </table:table-cell>
          <table:table-cell office:value-type="float" office:value="4.96985" calcext:value-type="float">
            <text:p>4,96985</text:p>
          </table:table-cell>
          <table:table-cell table:number-columns-repeated="6"/>
        </table:table-row>
        <table:table-row table:style-name="ro1">
          <table:table-cell office:value-type="float" office:value="18.7207" calcext:value-type="float">
            <text:p>18,7207</text:p>
          </table:table-cell>
          <table:table-cell office:value-type="float" office:value="10.2287" calcext:value-type="float">
            <text:p>10,2287</text:p>
          </table:table-cell>
          <table:table-cell office:value-type="float" office:value="5.60787" calcext:value-type="float">
            <text:p>5,60787</text:p>
          </table:table-cell>
          <table:table-cell table:number-columns-repeated="6"/>
        </table:table-row>
        <table:table-row table:style-name="ro1">
          <table:table-cell office:value-type="float" office:value="16.9972" calcext:value-type="float">
            <text:p>16,9972</text:p>
          </table:table-cell>
          <table:table-cell office:value-type="float" office:value="10.274" calcext:value-type="float">
            <text:p>10,274</text:p>
          </table:table-cell>
          <table:table-cell office:value-type="float" office:value="4.97783" calcext:value-type="float">
            <text:p>4,97783</text:p>
          </table:table-cell>
          <table:table-cell table:number-columns-repeated="6"/>
        </table:table-row>
        <table:table-row table:style-name="ro1">
          <table:table-cell office:value-type="float" office:value="19.9355" calcext:value-type="float">
            <text:p>19,9355</text:p>
          </table:table-cell>
          <table:table-cell office:value-type="float" office:value="10.4535" calcext:value-type="float">
            <text:p>10,4535</text:p>
          </table:table-cell>
          <table:table-cell office:value-type="float" office:value="5.24194" calcext:value-type="float">
            <text:p>5,24194</text:p>
          </table:table-cell>
          <table:table-cell table:number-columns-repeated="6"/>
        </table:table-row>
        <table:table-row table:style-name="ro1">
          <table:table-cell office:value-type="float" office:value="19.9108" calcext:value-type="float">
            <text:p>19,9108</text:p>
          </table:table-cell>
          <table:table-cell office:value-type="float" office:value="9.61326" calcext:value-type="float">
            <text:p>9,61326</text:p>
          </table:table-cell>
          <table:table-cell office:value-type="float" office:value="4.95416" calcext:value-type="float">
            <text:p>4,95416</text:p>
          </table:table-cell>
          <table:table-cell table:number-columns-repeated="6"/>
        </table:table-row>
        <table:table-row table:style-name="ro1">
          <table:table-cell office:value-type="float" office:value="18.3014" calcext:value-type="float">
            <text:p>18,3014</text:p>
          </table:table-cell>
          <table:table-cell office:value-type="float" office:value="9.71524" calcext:value-type="float">
            <text:p>9,71524</text:p>
          </table:table-cell>
          <table:table-cell office:value-type="float" office:value="4.62046" calcext:value-type="float">
            <text:p>4,62046</text:p>
          </table:table-cell>
          <table:table-cell table:number-columns-repeated="6"/>
        </table:table-row>
        <table:table-row table:style-name="ro1">
          <table:table-cell office:value-type="float" office:value="20.5252" calcext:value-type="float">
            <text:p>20,5252</text:p>
          </table:table-cell>
          <table:table-cell office:value-type="float" office:value="10.7874" calcext:value-type="float">
            <text:p>10,7874</text:p>
          </table:table-cell>
          <table:table-cell office:value-type="float" office:value="5.29549" calcext:value-type="float">
            <text:p>5,29549</text:p>
          </table:table-cell>
          <table:table-cell table:number-columns-repeated="6"/>
        </table:table-row>
        <table:table-row table:style-name="ro1">
          <table:table-cell office:value-type="float" office:value="21.2687" calcext:value-type="float">
            <text:p>21,2687</text:p>
          </table:table-cell>
          <table:table-cell office:value-type="float" office:value="10.4147" calcext:value-type="float">
            <text:p>10,4147</text:p>
          </table:table-cell>
          <table:table-cell office:value-type="float" office:value="4.76804" calcext:value-type="float">
            <text:p>4,76804</text:p>
          </table:table-cell>
          <table:table-cell table:number-columns-repeated="6"/>
        </table:table-row>
        <table:table-row table:style-name="ro1">
          <table:table-cell office:value-type="float" office:value="19.9304" calcext:value-type="float">
            <text:p>19,9304</text:p>
          </table:table-cell>
          <table:table-cell office:value-type="float" office:value="9.53413" calcext:value-type="float">
            <text:p>9,53413</text:p>
          </table:table-cell>
          <table:table-cell office:value-type="float" office:value="4.97998" calcext:value-type="float">
            <text:p>4,97998</text:p>
          </table:table-cell>
          <table:table-cell table:number-columns-repeated="6"/>
        </table:table-row>
        <table:table-row table:style-name="ro1">
          <table:table-cell office:value-type="float" office:value="18.25" calcext:value-type="float">
            <text:p>18,25</text:p>
          </table:table-cell>
          <table:table-cell office:value-type="float" office:value="9.76013" calcext:value-type="float">
            <text:p>9,76013</text:p>
          </table:table-cell>
          <table:table-cell office:value-type="float" office:value="3.69128" calcext:value-type="float">
            <text:p>3,69128</text:p>
          </table:table-cell>
          <table:table-cell table:number-columns-repeated="6"/>
        </table:table-row>
        <table:table-row table:style-name="ro1">
          <table:table-cell office:value-type="float" office:value="20.2745" calcext:value-type="float">
            <text:p>20,2745</text:p>
          </table:table-cell>
          <table:table-cell office:value-type="float" office:value="8.96092" calcext:value-type="float">
            <text:p>8,96092</text:p>
          </table:table-cell>
          <table:table-cell office:value-type="float" office:value="4.5888" calcext:value-type="float">
            <text:p>4,5888</text:p>
          </table:table-cell>
          <table:table-cell table:number-columns-repeated="6"/>
        </table:table-row>
        <table:table-row table:style-name="ro1">
          <table:table-cell office:value-type="float" office:value="19.9712" calcext:value-type="float">
            <text:p>19,9712</text:p>
          </table:table-cell>
          <table:table-cell office:value-type="float" office:value="9.67213" calcext:value-type="float">
            <text:p>9,67213</text:p>
          </table:table-cell>
          <table:table-cell office:value-type="float" office:value="5.14839" calcext:value-type="float">
            <text:p>5,14839</text:p>
          </table:table-cell>
          <table:table-cell table:number-columns-repeated="6"/>
        </table:table-row>
        <table:table-row table:style-name="ro1">
          <table:table-cell office:value-type="float" office:value="19.2349" calcext:value-type="float">
            <text:p>19,2349</text:p>
          </table:table-cell>
          <table:table-cell office:value-type="float" office:value="9.43396" calcext:value-type="float">
            <text:p>9,43396</text:p>
          </table:table-cell>
          <table:table-cell office:value-type="float" office:value="4.92801" calcext:value-type="float">
            <text:p>4,92801</text:p>
          </table:table-cell>
          <table:table-cell table:number-columns-repeated="6"/>
        </table:table-row>
        <table:table-row table:style-name="ro1">
          <table:table-cell office:value-type="float" office:value="19.2835" calcext:value-type="float">
            <text:p>19,2835</text:p>
          </table:table-cell>
          <table:table-cell office:value-type="float" office:value="11.4837" calcext:value-type="float">
            <text:p>11,4837</text:p>
          </table:table-cell>
          <table:table-cell office:value-type="float" office:value="5.19031" calcext:value-type="float">
            <text:p>5,19031</text:p>
          </table:table-cell>
          <table:table-cell table:number-columns-repeated="6"/>
        </table:table-row>
        <table:table-row table:style-name="ro1">
          <table:table-cell office:value-type="float" office:value="18.845" calcext:value-type="float">
            <text:p>18,845</text:p>
          </table:table-cell>
          <table:table-cell office:value-type="float" office:value="9.25238" calcext:value-type="float">
            <text:p>9,25238</text:p>
          </table:table-cell>
          <table:table-cell office:value-type="float" office:value="5.11761" calcext:value-type="float">
            <text:p>5,11761</text:p>
          </table:table-cell>
          <table:table-cell table:number-columns-repeated="6"/>
        </table:table-row>
        <table:table-row table:style-name="ro1">
          <table:table-cell office:value-type="float" office:value="19.3239" calcext:value-type="float">
            <text:p>19,3239</text:p>
          </table:table-cell>
          <table:table-cell office:value-type="float" office:value="10.7125" calcext:value-type="float">
            <text:p>10,7125</text:p>
          </table:table-cell>
          <table:table-cell office:value-type="float" office:value="4.63889" calcext:value-type="float">
            <text:p>4,63889</text:p>
          </table:table-cell>
          <table:table-cell table:number-columns-repeated="6"/>
        </table:table-row>
        <table:table-row table:style-name="ro1">
          <table:table-cell office:value-type="float" office:value="18.597" calcext:value-type="float">
            <text:p>18,597</text:p>
          </table:table-cell>
          <table:table-cell office:value-type="float" office:value="9.86633" calcext:value-type="float">
            <text:p>9,86633</text:p>
          </table:table-cell>
          <table:table-cell office:value-type="float" office:value="4.8591" calcext:value-type="float">
            <text:p>4,8591</text:p>
          </table:table-cell>
          <table:table-cell table:number-columns-repeated="6"/>
        </table:table-row>
        <table:table-row table:style-name="ro1">
          <table:table-cell office:value-type="float" office:value="17.8776" calcext:value-type="float">
            <text:p>17,8776</text:p>
          </table:table-cell>
          <table:table-cell office:value-type="float" office:value="10.2889" calcext:value-type="float">
            <text:p>10,2889</text:p>
          </table:table-cell>
          <table:table-cell office:value-type="float" office:value="1.92308" calcext:value-type="float">
            <text:p>1,92308</text:p>
          </table:table-cell>
          <table:table-cell table:number-columns-repeated="6"/>
        </table:table-row>
        <table:table-row table:style-name="ro1">
          <table:table-cell office:value-type="float" office:value="17.0829" calcext:value-type="float">
            <text:p>17,0829</text:p>
          </table:table-cell>
          <table:table-cell office:value-type="float" office:value="10.1742" calcext:value-type="float">
            <text:p>10,1742</text:p>
          </table:table-cell>
          <table:table-cell office:value-type="float" office:value="5.081" calcext:value-type="float">
            <text:p>5,081</text:p>
          </table:table-cell>
          <table:table-cell table:number-columns-repeated="6"/>
        </table:table-row>
        <table:table-row table:style-name="ro1">
          <table:table-cell office:value-type="float" office:value="20.8188" calcext:value-type="float">
            <text:p>20,8188</text:p>
          </table:table-cell>
          <table:table-cell office:value-type="float" office:value="10.1959" calcext:value-type="float">
            <text:p>10,1959</text:p>
          </table:table-cell>
          <table:table-cell office:value-type="float" office:value="4.77318" calcext:value-type="float">
            <text:p>4,77318</text:p>
          </table:table-cell>
          <table:table-cell table:number-columns-repeated="6"/>
        </table:table-row>
        <table:table-row table:style-name="ro1">
          <table:table-cell office:value-type="float" office:value="19.9551" calcext:value-type="float">
            <text:p>19,9551</text:p>
          </table:table-cell>
          <table:table-cell office:value-type="float" office:value="10.425" calcext:value-type="float">
            <text:p>10,425</text:p>
          </table:table-cell>
          <table:table-cell office:value-type="float" office:value="5.27746" calcext:value-type="float">
            <text:p>5,27746</text:p>
          </table:table-cell>
          <table:table-cell table:number-columns-repeated="6"/>
        </table:table-row>
        <table:table-row table:style-name="ro1">
          <table:table-cell office:value-type="float" office:value="16.2039" calcext:value-type="float">
            <text:p>16,2039</text:p>
          </table:table-cell>
          <table:table-cell office:value-type="float" office:value="10.32" calcext:value-type="float">
            <text:p>10,32</text:p>
          </table:table-cell>
          <table:table-cell office:value-type="float" office:value="4.65116" calcext:value-type="float">
            <text:p>4,65116</text:p>
          </table:table-cell>
          <table:table-cell table:number-columns-repeated="6"/>
        </table:table-row>
        <table:table-row table:style-name="ro1">
          <table:table-cell office:value-type="float" office:value="19.1132" calcext:value-type="float">
            <text:p>19,1132</text:p>
          </table:table-cell>
          <table:table-cell office:value-type="float" office:value="9.74729" calcext:value-type="float">
            <text:p>9,74729</text:p>
          </table:table-cell>
          <table:table-cell office:value-type="float" office:value="4.98205" calcext:value-type="float">
            <text:p>4,98205</text:p>
          </table:table-cell>
          <table:table-cell table:number-columns-repeated="6"/>
        </table:table-row>
        <table:table-row table:style-name="ro1">
          <table:table-cell office:value-type="float" office:value="18.5413" calcext:value-type="float">
            <text:p>18,5413</text:p>
          </table:table-cell>
          <table:table-cell office:value-type="float" office:value="9.60217" calcext:value-type="float">
            <text:p>9,60217</text:p>
          </table:table-cell>
          <table:table-cell office:value-type="float" office:value="5.52221" calcext:value-type="float">
            <text:p>5,52221</text:p>
          </table:table-cell>
          <table:table-cell table:number-columns-repeated="6"/>
        </table:table-row>
        <table:table-row table:style-name="ro1">
          <table:table-cell office:value-type="float" office:value="19.1072" calcext:value-type="float">
            <text:p>19,1072</text:p>
          </table:table-cell>
          <table:table-cell office:value-type="float" office:value="10.271" calcext:value-type="float">
            <text:p>10,271</text:p>
          </table:table-cell>
          <table:table-cell office:value-type="float" office:value="4.64744" calcext:value-type="float">
            <text:p>4,64744</text:p>
          </table:table-cell>
          <table:table-cell table:number-columns-repeated="6"/>
        </table:table-row>
        <table:table-row table:style-name="ro1">
          <table:table-cell office:value-type="float" office:value="18.0912" calcext:value-type="float">
            <text:p>18,0912</text:p>
          </table:table-cell>
          <table:table-cell office:value-type="float" office:value="7.5" calcext:value-type="float">
            <text:p>7,5</text:p>
          </table:table-cell>
          <table:table-cell office:value-type="float" office:value="4.63863" calcext:value-type="float">
            <text:p>4,63863</text:p>
          </table:table-cell>
          <table:table-cell table:number-columns-repeated="6"/>
        </table:table-row>
        <table:table-row table:style-name="ro1">
          <table:table-cell office:value-type="float" office:value="19.3851" calcext:value-type="float">
            <text:p>19,3851</text:p>
          </table:table-cell>
          <table:table-cell office:value-type="float" office:value="11.2871" calcext:value-type="float">
            <text:p>11,2871</text:p>
          </table:table-cell>
          <table:table-cell office:value-type="float" office:value="5.24105" calcext:value-type="float">
            <text:p>5,24105</text:p>
          </table:table-cell>
          <table:table-cell table:number-columns-repeated="6"/>
        </table:table-row>
        <table:table-row table:style-name="ro1">
          <table:table-cell office:value-type="float" office:value="19.2388" calcext:value-type="float">
            <text:p>19,2388</text:p>
          </table:table-cell>
          <table:table-cell office:value-type="float" office:value="10.7161" calcext:value-type="float">
            <text:p>10,7161</text:p>
          </table:table-cell>
          <table:table-cell office:value-type="float" office:value="4.61932" calcext:value-type="float">
            <text:p>4,61932</text:p>
          </table:table-cell>
          <table:table-cell table:number-columns-repeated="6"/>
        </table:table-row>
        <table:table-row table:style-name="ro1">
          <table:table-cell office:value-type="float" office:value="19.4961" calcext:value-type="float">
            <text:p>19,4961</text:p>
          </table:table-cell>
          <table:table-cell office:value-type="float" office:value="10.0175" calcext:value-type="float">
            <text:p>10,0175</text:p>
          </table:table-cell>
          <table:table-cell office:value-type="float" office:value="5.0333" calcext:value-type="float">
            <text:p>5,0333</text:p>
          </table:table-cell>
          <table:table-cell table:number-columns-repeated="6"/>
        </table:table-row>
        <table:table-row table:style-name="ro1">
          <table:table-cell office:value-type="float" office:value="20.8138" calcext:value-type="float">
            <text:p>20,8138</text:p>
          </table:table-cell>
          <table:table-cell office:value-type="float" office:value="10.1663" calcext:value-type="float">
            <text:p>10,1663</text:p>
          </table:table-cell>
          <table:table-cell office:value-type="float" office:value="4.78356" calcext:value-type="float">
            <text:p>4,78356</text:p>
          </table:table-cell>
          <table:table-cell table:number-columns-repeated="6"/>
        </table:table-row>
        <table:table-row table:style-name="ro1">
          <table:table-cell office:value-type="float" office:value="19.1738" calcext:value-type="float">
            <text:p>19,1738</text:p>
          </table:table-cell>
          <table:table-cell office:value-type="float" office:value="9.13611" calcext:value-type="float">
            <text:p>9,13611</text:p>
          </table:table-cell>
          <table:table-cell office:value-type="float" office:value="4.90117" calcext:value-type="float">
            <text:p>4,90117</text:p>
          </table:table-cell>
          <table:table-cell table:number-columns-repeated="6"/>
        </table:table-row>
        <table:table-row table:style-name="ro1">
          <table:table-cell office:value-type="float" office:value="20.5658" calcext:value-type="float">
            <text:p>20,5658</text:p>
          </table:table-cell>
          <table:table-cell office:value-type="float" office:value="11.1111" calcext:value-type="float">
            <text:p>11,1111</text:p>
          </table:table-cell>
          <table:table-cell office:value-type="float" office:value="5.78947" calcext:value-type="float">
            <text:p>5,78947</text:p>
          </table:table-cell>
          <table:table-cell table:number-columns-repeated="6"/>
        </table:table-row>
        <table:table-row table:style-name="ro1">
          <table:table-cell office:value-type="float" office:value="20.4688" calcext:value-type="float">
            <text:p>20,4688</text:p>
          </table:table-cell>
          <table:table-cell office:value-type="float" office:value="12.3457" calcext:value-type="float">
            <text:p>12,3457</text:p>
          </table:table-cell>
          <table:table-cell office:value-type="float" office:value="3.88889" calcext:value-type="float">
            <text:p>3,88889</text:p>
          </table:table-cell>
          <table:table-cell table:number-columns-repeated="6"/>
        </table:table-row>
        <table:table-row table:style-name="ro1">
          <table:table-cell office:value-type="float" office:value="19.0461" calcext:value-type="float">
            <text:p>19,0461</text:p>
          </table:table-cell>
          <table:table-cell office:value-type="float" office:value="9.37402" calcext:value-type="float">
            <text:p>9,37402</text:p>
          </table:table-cell>
          <table:table-cell office:value-type="float" office:value="4.08163" calcext:value-type="float">
            <text:p>4,08163</text:p>
          </table:table-cell>
          <table:table-cell table:number-columns-repeated="6"/>
        </table:table-row>
        <table:table-row table:style-name="ro1">
          <table:table-cell office:value-type="float" office:value="19.193" calcext:value-type="float">
            <text:p>19,193</text:p>
          </table:table-cell>
          <table:table-cell office:value-type="float" office:value="9.09653" calcext:value-type="float">
            <text:p>9,09653</text:p>
          </table:table-cell>
          <table:table-cell office:value-type="float" office:value="4.91487" calcext:value-type="float">
            <text:p>4,91487</text:p>
          </table:table-cell>
          <table:table-cell table:number-columns-repeated="6"/>
        </table:table-row>
        <table:table-row table:style-name="ro1">
          <table:table-cell office:value-type="float" office:value="19.3182" calcext:value-type="float">
            <text:p>19,3182</text:p>
          </table:table-cell>
          <table:table-cell office:value-type="float" office:value="11.4519" calcext:value-type="float">
            <text:p>11,4519</text:p>
          </table:table-cell>
          <table:table-cell office:value-type="float" office:value="5.19315" calcext:value-type="float">
            <text:p>5,19315</text:p>
          </table:table-cell>
          <table:table-cell table:number-columns-repeated="6"/>
        </table:table-row>
        <table:table-row table:style-name="ro1">
          <table:table-cell office:value-type="float" office:value="18.4719" calcext:value-type="float">
            <text:p>18,4719</text:p>
          </table:table-cell>
          <table:table-cell office:value-type="float" office:value="9.80392" calcext:value-type="float">
            <text:p>9,80392</text:p>
          </table:table-cell>
          <table:table-cell office:value-type="float" office:value="5.35074" calcext:value-type="float">
            <text:p>5,35074</text:p>
          </table:table-cell>
          <table:table-cell table:number-columns-repeated="6"/>
        </table:table-row>
        <table:table-row table:style-name="ro1">
          <table:table-cell office:value-type="float" office:value="18.1631" calcext:value-type="float">
            <text:p>18,1631</text:p>
          </table:table-cell>
          <table:table-cell office:value-type="float" office:value="9.62654" calcext:value-type="float">
            <text:p>9,62654</text:p>
          </table:table-cell>
          <table:table-cell office:value-type="float" office:value="5.08806" calcext:value-type="float">
            <text:p>5,08806</text:p>
          </table:table-cell>
          <table:table-cell table:number-columns-repeated="6"/>
        </table:table-row>
        <table:table-row table:style-name="ro1">
          <table:table-cell office:value-type="float" office:value="20.3115" calcext:value-type="float">
            <text:p>20,3115</text:p>
          </table:table-cell>
          <table:table-cell office:value-type="float" office:value="8.84615" calcext:value-type="float">
            <text:p>8,84615</text:p>
          </table:table-cell>
          <table:table-cell office:value-type="float" office:value="4.65416" calcext:value-type="float">
            <text:p>4,65416</text:p>
          </table:table-cell>
          <table:table-cell table:number-columns-repeated="6"/>
        </table:table-row>
        <table:table-row table:style-name="ro1">
          <table:table-cell office:value-type="float" office:value="20.5467" calcext:value-type="float">
            <text:p>20,5467</text:p>
          </table:table-cell>
          <table:table-cell office:value-type="float" office:value="10.4762" calcext:value-type="float">
            <text:p>10,4762</text:p>
          </table:table-cell>
          <table:table-cell office:value-type="float" office:value="6.66667" calcext:value-type="float">
            <text:p>6,66667</text:p>
          </table:table-cell>
          <table:table-cell table:number-columns-repeated="6"/>
        </table:table-row>
        <table:table-row table:style-name="ro1">
          <table:table-cell office:value-type="float" office:value="20.0404" calcext:value-type="float">
            <text:p>20,0404</text:p>
          </table:table-cell>
          <table:table-cell office:value-type="float" office:value="10.8112" calcext:value-type="float">
            <text:p>10,8112</text:p>
          </table:table-cell>
          <table:table-cell office:value-type="float" office:value="5.07883" calcext:value-type="float">
            <text:p>5,07883</text:p>
          </table:table-cell>
          <table:table-cell table:number-columns-repeated="6"/>
        </table:table-row>
        <table:table-row table:style-name="ro1">
          <table:table-cell office:value-type="float" office:value="19.4488" calcext:value-type="float">
            <text:p>19,4488</text:p>
          </table:table-cell>
          <table:table-cell office:value-type="float" office:value="10.6075" calcext:value-type="float">
            <text:p>10,6075</text:p>
          </table:table-cell>
          <table:table-cell office:value-type="float" office:value="5.12612" calcext:value-type="float">
            <text:p>5,12612</text:p>
          </table:table-cell>
          <table:table-cell table:number-columns-repeated="6"/>
        </table:table-row>
        <table:table-row table:style-name="ro1">
          <table:table-cell office:value-type="float" office:value="20.2359" calcext:value-type="float">
            <text:p>20,2359</text:p>
          </table:table-cell>
          <table:table-cell office:value-type="float" office:value="8.80282" calcext:value-type="float">
            <text:p>8,80282</text:p>
          </table:table-cell>
          <table:table-cell office:value-type="float" office:value="4.67027" calcext:value-type="float">
            <text:p>4,67027</text:p>
          </table:table-cell>
          <table:table-cell table:number-columns-repeated="6"/>
        </table:table-row>
        <table:table-row table:style-name="ro1">
          <table:table-cell office:value-type="float" office:value="20.8933" calcext:value-type="float">
            <text:p>20,8933</text:p>
          </table:table-cell>
          <table:table-cell office:value-type="float" office:value="5.94059" calcext:value-type="float">
            <text:p>5,94059</text:p>
          </table:table-cell>
          <table:table-cell office:value-type="float" office:value="4.95443" calcext:value-type="float">
            <text:p>4,95443</text:p>
          </table:table-cell>
          <table:table-cell table:number-columns-repeated="6"/>
        </table:table-row>
        <table:table-row table:style-name="ro1">
          <table:table-cell office:value-type="float" office:value="19.1263" calcext:value-type="float">
            <text:p>19,1263</text:p>
          </table:table-cell>
          <table:table-cell office:value-type="float" office:value="9.06817" calcext:value-type="float">
            <text:p>9,06817</text:p>
          </table:table-cell>
          <table:table-cell office:value-type="float" office:value="4.93593" calcext:value-type="float">
            <text:p>4,93593</text:p>
          </table:table-cell>
          <table:table-cell table:number-columns-repeated="6"/>
        </table:table-row>
        <table:table-row table:style-name="ro1">
          <table:table-cell office:value-type="float" office:value="19.9095" calcext:value-type="float">
            <text:p>19,9095</text:p>
          </table:table-cell>
          <table:table-cell office:value-type="float" office:value="9.59418" calcext:value-type="float">
            <text:p>9,59418</text:p>
          </table:table-cell>
          <table:table-cell office:value-type="float" office:value="4.75962" calcext:value-type="float">
            <text:p>4,75962</text:p>
          </table:table-cell>
          <table:table-cell table:number-columns-repeated="6"/>
        </table:table-row>
        <table:table-row table:style-name="ro1">
          <table:table-cell office:value-type="float" office:value="17.8437" calcext:value-type="float">
            <text:p>17,8437</text:p>
          </table:table-cell>
          <table:table-cell office:value-type="float" office:value="10.1961" calcext:value-type="float">
            <text:p>10,1961</text:p>
          </table:table-cell>
          <table:table-cell office:value-type="float" office:value="7.27273" calcext:value-type="float">
            <text:p>7,27273</text:p>
          </table:table-cell>
          <table:table-cell table:number-columns-repeated="6"/>
        </table:table-row>
        <table:table-row table:style-name="ro1">
          <table:table-cell office:value-type="float" office:value="20.8989" calcext:value-type="float">
            <text:p>20,8989</text:p>
          </table:table-cell>
          <table:table-cell office:value-type="float" office:value="5.94059" calcext:value-type="float">
            <text:p>5,94059</text:p>
          </table:table-cell>
          <table:table-cell office:value-type="float" office:value="4.95177" calcext:value-type="float">
            <text:p>4,95177</text:p>
          </table:table-cell>
          <table:table-cell table:number-columns-repeated="6"/>
        </table:table-row>
        <table:table-row table:style-name="ro1">
          <table:table-cell office:value-type="float" office:value="21.0229" calcext:value-type="float">
            <text:p>21,0229</text:p>
          </table:table-cell>
          <table:table-cell office:value-type="float" office:value="10.6662" calcext:value-type="float">
            <text:p>10,6662</text:p>
          </table:table-cell>
          <table:table-cell office:value-type="float" office:value="4.54545" calcext:value-type="float">
            <text:p>4,54545</text:p>
          </table:table-cell>
          <table:table-cell table:number-columns-repeated="6"/>
        </table:table-row>
        <table:table-row table:style-name="ro1">
          <table:table-cell office:value-type="float" office:value="19.5491" calcext:value-type="float">
            <text:p>19,5491</text:p>
          </table:table-cell>
          <table:table-cell office:value-type="float" office:value="9.28962" calcext:value-type="float">
            <text:p>9,28962</text:p>
          </table:table-cell>
          <table:table-cell office:value-type="float" office:value="5.07018" calcext:value-type="float">
            <text:p>5,07018</text:p>
          </table:table-cell>
          <table:table-cell table:number-columns-repeated="6"/>
        </table:table-row>
        <table:table-row table:style-name="ro1">
          <table:table-cell office:value-type="float" office:value="18.118" calcext:value-type="float">
            <text:p>18,118</text:p>
          </table:table-cell>
          <table:table-cell office:value-type="float" office:value="7.36196" calcext:value-type="float">
            <text:p>7,36196</text:p>
          </table:table-cell>
          <table:table-cell office:value-type="float" office:value="4.64817" calcext:value-type="float">
            <text:p>4,64817</text:p>
          </table:table-cell>
          <table:table-cell table:number-columns-repeated="6"/>
        </table:table-row>
        <table:table-row table:style-name="ro1">
          <table:table-cell office:value-type="float" office:value="20.2219" calcext:value-type="float">
            <text:p>20,2219</text:p>
          </table:table-cell>
          <table:table-cell office:value-type="float" office:value="9.00064" calcext:value-type="float">
            <text:p>9,00064</text:p>
          </table:table-cell>
          <table:table-cell office:value-type="float" office:value="4.51575" calcext:value-type="float">
            <text:p>4,51575</text:p>
          </table:table-cell>
          <table:table-cell table:number-columns-repeated="6"/>
        </table:table-row>
        <table:table-row table:style-name="ro1">
          <table:table-cell office:value-type="float" office:value="18.0172" calcext:value-type="float">
            <text:p>18,0172</text:p>
          </table:table-cell>
          <table:table-cell office:value-type="float" office:value="10.1931" calcext:value-type="float">
            <text:p>10,1931</text:p>
          </table:table-cell>
          <table:table-cell office:value-type="float" office:value="5.16408" calcext:value-type="float">
            <text:p>5,16408</text:p>
          </table:table-cell>
          <table:table-cell table:number-columns-repeated="6"/>
        </table:table-row>
        <table:table-row table:style-name="ro1">
          <table:table-cell office:value-type="float" office:value="20.1842" calcext:value-type="float">
            <text:p>20,1842</text:p>
          </table:table-cell>
          <table:table-cell office:value-type="float" office:value="8.31848" calcext:value-type="float">
            <text:p>8,31848</text:p>
          </table:table-cell>
          <table:table-cell office:value-type="float" office:value="5.20115" calcext:value-type="float">
            <text:p>5,20115</text:p>
          </table:table-cell>
          <table:table-cell table:number-columns-repeated="6"/>
        </table:table-row>
        <table:table-row table:style-name="ro1">
          <table:table-cell office:value-type="float" office:value="19.0522" calcext:value-type="float">
            <text:p>19,0522</text:p>
          </table:table-cell>
          <table:table-cell office:value-type="float" office:value="9.84456" calcext:value-type="float">
            <text:p>9,84456</text:p>
          </table:table-cell>
          <table:table-cell office:value-type="float" office:value="4.9351" calcext:value-type="float">
            <text:p>4,9351</text:p>
          </table:table-cell>
          <table:table-cell table:number-columns-repeated="6"/>
        </table:table-row>
        <table:table-row table:style-name="ro1">
          <table:table-cell office:value-type="float" office:value="20.7965" calcext:value-type="float">
            <text:p>20,7965</text:p>
          </table:table-cell>
          <table:table-cell office:value-type="float" office:value="10.186" calcext:value-type="float">
            <text:p>10,186</text:p>
          </table:table-cell>
          <table:table-cell office:value-type="float" office:value="4.81797" calcext:value-type="float">
            <text:p>4,81797</text:p>
          </table:table-cell>
          <table:table-cell table:number-columns-repeated="6"/>
        </table:table-row>
        <table:table-row table:style-name="ro1">
          <table:table-cell office:value-type="float" office:value="18.8514" calcext:value-type="float">
            <text:p>18,8514</text:p>
          </table:table-cell>
          <table:table-cell office:value-type="float" office:value="9.85159" calcext:value-type="float">
            <text:p>9,85159</text:p>
          </table:table-cell>
          <table:table-cell office:value-type="float" office:value="5.07448" calcext:value-type="float">
            <text:p>5,07448</text:p>
          </table:table-cell>
          <table:table-cell table:number-columns-repeated="6"/>
        </table:table-row>
        <table:table-row table:style-name="ro1">
          <table:table-cell office:value-type="float" office:value="19.4684" calcext:value-type="float">
            <text:p>19,4684</text:p>
          </table:table-cell>
          <table:table-cell office:value-type="float" office:value="9.58904" calcext:value-type="float">
            <text:p>9,58904</text:p>
          </table:table-cell>
          <table:table-cell office:value-type="float" office:value="5.11373" calcext:value-type="float">
            <text:p>5,11373</text:p>
          </table:table-cell>
          <table:table-cell table:number-columns-repeated="6"/>
        </table:table-row>
        <table:table-row table:style-name="ro1">
          <table:table-cell office:value-type="float" office:value="17.949" calcext:value-type="float">
            <text:p>17,949</text:p>
          </table:table-cell>
          <table:table-cell office:value-type="float" office:value="10.043" calcext:value-type="float">
            <text:p>10,043</text:p>
          </table:table-cell>
          <table:table-cell office:value-type="float" office:value="5.17197" calcext:value-type="float">
            <text:p>5,17197</text:p>
          </table:table-cell>
          <table:table-cell table:number-columns-repeated="6"/>
        </table:table-row>
        <table:table-row table:style-name="ro1">
          <table:table-cell office:value-type="float" office:value="20.1915" calcext:value-type="float">
            <text:p>20,1915</text:p>
          </table:table-cell>
          <table:table-cell office:value-type="float" office:value="9.67049" calcext:value-type="float">
            <text:p>9,67049</text:p>
          </table:table-cell>
          <table:table-cell office:value-type="float" office:value="4.81702" calcext:value-type="float">
            <text:p>4,81702</text:p>
          </table:table-cell>
          <table:table-cell table:number-columns-repeated="6"/>
        </table:table-row>
        <table:table-row table:style-name="ro1">
          <table:table-cell office:value-type="float" office:value="16.9063" calcext:value-type="float">
            <text:p>16,9063</text:p>
          </table:table-cell>
          <table:table-cell office:value-type="float" office:value="10.1501" calcext:value-type="float">
            <text:p>10,1501</text:p>
          </table:table-cell>
          <table:table-cell office:value-type="float" office:value="5.98291" calcext:value-type="float">
            <text:p>5,98291</text:p>
          </table:table-cell>
          <table:table-cell table:number-columns-repeated="6"/>
        </table:table-row>
        <table:table-row table:style-name="ro1">
          <table:table-cell office:value-type="float" office:value="16.4336" calcext:value-type="float">
            <text:p>16,4336</text:p>
          </table:table-cell>
          <table:table-cell office:value-type="float" office:value="10.6321" calcext:value-type="float">
            <text:p>10,6321</text:p>
          </table:table-cell>
          <table:table-cell office:value-type="float" office:value="4.83561" calcext:value-type="float">
            <text:p>4,83561</text:p>
          </table:table-cell>
          <table:table-cell table:number-columns-repeated="6"/>
        </table:table-row>
        <table:table-row table:style-name="ro1">
          <table:table-cell office:value-type="float" office:value="18.594" calcext:value-type="float">
            <text:p>18,594</text:p>
          </table:table-cell>
          <table:table-cell office:value-type="float" office:value="10.1146" calcext:value-type="float">
            <text:p>10,1146</text:p>
          </table:table-cell>
          <table:table-cell office:value-type="float" office:value="4.7657" calcext:value-type="float">
            <text:p>4,7657</text:p>
          </table:table-cell>
          <table:table-cell table:number-columns-repeated="6"/>
        </table:table-row>
        <table:table-row table:style-name="ro1">
          <table:table-cell office:value-type="float" office:value="19.5416" calcext:value-type="float">
            <text:p>19,5416</text:p>
          </table:table-cell>
          <table:table-cell office:value-type="float" office:value="10.2147" calcext:value-type="float">
            <text:p>10,2147</text:p>
          </table:table-cell>
          <table:table-cell office:value-type="float" office:value="5.02448" calcext:value-type="float">
            <text:p>5,02448</text:p>
          </table:table-cell>
          <table:table-cell table:number-columns-repeated="6"/>
        </table:table-row>
        <table:table-row table:style-name="ro1">
          <table:table-cell office:value-type="float" office:value="18.1717" calcext:value-type="float">
            <text:p>18,1717</text:p>
          </table:table-cell>
          <table:table-cell office:value-type="float" office:value="9.62206" calcext:value-type="float">
            <text:p>9,62206</text:p>
          </table:table-cell>
          <table:table-cell office:value-type="float" office:value="4.89834" calcext:value-type="float">
            <text:p>4,89834</text:p>
          </table:table-cell>
          <table:table-cell table:number-columns-repeated="6"/>
        </table:table-row>
        <table:table-row table:style-name="ro1">
          <table:table-cell office:value-type="float" office:value="17.9933" calcext:value-type="float">
            <text:p>17,9933</text:p>
          </table:table-cell>
          <table:table-cell office:value-type="float" office:value="10.2908" calcext:value-type="float">
            <text:p>10,2908</text:p>
          </table:table-cell>
          <table:table-cell office:value-type="float" office:value="5.13864" calcext:value-type="float">
            <text:p>5,13864</text:p>
          </table:table-cell>
          <table:table-cell table:number-columns-repeated="6"/>
        </table:table-row>
        <table:table-row table:style-name="ro1">
          <table:table-cell office:value-type="float" office:value="16.3194" calcext:value-type="float">
            <text:p>16,3194</text:p>
          </table:table-cell>
          <table:table-cell office:value-type="float" office:value="10.6328" calcext:value-type="float">
            <text:p>10,6328</text:p>
          </table:table-cell>
          <table:table-cell office:value-type="float" office:value="4.81104" calcext:value-type="float">
            <text:p>4,81104</text:p>
          </table:table-cell>
          <table:table-cell table:number-columns-repeated="6"/>
        </table:table-row>
        <table:table-row table:style-name="ro1">
          <table:table-cell office:value-type="float" office:value="18.9774" calcext:value-type="float">
            <text:p>18,9774</text:p>
          </table:table-cell>
          <table:table-cell office:value-type="float" office:value="9.35945" calcext:value-type="float">
            <text:p>9,35945</text:p>
          </table:table-cell>
          <table:table-cell office:value-type="float" office:value="2.9703" calcext:value-type="float">
            <text:p>2,9703</text:p>
          </table:table-cell>
          <table:table-cell table:number-columns-repeated="6"/>
        </table:table-row>
        <table:table-row table:style-name="ro1">
          <table:table-cell office:value-type="float" office:value="20.1791" calcext:value-type="float">
            <text:p>20,1791</text:p>
          </table:table-cell>
          <table:table-cell office:value-type="float" office:value="10.6342" calcext:value-type="float">
            <text:p>10,6342</text:p>
          </table:table-cell>
          <table:table-cell office:value-type="float" office:value="5.03649" calcext:value-type="float">
            <text:p>5,03649</text:p>
          </table:table-cell>
          <table:table-cell table:number-columns-repeated="6"/>
        </table:table-row>
        <table:table-row table:style-name="ro1">
          <table:table-cell office:value-type="float" office:value="16.2058" calcext:value-type="float">
            <text:p>16,2058</text:p>
          </table:table-cell>
          <table:table-cell office:value-type="float" office:value="10.2531" calcext:value-type="float">
            <text:p>10,2531</text:p>
          </table:table-cell>
          <table:table-cell office:value-type="float" office:value="4.79193" calcext:value-type="float">
            <text:p>4,79193</text:p>
          </table:table-cell>
          <table:table-cell table:number-columns-repeated="6"/>
        </table:table-row>
        <table:table-row table:style-name="ro1">
          <table:table-cell office:value-type="float" office:value="18.8274" calcext:value-type="float">
            <text:p>18,8274</text:p>
          </table:table-cell>
          <table:table-cell office:value-type="float" office:value="9.85915" calcext:value-type="float">
            <text:p>9,85915</text:p>
          </table:table-cell>
          <table:table-cell office:value-type="float" office:value="5.03321" calcext:value-type="float">
            <text:p>5,03321</text:p>
          </table:table-cell>
          <table:table-cell table:number-columns-repeated="6"/>
        </table:table-row>
        <table:table-row table:style-name="ro1">
          <table:table-cell office:value-type="float" office:value="18.9567" calcext:value-type="float">
            <text:p>18,9567</text:p>
          </table:table-cell>
          <table:table-cell office:value-type="float" office:value="9.80066" calcext:value-type="float">
            <text:p>9,80066</text:p>
          </table:table-cell>
          <table:table-cell office:value-type="float" office:value="5.02421" calcext:value-type="float">
            <text:p>5,02421</text:p>
          </table:table-cell>
          <table:table-cell table:number-columns-repeated="6"/>
        </table:table-row>
        <table:table-row table:style-name="ro1">
          <table:table-cell office:value-type="float" office:value="19.2231" calcext:value-type="float">
            <text:p>19,2231</text:p>
          </table:table-cell>
          <table:table-cell office:value-type="float" office:value="10.8333" calcext:value-type="float">
            <text:p>10,8333</text:p>
          </table:table-cell>
          <table:table-cell office:value-type="float" office:value="4.89667" calcext:value-type="float">
            <text:p>4,89667</text:p>
          </table:table-cell>
          <table:table-cell table:number-columns-repeated="6"/>
        </table:table-row>
        <table:table-row table:style-name="ro1">
          <table:table-cell office:value-type="float" office:value="18.4381" calcext:value-type="float">
            <text:p>18,4381</text:p>
          </table:table-cell>
          <table:table-cell office:value-type="float" office:value="9.80517" calcext:value-type="float">
            <text:p>9,80517</text:p>
          </table:table-cell>
          <table:table-cell office:value-type="float" office:value="5.34087" calcext:value-type="float">
            <text:p>5,34087</text:p>
          </table:table-cell>
          <table:table-cell table:number-columns-repeated="6"/>
        </table:table-row>
        <table:table-row table:style-name="ro1">
          <table:table-cell office:value-type="float" office:value="15.9864" calcext:value-type="float">
            <text:p>15,9864</text:p>
          </table:table-cell>
          <table:table-cell office:value-type="float" office:value="10.2661" calcext:value-type="float">
            <text:p>10,2661</text:p>
          </table:table-cell>
          <table:table-cell office:value-type="float" office:value="4.96859" calcext:value-type="float">
            <text:p>4,96859</text:p>
          </table:table-cell>
          <table:table-cell table:number-columns-repeated="6"/>
        </table:table-row>
        <table:table-row table:style-name="ro1">
          <table:table-cell office:value-type="float" office:value="19.5751" calcext:value-type="float">
            <text:p>19,5751</text:p>
          </table:table-cell>
          <table:table-cell office:value-type="float" office:value="9.32945" calcext:value-type="float">
            <text:p>9,32945</text:p>
          </table:table-cell>
          <table:table-cell office:value-type="float" office:value="5.09326" calcext:value-type="float">
            <text:p>5,09326</text:p>
          </table:table-cell>
          <table:table-cell table:number-columns-repeated="6"/>
        </table:table-row>
        <table:table-row table:style-name="ro1">
          <table:table-cell office:value-type="float" office:value="18.4975" calcext:value-type="float">
            <text:p>18,4975</text:p>
          </table:table-cell>
          <table:table-cell office:value-type="float" office:value="9.80684" calcext:value-type="float">
            <text:p>9,80684</text:p>
          </table:table-cell>
          <table:table-cell office:value-type="float" office:value="5.31326" calcext:value-type="float">
            <text:p>5,31326</text:p>
          </table:table-cell>
          <table:table-cell table:number-columns-repeated="6"/>
        </table:table-row>
        <table:table-row table:style-name="ro1">
          <table:table-cell office:value-type="float" office:value="20.6452" calcext:value-type="float">
            <text:p>20,6452</text:p>
          </table:table-cell>
          <table:table-cell office:value-type="float" office:value="10.4257" calcext:value-type="float">
            <text:p>10,4257</text:p>
          </table:table-cell>
          <table:table-cell office:value-type="float" office:value="4.75849" calcext:value-type="float">
            <text:p>4,75849</text:p>
          </table:table-cell>
          <table:table-cell table:number-columns-repeated="6"/>
        </table:table-row>
        <table:table-row table:style-name="ro1">
          <table:table-cell office:value-type="float" office:value="15.6652" calcext:value-type="float">
            <text:p>15,6652</text:p>
          </table:table-cell>
          <table:table-cell office:value-type="float" office:value="10.9791" calcext:value-type="float">
            <text:p>10,9791</text:p>
          </table:table-cell>
          <table:table-cell office:value-type="float" office:value="4.59651" calcext:value-type="float">
            <text:p>4,59651</text:p>
          </table:table-cell>
          <table:table-cell table:number-columns-repeated="6"/>
        </table:table-row>
        <table:table-row table:style-name="ro1">
          <table:table-cell office:value-type="float" office:value="19.8935" calcext:value-type="float">
            <text:p>19,8935</text:p>
          </table:table-cell>
          <table:table-cell office:value-type="float" office:value="9.60065" calcext:value-type="float">
            <text:p>9,60065</text:p>
          </table:table-cell>
          <table:table-cell office:value-type="float" office:value="5.31136" calcext:value-type="float">
            <text:p>5,31136</text:p>
          </table:table-cell>
          <table:table-cell table:number-columns-repeated="6"/>
        </table:table-row>
        <table:table-row table:style-name="ro1">
          <table:table-cell office:value-type="float" office:value="16.5584" calcext:value-type="float">
            <text:p>16,5584</text:p>
          </table:table-cell>
          <table:table-cell office:value-type="float" office:value="10.6226" calcext:value-type="float">
            <text:p>10,6226</text:p>
          </table:table-cell>
          <table:table-cell office:value-type="float" office:value="4.83542" calcext:value-type="float">
            <text:p>4,83542</text:p>
          </table:table-cell>
          <table:table-cell table:number-columns-repeated="6"/>
        </table:table-row>
        <table:table-row table:style-name="ro1">
          <table:table-cell office:value-type="float" office:value="18.0115" calcext:value-type="float">
            <text:p>18,0115</text:p>
          </table:table-cell>
          <table:table-cell office:value-type="float" office:value="10.5561" calcext:value-type="float">
            <text:p>10,5561</text:p>
          </table:table-cell>
          <table:table-cell office:value-type="float" office:value="5.23997" calcext:value-type="float">
            <text:p>5,23997</text:p>
          </table:table-cell>
          <table:table-cell table:number-columns-repeated="6"/>
        </table:table-row>
        <table:table-row table:style-name="ro1">
          <table:table-cell office:value-type="float" office:value="16.0458" calcext:value-type="float">
            <text:p>16,0458</text:p>
          </table:table-cell>
          <table:table-cell office:value-type="float" office:value="10.5988" calcext:value-type="float">
            <text:p>10,5988</text:p>
          </table:table-cell>
          <table:table-cell office:value-type="float" office:value="4.84496" calcext:value-type="float">
            <text:p>4,84496</text:p>
          </table:table-cell>
          <table:table-cell table:number-columns-repeated="6"/>
        </table:table-row>
        <table:table-row table:style-name="ro1">
          <table:table-cell office:value-type="float" office:value="20.9119" calcext:value-type="float">
            <text:p>20,9119</text:p>
          </table:table-cell>
          <table:table-cell office:value-type="float" office:value="6.06061" calcext:value-type="float">
            <text:p>6,06061</text:p>
          </table:table-cell>
          <table:table-cell office:value-type="float" office:value="4.95932" calcext:value-type="float">
            <text:p>4,95932</text:p>
          </table:table-cell>
          <table:table-cell table:number-columns-repeated="6"/>
        </table:table-row>
        <table:table-row table:style-name="ro1">
          <table:table-cell office:value-type="float" office:value="17.332" calcext:value-type="float">
            <text:p>17,332</text:p>
          </table:table-cell>
          <table:table-cell office:value-type="float" office:value="9.32312" calcext:value-type="float">
            <text:p>9,32312</text:p>
          </table:table-cell>
          <table:table-cell office:value-type="float" office:value="5.47299" calcext:value-type="float">
            <text:p>5,47299</text:p>
          </table:table-cell>
          <table:table-cell table:number-columns-repeated="6"/>
        </table:table-row>
        <table:table-row table:style-name="ro1">
          <table:table-cell office:value-type="float" office:value="16.9077" calcext:value-type="float">
            <text:p>16,9077</text:p>
          </table:table-cell>
          <table:table-cell office:value-type="float" office:value="10.2041" calcext:value-type="float">
            <text:p>10,2041</text:p>
          </table:table-cell>
          <table:table-cell office:value-type="float" office:value="4.703" calcext:value-type="float">
            <text:p>4,703</text:p>
          </table:table-cell>
          <table:table-cell table:number-columns-repeated="6"/>
        </table:table-row>
        <table:table-row table:style-name="ro1">
          <table:table-cell office:value-type="float" office:value="16.2351" calcext:value-type="float">
            <text:p>16,2351</text:p>
          </table:table-cell>
          <table:table-cell office:value-type="float" office:value="8.49057" calcext:value-type="float">
            <text:p>8,49057</text:p>
          </table:table-cell>
          <table:table-cell office:value-type="float" office:value="5.5666" calcext:value-type="float">
            <text:p>5,5666</text:p>
          </table:table-cell>
          <table:table-cell table:number-columns-repeated="6"/>
        </table:table-row>
        <table:table-row table:style-name="ro1">
          <table:table-cell office:value-type="float" office:value="20.3226" calcext:value-type="float">
            <text:p>20,3226</text:p>
          </table:table-cell>
          <table:table-cell office:value-type="float" office:value="10.8686" calcext:value-type="float">
            <text:p>10,8686</text:p>
          </table:table-cell>
          <table:table-cell office:value-type="float" office:value="5.09392" calcext:value-type="float">
            <text:p>5,09392</text:p>
          </table:table-cell>
          <table:table-cell table:number-columns-repeated="6"/>
        </table:table-row>
        <table:table-row table:style-name="ro1">
          <table:table-cell office:value-type="float" office:value="19.061" calcext:value-type="float">
            <text:p>19,061</text:p>
          </table:table-cell>
          <table:table-cell office:value-type="float" office:value="10.6195" calcext:value-type="float">
            <text:p>10,6195</text:p>
          </table:table-cell>
          <table:table-cell office:value-type="float" office:value="4.89461" calcext:value-type="float">
            <text:p>4,89461</text:p>
          </table:table-cell>
          <table:table-cell table:number-columns-repeated="6"/>
        </table:table-row>
        <table:table-row table:style-name="ro1">
          <table:table-cell office:value-type="float" office:value="16.2818" calcext:value-type="float">
            <text:p>16,2818</text:p>
          </table:table-cell>
          <table:table-cell office:value-type="float" office:value="8.49057" calcext:value-type="float">
            <text:p>8,49057</text:p>
          </table:table-cell>
          <table:table-cell office:value-type="float" office:value="5.57244" calcext:value-type="float">
            <text:p>5,57244</text:p>
          </table:table-cell>
          <table:table-cell table:number-columns-repeated="6"/>
        </table:table-row>
        <table:table-row table:style-name="ro1">
          <table:table-cell office:value-type="float" office:value="19.1426" calcext:value-type="float">
            <text:p>19,1426</text:p>
          </table:table-cell>
          <table:table-cell office:value-type="float" office:value="10.0542" calcext:value-type="float">
            <text:p>10,0542</text:p>
          </table:table-cell>
          <table:table-cell office:value-type="float" office:value="4.85985" calcext:value-type="float">
            <text:p>4,85985</text:p>
          </table:table-cell>
          <table:table-cell table:number-columns-repeated="6"/>
        </table:table-row>
        <table:table-row table:style-name="ro1">
          <table:table-cell office:value-type="float" office:value="20.2182" calcext:value-type="float">
            <text:p>20,2182</text:p>
          </table:table-cell>
          <table:table-cell office:value-type="float" office:value="9.69402" calcext:value-type="float">
            <text:p>9,69402</text:p>
          </table:table-cell>
          <table:table-cell office:value-type="float" office:value="4.79252" calcext:value-type="float">
            <text:p>4,79252</text:p>
          </table:table-cell>
          <table:table-cell table:number-columns-repeated="6"/>
        </table:table-row>
        <table:table-row table:style-name="ro1">
          <table:table-cell office:value-type="float" office:value="19.1724" calcext:value-type="float">
            <text:p>19,1724</text:p>
          </table:table-cell>
          <table:table-cell office:value-type="float" office:value="9.04615" calcext:value-type="float">
            <text:p>9,04615</text:p>
          </table:table-cell>
          <table:table-cell office:value-type="float" office:value="4.92516" calcext:value-type="float">
            <text:p>4,92516</text:p>
          </table:table-cell>
          <table:table-cell table:number-columns-repeated="6"/>
        </table:table-row>
        <table:table-row table:style-name="ro1">
          <table:table-cell office:value-type="float" office:value="20.2226" calcext:value-type="float">
            <text:p>20,2226</text:p>
          </table:table-cell>
          <table:table-cell office:value-type="float" office:value="8.93977" calcext:value-type="float">
            <text:p>8,93977</text:p>
          </table:table-cell>
          <table:table-cell office:value-type="float" office:value="4.59364" calcext:value-type="float">
            <text:p>4,59364</text:p>
          </table:table-cell>
          <table:table-cell table:number-columns-repeated="6"/>
        </table:table-row>
        <table:table-row table:style-name="ro1">
          <table:table-cell office:value-type="float" office:value="19.7908" calcext:value-type="float">
            <text:p>19,7908</text:p>
          </table:table-cell>
          <table:table-cell office:value-type="float" office:value="11.6505" calcext:value-type="float">
            <text:p>11,6505</text:p>
          </table:table-cell>
          <table:table-cell office:value-type="float" office:value="4.88119" calcext:value-type="float">
            <text:p>4,88119</text:p>
          </table:table-cell>
          <table:table-cell table:number-columns-repeated="6"/>
        </table:table-row>
        <table:table-row table:style-name="ro1">
          <table:table-cell office:value-type="float" office:value="17.911" calcext:value-type="float">
            <text:p>17,911</text:p>
          </table:table-cell>
          <table:table-cell office:value-type="float" office:value="10.0455" calcext:value-type="float">
            <text:p>10,0455</text:p>
          </table:table-cell>
          <table:table-cell office:value-type="float" office:value="5.18293" calcext:value-type="float">
            <text:p>5,18293</text:p>
          </table:table-cell>
          <table:table-cell table:number-columns-repeated="6"/>
        </table:table-row>
        <table:table-row table:style-name="ro1">
          <table:table-cell office:value-type="float" office:value="16.5297" calcext:value-type="float">
            <text:p>16,5297</text:p>
          </table:table-cell>
          <table:table-cell office:value-type="float" office:value="11.0997" calcext:value-type="float">
            <text:p>11,0997</text:p>
          </table:table-cell>
          <table:table-cell office:value-type="float" office:value="5.23729" calcext:value-type="float">
            <text:p>5,23729</text:p>
          </table:table-cell>
          <table:table-cell table:number-columns-repeated="6"/>
        </table:table-row>
        <table:table-row table:style-name="ro1">
          <table:table-cell office:value-type="float" office:value="20.9187" calcext:value-type="float">
            <text:p>20,9187</text:p>
          </table:table-cell>
          <table:table-cell office:value-type="float" office:value="9.52687" calcext:value-type="float">
            <text:p>9,52687</text:p>
          </table:table-cell>
          <table:table-cell office:value-type="float" office:value="4.58965" calcext:value-type="float">
            <text:p>4,58965</text:p>
          </table:table-cell>
          <table:table-cell table:number-columns-repeated="6"/>
        </table:table-row>
        <table:table-row table:style-name="ro1">
          <table:table-cell office:value-type="float" office:value="18.5685" calcext:value-type="float">
            <text:p>18,5685</text:p>
          </table:table-cell>
          <table:table-cell office:value-type="float" office:value="10.1449" calcext:value-type="float">
            <text:p>10,1449</text:p>
          </table:table-cell>
          <table:table-cell office:value-type="float" office:value="4.7558" calcext:value-type="float">
            <text:p>4,7558</text:p>
          </table:table-cell>
          <table:table-cell table:number-columns-repeated="6"/>
        </table:table-row>
        <table:table-row table:style-name="ro1">
          <table:table-cell office:value-type="float" office:value="18.4609" calcext:value-type="float">
            <text:p>18,4609</text:p>
          </table:table-cell>
          <table:table-cell office:value-type="float" office:value="10.1212" calcext:value-type="float">
            <text:p>10,1212</text:p>
          </table:table-cell>
          <table:table-cell office:value-type="float" office:value="4.76037" calcext:value-type="float">
            <text:p>4,76037</text:p>
          </table:table-cell>
          <table:table-cell table:number-columns-repeated="6"/>
        </table:table-row>
        <table:table-row table:style-name="ro1">
          <table:table-cell office:value-type="float" office:value="15.7191" calcext:value-type="float">
            <text:p>15,7191</text:p>
          </table:table-cell>
          <table:table-cell office:value-type="float" office:value="10.2662" calcext:value-type="float">
            <text:p>10,2662</text:p>
          </table:table-cell>
          <table:table-cell office:value-type="float" office:value="4.9821" calcext:value-type="float">
            <text:p>4,9821</text:p>
          </table:table-cell>
          <table:table-cell table:number-columns-repeated="6"/>
        </table:table-row>
        <table:table-row table:style-name="ro1">
          <table:table-cell office:value-type="float" office:value="19.478" calcext:value-type="float">
            <text:p>19,478</text:p>
          </table:table-cell>
          <table:table-cell office:value-type="float" office:value="10.513" calcext:value-type="float">
            <text:p>10,513</text:p>
          </table:table-cell>
          <table:table-cell office:value-type="float" office:value="5.24194" calcext:value-type="float">
            <text:p>5,24194</text:p>
          </table:table-cell>
          <table:table-cell table:number-columns-repeated="6"/>
        </table:table-row>
        <table:table-row table:style-name="ro1">
          <table:table-cell office:value-type="float" office:value="18.4795" calcext:value-type="float">
            <text:p>18,4795</text:p>
          </table:table-cell>
          <table:table-cell office:value-type="float" office:value="9.8401" calcext:value-type="float">
            <text:p>9,8401</text:p>
          </table:table-cell>
          <table:table-cell office:value-type="float" office:value="5.25" calcext:value-type="float">
            <text:p>5,25</text:p>
          </table:table-cell>
          <table:table-cell table:number-columns-repeated="6"/>
        </table:table-row>
        <table:table-row table:style-name="ro1">
          <table:table-cell office:value-type="float" office:value="19.3927" calcext:value-type="float">
            <text:p>19,3927</text:p>
          </table:table-cell>
          <table:table-cell office:value-type="float" office:value="8.84956" calcext:value-type="float">
            <text:p>8,84956</text:p>
          </table:table-cell>
          <table:table-cell office:value-type="float" office:value="4.95413" calcext:value-type="float">
            <text:p>4,95413</text:p>
          </table:table-cell>
          <table:table-cell table:number-columns-repeated="6"/>
        </table:table-row>
        <table:table-row table:style-name="ro1">
          <table:table-cell office:value-type="float" office:value="16.7763" calcext:value-type="float">
            <text:p>16,7763</text:p>
          </table:table-cell>
          <table:table-cell office:value-type="float" office:value="10.6124" calcext:value-type="float">
            <text:p>10,6124</text:p>
          </table:table-cell>
          <table:table-cell office:value-type="float" office:value="4.81539" calcext:value-type="float">
            <text:p>4,81539</text:p>
          </table:table-cell>
          <table:table-cell table:number-columns-repeated="6"/>
        </table:table-row>
        <table:table-row table:style-name="ro1">
          <table:table-cell office:value-type="float" office:value="19.4595" calcext:value-type="float">
            <text:p>19,4595</text:p>
          </table:table-cell>
          <table:table-cell office:value-type="float" office:value="10.607" calcext:value-type="float">
            <text:p>10,607</text:p>
          </table:table-cell>
          <table:table-cell office:value-type="float" office:value="5.0571" calcext:value-type="float">
            <text:p>5,0571</text:p>
          </table:table-cell>
          <table:table-cell table:number-columns-repeated="6"/>
        </table:table-row>
        <table:table-row table:style-name="ro1">
          <table:table-cell office:value-type="float" office:value="15.9574" calcext:value-type="float">
            <text:p>15,9574</text:p>
          </table:table-cell>
          <table:table-cell office:value-type="float" office:value="9.42157" calcext:value-type="float">
            <text:p>9,42157</text:p>
          </table:table-cell>
          <table:table-cell office:value-type="float" office:value="5.10383" calcext:value-type="float">
            <text:p>5,10383</text:p>
          </table:table-cell>
          <table:table-cell table:number-columns-repeated="6"/>
        </table:table-row>
        <table:table-row table:style-name="ro1">
          <table:table-cell office:value-type="float" office:value="17.855" calcext:value-type="float">
            <text:p>17,855</text:p>
          </table:table-cell>
          <table:table-cell office:value-type="float" office:value="10.2615" calcext:value-type="float">
            <text:p>10,2615</text:p>
          </table:table-cell>
          <table:table-cell office:value-type="float" office:value="6.66667" calcext:value-type="float">
            <text:p>6,66667</text:p>
          </table:table-cell>
          <table:table-cell table:number-columns-repeated="6"/>
        </table:table-row>
        <table:table-row table:style-name="ro1">
          <table:table-cell office:value-type="float" office:value="19.7865" calcext:value-type="float">
            <text:p>19,7865</text:p>
          </table:table-cell>
          <table:table-cell office:value-type="float" office:value="11.7647" calcext:value-type="float">
            <text:p>11,7647</text:p>
          </table:table-cell>
          <table:table-cell office:value-type="float" office:value="4.86379" calcext:value-type="float">
            <text:p>4,86379</text:p>
          </table:table-cell>
          <table:table-cell table:number-columns-repeated="6"/>
        </table:table-row>
        <table:table-row table:style-name="ro1">
          <table:table-cell office:value-type="float" office:value="16.1721" calcext:value-type="float">
            <text:p>16,1721</text:p>
          </table:table-cell>
          <table:table-cell office:value-type="float" office:value="9.47663" calcext:value-type="float">
            <text:p>9,47663</text:p>
          </table:table-cell>
          <table:table-cell office:value-type="float" office:value="5.38065" calcext:value-type="float">
            <text:p>5,38065</text:p>
          </table:table-cell>
          <table:table-cell table:number-columns-repeated="6"/>
        </table:table-row>
        <table:table-row table:style-name="ro1">
          <table:table-cell office:value-type="float" office:value="19.1868" calcext:value-type="float">
            <text:p>19,1868</text:p>
          </table:table-cell>
          <table:table-cell office:value-type="float" office:value="9.12477" calcext:value-type="float">
            <text:p>9,12477</text:p>
          </table:table-cell>
          <table:table-cell office:value-type="float" office:value="4.90857" calcext:value-type="float">
            <text:p>4,90857</text:p>
          </table:table-cell>
          <table:table-cell table:number-columns-repeated="6"/>
        </table:table-row>
        <table:table-row table:style-name="ro1">
          <table:table-cell office:value-type="float" office:value="18.4664" calcext:value-type="float">
            <text:p>18,4664</text:p>
          </table:table-cell>
          <table:table-cell office:value-type="float" office:value="9.79065" calcext:value-type="float">
            <text:p>9,79065</text:p>
          </table:table-cell>
          <table:table-cell office:value-type="float" office:value="5.34469" calcext:value-type="float">
            <text:p>5,34469</text:p>
          </table:table-cell>
          <table:table-cell table:number-columns-repeated="6"/>
        </table:table-row>
        <table:table-row table:style-name="ro1">
          <table:table-cell office:value-type="float" office:value="20.803" calcext:value-type="float">
            <text:p>20,803</text:p>
          </table:table-cell>
          <table:table-cell office:value-type="float" office:value="10.2142" calcext:value-type="float">
            <text:p>10,2142</text:p>
          </table:table-cell>
          <table:table-cell office:value-type="float" office:value="4.80962" calcext:value-type="float">
            <text:p>4,80962</text:p>
          </table:table-cell>
          <table:table-cell table:number-columns-repeated="6"/>
        </table:table-row>
        <table:table-row table:style-name="ro1">
          <table:table-cell office:value-type="float" office:value="16.8789" calcext:value-type="float">
            <text:p>16,8789</text:p>
          </table:table-cell>
          <table:table-cell office:value-type="float" office:value="9.9359" calcext:value-type="float">
            <text:p>9,9359</text:p>
          </table:table-cell>
          <table:table-cell office:value-type="float" office:value="4.71831" calcext:value-type="float">
            <text:p>4,71831</text:p>
          </table:table-cell>
          <table:table-cell table:number-columns-repeated="6"/>
        </table:table-row>
        <table:table-row table:style-name="ro1">
          <table:table-cell office:value-type="float" office:value="19.3405" calcext:value-type="float">
            <text:p>19,3405</text:p>
          </table:table-cell>
          <table:table-cell office:value-type="float" office:value="10.4632" calcext:value-type="float">
            <text:p>10,4632</text:p>
          </table:table-cell>
          <table:table-cell office:value-type="float" office:value="5.20164" calcext:value-type="float">
            <text:p>5,20164</text:p>
          </table:table-cell>
          <table:table-cell table:number-columns-repeated="6"/>
        </table:table-row>
        <table:table-row table:style-name="ro1">
          <table:table-cell office:value-type="float" office:value="19.57" calcext:value-type="float">
            <text:p>19,57</text:p>
          </table:table-cell>
          <table:table-cell office:value-type="float" office:value="9.30233" calcext:value-type="float">
            <text:p>9,30233</text:p>
          </table:table-cell>
          <table:table-cell office:value-type="float" office:value="5.07018" calcext:value-type="float">
            <text:p>5,07018</text:p>
          </table:table-cell>
          <table:table-cell table:number-columns-repeated="6"/>
        </table:table-row>
        <table:table-row table:style-name="ro1">
          <table:table-cell office:value-type="float" office:value="19.5003" calcext:value-type="float">
            <text:p>19,5003</text:p>
          </table:table-cell>
          <table:table-cell office:value-type="float" office:value="10.2624" calcext:value-type="float">
            <text:p>10,2624</text:p>
          </table:table-cell>
          <table:table-cell office:value-type="float" office:value="4.99577" calcext:value-type="float">
            <text:p>4,99577</text:p>
          </table:table-cell>
          <table:table-cell table:number-columns-repeated="6"/>
        </table:table-row>
        <table:table-row table:style-name="ro1">
          <table:table-cell office:value-type="float" office:value="20.9114" calcext:value-type="float">
            <text:p>20,9114</text:p>
          </table:table-cell>
          <table:table-cell office:value-type="float" office:value="9.51157" calcext:value-type="float">
            <text:p>9,51157</text:p>
          </table:table-cell>
          <table:table-cell office:value-type="float" office:value="4.64219" calcext:value-type="float">
            <text:p>4,64219</text:p>
          </table:table-cell>
          <table:table-cell table:number-columns-repeated="6"/>
        </table:table-row>
        <table:table-row table:style-name="ro1">
          <table:table-cell office:value-type="float" office:value="20.8933" calcext:value-type="float">
            <text:p>20,8933</text:p>
          </table:table-cell>
          <table:table-cell office:value-type="float" office:value="6.42202" calcext:value-type="float">
            <text:p>6,42202</text:p>
          </table:table-cell>
          <table:table-cell office:value-type="float" office:value="5.00449" calcext:value-type="float">
            <text:p>5,00449</text:p>
          </table:table-cell>
          <table:table-cell table:number-columns-repeated="6"/>
        </table:table-row>
        <table:table-row table:style-name="ro1">
          <table:table-cell office:value-type="float" office:value="19.9259" calcext:value-type="float">
            <text:p>19,9259</text:p>
          </table:table-cell>
          <table:table-cell office:value-type="float" office:value="10.4228" calcext:value-type="float">
            <text:p>10,4228</text:p>
          </table:table-cell>
          <table:table-cell office:value-type="float" office:value="5.26765" calcext:value-type="float">
            <text:p>5,26765</text:p>
          </table:table-cell>
          <table:table-cell table:number-columns-repeated="6"/>
        </table:table-row>
        <table:table-row table:style-name="ro1">
          <table:table-cell office:value-type="float" office:value="18.2714" calcext:value-type="float">
            <text:p>18,2714</text:p>
          </table:table-cell>
          <table:table-cell office:value-type="float" office:value="9.77226" calcext:value-type="float">
            <text:p>9,77226</text:p>
          </table:table-cell>
          <table:table-cell office:value-type="float" office:value="3.58306" calcext:value-type="float">
            <text:p>3,58306</text:p>
          </table:table-cell>
          <table:table-cell table:number-columns-repeated="6"/>
        </table:table-row>
        <table:table-row table:style-name="ro1">
          <table:table-cell office:value-type="float" office:value="19.8918" calcext:value-type="float">
            <text:p>19,8918</text:p>
          </table:table-cell>
          <table:table-cell office:value-type="float" office:value="9.56887" calcext:value-type="float">
            <text:p>9,56887</text:p>
          </table:table-cell>
          <table:table-cell office:value-type="float" office:value="4.95018" calcext:value-type="float">
            <text:p>4,95018</text:p>
          </table:table-cell>
          <table:table-cell table:number-columns-repeated="6"/>
        </table:table-row>
        <table:table-row table:style-name="ro1">
          <table:table-cell office:value-type="float" office:value="16.5042" calcext:value-type="float">
            <text:p>16,5042</text:p>
          </table:table-cell>
          <table:table-cell office:value-type="float" office:value="11.071" calcext:value-type="float">
            <text:p>11,071</text:p>
          </table:table-cell>
          <table:table-cell office:value-type="float" office:value="5.28759" calcext:value-type="float">
            <text:p>5,28759</text:p>
          </table:table-cell>
          <table:table-cell table:number-columns-repeated="6"/>
        </table:table-row>
        <table:table-row table:style-name="ro1">
          <table:table-cell office:value-type="float" office:value="16.2761" calcext:value-type="float">
            <text:p>16,2761</text:p>
          </table:table-cell>
          <table:table-cell office:value-type="float" office:value="8.03571" calcext:value-type="float">
            <text:p>8,03571</text:p>
          </table:table-cell>
          <table:table-cell office:value-type="float" office:value="5.51331" calcext:value-type="float">
            <text:p>5,51331</text:p>
          </table:table-cell>
          <table:table-cell table:number-columns-repeated="6"/>
        </table:table-row>
        <table:table-row table:style-name="ro1">
          <table:table-cell office:value-type="float" office:value="19.199" calcext:value-type="float">
            <text:p>19,199</text:p>
          </table:table-cell>
          <table:table-cell office:value-type="float" office:value="10.2829" calcext:value-type="float">
            <text:p>10,2829</text:p>
          </table:table-cell>
          <table:table-cell office:value-type="float" office:value="4.64371" calcext:value-type="float">
            <text:p>4,64371</text:p>
          </table:table-cell>
          <table:table-cell table:number-columns-repeated="6"/>
        </table:table-row>
        <table:table-row table:style-name="ro1">
          <table:table-cell office:value-type="float" office:value="19.3316" calcext:value-type="float">
            <text:p>19,3316</text:p>
          </table:table-cell>
          <table:table-cell office:value-type="float" office:value="10.1329" calcext:value-type="float">
            <text:p>10,1329</text:p>
          </table:table-cell>
          <table:table-cell office:value-type="float" office:value="5.0649" calcext:value-type="float">
            <text:p>5,0649</text:p>
          </table:table-cell>
          <table:table-cell table:number-columns-repeated="6"/>
        </table:table-row>
        <table:table-row table:style-name="ro1">
          <table:table-cell office:value-type="float" office:value="20.2348" calcext:value-type="float">
            <text:p>20,2348</text:p>
          </table:table-cell>
          <table:table-cell office:value-type="float" office:value="8.49598" calcext:value-type="float">
            <text:p>8,49598</text:p>
          </table:table-cell>
          <table:table-cell office:value-type="float" office:value="5.14924" calcext:value-type="float">
            <text:p>5,14924</text:p>
          </table:table-cell>
          <table:table-cell table:number-columns-repeated="6"/>
        </table:table-row>
        <table:table-row table:style-name="ro1">
          <table:table-cell office:value-type="float" office:value="19.1914" calcext:value-type="float">
            <text:p>19,1914</text:p>
          </table:table-cell>
          <table:table-cell office:value-type="float" office:value="9.04554" calcext:value-type="float">
            <text:p>9,04554</text:p>
          </table:table-cell>
          <table:table-cell office:value-type="float" office:value="4.9029" calcext:value-type="float">
            <text:p>4,9029</text:p>
          </table:table-cell>
          <table:table-cell table:number-columns-repeated="6"/>
        </table:table-row>
        <table:table-row table:style-name="ro1">
          <table:table-cell office:value-type="float" office:value="17.5824" calcext:value-type="float">
            <text:p>17,5824</text:p>
          </table:table-cell>
          <table:table-cell office:value-type="float" office:value="9.50912" calcext:value-type="float">
            <text:p>9,50912</text:p>
          </table:table-cell>
          <table:table-cell office:value-type="float" office:value="5.71429" calcext:value-type="float">
            <text:p>5,71429</text:p>
          </table:table-cell>
          <table:table-cell table:number-columns-repeated="6"/>
        </table:table-row>
        <table:table-row table:style-name="ro1">
          <table:table-cell office:value-type="float" office:value="19.5122" calcext:value-type="float">
            <text:p>19,5122</text:p>
          </table:table-cell>
          <table:table-cell office:value-type="float" office:value="10.2924" calcext:value-type="float">
            <text:p>10,2924</text:p>
          </table:table-cell>
          <table:table-cell office:value-type="float" office:value="4.95621" calcext:value-type="float">
            <text:p>4,95621</text:p>
          </table:table-cell>
          <table:table-cell table:number-columns-repeated="6"/>
        </table:table-row>
        <table:table-row table:style-name="ro1">
          <table:table-cell office:value-type="float" office:value="18.5903" calcext:value-type="float">
            <text:p>18,5903</text:p>
          </table:table-cell>
          <table:table-cell office:value-type="float" office:value="10.1198" calcext:value-type="float">
            <text:p>10,1198</text:p>
          </table:table-cell>
          <table:table-cell office:value-type="float" office:value="4.78323" calcext:value-type="float">
            <text:p>4,78323</text:p>
          </table:table-cell>
          <table:table-cell table:number-columns-repeated="6"/>
        </table:table-row>
        <table:table-row table:style-name="ro1">
          <table:table-cell office:value-type="float" office:value="20.5017" calcext:value-type="float">
            <text:p>20,5017</text:p>
          </table:table-cell>
          <table:table-cell office:value-type="float" office:value="10.8333" calcext:value-type="float">
            <text:p>10,8333</text:p>
          </table:table-cell>
          <table:table-cell office:value-type="float" office:value="5.58376" calcext:value-type="float">
            <text:p>5,58376</text:p>
          </table:table-cell>
          <table:table-cell table:number-columns-repeated="6"/>
        </table:table-row>
        <table:table-row table:style-name="ro1">
          <table:table-cell office:value-type="float" office:value="20.5264" calcext:value-type="float">
            <text:p>20,5264</text:p>
          </table:table-cell>
          <table:table-cell office:value-type="float" office:value="10.7711" calcext:value-type="float">
            <text:p>10,7711</text:p>
          </table:table-cell>
          <table:table-cell office:value-type="float" office:value="5.30936" calcext:value-type="float">
            <text:p>5,30936</text:p>
          </table:table-cell>
          <table:table-cell table:number-columns-repeated="6"/>
        </table:table-row>
        <table:table-row table:style-name="ro1">
          <table:table-cell office:value-type="float" office:value="20.2348" calcext:value-type="float">
            <text:p>20,2348</text:p>
          </table:table-cell>
          <table:table-cell office:value-type="float" office:value="10.6135" calcext:value-type="float">
            <text:p>10,6135</text:p>
          </table:table-cell>
          <table:table-cell office:value-type="float" office:value="5.04142" calcext:value-type="float">
            <text:p>5,04142</text:p>
          </table:table-cell>
          <table:table-cell table:number-columns-repeated="6"/>
        </table:table-row>
        <table:table-row table:style-name="ro1">
          <table:table-cell office:value-type="float" office:value="17.6667" calcext:value-type="float">
            <text:p>17,6667</text:p>
          </table:table-cell>
          <table:table-cell office:value-type="float" office:value="10.9428" calcext:value-type="float">
            <text:p>10,9428</text:p>
          </table:table-cell>
          <table:table-cell office:value-type="float" office:value="4.74981" calcext:value-type="float">
            <text:p>4,74981</text:p>
          </table:table-cell>
          <table:table-cell table:number-columns-repeated="6"/>
        </table:table-row>
        <table:table-row table:style-name="ro1">
          <table:table-cell office:value-type="float" office:value="19.1047" calcext:value-type="float">
            <text:p>19,1047</text:p>
          </table:table-cell>
          <table:table-cell office:value-type="float" office:value="9.74667" calcext:value-type="float">
            <text:p>9,74667</text:p>
          </table:table-cell>
          <table:table-cell office:value-type="float" office:value="4.93402" calcext:value-type="float">
            <text:p>4,93402</text:p>
          </table:table-cell>
          <table:table-cell table:number-columns-repeated="6"/>
        </table:table-row>
        <table:table-row table:style-name="ro1">
          <table:table-cell office:value-type="float" office:value="18.6137" calcext:value-type="float">
            <text:p>18,6137</text:p>
          </table:table-cell>
          <table:table-cell office:value-type="float" office:value="9.90586" calcext:value-type="float">
            <text:p>9,90586</text:p>
          </table:table-cell>
          <table:table-cell office:value-type="float" office:value="4.85366" calcext:value-type="float">
            <text:p>4,85366</text:p>
          </table:table-cell>
          <table:table-cell table:number-columns-repeated="6"/>
        </table:table-row>
        <table:table-row table:style-name="ro1">
          <table:table-cell office:value-type="float" office:value="20.5293" calcext:value-type="float">
            <text:p>20,5293</text:p>
          </table:table-cell>
          <table:table-cell office:value-type="float" office:value="10.7587" calcext:value-type="float">
            <text:p>10,7587</text:p>
          </table:table-cell>
          <table:table-cell office:value-type="float" office:value="5.28785" calcext:value-type="float">
            <text:p>5,28785</text:p>
          </table:table-cell>
          <table:table-cell table:number-columns-repeated="6"/>
        </table:table-row>
        <table:table-row table:style-name="ro1">
          <table:table-cell office:value-type="float" office:value="19.7908" calcext:value-type="float">
            <text:p>19,7908</text:p>
          </table:table-cell>
          <table:table-cell office:value-type="float" office:value="11.2245" calcext:value-type="float">
            <text:p>11,2245</text:p>
          </table:table-cell>
          <table:table-cell office:value-type="float" office:value="4.87874" calcext:value-type="float">
            <text:p>4,87874</text:p>
          </table:table-cell>
          <table:table-cell table:number-columns-repeated="6"/>
        </table:table-row>
        <table:table-row table:style-name="ro1">
          <table:table-cell office:value-type="float" office:value="20.0582" calcext:value-type="float">
            <text:p>20,0582</text:p>
          </table:table-cell>
          <table:table-cell office:value-type="float" office:value="10.7956" calcext:value-type="float">
            <text:p>10,7956</text:p>
          </table:table-cell>
          <table:table-cell office:value-type="float" office:value="5.10322" calcext:value-type="float">
            <text:p>5,10322</text:p>
          </table:table-cell>
          <table:table-cell table:number-columns-repeated="6"/>
        </table:table-row>
        <table:table-row table:style-name="ro1">
          <table:table-cell office:value-type="float" office:value="19.9197" calcext:value-type="float">
            <text:p>19,9197</text:p>
          </table:table-cell>
          <table:table-cell office:value-type="float" office:value="9.70395" calcext:value-type="float">
            <text:p>9,70395</text:p>
          </table:table-cell>
          <table:table-cell office:value-type="float" office:value="5.12515" calcext:value-type="float">
            <text:p>5,12515</text:p>
          </table:table-cell>
          <table:table-cell table:number-columns-repeated="6"/>
        </table:table-row>
        <table:table-row table:style-name="ro1">
          <table:table-cell office:value-type="float" office:value="19.9391" calcext:value-type="float">
            <text:p>19,9391</text:p>
          </table:table-cell>
          <table:table-cell office:value-type="float" office:value="9.58386" calcext:value-type="float">
            <text:p>9,58386</text:p>
          </table:table-cell>
          <table:table-cell office:value-type="float" office:value="5.05789" calcext:value-type="float">
            <text:p>5,05789</text:p>
          </table:table-cell>
          <table:table-cell table:number-columns-repeated="6"/>
        </table:table-row>
        <table:table-row table:style-name="ro1">
          <table:table-cell office:value-type="float" office:value="19.7531" calcext:value-type="float">
            <text:p>19,7531</text:p>
          </table:table-cell>
          <table:table-cell office:value-type="float" office:value="12.2222" calcext:value-type="float">
            <text:p>12,2222</text:p>
          </table:table-cell>
          <table:table-cell office:value-type="float" office:value="4.87455" calcext:value-type="float">
            <text:p>4,87455</text:p>
          </table:table-cell>
          <table:table-cell table:number-columns-repeated="6"/>
        </table:table-row>
        <table:table-row table:style-name="ro1">
          <table:table-cell office:value-type="float" office:value="19.0852" calcext:value-type="float">
            <text:p>19,0852</text:p>
          </table:table-cell>
          <table:table-cell office:value-type="float" office:value="10.2838" calcext:value-type="float">
            <text:p>10,2838</text:p>
          </table:table-cell>
          <table:table-cell office:value-type="float" office:value="4.51036" calcext:value-type="float">
            <text:p>4,51036</text:p>
          </table:table-cell>
          <table:table-cell table:number-columns-repeated="6"/>
        </table:table-row>
        <table:table-row table:style-name="ro1">
          <table:table-cell office:value-type="float" office:value="19.9298" calcext:value-type="float">
            <text:p>19,9298</text:p>
          </table:table-cell>
          <table:table-cell office:value-type="float" office:value="9.65971" calcext:value-type="float">
            <text:p>9,65971</text:p>
          </table:table-cell>
          <table:table-cell office:value-type="float" office:value="4.93331" calcext:value-type="float">
            <text:p>4,93331</text:p>
          </table:table-cell>
          <table:table-cell table:number-columns-repeated="6"/>
        </table:table-row>
        <table:table-row table:style-name="ro1">
          <table:table-cell office:value-type="float" office:value="17.2289" calcext:value-type="float">
            <text:p>17,2289</text:p>
          </table:table-cell>
          <table:table-cell office:value-type="float" office:value="10.4816" calcext:value-type="float">
            <text:p>10,4816</text:p>
          </table:table-cell>
          <table:table-cell office:value-type="float" office:value="4.96022" calcext:value-type="float">
            <text:p>4,96022</text:p>
          </table:table-cell>
          <table:table-cell table:number-columns-repeated="6"/>
        </table:table-row>
        <table:table-row table:style-name="ro1">
          <table:table-cell office:value-type="float" office:value="18.7809" calcext:value-type="float">
            <text:p>18,7809</text:p>
          </table:table-cell>
          <table:table-cell office:value-type="float" office:value="9.88152" calcext:value-type="float">
            <text:p>9,88152</text:p>
          </table:table-cell>
          <table:table-cell office:value-type="float" office:value="4.9389" calcext:value-type="float">
            <text:p>4,9389</text:p>
          </table:table-cell>
          <table:table-cell table:number-columns-repeated="6"/>
        </table:table-row>
        <table:table-row table:style-name="ro1">
          <table:table-cell office:value-type="float" office:value="20.8206" calcext:value-type="float">
            <text:p>20,8206</text:p>
          </table:table-cell>
          <table:table-cell office:value-type="float" office:value="9.50625" calcext:value-type="float">
            <text:p>9,50625</text:p>
          </table:table-cell>
          <table:table-cell office:value-type="float" office:value="4.63756" calcext:value-type="float">
            <text:p>4,63756</text:p>
          </table:table-cell>
          <table:table-cell table:number-columns-repeated="6"/>
        </table:table-row>
        <table:table-row table:style-name="ro1">
          <table:table-cell office:value-type="float" office:value="18.4897" calcext:value-type="float">
            <text:p>18,4897</text:p>
          </table:table-cell>
          <table:table-cell office:value-type="float" office:value="9.8035" calcext:value-type="float">
            <text:p>9,8035</text:p>
          </table:table-cell>
          <table:table-cell office:value-type="float" office:value="5.29374" calcext:value-type="float">
            <text:p>5,29374</text:p>
          </table:table-cell>
          <table:table-cell table:number-columns-repeated="6"/>
        </table:table-row>
        <table:table-row table:style-name="ro1">
          <table:table-cell office:value-type="float" office:value="17.7458" calcext:value-type="float">
            <text:p>17,7458</text:p>
          </table:table-cell>
          <table:table-cell office:value-type="float" office:value="9.68712" calcext:value-type="float">
            <text:p>9,68712</text:p>
          </table:table-cell>
          <table:table-cell office:value-type="float" office:value="5.53483" calcext:value-type="float">
            <text:p>5,53483</text:p>
          </table:table-cell>
          <table:table-cell table:number-columns-repeated="6"/>
        </table:table-row>
        <table:table-row table:style-name="ro1">
          <table:table-cell office:value-type="float" office:value="19.926" calcext:value-type="float">
            <text:p>19,926</text:p>
          </table:table-cell>
          <table:table-cell office:value-type="float" office:value="10.4027" calcext:value-type="float">
            <text:p>10,4027</text:p>
          </table:table-cell>
          <table:table-cell office:value-type="float" office:value="5.2707" calcext:value-type="float">
            <text:p>5,2707</text:p>
          </table:table-cell>
          <table:table-cell table:number-columns-repeated="6"/>
        </table:table-row>
        <table:table-row table:style-name="ro1">
          <table:table-cell office:value-type="float" office:value="19.0814" calcext:value-type="float">
            <text:p>19,0814</text:p>
          </table:table-cell>
          <table:table-cell office:value-type="float" office:value="10.3249" calcext:value-type="float">
            <text:p>10,3249</text:p>
          </table:table-cell>
          <table:table-cell office:value-type="float" office:value="4.50379" calcext:value-type="float">
            <text:p>4,50379</text:p>
          </table:table-cell>
          <table:table-cell table:number-columns-repeated="6"/>
        </table:table-row>
        <table:table-row table:style-name="ro1">
          <table:table-cell office:value-type="float" office:value="20.6124" calcext:value-type="float">
            <text:p>20,6124</text:p>
          </table:table-cell>
          <table:table-cell office:value-type="float" office:value="10.7843" calcext:value-type="float">
            <text:p>10,7843</text:p>
          </table:table-cell>
          <table:table-cell office:value-type="float" office:value="5.94059" calcext:value-type="float">
            <text:p>5,94059</text:p>
          </table:table-cell>
          <table:table-cell table:number-columns-repeated="6"/>
        </table:table-row>
        <table:table-row table:style-name="ro1">
          <table:table-cell office:value-type="float" office:value="17.9425" calcext:value-type="float">
            <text:p>17,9425</text:p>
          </table:table-cell>
          <table:table-cell office:value-type="float" office:value="10.0627" calcext:value-type="float">
            <text:p>10,0627</text:p>
          </table:table-cell>
          <table:table-cell office:value-type="float" office:value="5.16934" calcext:value-type="float">
            <text:p>5,16934</text:p>
          </table:table-cell>
          <table:table-cell table:number-columns-repeated="6"/>
        </table:table-row>
        <table:table-row table:style-name="ro1">
          <table:table-cell office:value-type="float" office:value="20.2728" calcext:value-type="float">
            <text:p>20,2728</text:p>
          </table:table-cell>
          <table:table-cell office:value-type="float" office:value="8.96875" calcext:value-type="float">
            <text:p>8,96875</text:p>
          </table:table-cell>
          <table:table-cell office:value-type="float" office:value="4.50945" calcext:value-type="float">
            <text:p>4,50945</text:p>
          </table:table-cell>
          <table:table-cell table:number-columns-repeated="6"/>
        </table:table-row>
        <table:table-row table:style-name="ro1">
          <table:table-cell office:value-type="float" office:value="20.2492" calcext:value-type="float">
            <text:p>20,2492</text:p>
          </table:table-cell>
          <table:table-cell office:value-type="float" office:value="8.98948" calcext:value-type="float">
            <text:p>8,98948</text:p>
          </table:table-cell>
          <table:table-cell office:value-type="float" office:value="4.45247" calcext:value-type="float">
            <text:p>4,45247</text:p>
          </table:table-cell>
          <table:table-cell table:number-columns-repeated="6"/>
        </table:table-row>
        <table:table-row table:style-name="ro1">
          <table:table-cell office:value-type="float" office:value="15.9574" calcext:value-type="float">
            <text:p>15,9574</text:p>
          </table:table-cell>
          <table:table-cell office:value-type="float" office:value="10.2532" calcext:value-type="float">
            <text:p>10,2532</text:p>
          </table:table-cell>
          <table:table-cell office:value-type="float" office:value="4.97214" calcext:value-type="float">
            <text:p>4,97214</text:p>
          </table:table-cell>
          <table:table-cell table:number-columns-repeated="6"/>
        </table:table-row>
        <table:table-row table:style-name="ro1">
          <table:table-cell office:value-type="float" office:value="19.646" calcext:value-type="float">
            <text:p>19,646</text:p>
          </table:table-cell>
          <table:table-cell office:value-type="float" office:value="10.2755" calcext:value-type="float">
            <text:p>10,2755</text:p>
          </table:table-cell>
          <table:table-cell office:value-type="float" office:value="4.98076" calcext:value-type="float">
            <text:p>4,98076</text:p>
          </table:table-cell>
          <table:table-cell table:number-columns-repeated="6"/>
        </table:table-row>
        <table:table-row table:style-name="ro1">
          <table:table-cell office:value-type="float" office:value="17.2112" calcext:value-type="float">
            <text:p>17,2112</text:p>
          </table:table-cell>
          <table:table-cell office:value-type="float" office:value="10.4829" calcext:value-type="float">
            <text:p>10,4829</text:p>
          </table:table-cell>
          <table:table-cell office:value-type="float" office:value="4.95258" calcext:value-type="float">
            <text:p>4,95258</text:p>
          </table:table-cell>
          <table:table-cell table:number-columns-repeated="6"/>
        </table:table-row>
        <table:table-row table:style-name="ro1">
          <table:table-cell office:value-type="float" office:value="19.2528" calcext:value-type="float">
            <text:p>19,2528</text:p>
          </table:table-cell>
          <table:table-cell office:value-type="float" office:value="10.1496" calcext:value-type="float">
            <text:p>10,1496</text:p>
          </table:table-cell>
          <table:table-cell office:value-type="float" office:value="5.0152" calcext:value-type="float">
            <text:p>5,0152</text:p>
          </table:table-cell>
          <table:table-cell table:number-columns-repeated="6"/>
        </table:table-row>
        <table:table-row table:style-name="ro1">
          <table:table-cell office:value-type="float" office:value="19.8646" calcext:value-type="float">
            <text:p>19,8646</text:p>
          </table:table-cell>
          <table:table-cell office:value-type="float" office:value="9.59401" calcext:value-type="float">
            <text:p>9,59401</text:p>
          </table:table-cell>
          <table:table-cell office:value-type="float" office:value="4.7512" calcext:value-type="float">
            <text:p>4,7512</text:p>
          </table:table-cell>
          <table:table-cell table:number-columns-repeated="6"/>
        </table:table-row>
        <table:table-row table:style-name="ro1">
          <table:table-cell office:value-type="float" office:value="20.5709" calcext:value-type="float">
            <text:p>20,5709</text:p>
          </table:table-cell>
          <table:table-cell office:value-type="float" office:value="9.82585" calcext:value-type="float">
            <text:p>9,82585</text:p>
          </table:table-cell>
          <table:table-cell office:value-type="float" office:value="4.36216" calcext:value-type="float">
            <text:p>4,36216</text:p>
          </table:table-cell>
          <table:table-cell table:number-columns-repeated="6"/>
        </table:table-row>
        <table:table-row table:style-name="ro1">
          <table:table-cell office:value-type="float" office:value="19.9163" calcext:value-type="float">
            <text:p>19,9163</text:p>
          </table:table-cell>
          <table:table-cell office:value-type="float" office:value="10.4184" calcext:value-type="float">
            <text:p>10,4184</text:p>
          </table:table-cell>
          <table:table-cell office:value-type="float" office:value="5.28345" calcext:value-type="float">
            <text:p>5,28345</text:p>
          </table:table-cell>
          <table:table-cell table:number-columns-repeated="6"/>
        </table:table-row>
        <table:table-row table:style-name="ro1">
          <table:table-cell office:value-type="float" office:value="16.025" calcext:value-type="float">
            <text:p>16,025</text:p>
          </table:table-cell>
          <table:table-cell office:value-type="float" office:value="10.1998" calcext:value-type="float">
            <text:p>10,1998</text:p>
          </table:table-cell>
          <table:table-cell office:value-type="float" office:value="5.02001" calcext:value-type="float">
            <text:p>5,02001</text:p>
          </table:table-cell>
          <table:table-cell table:number-columns-repeated="6"/>
        </table:table-row>
        <table:table-row table:style-name="ro1">
          <table:table-cell office:value-type="float" office:value="19.8683" calcext:value-type="float">
            <text:p>19,8683</text:p>
          </table:table-cell>
          <table:table-cell office:value-type="float" office:value="9.59643" calcext:value-type="float">
            <text:p>9,59643</text:p>
          </table:table-cell>
          <table:table-cell office:value-type="float" office:value="4.70985" calcext:value-type="float">
            <text:p>4,70985</text:p>
          </table:table-cell>
          <table:table-cell table:number-columns-repeated="6"/>
        </table:table-row>
        <table:table-row table:style-name="ro1">
          <table:table-cell office:value-type="float" office:value="19.9553" calcext:value-type="float">
            <text:p>19,9553</text:p>
          </table:table-cell>
          <table:table-cell office:value-type="float" office:value="9.77528" calcext:value-type="float">
            <text:p>9,77528</text:p>
          </table:table-cell>
          <table:table-cell office:value-type="float" office:value="4.92619" calcext:value-type="float">
            <text:p>4,92619</text:p>
          </table:table-cell>
          <table:table-cell table:number-columns-repeated="6"/>
        </table:table-row>
        <table:table-row table:style-name="ro1">
          <table:table-cell office:value-type="float" office:value="19.2889" calcext:value-type="float">
            <text:p>19,2889</text:p>
          </table:table-cell>
          <table:table-cell office:value-type="float" office:value="10.4818" calcext:value-type="float">
            <text:p>10,4818</text:p>
          </table:table-cell>
          <table:table-cell office:value-type="float" office:value="5.23603" calcext:value-type="float">
            <text:p>5,23603</text:p>
          </table:table-cell>
          <table:table-cell table:number-columns-repeated="6"/>
        </table:table-row>
        <table:table-row table:style-name="ro1">
          <table:table-cell office:value-type="float" office:value="19.5298" calcext:value-type="float">
            <text:p>19,5298</text:p>
          </table:table-cell>
          <table:table-cell office:value-type="float" office:value="10.2715" calcext:value-type="float">
            <text:p>10,2715</text:p>
          </table:table-cell>
          <table:table-cell office:value-type="float" office:value="4.96514" calcext:value-type="float">
            <text:p>4,96514</text:p>
          </table:table-cell>
          <table:table-cell table:number-columns-repeated="6"/>
        </table:table-row>
        <table:table-row table:style-name="ro1">
          <table:table-cell office:value-type="float" office:value="17.7844" calcext:value-type="float">
            <text:p>17,7844</text:p>
          </table:table-cell>
          <table:table-cell office:value-type="float" office:value="9.50771" calcext:value-type="float">
            <text:p>9,50771</text:p>
          </table:table-cell>
          <table:table-cell office:value-type="float" office:value="5.10646" calcext:value-type="float">
            <text:p>5,10646</text:p>
          </table:table-cell>
          <table:table-cell table:number-columns-repeated="6"/>
        </table:table-row>
        <table:table-row table:style-name="ro1">
          <table:table-cell office:value-type="float" office:value="19.7988" calcext:value-type="float">
            <text:p>19,7988</text:p>
          </table:table-cell>
          <table:table-cell office:value-type="float" office:value="11.8182" calcext:value-type="float">
            <text:p>11,8182</text:p>
          </table:table-cell>
          <table:table-cell office:value-type="float" office:value="4.85144" calcext:value-type="float">
            <text:p>4,85144</text:p>
          </table:table-cell>
          <table:table-cell table:number-columns-repeated="6"/>
        </table:table-row>
        <table:table-row table:style-name="ro1">
          <table:table-cell office:value-type="float" office:value="19.4834" calcext:value-type="float">
            <text:p>19,4834</text:p>
          </table:table-cell>
          <table:table-cell office:value-type="float" office:value="10.6236" calcext:value-type="float">
            <text:p>10,6236</text:p>
          </table:table-cell>
          <table:table-cell office:value-type="float" office:value="5.02885" calcext:value-type="float">
            <text:p>5,02885</text:p>
          </table:table-cell>
          <table:table-cell table:number-columns-repeated="6"/>
        </table:table-row>
        <table:table-row table:style-name="ro1">
          <table:table-cell office:value-type="float" office:value="19.9112" calcext:value-type="float">
            <text:p>19,9112</text:p>
          </table:table-cell>
          <table:table-cell office:value-type="float" office:value="9.86395" calcext:value-type="float">
            <text:p>9,86395</text:p>
          </table:table-cell>
          <table:table-cell office:value-type="float" office:value="4.91987" calcext:value-type="float">
            <text:p>4,91987</text:p>
          </table:table-cell>
          <table:table-cell table:number-columns-repeated="6"/>
        </table:table-row>
        <table:table-row table:style-name="ro1">
          <table:table-cell office:value-type="float" office:value="18.5271" calcext:value-type="float">
            <text:p>18,5271</text:p>
          </table:table-cell>
          <table:table-cell office:value-type="float" office:value="9.79852" calcext:value-type="float">
            <text:p>9,79852</text:p>
          </table:table-cell>
          <table:table-cell office:value-type="float" office:value="5.33504" calcext:value-type="float">
            <text:p>5,33504</text:p>
          </table:table-cell>
          <table:table-cell table:number-columns-repeated="6"/>
        </table:table-row>
        <table:table-row table:style-name="ro1">
          <table:table-cell office:value-type="float" office:value="18.5808" calcext:value-type="float">
            <text:p>18,5808</text:p>
          </table:table-cell>
          <table:table-cell office:value-type="float" office:value="10.1218" calcext:value-type="float">
            <text:p>10,1218</text:p>
          </table:table-cell>
          <table:table-cell office:value-type="float" office:value="4.77646" calcext:value-type="float">
            <text:p>4,77646</text:p>
          </table:table-cell>
          <table:table-cell table:number-columns-repeated="6"/>
        </table:table-row>
        <table:table-row table:style-name="ro1">
          <table:table-cell office:value-type="float" office:value="20.1874" calcext:value-type="float">
            <text:p>20,1874</text:p>
          </table:table-cell>
          <table:table-cell office:value-type="float" office:value="9.67927" calcext:value-type="float">
            <text:p>9,67927</text:p>
          </table:table-cell>
          <table:table-cell office:value-type="float" office:value="4.81321" calcext:value-type="float">
            <text:p>4,81321</text:p>
          </table:table-cell>
          <table:table-cell table:number-columns-repeated="6"/>
        </table:table-row>
        <table:table-row table:style-name="ro1">
          <table:table-cell office:value-type="float" office:value="20.3108" calcext:value-type="float">
            <text:p>20,3108</text:p>
          </table:table-cell>
          <table:table-cell office:value-type="float" office:value="10.8733" calcext:value-type="float">
            <text:p>10,8733</text:p>
          </table:table-cell>
          <table:table-cell office:value-type="float" office:value="5.07453" calcext:value-type="float">
            <text:p>5,07453</text:p>
          </table:table-cell>
          <table:table-cell table:number-columns-repeated="6"/>
        </table:table-row>
        <table:table-row table:style-name="ro1">
          <table:table-cell office:value-type="float" office:value="16.5342" calcext:value-type="float">
            <text:p>16,5342</text:p>
          </table:table-cell>
          <table:table-cell office:value-type="float" office:value="11.0826" calcext:value-type="float">
            <text:p>11,0826</text:p>
          </table:table-cell>
          <table:table-cell office:value-type="float" office:value="5.21034" calcext:value-type="float">
            <text:p>5,21034</text:p>
          </table:table-cell>
          <table:table-cell table:number-columns-repeated="6"/>
        </table:table-row>
        <table:table-row table:style-name="ro1">
          <table:table-cell office:value-type="float" office:value="20.1555" calcext:value-type="float">
            <text:p>20,1555</text:p>
          </table:table-cell>
          <table:table-cell office:value-type="float" office:value="10.6419" calcext:value-type="float">
            <text:p>10,6419</text:p>
          </table:table-cell>
          <table:table-cell office:value-type="float" office:value="5.04345" calcext:value-type="float">
            <text:p>5,04345</text:p>
          </table:table-cell>
          <table:table-cell table:number-columns-repeated="6"/>
        </table:table-row>
        <table:table-row table:style-name="ro1">
          <table:table-cell office:value-type="float" office:value="21.0016" calcext:value-type="float">
            <text:p>21,0016</text:p>
          </table:table-cell>
          <table:table-cell office:value-type="float" office:value="10.6423" calcext:value-type="float">
            <text:p>10,6423</text:p>
          </table:table-cell>
          <table:table-cell office:value-type="float" office:value="4.54097" calcext:value-type="float">
            <text:p>4,54097</text:p>
          </table:table-cell>
          <table:table-cell table:number-columns-repeated="6"/>
        </table:table-row>
        <table:table-row table:style-name="ro1">
          <table:table-cell office:value-type="float" office:value="19.2878" calcext:value-type="float">
            <text:p>19,2878</text:p>
          </table:table-cell>
          <table:table-cell office:value-type="float" office:value="10.0103" calcext:value-type="float">
            <text:p>10,0103</text:p>
          </table:table-cell>
          <table:table-cell office:value-type="float" office:value="5.1093" calcext:value-type="float">
            <text:p>5,1093</text:p>
          </table:table-cell>
          <table:table-cell table:number-columns-repeated="6"/>
        </table:table-row>
        <table:table-row table:style-name="ro1">
          <table:table-cell office:value-type="float" office:value="19.9335" calcext:value-type="float">
            <text:p>19,9335</text:p>
          </table:table-cell>
          <table:table-cell office:value-type="float" office:value="9.77654" calcext:value-type="float">
            <text:p>9,77654</text:p>
          </table:table-cell>
          <table:table-cell office:value-type="float" office:value="4.31198" calcext:value-type="float">
            <text:p>4,31198</text:p>
          </table:table-cell>
          <table:table-cell table:number-columns-repeated="6"/>
        </table:table-row>
        <table:table-row table:style-name="ro1">
          <table:table-cell office:value-type="float" office:value="20.3031" calcext:value-type="float">
            <text:p>20,3031</text:p>
          </table:table-cell>
          <table:table-cell office:value-type="float" office:value="10.1431" calcext:value-type="float">
            <text:p>10,1431</text:p>
          </table:table-cell>
          <table:table-cell office:value-type="float" office:value="5.25373" calcext:value-type="float">
            <text:p>5,25373</text:p>
          </table:table-cell>
          <table:table-cell table:number-columns-repeated="6"/>
        </table:table-row>
        <table:table-row table:style-name="ro1">
          <table:table-cell office:value-type="float" office:value="19.1881" calcext:value-type="float">
            <text:p>19,1881</text:p>
          </table:table-cell>
          <table:table-cell office:value-type="float" office:value="9.04059" calcext:value-type="float">
            <text:p>9,04059</text:p>
          </table:table-cell>
          <table:table-cell office:value-type="float" office:value="4.94717" calcext:value-type="float">
            <text:p>4,94717</text:p>
          </table:table-cell>
          <table:table-cell table:number-columns-repeated="6"/>
        </table:table-row>
        <table:table-row table:style-name="ro1">
          <table:table-cell office:value-type="float" office:value="20.2116" calcext:value-type="float">
            <text:p>20,2116</text:p>
          </table:table-cell>
          <table:table-cell office:value-type="float" office:value="10.8613" calcext:value-type="float">
            <text:p>10,8613</text:p>
          </table:table-cell>
          <table:table-cell office:value-type="float" office:value="5.08421" calcext:value-type="float">
            <text:p>5,08421</text:p>
          </table:table-cell>
          <table:table-cell table:number-columns-repeated="6"/>
        </table:table-row>
        <table:table-row table:style-name="ro1">
          <table:table-cell office:value-type="float" office:value="17.1923" calcext:value-type="float">
            <text:p>17,1923</text:p>
          </table:table-cell>
          <table:table-cell office:value-type="float" office:value="10.4675" calcext:value-type="float">
            <text:p>10,4675</text:p>
          </table:table-cell>
          <table:table-cell office:value-type="float" office:value="4.96945" calcext:value-type="float">
            <text:p>4,96945</text:p>
          </table:table-cell>
          <table:table-cell table:number-columns-repeated="6"/>
        </table:table-row>
        <table:table-row table:style-name="ro1">
          <table:table-cell office:value-type="float" office:value="16.7192" calcext:value-type="float">
            <text:p>16,7192</text:p>
          </table:table-cell>
          <table:table-cell office:value-type="float" office:value="10.2492" calcext:value-type="float">
            <text:p>10,2492</text:p>
          </table:table-cell>
          <table:table-cell office:value-type="float" office:value="4.99068" calcext:value-type="float">
            <text:p>4,99068</text:p>
          </table:table-cell>
          <table:table-cell table:number-columns-repeated="6"/>
        </table:table-row>
        <table:table-row table:style-name="ro1">
          <table:table-cell office:value-type="float" office:value="16.3462" calcext:value-type="float">
            <text:p>16,3462</text:p>
          </table:table-cell>
          <table:table-cell office:value-type="float" office:value="10.6431" calcext:value-type="float">
            <text:p>10,6431</text:p>
          </table:table-cell>
          <table:table-cell office:value-type="float" office:value="4.84159" calcext:value-type="float">
            <text:p>4,84159</text:p>
          </table:table-cell>
          <table:table-cell table:number-columns-repeated="6"/>
        </table:table-row>
        <table:table-row table:style-name="ro1">
          <table:table-cell office:value-type="float" office:value="19.2098" calcext:value-type="float">
            <text:p>19,2098</text:p>
          </table:table-cell>
          <table:table-cell office:value-type="float" office:value="10.733" calcext:value-type="float">
            <text:p>10,733</text:p>
          </table:table-cell>
          <table:table-cell office:value-type="float" office:value="4.56596" calcext:value-type="float">
            <text:p>4,56596</text:p>
          </table:table-cell>
          <table:table-cell table:number-columns-repeated="6"/>
        </table:table-row>
        <table:table-row table:style-name="ro1">
          <table:table-cell office:value-type="float" office:value="17.9438" calcext:value-type="float">
            <text:p>17,9438</text:p>
          </table:table-cell>
          <table:table-cell office:value-type="float" office:value="10.0224" calcext:value-type="float">
            <text:p>10,0224</text:p>
          </table:table-cell>
          <table:table-cell office:value-type="float" office:value="5.19348" calcext:value-type="float">
            <text:p>5,19348</text:p>
          </table:table-cell>
          <table:table-cell table:number-columns-repeated="6"/>
        </table:table-row>
        <table:table-row table:style-name="ro1">
          <table:table-cell office:value-type="float" office:value="19.6341" calcext:value-type="float">
            <text:p>19,6341</text:p>
          </table:table-cell>
          <table:table-cell office:value-type="float" office:value="9.9842" calcext:value-type="float">
            <text:p>9,9842</text:p>
          </table:table-cell>
          <table:table-cell office:value-type="float" office:value="5.28" calcext:value-type="float">
            <text:p>5,28</text:p>
          </table:table-cell>
          <table:table-cell table:number-columns-repeated="6"/>
        </table:table-row>
        <table:table-row table:style-name="ro1">
          <table:table-cell office:value-type="float" office:value="18.2064" calcext:value-type="float">
            <text:p>18,2064</text:p>
          </table:table-cell>
          <table:table-cell office:value-type="float" office:value="10.9316" calcext:value-type="float">
            <text:p>10,9316</text:p>
          </table:table-cell>
          <table:table-cell office:value-type="float" office:value="4.93442" calcext:value-type="float">
            <text:p>4,93442</text:p>
          </table:table-cell>
          <table:table-cell table:number-columns-repeated="6"/>
        </table:table-row>
        <table:table-row table:style-name="ro1">
          <table:table-cell office:value-type="float" office:value="19.2993" calcext:value-type="float">
            <text:p>19,2993</text:p>
          </table:table-cell>
          <table:table-cell office:value-type="float" office:value="11.4604" calcext:value-type="float">
            <text:p>11,4604</text:p>
          </table:table-cell>
          <table:table-cell office:value-type="float" office:value="5.19671" calcext:value-type="float">
            <text:p>5,19671</text:p>
          </table:table-cell>
          <table:table-cell table:number-columns-repeated="6"/>
        </table:table-row>
        <table:table-row table:style-name="ro1">
          <table:table-cell office:value-type="float" office:value="20.2788" calcext:value-type="float">
            <text:p>20,2788</text:p>
          </table:table-cell>
          <table:table-cell office:value-type="float" office:value="8.49711" calcext:value-type="float">
            <text:p>8,49711</text:p>
          </table:table-cell>
          <table:table-cell office:value-type="float" office:value="5.16212" calcext:value-type="float">
            <text:p>5,16212</text:p>
          </table:table-cell>
          <table:table-cell table:number-columns-repeated="6"/>
        </table:table-row>
        <table:table-row table:style-name="ro1">
          <table:table-cell office:value-type="float" office:value="18.5826" calcext:value-type="float">
            <text:p>18,5826</text:p>
          </table:table-cell>
          <table:table-cell office:value-type="float" office:value="10.1327" calcext:value-type="float">
            <text:p>10,1327</text:p>
          </table:table-cell>
          <table:table-cell office:value-type="float" office:value="4.76499" calcext:value-type="float">
            <text:p>4,76499</text:p>
          </table:table-cell>
          <table:table-cell table:number-columns-repeated="6"/>
        </table:table-row>
        <table:table-row table:style-name="ro1">
          <table:table-cell office:value-type="float" office:value="18.2735" calcext:value-type="float">
            <text:p>18,2735</text:p>
          </table:table-cell>
          <table:table-cell office:value-type="float" office:value="9.75507" calcext:value-type="float">
            <text:p>9,75507</text:p>
          </table:table-cell>
          <table:table-cell office:value-type="float" office:value="4.60123" calcext:value-type="float">
            <text:p>4,60123</text:p>
          </table:table-cell>
          <table:table-cell table:number-columns-repeated="6"/>
        </table:table-row>
        <table:table-row table:style-name="ro1">
          <table:table-cell office:value-type="float" office:value="16.2665" calcext:value-type="float">
            <text:p>16,2665</text:p>
          </table:table-cell>
          <table:table-cell office:value-type="float" office:value="8.78049" calcext:value-type="float">
            <text:p>8,78049</text:p>
          </table:table-cell>
          <table:table-cell office:value-type="float" office:value="5.45635" calcext:value-type="float">
            <text:p>5,45635</text:p>
          </table:table-cell>
          <table:table-cell table:number-columns-repeated="6"/>
        </table:table-row>
        <table:table-row table:style-name="ro1">
          <table:table-cell office:value-type="float" office:value="20.2618" calcext:value-type="float">
            <text:p>20,2618</text:p>
          </table:table-cell>
          <table:table-cell office:value-type="float" office:value="8.90152" calcext:value-type="float">
            <text:p>8,90152</text:p>
          </table:table-cell>
          <table:table-cell office:value-type="float" office:value="4.63249" calcext:value-type="float">
            <text:p>4,63249</text:p>
          </table:table-cell>
          <table:table-cell table:number-columns-repeated="6"/>
        </table:table-row>
        <table:table-row table:style-name="ro1">
          <table:table-cell office:value-type="float" office:value="17.7752" calcext:value-type="float">
            <text:p>17,7752</text:p>
          </table:table-cell>
          <table:table-cell office:value-type="float" office:value="9.52179" calcext:value-type="float">
            <text:p>9,52179</text:p>
          </table:table-cell>
          <table:table-cell office:value-type="float" office:value="5.08906" calcext:value-type="float">
            <text:p>5,08906</text:p>
          </table:table-cell>
          <table:table-cell table:number-columns-repeated="6"/>
        </table:table-row>
        <table:table-row table:style-name="ro1">
          <table:table-cell office:value-type="float" office:value="18.4579" calcext:value-type="float">
            <text:p>18,4579</text:p>
          </table:table-cell>
          <table:table-cell office:value-type="float" office:value="9.66767" calcext:value-type="float">
            <text:p>9,66767</text:p>
          </table:table-cell>
          <table:table-cell office:value-type="float" office:value="5.49451" calcext:value-type="float">
            <text:p>5,49451</text:p>
          </table:table-cell>
          <table:table-cell table:number-columns-repeated="6"/>
        </table:table-row>
        <table:table-row table:style-name="ro1">
          <table:table-cell office:value-type="float" office:value="20.505" calcext:value-type="float">
            <text:p>20,505</text:p>
          </table:table-cell>
          <table:table-cell office:value-type="float" office:value="10.7387" calcext:value-type="float">
            <text:p>10,7387</text:p>
          </table:table-cell>
          <table:table-cell office:value-type="float" office:value="5.28662" calcext:value-type="float">
            <text:p>5,28662</text:p>
          </table:table-cell>
          <table:table-cell table:number-columns-repeated="6"/>
        </table:table-row>
        <table:table-row table:style-name="ro1">
          <table:table-cell office:value-type="float" office:value="15.2972" calcext:value-type="float">
            <text:p>15,2972</text:p>
          </table:table-cell>
          <table:table-cell office:value-type="float" office:value="10.1391" calcext:value-type="float">
            <text:p>10,1391</text:p>
          </table:table-cell>
          <table:table-cell office:value-type="float" office:value="4.83193" calcext:value-type="float">
            <text:p>4,83193</text:p>
          </table:table-cell>
          <table:table-cell table:number-columns-repeated="6"/>
        </table:table-row>
        <table:table-row table:style-name="ro1">
          <table:table-cell office:value-type="float" office:value="20.9418" calcext:value-type="float">
            <text:p>20,9418</text:p>
          </table:table-cell>
          <table:table-cell office:value-type="float" office:value="9.51083" calcext:value-type="float">
            <text:p>9,51083</text:p>
          </table:table-cell>
          <table:table-cell office:value-type="float" office:value="4.63851" calcext:value-type="float">
            <text:p>4,63851</text:p>
          </table:table-cell>
          <table:table-cell table:number-columns-repeated="6"/>
        </table:table-row>
        <table:table-row table:style-name="ro1">
          <table:table-cell office:value-type="float" office:value="20.564" calcext:value-type="float">
            <text:p>20,564</text:p>
          </table:table-cell>
          <table:table-cell office:value-type="float" office:value="5.96026" calcext:value-type="float">
            <text:p>5,96026</text:p>
          </table:table-cell>
          <table:table-cell office:value-type="float" office:value="5.36072" calcext:value-type="float">
            <text:p>5,36072</text:p>
          </table:table-cell>
          <table:table-cell table:number-columns-repeated="6"/>
        </table:table-row>
        <table:table-row table:style-name="ro1">
          <table:table-cell office:value-type="float" office:value="19.5652" calcext:value-type="float">
            <text:p>19,5652</text:p>
          </table:table-cell>
          <table:table-cell office:value-type="float" office:value="10.0048" calcext:value-type="float">
            <text:p>10,0048</text:p>
          </table:table-cell>
          <table:table-cell office:value-type="float" office:value="5.08583" calcext:value-type="float">
            <text:p>5,08583</text:p>
          </table:table-cell>
          <table:table-cell table:number-columns-repeated="6"/>
        </table:table-row>
        <table:table-row table:style-name="ro1">
          <table:table-cell office:value-type="float" office:value="19.6741" calcext:value-type="float">
            <text:p>19,6741</text:p>
          </table:table-cell>
          <table:table-cell office:value-type="float" office:value="11.3402" calcext:value-type="float">
            <text:p>11,3402</text:p>
          </table:table-cell>
          <table:table-cell office:value-type="float" office:value="4.8948" calcext:value-type="float">
            <text:p>4,8948</text:p>
          </table:table-cell>
          <table:table-cell table:number-columns-repeated="6"/>
        </table:table-row>
        <table:table-row table:style-name="ro1">
          <table:table-cell office:value-type="float" office:value="18.5355" calcext:value-type="float">
            <text:p>18,5355</text:p>
          </table:table-cell>
          <table:table-cell office:value-type="float" office:value="9.62404" calcext:value-type="float">
            <text:p>9,62404</text:p>
          </table:table-cell>
          <table:table-cell office:value-type="float" office:value="5.19324" calcext:value-type="float">
            <text:p>5,19324</text:p>
          </table:table-cell>
          <table:table-cell table:number-columns-repeated="6"/>
        </table:table-row>
        <table:table-row table:style-name="ro1">
          <table:table-cell office:value-type="float" office:value="20.216" calcext:value-type="float">
            <text:p>20,216</text:p>
          </table:table-cell>
          <table:table-cell office:value-type="float" office:value="10.6297" calcext:value-type="float">
            <text:p>10,6297</text:p>
          </table:table-cell>
          <table:table-cell office:value-type="float" office:value="5.02548" calcext:value-type="float">
            <text:p>5,02548</text:p>
          </table:table-cell>
          <table:table-cell table:number-columns-repeated="6"/>
        </table:table-row>
        <table:table-row table:style-name="ro1">
          <table:table-cell office:value-type="float" office:value="19.057" calcext:value-type="float">
            <text:p>19,057</text:p>
          </table:table-cell>
          <table:table-cell office:value-type="float" office:value="10.095" calcext:value-type="float">
            <text:p>10,095</text:p>
          </table:table-cell>
          <table:table-cell office:value-type="float" office:value="4.89908" calcext:value-type="float">
            <text:p>4,89908</text:p>
          </table:table-cell>
          <table:table-cell table:number-columns-repeated="6"/>
        </table:table-row>
        <table:table-row table:style-name="ro1">
          <table:table-cell office:value-type="float" office:value="19.1033" calcext:value-type="float">
            <text:p>19,1033</text:p>
          </table:table-cell>
          <table:table-cell office:value-type="float" office:value="9.13462" calcext:value-type="float">
            <text:p>9,13462</text:p>
          </table:table-cell>
          <table:table-cell office:value-type="float" office:value="4.9439" calcext:value-type="float">
            <text:p>4,9439</text:p>
          </table:table-cell>
          <table:table-cell table:number-columns-repeated="6"/>
        </table:table-row>
        <table:table-row table:style-name="ro1">
          <table:table-cell office:value-type="float" office:value="18.5818" calcext:value-type="float">
            <text:p>18,5818</text:p>
          </table:table-cell>
          <table:table-cell office:value-type="float" office:value="9.55953" calcext:value-type="float">
            <text:p>9,55953</text:p>
          </table:table-cell>
          <table:table-cell office:value-type="float" office:value="5.51559" calcext:value-type="float">
            <text:p>5,51559</text:p>
          </table:table-cell>
          <table:table-cell table:number-columns-repeated="6"/>
        </table:table-row>
        <table:table-row table:style-name="ro1">
          <table:table-cell office:value-type="float" office:value="19.9423" calcext:value-type="float">
            <text:p>19,9423</text:p>
          </table:table-cell>
          <table:table-cell office:value-type="float" office:value="10.4167" calcext:value-type="float">
            <text:p>10,4167</text:p>
          </table:table-cell>
          <table:table-cell office:value-type="float" office:value="5.25416" calcext:value-type="float">
            <text:p>5,25416</text:p>
          </table:table-cell>
          <table:table-cell table:number-columns-repeated="6"/>
        </table:table-row>
        <table:table-row table:style-name="ro1">
          <table:table-cell office:value-type="float" office:value="19.9346" calcext:value-type="float">
            <text:p>19,9346</text:p>
          </table:table-cell>
          <table:table-cell office:value-type="float" office:value="9.60525" calcext:value-type="float">
            <text:p>9,60525</text:p>
          </table:table-cell>
          <table:table-cell office:value-type="float" office:value="4.72517" calcext:value-type="float">
            <text:p>4,72517</text:p>
          </table:table-cell>
          <table:table-cell table:number-columns-repeated="6"/>
        </table:table-row>
        <table:table-row table:style-name="ro1">
          <table:table-cell office:value-type="float" office:value="18.9813" calcext:value-type="float">
            <text:p>18,9813</text:p>
          </table:table-cell>
          <table:table-cell office:value-type="float" office:value="9.39683" calcext:value-type="float">
            <text:p>9,39683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20.8723" calcext:value-type="float">
            <text:p>20,8723</text:p>
          </table:table-cell>
          <table:table-cell office:value-type="float" office:value="10.4147" calcext:value-type="float">
            <text:p>10,4147</text:p>
          </table:table-cell>
          <table:table-cell office:value-type="float" office:value="4.76599" calcext:value-type="float">
            <text:p>4,76599</text:p>
          </table:table-cell>
          <table:table-cell table:number-columns-repeated="6"/>
        </table:table-row>
        <table:table-row table:style-name="ro1">
          <table:table-cell office:value-type="float" office:value="20.8513" calcext:value-type="float">
            <text:p>20,8513</text:p>
          </table:table-cell>
          <table:table-cell office:value-type="float" office:value="9.51538" calcext:value-type="float">
            <text:p>9,51538</text:p>
          </table:table-cell>
          <table:table-cell office:value-type="float" office:value="4.62197" calcext:value-type="float">
            <text:p>4,62197</text:p>
          </table:table-cell>
          <table:table-cell table:number-columns-repeated="6"/>
        </table:table-row>
        <table:table-row table:style-name="ro1">
          <table:table-cell office:value-type="float" office:value="17.6849" calcext:value-type="float">
            <text:p>17,6849</text:p>
          </table:table-cell>
          <table:table-cell office:value-type="float" office:value="10.9308" calcext:value-type="float">
            <text:p>10,9308</text:p>
          </table:table-cell>
          <table:table-cell office:value-type="float" office:value="4.77876" calcext:value-type="float">
            <text:p>4,77876</text:p>
          </table:table-cell>
          <table:table-cell table:number-columns-repeated="6"/>
        </table:table-row>
        <table:table-row table:style-name="ro1">
          <table:table-cell office:value-type="float" office:value="17.0754" calcext:value-type="float">
            <text:p>17,0754</text:p>
          </table:table-cell>
          <table:table-cell office:value-type="float" office:value="10.1681" calcext:value-type="float">
            <text:p>10,1681</text:p>
          </table:table-cell>
          <table:table-cell office:value-type="float" office:value="5.09437" calcext:value-type="float">
            <text:p>5,09437</text:p>
          </table:table-cell>
          <table:table-cell table:number-columns-repeated="6"/>
        </table:table-row>
        <table:table-row table:style-name="ro1">
          <table:table-cell office:value-type="float" office:value="19.3319" calcext:value-type="float">
            <text:p>19,3319</text:p>
          </table:table-cell>
          <table:table-cell office:value-type="float" office:value="10.6801" calcext:value-type="float">
            <text:p>10,6801</text:p>
          </table:table-cell>
          <table:table-cell office:value-type="float" office:value="4.65452" calcext:value-type="float">
            <text:p>4,65452</text:p>
          </table:table-cell>
          <table:table-cell table:number-columns-repeated="6"/>
        </table:table-row>
        <table:table-row table:style-name="ro1">
          <table:table-cell office:value-type="float" office:value="20.197" calcext:value-type="float">
            <text:p>20,197</text:p>
          </table:table-cell>
          <table:table-cell office:value-type="float" office:value="8.27815" calcext:value-type="float">
            <text:p>8,27815</text:p>
          </table:table-cell>
          <table:table-cell office:value-type="float" office:value="4.68933" calcext:value-type="float">
            <text:p>4,68933</text:p>
          </table:table-cell>
          <table:table-cell table:number-columns-repeated="6"/>
        </table:table-row>
        <table:table-row table:style-name="ro1">
          <table:table-cell office:value-type="float" office:value="20.0441" calcext:value-type="float">
            <text:p>20,0441</text:p>
          </table:table-cell>
          <table:table-cell office:value-type="float" office:value="10.8008" calcext:value-type="float">
            <text:p>10,8008</text:p>
          </table:table-cell>
          <table:table-cell office:value-type="float" office:value="5.09693" calcext:value-type="float">
            <text:p>5,09693</text:p>
          </table:table-cell>
          <table:table-cell table:number-columns-repeated="6"/>
        </table:table-row>
        <table:table-row table:style-name="ro1">
          <table:table-cell office:value-type="float" office:value="17.9557" calcext:value-type="float">
            <text:p>17,9557</text:p>
          </table:table-cell>
          <table:table-cell office:value-type="float" office:value="10.0228" calcext:value-type="float">
            <text:p>10,0228</text:p>
          </table:table-cell>
          <table:table-cell office:value-type="float" office:value="5.22027" calcext:value-type="float">
            <text:p>5,22027</text:p>
          </table:table-cell>
          <table:table-cell table:number-columns-repeated="6"/>
        </table:table-row>
        <table:table-row table:style-name="ro1">
          <table:table-cell office:value-type="float" office:value="18.2927" calcext:value-type="float">
            <text:p>18,2927</text:p>
          </table:table-cell>
          <table:table-cell office:value-type="float" office:value="9.42157" calcext:value-type="float">
            <text:p>9,42157</text:p>
          </table:table-cell>
          <table:table-cell office:value-type="float" office:value="5.10766" calcext:value-type="float">
            <text:p>5,10766</text:p>
          </table:table-cell>
          <table:table-cell table:number-columns-repeated="6"/>
        </table:table-row>
        <table:table-row table:style-name="ro1">
          <table:table-cell office:value-type="float" office:value="17.2276" calcext:value-type="float">
            <text:p>17,2276</text:p>
          </table:table-cell>
          <table:table-cell office:value-type="float" office:value="10.4918" calcext:value-type="float">
            <text:p>10,4918</text:p>
          </table:table-cell>
          <table:table-cell office:value-type="float" office:value="4.94358" calcext:value-type="float">
            <text:p>4,94358</text:p>
          </table:table-cell>
          <table:table-cell table:number-columns-repeated="6"/>
        </table:table-row>
        <table:table-row table:style-name="ro1">
          <table:table-cell office:value-type="float" office:value="18.5075" calcext:value-type="float">
            <text:p>18,5075</text:p>
          </table:table-cell>
          <table:table-cell office:value-type="float" office:value="9.87495" calcext:value-type="float">
            <text:p>9,87495</text:p>
          </table:table-cell>
          <table:table-cell office:value-type="float" office:value="5.24417" calcext:value-type="float">
            <text:p>5,24417</text:p>
          </table:table-cell>
          <table:table-cell table:number-columns-repeated="6"/>
        </table:table-row>
        <table:table-row table:style-name="ro1">
          <table:table-cell office:value-type="float" office:value="20.462" calcext:value-type="float">
            <text:p>20,462</text:p>
          </table:table-cell>
          <table:table-cell office:value-type="float" office:value="10.4243" calcext:value-type="float">
            <text:p>10,4243</text:p>
          </table:table-cell>
          <table:table-cell office:value-type="float" office:value="4.75986" calcext:value-type="float">
            <text:p>4,75986</text:p>
          </table:table-cell>
          <table:table-cell table:number-columns-repeated="6"/>
        </table:table-row>
        <table:table-row table:style-name="ro1">
          <table:table-cell office:value-type="float" office:value="20.5709" calcext:value-type="float">
            <text:p>20,5709</text:p>
          </table:table-cell>
          <table:table-cell office:value-type="float" office:value="9.82533" calcext:value-type="float">
            <text:p>9,82533</text:p>
          </table:table-cell>
          <table:table-cell office:value-type="float" office:value="4.33563" calcext:value-type="float">
            <text:p>4,33563</text:p>
          </table:table-cell>
          <table:table-cell table:number-columns-repeated="6"/>
        </table:table-row>
        <table:table-row table:style-name="ro1">
          <table:table-cell office:value-type="float" office:value="16.5275" calcext:value-type="float">
            <text:p>16,5275</text:p>
          </table:table-cell>
          <table:table-cell office:value-type="float" office:value="11.0669" calcext:value-type="float">
            <text:p>11,0669</text:p>
          </table:table-cell>
          <table:table-cell office:value-type="float" office:value="5.27874" calcext:value-type="float">
            <text:p>5,27874</text:p>
          </table:table-cell>
          <table:table-cell table:number-columns-repeated="6"/>
        </table:table-row>
        <table:table-row table:style-name="ro1">
          <table:table-cell office:value-type="float" office:value="21.0044" calcext:value-type="float">
            <text:p>21,0044</text:p>
          </table:table-cell>
          <table:table-cell office:value-type="float" office:value="10.6576" calcext:value-type="float">
            <text:p>10,6576</text:p>
          </table:table-cell>
          <table:table-cell office:value-type="float" office:value="4.7047" calcext:value-type="float">
            <text:p>4,7047</text:p>
          </table:table-cell>
          <table:table-cell table:number-columns-repeated="6"/>
        </table:table-row>
        <table:table-row table:style-name="ro1">
          <table:table-cell office:value-type="float" office:value="19.4478" calcext:value-type="float">
            <text:p>19,4478</text:p>
          </table:table-cell>
          <table:table-cell office:value-type="float" office:value="10.0256" calcext:value-type="float">
            <text:p>10,0256</text:p>
          </table:table-cell>
          <table:table-cell office:value-type="float" office:value="5.06605" calcext:value-type="float">
            <text:p>5,06605</text:p>
          </table:table-cell>
          <table:table-cell table:number-columns-repeated="6"/>
        </table:table-row>
        <table:table-row table:style-name="ro1">
          <table:table-cell office:value-type="float" office:value="19.7376" calcext:value-type="float">
            <text:p>19,7376</text:p>
          </table:table-cell>
          <table:table-cell office:value-type="float" office:value="10.2385" calcext:value-type="float">
            <text:p>10,2385</text:p>
          </table:table-cell>
          <table:table-cell office:value-type="float" office:value="4.97544" calcext:value-type="float">
            <text:p>4,97544</text:p>
          </table:table-cell>
          <table:table-cell table:number-columns-repeated="6"/>
        </table:table-row>
        <table:table-row table:style-name="ro1">
          <table:table-cell office:value-type="float" office:value="18.6876" calcext:value-type="float">
            <text:p>18,6876</text:p>
          </table:table-cell>
          <table:table-cell office:value-type="float" office:value="10.2655" calcext:value-type="float">
            <text:p>10,2655</text:p>
          </table:table-cell>
          <table:table-cell office:value-type="float" office:value="5.55789" calcext:value-type="float">
            <text:p>5,55789</text:p>
          </table:table-cell>
          <table:table-cell table:number-columns-repeated="6"/>
        </table:table-row>
        <table:table-row table:style-name="ro1">
          <table:table-cell office:value-type="float" office:value="19.3357" calcext:value-type="float">
            <text:p>19,3357</text:p>
          </table:table-cell>
          <table:table-cell office:value-type="float" office:value="10.4792" calcext:value-type="float">
            <text:p>10,4792</text:p>
          </table:table-cell>
          <table:table-cell office:value-type="float" office:value="5.20833" calcext:value-type="float">
            <text:p>5,20833</text:p>
          </table:table-cell>
          <table:table-cell table:number-columns-repeated="6"/>
        </table:table-row>
        <table:table-row table:style-name="ro1">
          <table:table-cell office:value-type="float" office:value="20.7171" calcext:value-type="float">
            <text:p>20,7171</text:p>
          </table:table-cell>
          <table:table-cell office:value-type="float" office:value="9.81931" calcext:value-type="float">
            <text:p>9,81931</text:p>
          </table:table-cell>
          <table:table-cell office:value-type="float" office:value="4.34672" calcext:value-type="float">
            <text:p>4,34672</text:p>
          </table:table-cell>
          <table:table-cell table:number-columns-repeated="6"/>
        </table:table-row>
        <table:table-row table:style-name="ro1">
          <table:table-cell office:value-type="float" office:value="15.6579" calcext:value-type="float">
            <text:p>15,6579</text:p>
          </table:table-cell>
          <table:table-cell office:value-type="float" office:value="11.0449" calcext:value-type="float">
            <text:p>11,0449</text:p>
          </table:table-cell>
          <table:table-cell office:value-type="float" office:value="4.56421" calcext:value-type="float">
            <text:p>4,56421</text:p>
          </table:table-cell>
          <table:table-cell table:number-columns-repeated="6"/>
        </table:table-row>
        <table:table-row table:style-name="ro1">
          <table:table-cell office:value-type="float" office:value="19.9165" calcext:value-type="float">
            <text:p>19,9165</text:p>
          </table:table-cell>
          <table:table-cell office:value-type="float" office:value="9.59395" calcext:value-type="float">
            <text:p>9,59395</text:p>
          </table:table-cell>
          <table:table-cell office:value-type="float" office:value="5.22755" calcext:value-type="float">
            <text:p>5,22755</text:p>
          </table:table-cell>
          <table:table-cell table:number-columns-repeated="6"/>
        </table:table-row>
        <table:table-row table:style-name="ro1">
          <table:table-cell office:value-type="float" office:value="18.3746" calcext:value-type="float">
            <text:p>18,3746</text:p>
          </table:table-cell>
          <table:table-cell office:value-type="float" office:value="9.70285" calcext:value-type="float">
            <text:p>9,70285</text:p>
          </table:table-cell>
          <table:table-cell office:value-type="float" office:value="5.48367" calcext:value-type="float">
            <text:p>5,48367</text:p>
          </table:table-cell>
          <table:table-cell table:number-columns-repeated="6"/>
        </table:table-row>
        <table:table-row table:style-name="ro1">
          <table:table-cell office:value-type="float" office:value="19.1753" calcext:value-type="float">
            <text:p>19,1753</text:p>
          </table:table-cell>
          <table:table-cell office:value-type="float" office:value="10.0894" calcext:value-type="float">
            <text:p>10,0894</text:p>
          </table:table-cell>
          <table:table-cell office:value-type="float" office:value="4.8696" calcext:value-type="float">
            <text:p>4,8696</text:p>
          </table:table-cell>
          <table:table-cell table:number-columns-repeated="6"/>
        </table:table-row>
        <table:table-row table:style-name="ro1">
          <table:table-cell office:value-type="float" office:value="21.0163" calcext:value-type="float">
            <text:p>21,0163</text:p>
          </table:table-cell>
          <table:table-cell office:value-type="float" office:value="10.6485" calcext:value-type="float">
            <text:p>10,6485</text:p>
          </table:table-cell>
          <table:table-cell office:value-type="float" office:value="4.42733" calcext:value-type="float">
            <text:p>4,42733</text:p>
          </table:table-cell>
          <table:table-cell table:number-columns-repeated="6"/>
        </table:table-row>
        <table:table-row table:style-name="ro1">
          <table:table-cell office:value-type="float" office:value="20.0367" calcext:value-type="float">
            <text:p>20,0367</text:p>
          </table:table-cell>
          <table:table-cell office:value-type="float" office:value="10.7925" calcext:value-type="float">
            <text:p>10,7925</text:p>
          </table:table-cell>
          <table:table-cell office:value-type="float" office:value="5.1077" calcext:value-type="float">
            <text:p>5,1077</text:p>
          </table:table-cell>
          <table:table-cell table:number-columns-repeated="6"/>
        </table:table-row>
        <table:table-row table:style-name="ro1">
          <table:table-cell office:value-type="float" office:value="20.9071" calcext:value-type="float">
            <text:p>20,9071</text:p>
          </table:table-cell>
          <table:table-cell office:value-type="float" office:value="10.1663" calcext:value-type="float">
            <text:p>10,1663</text:p>
          </table:table-cell>
          <table:table-cell office:value-type="float" office:value="4.83258" calcext:value-type="float">
            <text:p>4,83258</text:p>
          </table:table-cell>
          <table:table-cell table:number-columns-repeated="6"/>
        </table:table-row>
        <table:table-row table:style-name="ro1">
          <table:table-cell office:value-type="float" office:value="20.2236" calcext:value-type="float">
            <text:p>20,2236</text:p>
          </table:table-cell>
          <table:table-cell office:value-type="float" office:value="8.52306" calcext:value-type="float">
            <text:p>8,52306</text:p>
          </table:table-cell>
          <table:table-cell office:value-type="float" office:value="5.14318" calcext:value-type="float">
            <text:p>5,14318</text:p>
          </table:table-cell>
          <table:table-cell table:number-columns-repeated="6"/>
        </table:table-row>
        <table:table-row table:style-name="ro1">
          <table:table-cell office:value-type="float" office:value="19.9488" calcext:value-type="float">
            <text:p>19,9488</text:p>
          </table:table-cell>
          <table:table-cell office:value-type="float" office:value="10.0126" calcext:value-type="float">
            <text:p>10,0126</text:p>
          </table:table-cell>
          <table:table-cell office:value-type="float" office:value="5.10016" calcext:value-type="float">
            <text:p>5,10016</text:p>
          </table:table-cell>
          <table:table-cell table:number-columns-repeated="6"/>
        </table:table-row>
        <table:table-row table:style-name="ro1">
          <table:table-cell office:value-type="float" office:value="19.4543" calcext:value-type="float">
            <text:p>19,4543</text:p>
          </table:table-cell>
          <table:table-cell office:value-type="float" office:value="10.0317" calcext:value-type="float">
            <text:p>10,0317</text:p>
          </table:table-cell>
          <table:table-cell office:value-type="float" office:value="5.29185" calcext:value-type="float">
            <text:p>5,29185</text:p>
          </table:table-cell>
          <table:table-cell table:number-columns-repeated="6"/>
        </table:table-row>
        <table:table-row table:style-name="ro1">
          <table:table-cell office:value-type="float" office:value="19.1864" calcext:value-type="float">
            <text:p>19,1864</text:p>
          </table:table-cell>
          <table:table-cell office:value-type="float" office:value="9.05199" calcext:value-type="float">
            <text:p>9,05199</text:p>
          </table:table-cell>
          <table:table-cell office:value-type="float" office:value="4.95868" calcext:value-type="float">
            <text:p>4,95868</text:p>
          </table:table-cell>
          <table:table-cell table:number-columns-repeated="6"/>
        </table:table-row>
        <table:table-row table:style-name="ro1">
          <table:table-cell office:value-type="float" office:value="18.0985" calcext:value-type="float">
            <text:p>18,0985</text:p>
          </table:table-cell>
          <table:table-cell office:value-type="float" office:value="7.0922" calcext:value-type="float">
            <text:p>7,0922</text:p>
          </table:table-cell>
          <table:table-cell office:value-type="float" office:value="4.6449" calcext:value-type="float">
            <text:p>4,6449</text:p>
          </table:table-cell>
          <table:table-cell table:number-columns-repeated="6"/>
        </table:table-row>
        <table:table-row table:style-name="ro1">
          <table:table-cell office:value-type="float" office:value="18.7097" calcext:value-type="float">
            <text:p>18,7097</text:p>
          </table:table-cell>
          <table:table-cell office:value-type="float" office:value="9.24474" calcext:value-type="float">
            <text:p>9,24474</text:p>
          </table:table-cell>
          <table:table-cell office:value-type="float" office:value="5.09494" calcext:value-type="float">
            <text:p>5,09494</text:p>
          </table:table-cell>
          <table:table-cell table:number-columns-repeated="6"/>
        </table:table-row>
        <table:table-row table:style-name="ro1">
          <table:table-cell office:value-type="float" office:value="19.5416" calcext:value-type="float">
            <text:p>19,5416</text:p>
          </table:table-cell>
          <table:table-cell office:value-type="float" office:value="10.0349" calcext:value-type="float">
            <text:p>10,0349</text:p>
          </table:table-cell>
          <table:table-cell office:value-type="float" office:value="5.25813" calcext:value-type="float">
            <text:p>5,25813</text:p>
          </table:table-cell>
          <table:table-cell table:number-columns-repeated="6"/>
        </table:table-row>
        <table:table-row table:style-name="ro1">
          <table:table-cell office:value-type="float" office:value="18.4038" calcext:value-type="float">
            <text:p>18,4038</text:p>
          </table:table-cell>
          <table:table-cell office:value-type="float" office:value="8.914" calcext:value-type="float">
            <text:p>8,914</text:p>
          </table:table-cell>
          <table:table-cell office:value-type="float" office:value="11.9048" calcext:value-type="float">
            <text:p>11,9048</text:p>
          </table:table-cell>
          <table:table-cell table:number-columns-repeated="6"/>
        </table:table-row>
        <table:table-row table:style-name="ro1">
          <table:table-cell office:value-type="float" office:value="20.3182" calcext:value-type="float">
            <text:p>20,3182</text:p>
          </table:table-cell>
          <table:table-cell office:value-type="float" office:value="10.1218" calcext:value-type="float">
            <text:p>10,1218</text:p>
          </table:table-cell>
          <table:table-cell office:value-type="float" office:value="5.33499" calcext:value-type="float">
            <text:p>5,33499</text:p>
          </table:table-cell>
          <table:table-cell table:number-columns-repeated="6"/>
        </table:table-row>
        <table:table-row table:style-name="ro1">
          <table:table-cell office:value-type="float" office:value="20.1732" calcext:value-type="float">
            <text:p>20,1732</text:p>
          </table:table-cell>
          <table:table-cell office:value-type="float" office:value="10.631" calcext:value-type="float">
            <text:p>10,631</text:p>
          </table:table-cell>
          <table:table-cell office:value-type="float" office:value="5.05682" calcext:value-type="float">
            <text:p>5,05682</text:p>
          </table:table-cell>
          <table:table-cell table:number-columns-repeated="6"/>
        </table:table-row>
        <table:table-row table:style-name="ro1">
          <table:table-cell office:value-type="float" office:value="19.1442" calcext:value-type="float">
            <text:p>19,1442</text:p>
          </table:table-cell>
          <table:table-cell office:value-type="float" office:value="9.56204" calcext:value-type="float">
            <text:p>9,56204</text:p>
          </table:table-cell>
          <table:table-cell office:value-type="float" office:value="4.86436" calcext:value-type="float">
            <text:p>4,86436</text:p>
          </table:table-cell>
          <table:table-cell table:number-columns-repeated="6"/>
        </table:table-row>
        <table:table-row table:style-name="ro1">
          <table:table-cell office:value-type="float" office:value="20.932" calcext:value-type="float">
            <text:p>20,932</text:p>
          </table:table-cell>
          <table:table-cell office:value-type="float" office:value="6" calcext:value-type="float">
            <text:p>6</text:p>
          </table:table-cell>
          <table:table-cell office:value-type="float" office:value="4.94922" calcext:value-type="float">
            <text:p>4,94922</text:p>
          </table:table-cell>
          <table:table-cell table:number-columns-repeated="6"/>
        </table:table-row>
        <table:table-row table:style-name="ro1">
          <table:table-cell office:value-type="float" office:value="17.7794" calcext:value-type="float">
            <text:p>17,7794</text:p>
          </table:table-cell>
          <table:table-cell office:value-type="float" office:value="10.2967" calcext:value-type="float">
            <text:p>10,2967</text:p>
          </table:table-cell>
          <table:table-cell office:value-type="float" office:value="5.50536" calcext:value-type="float">
            <text:p>5,50536</text:p>
          </table:table-cell>
          <table:table-cell table:number-columns-repeated="6"/>
        </table:table-row>
        <table:table-row table:style-name="ro1">
          <table:table-cell office:value-type="float" office:value="20.3664" calcext:value-type="float">
            <text:p>20,3664</text:p>
          </table:table-cell>
          <table:table-cell office:value-type="float" office:value="10.8649" calcext:value-type="float">
            <text:p>10,8649</text:p>
          </table:table-cell>
          <table:table-cell office:value-type="float" office:value="5.06169" calcext:value-type="float">
            <text:p>5,06169</text:p>
          </table:table-cell>
          <table:table-cell table:number-columns-repeated="6"/>
        </table:table-row>
        <table:table-row table:style-name="ro1">
          <table:table-cell office:value-type="float" office:value="20.2305" calcext:value-type="float">
            <text:p>20,2305</text:p>
          </table:table-cell>
          <table:table-cell office:value-type="float" office:value="9.66447" calcext:value-type="float">
            <text:p>9,66447</text:p>
          </table:table-cell>
          <table:table-cell office:value-type="float" office:value="4.82461" calcext:value-type="float">
            <text:p>4,82461</text:p>
          </table:table-cell>
          <table:table-cell table:number-columns-repeated="6"/>
        </table:table-row>
        <table:table-row table:style-name="ro1">
          <table:table-cell office:value-type="float" office:value="19.263" calcext:value-type="float">
            <text:p>19,263</text:p>
          </table:table-cell>
          <table:table-cell office:value-type="float" office:value="10.2508" calcext:value-type="float">
            <text:p>10,2508</text:p>
          </table:table-cell>
          <table:table-cell office:value-type="float" office:value="5.15438" calcext:value-type="float">
            <text:p>5,15438</text:p>
          </table:table-cell>
          <table:table-cell table:number-columns-repeated="6"/>
        </table:table-row>
        <table:table-row table:style-name="ro1">
          <table:table-cell office:value-type="float" office:value="19.156" calcext:value-type="float">
            <text:p>19,156</text:p>
          </table:table-cell>
          <table:table-cell office:value-type="float" office:value="10.2031" calcext:value-type="float">
            <text:p>10,2031</text:p>
          </table:table-cell>
          <table:table-cell office:value-type="float" office:value="4.79115" calcext:value-type="float">
            <text:p>4,79115</text:p>
          </table:table-cell>
          <table:table-cell table:number-columns-repeated="6"/>
        </table:table-row>
        <table:table-row table:style-name="ro1">
          <table:table-cell office:value-type="float" office:value="16.5149" calcext:value-type="float">
            <text:p>16,5149</text:p>
          </table:table-cell>
          <table:table-cell office:value-type="float" office:value="11.0725" calcext:value-type="float">
            <text:p>11,0725</text:p>
          </table:table-cell>
          <table:table-cell office:value-type="float" office:value="5.21939" calcext:value-type="float">
            <text:p>5,21939</text:p>
          </table:table-cell>
          <table:table-cell table:number-columns-repeated="6"/>
        </table:table-row>
        <table:table-row table:style-name="ro1">
          <table:table-cell office:value-type="float" office:value="17.0938" calcext:value-type="float">
            <text:p>17,0938</text:p>
          </table:table-cell>
          <table:table-cell office:value-type="float" office:value="10.1758" calcext:value-type="float">
            <text:p>10,1758</text:p>
          </table:table-cell>
          <table:table-cell office:value-type="float" office:value="5.07698" calcext:value-type="float">
            <text:p>5,07698</text:p>
          </table:table-cell>
          <table:table-cell table:number-columns-repeated="6"/>
        </table:table-row>
        <table:table-row table:style-name="ro1">
          <table:table-cell office:value-type="float" office:value="17.2975" calcext:value-type="float">
            <text:p>17,2975</text:p>
          </table:table-cell>
          <table:table-cell office:value-type="float" office:value="9.62558" calcext:value-type="float">
            <text:p>9,62558</text:p>
          </table:table-cell>
          <table:table-cell office:value-type="float" office:value="7.15137" calcext:value-type="float">
            <text:p>7,15137</text:p>
          </table:table-cell>
          <table:table-cell table:number-columns-repeated="6"/>
        </table:table-row>
        <table:table-row table:style-name="ro1">
          <table:table-cell office:value-type="float" office:value="20.8893" calcext:value-type="float">
            <text:p>20,8893</text:p>
          </table:table-cell>
          <table:table-cell office:value-type="float" office:value="9.82859" calcext:value-type="float">
            <text:p>9,82859</text:p>
          </table:table-cell>
          <table:table-cell office:value-type="float" office:value="4.31232" calcext:value-type="float">
            <text:p>4,31232</text:p>
          </table:table-cell>
          <table:table-cell table:number-columns-repeated="6"/>
        </table:table-row>
        <table:table-row table:style-name="ro1">
          <table:table-cell office:value-type="float" office:value="18.598" calcext:value-type="float">
            <text:p>18,598</text:p>
          </table:table-cell>
          <table:table-cell office:value-type="float" office:value="9.86423" calcext:value-type="float">
            <text:p>9,86423</text:p>
          </table:table-cell>
          <table:table-cell office:value-type="float" office:value="4.83291" calcext:value-type="float">
            <text:p>4,83291</text:p>
          </table:table-cell>
          <table:table-cell table:number-columns-repeated="6"/>
        </table:table-row>
        <table:table-row table:style-name="ro1">
          <table:table-cell office:value-type="float" office:value="19.2866" calcext:value-type="float">
            <text:p>19,2866</text:p>
          </table:table-cell>
          <table:table-cell office:value-type="float" office:value="10.6513" calcext:value-type="float">
            <text:p>10,6513</text:p>
          </table:table-cell>
          <table:table-cell office:value-type="float" office:value="4.70351" calcext:value-type="float">
            <text:p>4,70351</text:p>
          </table:table-cell>
          <table:table-cell table:number-columns-repeated="6"/>
        </table:table-row>
        <table:table-row table:style-name="ro1">
          <table:table-cell office:value-type="float" office:value="20.2572" calcext:value-type="float">
            <text:p>20,2572</text:p>
          </table:table-cell>
          <table:table-cell office:value-type="float" office:value="10.8728" calcext:value-type="float">
            <text:p>10,8728</text:p>
          </table:table-cell>
          <table:table-cell office:value-type="float" office:value="5.08421" calcext:value-type="float">
            <text:p>5,08421</text:p>
          </table:table-cell>
          <table:table-cell table:number-columns-repeated="6"/>
        </table:table-row>
        <table:table-row table:style-name="ro1">
          <table:table-cell office:value-type="float" office:value="17.3529" calcext:value-type="float">
            <text:p>17,3529</text:p>
          </table:table-cell>
          <table:table-cell office:value-type="float" office:value="9.32616" calcext:value-type="float">
            <text:p>9,32616</text:p>
          </table:table-cell>
          <table:table-cell office:value-type="float" office:value="5.43634" calcext:value-type="float">
            <text:p>5,43634</text:p>
          </table:table-cell>
          <table:table-cell table:number-columns-repeated="6"/>
        </table:table-row>
        <table:table-row table:style-name="ro1">
          <table:table-cell office:value-type="float" office:value="19.0041" calcext:value-type="float">
            <text:p>19,0041</text:p>
          </table:table-cell>
          <table:table-cell office:value-type="float" office:value="10.1604" calcext:value-type="float">
            <text:p>10,1604</text:p>
          </table:table-cell>
          <table:table-cell office:value-type="float" office:value="4.94189" calcext:value-type="float">
            <text:p>4,94189</text:p>
          </table:table-cell>
          <table:table-cell table:number-columns-repeated="6"/>
        </table:table-row>
        <table:table-row table:style-name="ro1">
          <table:table-cell office:value-type="float" office:value="19.3297" calcext:value-type="float">
            <text:p>19,3297</text:p>
          </table:table-cell>
          <table:table-cell office:value-type="float" office:value="10.151" calcext:value-type="float">
            <text:p>10,151</text:p>
          </table:table-cell>
          <table:table-cell office:value-type="float" office:value="5.00763" calcext:value-type="float">
            <text:p>5,00763</text:p>
          </table:table-cell>
          <table:table-cell table:number-columns-repeated="6"/>
        </table:table-row>
        <table:table-row table:style-name="ro1">
          <table:table-cell office:value-type="float" office:value="17.957" calcext:value-type="float">
            <text:p>17,957</text:p>
          </table:table-cell>
          <table:table-cell office:value-type="float" office:value="10.0602" calcext:value-type="float">
            <text:p>10,0602</text:p>
          </table:table-cell>
          <table:table-cell office:value-type="float" office:value="5.12102" calcext:value-type="float">
            <text:p>5,12102</text:p>
          </table:table-cell>
          <table:table-cell table:number-columns-repeated="6"/>
        </table:table-row>
        <table:table-row table:style-name="ro1">
          <table:table-cell office:value-type="float" office:value="19.0852" calcext:value-type="float">
            <text:p>19,0852</text:p>
          </table:table-cell>
          <table:table-cell office:value-type="float" office:value="10.2991" calcext:value-type="float">
            <text:p>10,2991</text:p>
          </table:table-cell>
          <table:table-cell office:value-type="float" office:value="4.53809" calcext:value-type="float">
            <text:p>4,53809</text:p>
          </table:table-cell>
          <table:table-cell table:number-columns-repeated="6"/>
        </table:table-row>
        <table:table-row table:style-name="ro1">
          <table:table-cell office:value-type="float" office:value="15.6447" calcext:value-type="float">
            <text:p>15,6447</text:p>
          </table:table-cell>
          <table:table-cell office:value-type="float" office:value="11.0569" calcext:value-type="float">
            <text:p>11,0569</text:p>
          </table:table-cell>
          <table:table-cell office:value-type="float" office:value="4.56186" calcext:value-type="float">
            <text:p>4,56186</text:p>
          </table:table-cell>
          <table:table-cell table:number-columns-repeated="6"/>
        </table:table-row>
        <table:table-row table:style-name="ro1">
          <table:table-cell office:value-type="float" office:value="18.0191" calcext:value-type="float">
            <text:p>18,0191</text:p>
          </table:table-cell>
          <table:table-cell office:value-type="float" office:value="9.73761" calcext:value-type="float">
            <text:p>9,73761</text:p>
          </table:table-cell>
          <table:table-cell office:value-type="float" office:value="5.29557" calcext:value-type="float">
            <text:p>5,29557</text:p>
          </table:table-cell>
          <table:table-cell table:number-columns-repeated="6"/>
        </table:table-row>
        <table:table-row table:style-name="ro1">
          <table:table-cell office:value-type="float" office:value="19.2968" calcext:value-type="float">
            <text:p>19,2968</text:p>
          </table:table-cell>
          <table:table-cell office:value-type="float" office:value="10.1676" calcext:value-type="float">
            <text:p>10,1676</text:p>
          </table:table-cell>
          <table:table-cell office:value-type="float" office:value="5.00128" calcext:value-type="float">
            <text:p>5,00128</text:p>
          </table:table-cell>
          <table:table-cell table:number-columns-repeated="6"/>
        </table:table-row>
        <table:table-row table:style-name="ro1">
          <table:table-cell office:value-type="float" office:value="15.3071" calcext:value-type="float">
            <text:p>15,3071</text:p>
          </table:table-cell>
          <table:table-cell office:value-type="float" office:value="10.0781" calcext:value-type="float">
            <text:p>10,0781</text:p>
          </table:table-cell>
          <table:table-cell office:value-type="float" office:value="5.12821" calcext:value-type="float">
            <text:p>5,12821</text:p>
          </table:table-cell>
          <table:table-cell table:number-columns-repeated="6"/>
        </table:table-row>
        <table:table-row table:style-name="ro1">
          <table:table-cell office:value-type="float" office:value="19.1552" calcext:value-type="float">
            <text:p>19,1552</text:p>
          </table:table-cell>
          <table:table-cell office:value-type="float" office:value="10.7884" calcext:value-type="float">
            <text:p>10,7884</text:p>
          </table:table-cell>
          <table:table-cell office:value-type="float" office:value="4.88806" calcext:value-type="float">
            <text:p>4,88806</text:p>
          </table:table-cell>
          <table:table-cell table:number-columns-repeated="6"/>
        </table:table-row>
        <table:table-row table:style-name="ro1">
          <table:table-cell office:value-type="float" office:value="18.8088" calcext:value-type="float">
            <text:p>18,8088</text:p>
          </table:table-cell>
          <table:table-cell office:value-type="float" office:value="9.26002" calcext:value-type="float">
            <text:p>9,26002</text:p>
          </table:table-cell>
          <table:table-cell office:value-type="float" office:value="5.14981" calcext:value-type="float">
            <text:p>5,14981</text:p>
          </table:table-cell>
          <table:table-cell table:number-columns-repeated="6"/>
        </table:table-row>
        <table:table-row table:style-name="ro1">
          <table:table-cell office:value-type="float" office:value="18.2907" calcext:value-type="float">
            <text:p>18,2907</text:p>
          </table:table-cell>
          <table:table-cell office:value-type="float" office:value="9.79508" calcext:value-type="float">
            <text:p>9,79508</text:p>
          </table:table-cell>
          <table:table-cell office:value-type="float" office:value="2.63158" calcext:value-type="float">
            <text:p>2,63158</text:p>
          </table:table-cell>
          <table:table-cell table:number-columns-repeated="6"/>
        </table:table-row>
        <table:table-row table:style-name="ro1">
          <table:table-cell office:value-type="float" office:value="19.4953" calcext:value-type="float">
            <text:p>19,4953</text:p>
          </table:table-cell>
          <table:table-cell office:value-type="float" office:value="10.5213" calcext:value-type="float">
            <text:p>10,5213</text:p>
          </table:table-cell>
          <table:table-cell office:value-type="float" office:value="5.22902" calcext:value-type="float">
            <text:p>5,22902</text:p>
          </table:table-cell>
          <table:table-cell table:number-columns-repeated="6"/>
        </table:table-row>
        <table:table-row table:style-name="ro1">
          <table:table-cell office:value-type="float" office:value="20.8005" calcext:value-type="float">
            <text:p>20,8005</text:p>
          </table:table-cell>
          <table:table-cell office:value-type="float" office:value="10.1956" calcext:value-type="float">
            <text:p>10,1956</text:p>
          </table:table-cell>
          <table:table-cell office:value-type="float" office:value="4.77064" calcext:value-type="float">
            <text:p>4,77064</text:p>
          </table:table-cell>
          <table:table-cell table:number-columns-repeated="6"/>
        </table:table-row>
        <table:table-row table:style-name="ro1">
          <table:table-cell office:value-type="float" office:value="18.5595" calcext:value-type="float">
            <text:p>18,5595</text:p>
          </table:table-cell>
          <table:table-cell office:value-type="float" office:value="9.60425" calcext:value-type="float">
            <text:p>9,60425</text:p>
          </table:table-cell>
          <table:table-cell office:value-type="float" office:value="5.16827" calcext:value-type="float">
            <text:p>5,16827</text:p>
          </table:table-cell>
          <table:table-cell table:number-columns-repeated="6"/>
        </table:table-row>
        <table:table-row table:style-name="ro1">
          <table:table-cell office:value-type="float" office:value="17.3607" calcext:value-type="float">
            <text:p>17,3607</text:p>
          </table:table-cell>
          <table:table-cell office:value-type="float" office:value="9.31184" calcext:value-type="float">
            <text:p>9,31184</text:p>
          </table:table-cell>
          <table:table-cell office:value-type="float" office:value="5.43136" calcext:value-type="float">
            <text:p>5,43136</text:p>
          </table:table-cell>
          <table:table-cell table:number-columns-repeated="6"/>
        </table:table-row>
        <table:table-row table:style-name="ro1">
          <table:table-cell office:value-type="float" office:value="21.0641" calcext:value-type="float">
            <text:p>21,0641</text:p>
          </table:table-cell>
          <table:table-cell office:value-type="float" office:value="10.65" calcext:value-type="float">
            <text:p>10,65</text:p>
          </table:table-cell>
          <table:table-cell office:value-type="float" office:value="4.45104" calcext:value-type="float">
            <text:p>4,45104</text:p>
          </table:table-cell>
          <table:table-cell table:number-columns-repeated="6"/>
        </table:table-row>
        <table:table-row table:style-name="ro1">
          <table:table-cell office:value-type="float" office:value="17.9261" calcext:value-type="float">
            <text:p>17,9261</text:p>
          </table:table-cell>
          <table:table-cell office:value-type="float" office:value="9.95945" calcext:value-type="float">
            <text:p>9,95945</text:p>
          </table:table-cell>
          <table:table-cell office:value-type="float" office:value="5.29127" calcext:value-type="float">
            <text:p>5,29127</text:p>
          </table:table-cell>
          <table:table-cell table:number-columns-repeated="6"/>
        </table:table-row>
        <table:table-row table:style-name="ro1">
          <table:table-cell office:value-type="float" office:value="19.5672" calcext:value-type="float">
            <text:p>19,5672</text:p>
          </table:table-cell>
          <table:table-cell office:value-type="float" office:value="9.31311" calcext:value-type="float">
            <text:p>9,31311</text:p>
          </table:table-cell>
          <table:table-cell office:value-type="float" office:value="5.0682" calcext:value-type="float">
            <text:p>5,0682</text:p>
          </table:table-cell>
          <table:table-cell table:number-columns-repeated="6"/>
        </table:table-row>
        <table:table-row table:style-name="ro1">
          <table:table-cell office:value-type="float" office:value="19.2456" calcext:value-type="float">
            <text:p>19,2456</text:p>
          </table:table-cell>
          <table:table-cell office:value-type="float" office:value="10.0278" calcext:value-type="float">
            <text:p>10,0278</text:p>
          </table:table-cell>
          <table:table-cell office:value-type="float" office:value="4.91985" calcext:value-type="float">
            <text:p>4,91985</text:p>
          </table:table-cell>
          <table:table-cell table:number-columns-repeated="6"/>
        </table:table-row>
        <table:table-row table:style-name="ro1">
          <table:table-cell office:value-type="float" office:value="16.6667" calcext:value-type="float">
            <text:p>16,6667</text:p>
          </table:table-cell>
          <table:table-cell office:value-type="float" office:value="9.51644" calcext:value-type="float">
            <text:p>9,51644</text:p>
          </table:table-cell>
          <table:table-cell office:value-type="float" office:value="5.66038" calcext:value-type="float">
            <text:p>5,66038</text:p>
          </table:table-cell>
          <table:table-cell table:number-columns-repeated="6"/>
        </table:table-row>
        <table:table-row table:style-name="ro1">
          <table:table-cell office:value-type="float" office:value="17.982" calcext:value-type="float">
            <text:p>17,982</text:p>
          </table:table-cell>
          <table:table-cell office:value-type="float" office:value="10.3924" calcext:value-type="float">
            <text:p>10,3924</text:p>
          </table:table-cell>
          <table:table-cell office:value-type="float" office:value="5.12624" calcext:value-type="float">
            <text:p>5,12624</text:p>
          </table:table-cell>
          <table:table-cell table:number-columns-repeated="6"/>
        </table:table-row>
        <table:table-row table:style-name="ro1">
          <table:table-cell office:value-type="float" office:value="17.3382" calcext:value-type="float">
            <text:p>17,3382</text:p>
          </table:table-cell>
          <table:table-cell office:value-type="float" office:value="9.3401" calcext:value-type="float">
            <text:p>9,3401</text:p>
          </table:table-cell>
          <table:table-cell office:value-type="float" office:value="5.47456" calcext:value-type="float">
            <text:p>5,47456</text:p>
          </table:table-cell>
          <table:table-cell table:number-columns-repeated="6"/>
        </table:table-row>
        <table:table-row table:style-name="ro1">
          <table:table-cell office:value-type="float" office:value="20.2139" calcext:value-type="float">
            <text:p>20,2139</text:p>
          </table:table-cell>
          <table:table-cell office:value-type="float" office:value="9.60094" calcext:value-type="float">
            <text:p>9,60094</text:p>
          </table:table-cell>
          <table:table-cell office:value-type="float" office:value="4.72048" calcext:value-type="float">
            <text:p>4,72048</text:p>
          </table:table-cell>
          <table:table-cell table:number-columns-repeated="6"/>
        </table:table-row>
        <table:table-row table:style-name="ro1">
          <table:table-cell office:value-type="float" office:value="15.6652" calcext:value-type="float">
            <text:p>15,6652</text:p>
          </table:table-cell>
          <table:table-cell office:value-type="float" office:value="11.0364" calcext:value-type="float">
            <text:p>11,0364</text:p>
          </table:table-cell>
          <table:table-cell office:value-type="float" office:value="4.54721" calcext:value-type="float">
            <text:p>4,54721</text:p>
          </table:table-cell>
          <table:table-cell table:number-columns-repeated="6"/>
        </table:table-row>
        <table:table-row table:style-name="ro1">
          <table:table-cell office:value-type="float" office:value="15.7895" calcext:value-type="float">
            <text:p>15,7895</text:p>
          </table:table-cell>
          <table:table-cell office:value-type="float" office:value="9.43131" calcext:value-type="float">
            <text:p>9,43131</text:p>
          </table:table-cell>
          <table:table-cell office:value-type="float" office:value="5.05718" calcext:value-type="float">
            <text:p>5,05718</text:p>
          </table:table-cell>
          <table:table-cell table:number-columns-repeated="6"/>
        </table:table-row>
        <table:table-row table:style-name="ro1">
          <table:table-cell office:value-type="float" office:value="17.1583" calcext:value-type="float">
            <text:p>17,1583</text:p>
          </table:table-cell>
          <table:table-cell office:value-type="float" office:value="10.2792" calcext:value-type="float">
            <text:p>10,2792</text:p>
          </table:table-cell>
          <table:table-cell office:value-type="float" office:value="4.27632" calcext:value-type="float">
            <text:p>4,27632</text:p>
          </table:table-cell>
          <table:table-cell table:number-columns-repeated="6"/>
        </table:table-row>
        <table:table-row table:style-name="ro1">
          <table:table-cell office:value-type="float" office:value="19.5715" calcext:value-type="float">
            <text:p>19,5715</text:p>
          </table:table-cell>
          <table:table-cell office:value-type="float" office:value="9.27152" calcext:value-type="float">
            <text:p>9,27152</text:p>
          </table:table-cell>
          <table:table-cell office:value-type="float" office:value="5.10365" calcext:value-type="float">
            <text:p>5,10365</text:p>
          </table:table-cell>
          <table:table-cell table:number-columns-repeated="6"/>
        </table:table-row>
        <table:table-row table:style-name="ro1">
          <table:table-cell office:value-type="float" office:value="18.6948" calcext:value-type="float">
            <text:p>18,6948</text:p>
          </table:table-cell>
          <table:table-cell office:value-type="float" office:value="10.3639" calcext:value-type="float">
            <text:p>10,3639</text:p>
          </table:table-cell>
          <table:table-cell office:value-type="float" office:value="5.51724" calcext:value-type="float">
            <text:p>5,51724</text:p>
          </table:table-cell>
          <table:table-cell table:number-columns-repeated="6"/>
        </table:table-row>
        <table:table-row table:style-name="ro1">
          <table:table-cell office:value-type="float" office:value="19.4671" calcext:value-type="float">
            <text:p>19,4671</text:p>
          </table:table-cell>
          <table:table-cell office:value-type="float" office:value="9.04523" calcext:value-type="float">
            <text:p>9,04523</text:p>
          </table:table-cell>
          <table:table-cell office:value-type="float" office:value="5.13802" calcext:value-type="float">
            <text:p>5,13802</text:p>
          </table:table-cell>
          <table:table-cell table:number-columns-repeated="6"/>
        </table:table-row>
        <table:table-row table:style-name="ro1">
          <table:table-cell office:value-type="float" office:value="19.9233" calcext:value-type="float">
            <text:p>19,9233</text:p>
          </table:table-cell>
          <table:table-cell office:value-type="float" office:value="10.5882" calcext:value-type="float">
            <text:p>10,5882</text:p>
          </table:table-cell>
          <table:table-cell office:value-type="float" office:value="4.28481" calcext:value-type="float">
            <text:p>4,28481</text:p>
          </table:table-cell>
          <table:table-cell table:number-columns-repeated="6"/>
        </table:table-row>
        <table:table-row table:style-name="ro1">
          <table:table-cell office:value-type="float" office:value="19.9159" calcext:value-type="float">
            <text:p>19,9159</text:p>
          </table:table-cell>
          <table:table-cell office:value-type="float" office:value="10.0021" calcext:value-type="float">
            <text:p>10,0021</text:p>
          </table:table-cell>
          <table:table-cell office:value-type="float" office:value="5.0651" calcext:value-type="float">
            <text:p>5,0651</text:p>
          </table:table-cell>
          <table:table-cell table:number-columns-repeated="6"/>
        </table:table-row>
        <table:table-row table:style-name="ro1">
          <table:table-cell office:value-type="float" office:value="19.325" calcext:value-type="float">
            <text:p>19,325</text:p>
          </table:table-cell>
          <table:table-cell office:value-type="float" office:value="8.60215" calcext:value-type="float">
            <text:p>8,60215</text:p>
          </table:table-cell>
          <table:table-cell office:value-type="float" office:value="4.96428" calcext:value-type="float">
            <text:p>4,96428</text:p>
          </table:table-cell>
          <table:table-cell table:number-columns-repeated="6"/>
        </table:table-row>
        <table:table-row table:style-name="ro1">
          <table:table-cell office:value-type="float" office:value="15.1047" calcext:value-type="float">
            <text:p>15,1047</text:p>
          </table:table-cell>
          <table:table-cell office:value-type="float" office:value="11.6667" calcext:value-type="float">
            <text:p>11,6667</text:p>
          </table:table-cell>
          <table:table-cell office:value-type="float" office:value="5.13595" calcext:value-type="float">
            <text:p>5,13595</text:p>
          </table:table-cell>
          <table:table-cell table:number-columns-repeated="6"/>
        </table:table-row>
        <table:table-row table:style-name="ro1">
          <table:table-cell office:value-type="float" office:value="16.8712" calcext:value-type="float">
            <text:p>16,8712</text:p>
          </table:table-cell>
          <table:table-cell office:value-type="float" office:value="10.9064" calcext:value-type="float">
            <text:p>10,9064</text:p>
          </table:table-cell>
          <table:table-cell office:value-type="float" office:value="4.83627" calcext:value-type="float">
            <text:p>4,83627</text:p>
          </table:table-cell>
          <table:table-cell table:number-columns-repeated="6"/>
        </table:table-row>
        <table:table-row table:style-name="ro1">
          <table:table-cell office:value-type="float" office:value="20.442" calcext:value-type="float">
            <text:p>20,442</text:p>
          </table:table-cell>
          <table:table-cell office:value-type="float" office:value="10.8302" calcext:value-type="float">
            <text:p>10,8302</text:p>
          </table:table-cell>
          <table:table-cell office:value-type="float" office:value="5.11836" calcext:value-type="float">
            <text:p>5,11836</text:p>
          </table:table-cell>
          <table:table-cell table:number-columns-repeated="6"/>
        </table:table-row>
        <table:table-row table:style-name="ro1">
          <table:table-cell office:value-type="float" office:value="19.273" calcext:value-type="float">
            <text:p>19,273</text:p>
          </table:table-cell>
          <table:table-cell office:value-type="float" office:value="11.5071" calcext:value-type="float">
            <text:p>11,5071</text:p>
          </table:table-cell>
          <table:table-cell office:value-type="float" office:value="5.19622" calcext:value-type="float">
            <text:p>5,19622</text:p>
          </table:table-cell>
          <table:table-cell table:number-columns-repeated="6"/>
        </table:table-row>
        <table:table-row table:style-name="ro1">
          <table:table-cell office:value-type="float" office:value="18.5256" calcext:value-type="float">
            <text:p>18,5256</text:p>
          </table:table-cell>
          <table:table-cell office:value-type="float" office:value="9.80267" calcext:value-type="float">
            <text:p>9,80267</text:p>
          </table:table-cell>
          <table:table-cell office:value-type="float" office:value="5.30323" calcext:value-type="float">
            <text:p>5,30323</text:p>
          </table:table-cell>
          <table:table-cell table:number-columns-repeated="6"/>
        </table:table-row>
        <table:table-row table:style-name="ro1">
          <table:table-cell office:value-type="float" office:value="19.9134" calcext:value-type="float">
            <text:p>19,9134</text:p>
          </table:table-cell>
          <table:table-cell office:value-type="float" office:value="10" calcext:value-type="float">
            <text:p>10</text:p>
          </table:table-cell>
          <table:table-cell office:value-type="float" office:value="4.27604" calcext:value-type="float">
            <text:p>4,27604</text:p>
          </table:table-cell>
          <table:table-cell table:number-columns-repeated="6"/>
        </table:table-row>
        <table:table-row table:style-name="ro1">
          <table:table-cell office:value-type="float" office:value="17.3388" calcext:value-type="float">
            <text:p>17,3388</text:p>
          </table:table-cell>
          <table:table-cell office:value-type="float" office:value="9.32009" calcext:value-type="float">
            <text:p>9,32009</text:p>
          </table:table-cell>
          <table:table-cell office:value-type="float" office:value="5.45142" calcext:value-type="float">
            <text:p>5,45142</text:p>
          </table:table-cell>
          <table:table-cell table:number-columns-repeated="6"/>
        </table:table-row>
        <table:table-row table:style-name="ro1">
          <table:table-cell office:value-type="float" office:value="20.9102" calcext:value-type="float">
            <text:p>20,9102</text:p>
          </table:table-cell>
          <table:table-cell office:value-type="float" office:value="9.50088" calcext:value-type="float">
            <text:p>9,50088</text:p>
          </table:table-cell>
          <table:table-cell office:value-type="float" office:value="4.63397" calcext:value-type="float">
            <text:p>4,63397</text:p>
          </table:table-cell>
          <table:table-cell table:number-columns-repeated="6"/>
        </table:table-row>
        <table:table-row table:style-name="ro1">
          <table:table-cell office:value-type="float" office:value="19.4684" calcext:value-type="float">
            <text:p>19,4684</text:p>
          </table:table-cell>
          <table:table-cell office:value-type="float" office:value="9.04523" calcext:value-type="float">
            <text:p>9,04523</text:p>
          </table:table-cell>
          <table:table-cell office:value-type="float" office:value="5.14801" calcext:value-type="float">
            <text:p>5,14801</text:p>
          </table:table-cell>
          <table:table-cell table:number-columns-repeated="6"/>
        </table:table-row>
        <table:table-row table:style-name="ro1">
          <table:table-cell office:value-type="float" office:value="20.9187" calcext:value-type="float">
            <text:p>20,9187</text:p>
          </table:table-cell>
          <table:table-cell office:value-type="float" office:value="9.51384" calcext:value-type="float">
            <text:p>9,51384</text:p>
          </table:table-cell>
          <table:table-cell office:value-type="float" office:value="4.59293" calcext:value-type="float">
            <text:p>4,59293</text:p>
          </table:table-cell>
          <table:table-cell table:number-columns-repeated="6"/>
        </table:table-row>
        <table:table-row table:style-name="ro1">
          <table:table-cell office:value-type="float" office:value="19.4623" calcext:value-type="float">
            <text:p>19,4623</text:p>
          </table:table-cell>
          <table:table-cell office:value-type="float" office:value="9.61538" calcext:value-type="float">
            <text:p>9,61538</text:p>
          </table:table-cell>
          <table:table-cell office:value-type="float" office:value="5.12573" calcext:value-type="float">
            <text:p>5,12573</text:p>
          </table:table-cell>
          <table:table-cell table:number-columns-repeated="6"/>
        </table:table-row>
        <table:table-row table:style-name="ro1">
          <table:table-cell office:value-type="float" office:value="18.7634" calcext:value-type="float">
            <text:p>18,7634</text:p>
          </table:table-cell>
          <table:table-cell office:value-type="float" office:value="10.3379" calcext:value-type="float">
            <text:p>10,3379</text:p>
          </table:table-cell>
          <table:table-cell office:value-type="float" office:value="5.51298" calcext:value-type="float">
            <text:p>5,51298</text:p>
          </table:table-cell>
          <table:table-cell table:number-columns-repeated="6"/>
        </table:table-row>
        <table:table-row table:style-name="ro1">
          <table:table-cell office:value-type="float" office:value="19.9385" calcext:value-type="float">
            <text:p>19,9385</text:p>
          </table:table-cell>
          <table:table-cell office:value-type="float" office:value="10.2273" calcext:value-type="float">
            <text:p>10,2273</text:p>
          </table:table-cell>
          <table:table-cell office:value-type="float" office:value="4.32467" calcext:value-type="float">
            <text:p>4,32467</text:p>
          </table:table-cell>
          <table:table-cell table:number-columns-repeated="6"/>
        </table:table-row>
        <table:table-row table:style-name="ro1">
          <table:table-cell office:value-type="float" office:value="19.9424" calcext:value-type="float">
            <text:p>19,9424</text:p>
          </table:table-cell>
          <table:table-cell office:value-type="float" office:value="10.3959" calcext:value-type="float">
            <text:p>10,3959</text:p>
          </table:table-cell>
          <table:table-cell office:value-type="float" office:value="5.30618" calcext:value-type="float">
            <text:p>5,30618</text:p>
          </table:table-cell>
          <table:table-cell table:number-columns-repeated="6"/>
        </table:table-row>
        <table:table-row table:style-name="ro1">
          <table:table-cell office:value-type="float" office:value="18.19" calcext:value-type="float">
            <text:p>18,19</text:p>
          </table:table-cell>
          <table:table-cell office:value-type="float" office:value="10.927" calcext:value-type="float">
            <text:p>10,927</text:p>
          </table:table-cell>
          <table:table-cell office:value-type="float" office:value="4.93047" calcext:value-type="float">
            <text:p>4,93047</text:p>
          </table:table-cell>
          <table:table-cell table:number-columns-repeated="6"/>
        </table:table-row>
        <table:table-row table:style-name="ro1">
          <table:table-cell office:value-type="float" office:value="19.2916" calcext:value-type="float">
            <text:p>19,2916</text:p>
          </table:table-cell>
          <table:table-cell office:value-type="float" office:value="11.3837" calcext:value-type="float">
            <text:p>11,3837</text:p>
          </table:table-cell>
          <table:table-cell office:value-type="float" office:value="5.23245" calcext:value-type="float">
            <text:p>5,23245</text:p>
          </table:table-cell>
          <table:table-cell table:number-columns-repeated="6"/>
        </table:table-row>
        <table:table-row table:style-name="ro1">
          <table:table-cell office:value-type="float" office:value="21.0127" calcext:value-type="float">
            <text:p>21,0127</text:p>
          </table:table-cell>
          <table:table-cell office:value-type="float" office:value="10.6576" calcext:value-type="float">
            <text:p>10,6576</text:p>
          </table:table-cell>
          <table:table-cell office:value-type="float" office:value="4.69799" calcext:value-type="float">
            <text:p>4,69799</text:p>
          </table:table-cell>
          <table:table-cell table:number-columns-repeated="6"/>
        </table:table-row>
        <table:table-row table:style-name="ro1">
          <table:table-cell office:value-type="float" office:value="19.2487" calcext:value-type="float">
            <text:p>19,2487</text:p>
          </table:table-cell>
          <table:table-cell office:value-type="float" office:value="10.1447" calcext:value-type="float">
            <text:p>10,1447</text:p>
          </table:table-cell>
          <table:table-cell office:value-type="float" office:value="5.05915" calcext:value-type="float">
            <text:p>5,05915</text:p>
          </table:table-cell>
          <table:table-cell table:number-columns-repeated="6"/>
        </table:table-row>
        <table:table-row table:style-name="ro1">
          <table:table-cell office:value-type="float" office:value="20.2121" calcext:value-type="float">
            <text:p>20,2121</text:p>
          </table:table-cell>
          <table:table-cell office:value-type="float" office:value="10.6157" calcext:value-type="float">
            <text:p>10,6157</text:p>
          </table:table-cell>
          <table:table-cell office:value-type="float" office:value="5.01625" calcext:value-type="float">
            <text:p>5,01625</text:p>
          </table:table-cell>
          <table:table-cell table:number-columns-repeated="6"/>
        </table:table-row>
        <table:table-row table:style-name="ro1">
          <table:table-cell office:value-type="float" office:value="20.3947" calcext:value-type="float">
            <text:p>20,3947</text:p>
          </table:table-cell>
          <table:table-cell office:value-type="float" office:value="10.8677" calcext:value-type="float">
            <text:p>10,8677</text:p>
          </table:table-cell>
          <table:table-cell office:value-type="float" office:value="5.06208" calcext:value-type="float">
            <text:p>5,06208</text:p>
          </table:table-cell>
          <table:table-cell table:number-columns-repeated="6"/>
        </table:table-row>
        <table:table-row table:style-name="ro1">
          <table:table-cell office:value-type="float" office:value="19.9297" calcext:value-type="float">
            <text:p>19,9297</text:p>
          </table:table-cell>
          <table:table-cell office:value-type="float" office:value="10.0168" calcext:value-type="float">
            <text:p>10,0168</text:p>
          </table:table-cell>
          <table:table-cell office:value-type="float" office:value="5.09581" calcext:value-type="float">
            <text:p>5,09581</text:p>
          </table:table-cell>
          <table:table-cell table:number-columns-repeated="6"/>
        </table:table-row>
        <table:table-row table:style-name="ro1">
          <table:table-cell office:value-type="float" office:value="19.5202" calcext:value-type="float">
            <text:p>19,5202</text:p>
          </table:table-cell>
          <table:table-cell office:value-type="float" office:value="9.33836" calcext:value-type="float">
            <text:p>9,33836</text:p>
          </table:table-cell>
          <table:table-cell office:value-type="float" office:value="5.07964" calcext:value-type="float">
            <text:p>5,07964</text:p>
          </table:table-cell>
          <table:table-cell table:number-columns-repeated="6"/>
        </table:table-row>
        <table:table-row table:style-name="ro1">
          <table:table-cell office:value-type="float" office:value="19.2875" calcext:value-type="float">
            <text:p>19,2875</text:p>
          </table:table-cell>
          <table:table-cell office:value-type="float" office:value="8.18182" calcext:value-type="float">
            <text:p>8,18182</text:p>
          </table:table-cell>
          <table:table-cell office:value-type="float" office:value="4.97804" calcext:value-type="float">
            <text:p>4,97804</text:p>
          </table:table-cell>
          <table:table-cell table:number-columns-repeated="6"/>
        </table:table-row>
        <table:table-row table:style-name="ro1">
          <table:table-cell office:value-type="float" office:value="19.2679" calcext:value-type="float">
            <text:p>19,2679</text:p>
          </table:table-cell>
          <table:table-cell office:value-type="float" office:value="10.2762" calcext:value-type="float">
            <text:p>10,2762</text:p>
          </table:table-cell>
          <table:table-cell office:value-type="float" office:value="5.13084" calcext:value-type="float">
            <text:p>5,13084</text:p>
          </table:table-cell>
          <table:table-cell table:number-columns-repeated="6"/>
        </table:table-row>
        <table:table-row table:style-name="ro1">
          <table:table-cell office:value-type="float" office:value="19.2743" calcext:value-type="float">
            <text:p>19,2743</text:p>
          </table:table-cell>
          <table:table-cell office:value-type="float" office:value="10.4831" calcext:value-type="float">
            <text:p>10,4831</text:p>
          </table:table-cell>
          <table:table-cell office:value-type="float" office:value="5.1889" calcext:value-type="float">
            <text:p>5,1889</text:p>
          </table:table-cell>
          <table:table-cell table:number-columns-repeated="6"/>
        </table:table-row>
        <table:table-row table:style-name="ro1">
          <table:table-cell office:value-type="float" office:value="19.1193" calcext:value-type="float">
            <text:p>19,1193</text:p>
          </table:table-cell>
          <table:table-cell office:value-type="float" office:value="9.75765" calcext:value-type="float">
            <text:p>9,75765</text:p>
          </table:table-cell>
          <table:table-cell office:value-type="float" office:value="4.97348" calcext:value-type="float">
            <text:p>4,97348</text:p>
          </table:table-cell>
          <table:table-cell table:number-columns-repeated="6"/>
        </table:table-row>
        <table:table-row table:style-name="ro1">
          <table:table-cell office:value-type="float" office:value="18.1947" calcext:value-type="float">
            <text:p>18,1947</text:p>
          </table:table-cell>
          <table:table-cell office:value-type="float" office:value="10.9491" calcext:value-type="float">
            <text:p>10,9491</text:p>
          </table:table-cell>
          <table:table-cell office:value-type="float" office:value="5.01277" calcext:value-type="float">
            <text:p>5,01277</text:p>
          </table:table-cell>
          <table:table-cell table:number-columns-repeated="6"/>
        </table:table-row>
        <table:table-row table:style-name="ro1">
          <table:table-cell office:value-type="float" office:value="20.4872" calcext:value-type="float">
            <text:p>20,4872</text:p>
          </table:table-cell>
          <table:table-cell office:value-type="float" office:value="11.0169" calcext:value-type="float">
            <text:p>11,0169</text:p>
          </table:table-cell>
          <table:table-cell office:value-type="float" office:value="5.47945" calcext:value-type="float">
            <text:p>5,47945</text:p>
          </table:table-cell>
          <table:table-cell table:number-columns-repeated="6"/>
        </table:table-row>
        <table:table-row table:style-name="ro1">
          <table:table-cell office:value-type="float" office:value="17.9902" calcext:value-type="float">
            <text:p>17,9902</text:p>
          </table:table-cell>
          <table:table-cell office:value-type="float" office:value="10.3301" calcext:value-type="float">
            <text:p>10,3301</text:p>
          </table:table-cell>
          <table:table-cell office:value-type="float" office:value="5.16277" calcext:value-type="float">
            <text:p>5,16277</text:p>
          </table:table-cell>
          <table:table-cell table:number-columns-repeated="6"/>
        </table:table-row>
        <table:table-row table:style-name="ro1">
          <table:table-cell office:value-type="float" office:value="19.4569" calcext:value-type="float">
            <text:p>19,4569</text:p>
          </table:table-cell>
          <table:table-cell office:value-type="float" office:value="10.6403" calcext:value-type="float">
            <text:p>10,6403</text:p>
          </table:table-cell>
          <table:table-cell office:value-type="float" office:value="5.05503" calcext:value-type="float">
            <text:p>5,05503</text:p>
          </table:table-cell>
          <table:table-cell table:number-columns-repeated="6"/>
        </table:table-row>
        <table:table-row table:style-name="ro1">
          <table:table-cell office:value-type="float" office:value="16.8974" calcext:value-type="float">
            <text:p>16,8974</text:p>
          </table:table-cell>
          <table:table-cell office:value-type="float" office:value="10.0977" calcext:value-type="float">
            <text:p>10,0977</text:p>
          </table:table-cell>
          <table:table-cell office:value-type="float" office:value="4.70947" calcext:value-type="float">
            <text:p>4,70947</text:p>
          </table:table-cell>
          <table:table-cell table:number-columns-repeated="6"/>
        </table:table-row>
        <table:table-row table:style-name="ro1">
          <table:table-cell office:value-type="float" office:value="20.2891" calcext:value-type="float">
            <text:p>20,2891</text:p>
          </table:table-cell>
          <table:table-cell office:value-type="float" office:value="10.1431" calcext:value-type="float">
            <text:p>10,1431</text:p>
          </table:table-cell>
          <table:table-cell office:value-type="float" office:value="5.2381" calcext:value-type="float">
            <text:p>5,2381</text:p>
          </table:table-cell>
          <table:table-cell table:number-columns-repeated="6"/>
        </table:table-row>
        <table:table-row table:style-name="ro1">
          <table:table-cell office:value-type="float" office:value="20.5721" calcext:value-type="float">
            <text:p>20,5721</text:p>
          </table:table-cell>
          <table:table-cell office:value-type="float" office:value="10.0713" calcext:value-type="float">
            <text:p>10,0713</text:p>
          </table:table-cell>
          <table:table-cell office:value-type="float" office:value="4.2774" calcext:value-type="float">
            <text:p>4,2774</text:p>
          </table:table-cell>
          <table:table-cell table:number-columns-repeated="6"/>
        </table:table-row>
        <table:table-row table:style-name="ro1">
          <table:table-cell office:value-type="float" office:value="21.4575" calcext:value-type="float">
            <text:p>21,4575</text:p>
          </table:table-cell>
          <table:table-cell office:value-type="float" office:value="10.4284" calcext:value-type="float">
            <text:p>10,4284</text:p>
          </table:table-cell>
          <table:table-cell office:value-type="float" office:value="4.7415" calcext:value-type="float">
            <text:p>4,7415</text:p>
          </table:table-cell>
          <table:table-cell table:number-columns-repeated="6"/>
        </table:table-row>
        <table:table-row table:style-name="ro1">
          <table:table-cell office:value-type="float" office:value="20.2095" calcext:value-type="float">
            <text:p>20,2095</text:p>
          </table:table-cell>
          <table:table-cell office:value-type="float" office:value="8.93536" calcext:value-type="float">
            <text:p>8,93536</text:p>
          </table:table-cell>
          <table:table-cell office:value-type="float" office:value="4.59277" calcext:value-type="float">
            <text:p>4,59277</text:p>
          </table:table-cell>
          <table:table-cell table:number-columns-repeated="6"/>
        </table:table-row>
        <table:table-row table:style-name="ro1">
          <table:table-cell office:value-type="float" office:value="19.2153" calcext:value-type="float">
            <text:p>19,2153</text:p>
          </table:table-cell>
          <table:table-cell office:value-type="float" office:value="10.1025" calcext:value-type="float">
            <text:p>10,1025</text:p>
          </table:table-cell>
          <table:table-cell office:value-type="float" office:value="4.8937" calcext:value-type="float">
            <text:p>4,8937</text:p>
          </table:table-cell>
          <table:table-cell table:number-columns-repeated="6"/>
        </table:table-row>
        <table:table-row table:style-name="ro1">
          <table:table-cell office:value-type="float" office:value="17.8429" calcext:value-type="float">
            <text:p>17,8429</text:p>
          </table:table-cell>
          <table:table-cell office:value-type="float" office:value="10.2685" calcext:value-type="float">
            <text:p>10,2685</text:p>
          </table:table-cell>
          <table:table-cell office:value-type="float" office:value="5.74713" calcext:value-type="float">
            <text:p>5,74713</text:p>
          </table:table-cell>
          <table:table-cell table:number-columns-repeated="6"/>
        </table:table-row>
        <table:table-row table:style-name="ro1">
          <table:table-cell office:value-type="float" office:value="19.6364" calcext:value-type="float">
            <text:p>19,6364</text:p>
          </table:table-cell>
          <table:table-cell office:value-type="float" office:value="9.98736" calcext:value-type="float">
            <text:p>9,98736</text:p>
          </table:table-cell>
          <table:table-cell office:value-type="float" office:value="5.26484" calcext:value-type="float">
            <text:p>5,26484</text:p>
          </table:table-cell>
          <table:table-cell table:number-columns-repeated="6"/>
        </table:table-row>
        <table:table-row table:style-name="ro1">
          <table:table-cell office:value-type="float" office:value="19.4783" calcext:value-type="float">
            <text:p>19,4783</text:p>
          </table:table-cell>
          <table:table-cell office:value-type="float" office:value="9.31174" calcext:value-type="float">
            <text:p>9,31174</text:p>
          </table:table-cell>
          <table:table-cell office:value-type="float" office:value="5.12121" calcext:value-type="float">
            <text:p>5,12121</text:p>
          </table:table-cell>
          <table:table-cell table:number-columns-repeated="6"/>
        </table:table-row>
        <table:table-row table:style-name="ro1">
          <table:table-cell office:value-type="float" office:value="20.8136" calcext:value-type="float">
            <text:p>20,8136</text:p>
          </table:table-cell>
          <table:table-cell office:value-type="float" office:value="10.2119" calcext:value-type="float">
            <text:p>10,2119</text:p>
          </table:table-cell>
          <table:table-cell office:value-type="float" office:value="4.80717" calcext:value-type="float">
            <text:p>4,80717</text:p>
          </table:table-cell>
          <table:table-cell table:number-columns-repeated="6"/>
        </table:table-row>
        <table:table-row table:style-name="ro1">
          <table:table-cell office:value-type="float" office:value="20.2728" calcext:value-type="float">
            <text:p>20,2728</text:p>
          </table:table-cell>
          <table:table-cell office:value-type="float" office:value="9.02666" calcext:value-type="float">
            <text:p>9,02666</text:p>
          </table:table-cell>
          <table:table-cell office:value-type="float" office:value="4.49371" calcext:value-type="float">
            <text:p>4,49371</text:p>
          </table:table-cell>
          <table:table-cell table:number-columns-repeated="6"/>
        </table:table-row>
        <table:table-row table:style-name="ro1">
          <table:table-cell office:value-type="float" office:value="15.6298" calcext:value-type="float">
            <text:p>15,6298</text:p>
          </table:table-cell>
          <table:table-cell office:value-type="float" office:value="10.9731" calcext:value-type="float">
            <text:p>10,9731</text:p>
          </table:table-cell>
          <table:table-cell office:value-type="float" office:value="4.6219" calcext:value-type="float">
            <text:p>4,6219</text:p>
          </table:table-cell>
          <table:table-cell table:number-columns-repeated="6"/>
        </table:table-row>
        <table:table-row table:style-name="ro1">
          <table:table-cell office:value-type="float" office:value="20.4261" calcext:value-type="float">
            <text:p>20,4261</text:p>
          </table:table-cell>
          <table:table-cell office:value-type="float" office:value="10.0719" calcext:value-type="float">
            <text:p>10,0719</text:p>
          </table:table-cell>
          <table:table-cell office:value-type="float" office:value="4.408" calcext:value-type="float">
            <text:p>4,408</text:p>
          </table:table-cell>
          <table:table-cell table:number-columns-repeated="6"/>
        </table:table-row>
        <table:table-row table:style-name="ro1">
          <table:table-cell office:value-type="float" office:value="20.8075" calcext:value-type="float">
            <text:p>20,8075</text:p>
          </table:table-cell>
          <table:table-cell office:value-type="float" office:value="10.4196" calcext:value-type="float">
            <text:p>10,4196</text:p>
          </table:table-cell>
          <table:table-cell office:value-type="float" office:value="4.76327" calcext:value-type="float">
            <text:p>4,76327</text:p>
          </table:table-cell>
          <table:table-cell table:number-columns-repeated="6"/>
        </table:table-row>
        <table:table-row table:style-name="ro1">
          <table:table-cell office:value-type="float" office:value="19.1608" calcext:value-type="float">
            <text:p>19,1608</text:p>
          </table:table-cell>
          <table:table-cell office:value-type="float" office:value="10.1621" calcext:value-type="float">
            <text:p>10,1621</text:p>
          </table:table-cell>
          <table:table-cell office:value-type="float" office:value="5.03992" calcext:value-type="float">
            <text:p>5,03992</text:p>
          </table:table-cell>
          <table:table-cell table:number-columns-repeated="6"/>
        </table:table-row>
        <table:table-row table:style-name="ro1">
          <table:table-cell office:value-type="float" office:value="18.1783" calcext:value-type="float">
            <text:p>18,1783</text:p>
          </table:table-cell>
          <table:table-cell office:value-type="float" office:value="10.8677" calcext:value-type="float">
            <text:p>10,8677</text:p>
          </table:table-cell>
          <table:table-cell office:value-type="float" office:value="5.16048" calcext:value-type="float">
            <text:p>5,16048</text:p>
          </table:table-cell>
          <table:table-cell table:number-columns-repeated="6"/>
        </table:table-row>
        <table:table-row table:style-name="ro1">
          <table:table-cell office:value-type="float" office:value="18.5602" calcext:value-type="float">
            <text:p>18,5602</text:p>
          </table:table-cell>
          <table:table-cell office:value-type="float" office:value="9.57396" calcext:value-type="float">
            <text:p>9,57396</text:p>
          </table:table-cell>
          <table:table-cell office:value-type="float" office:value="5.41814" calcext:value-type="float">
            <text:p>5,41814</text:p>
          </table:table-cell>
          <table:table-cell table:number-columns-repeated="6"/>
        </table:table-row>
        <table:table-row table:style-name="ro1">
          <table:table-cell office:value-type="float" office:value="19.3124" calcext:value-type="float">
            <text:p>19,3124</text:p>
          </table:table-cell>
          <table:table-cell office:value-type="float" office:value="10.1056" calcext:value-type="float">
            <text:p>10,1056</text:p>
          </table:table-cell>
          <table:table-cell office:value-type="float" office:value="4.87894" calcext:value-type="float">
            <text:p>4,87894</text:p>
          </table:table-cell>
          <table:table-cell table:number-columns-repeated="6"/>
        </table:table-row>
        <table:table-row table:style-name="ro1">
          <table:table-cell office:value-type="float" office:value="20.592" calcext:value-type="float">
            <text:p>20,592</text:p>
          </table:table-cell>
          <table:table-cell office:value-type="float" office:value="10.0772" calcext:value-type="float">
            <text:p>10,0772</text:p>
          </table:table-cell>
          <table:table-cell office:value-type="float" office:value="4.28975" calcext:value-type="float">
            <text:p>4,28975</text:p>
          </table:table-cell>
          <table:table-cell table:number-columns-repeated="6"/>
        </table:table-row>
        <table:table-row table:style-name="ro1">
          <table:table-cell office:value-type="float" office:value="16.1988" calcext:value-type="float">
            <text:p>16,1988</text:p>
          </table:table-cell>
          <table:table-cell office:value-type="float" office:value="10.3486" calcext:value-type="float">
            <text:p>10,3486</text:p>
          </table:table-cell>
          <table:table-cell office:value-type="float" office:value="4.4688" calcext:value-type="float">
            <text:p>4,4688</text:p>
          </table:table-cell>
          <table:table-cell table:number-columns-repeated="6"/>
        </table:table-row>
        <table:table-row table:style-name="ro1">
          <table:table-cell office:value-type="float" office:value="19.4707" calcext:value-type="float">
            <text:p>19,4707</text:p>
          </table:table-cell>
          <table:table-cell office:value-type="float" office:value="9.23077" calcext:value-type="float">
            <text:p>9,23077</text:p>
          </table:table-cell>
          <table:table-cell office:value-type="float" office:value="5.14304" calcext:value-type="float">
            <text:p>5,14304</text:p>
          </table:table-cell>
          <table:table-cell table:number-columns-repeated="6"/>
        </table:table-row>
        <table:table-row table:style-name="ro1">
          <table:table-cell office:value-type="float" office:value="18.5979" calcext:value-type="float">
            <text:p>18,5979</text:p>
          </table:table-cell>
          <table:table-cell office:value-type="float" office:value="10.1527" calcext:value-type="float">
            <text:p>10,1527</text:p>
          </table:table-cell>
          <table:table-cell office:value-type="float" office:value="4.74214" calcext:value-type="float">
            <text:p>4,74214</text:p>
          </table:table-cell>
          <table:table-cell table:number-columns-repeated="6"/>
        </table:table-row>
        <table:table-row table:style-name="ro1">
          <table:table-cell office:value-type="float" office:value="20.2355" calcext:value-type="float">
            <text:p>20,2355</text:p>
          </table:table-cell>
          <table:table-cell office:value-type="float" office:value="9.59691" calcext:value-type="float">
            <text:p>9,59691</text:p>
          </table:table-cell>
          <table:table-cell office:value-type="float" office:value="4.72821" calcext:value-type="float">
            <text:p>4,72821</text:p>
          </table:table-cell>
          <table:table-cell table:number-columns-repeated="6"/>
        </table:table-row>
        <table:table-row table:style-name="ro1">
          <table:table-cell office:value-type="float" office:value="18.7117" calcext:value-type="float">
            <text:p>18,7117</text:p>
          </table:table-cell>
          <table:table-cell office:value-type="float" office:value="9.24474" calcext:value-type="float">
            <text:p>9,24474</text:p>
          </table:table-cell>
          <table:table-cell office:value-type="float" office:value="5.14591" calcext:value-type="float">
            <text:p>5,14591</text:p>
          </table:table-cell>
          <table:table-cell table:number-columns-repeated="6"/>
        </table:table-row>
        <table:table-row table:style-name="ro1">
          <table:table-cell office:value-type="float" office:value="19.7133" calcext:value-type="float">
            <text:p>19,7133</text:p>
          </table:table-cell>
          <table:table-cell office:value-type="float" office:value="10.1911" calcext:value-type="float">
            <text:p>10,1911</text:p>
          </table:table-cell>
          <table:table-cell office:value-type="float" office:value="5.02119" calcext:value-type="float">
            <text:p>5,02119</text:p>
          </table:table-cell>
          <table:table-cell table:number-columns-repeated="6"/>
        </table:table-row>
        <table:table-row table:style-name="ro1">
          <table:table-cell office:value-type="float" office:value="18.5461" calcext:value-type="float">
            <text:p>18,5461</text:p>
          </table:table-cell>
          <table:table-cell office:value-type="float" office:value="9.65662" calcext:value-type="float">
            <text:p>9,65662</text:p>
          </table:table-cell>
          <table:table-cell office:value-type="float" office:value="4.88998" calcext:value-type="float">
            <text:p>4,88998</text:p>
          </table:table-cell>
          <table:table-cell table:number-columns-repeated="6"/>
        </table:table-row>
        <table:table-row table:style-name="ro1">
          <table:table-cell office:value-type="float" office:value="15.1786" calcext:value-type="float">
            <text:p>15,1786</text:p>
          </table:table-cell>
          <table:table-cell office:value-type="float" office:value="9.43639" calcext:value-type="float">
            <text:p>9,43639</text:p>
          </table:table-cell>
          <table:table-cell office:value-type="float" office:value="5.07373" calcext:value-type="float">
            <text:p>5,07373</text:p>
          </table:table-cell>
          <table:table-cell table:number-columns-repeated="6"/>
        </table:table-row>
        <table:table-row table:style-name="ro1">
          <table:table-cell office:value-type="float" office:value="20.5635" calcext:value-type="float">
            <text:p>20,5635</text:p>
          </table:table-cell>
          <table:table-cell office:value-type="float" office:value="10.0666" calcext:value-type="float">
            <text:p>10,0666</text:p>
          </table:table-cell>
          <table:table-cell office:value-type="float" office:value="4.2886" calcext:value-type="float">
            <text:p>4,2886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ErrorRareStatic.A2:ErrorRareStatic.E545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/00/0000</text:date>, <text:time style:data-style-name="N2" text:time-value="00:37:26.7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5-03-16T15:08:51</dc:date>
    <meta:editing-duration>PT2H27M8S</meta:editing-duration>
    <meta:editing-cycles>20</meta:editing-cycles>
    <meta:document-statistic meta:table-count="1" meta:cell-count="1651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559cm" svg:y="0.316cm" chart:style-name="ch2">
          <text:p>SLA requirements for application 1 with static strategy</text:p>
        </chart:title>
        <chart:legend chart:legend-position="bottom" svg:x="6.939cm" svg:y="8.401cm" style:legend-expansion="wide" chart:style-name="ch3"/>
        <chart:plot-area chart:style-name="ch4" table:cell-range-address="ErrorRareStatic.G2:ErrorRareStatic.H3" chart:data-source-has-labels="column" svg:x="0.32cm" svg:y="1.275cm" svg:width="15.36cm" svg:height="6.762cm">
          <chart:coordinate-region svg:x="4.619cm" svg:y="1.276cm" svg:width="6.761cm" svg:height="6.761cm"/>
          <chart:axis chart:dimension="x" chart:name="primary-x" chart:style-name="ch5" chartooo:axis-type="auto">
            <chartooo:date-scale/>
            <chart:categories table:cell-range-address="ErrorRareStatic.G2:ErrorRareStatic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2:ErrorRareStatic.H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2:ErrorRareStatic.G3</svg:desc>
                </draw:g>
              </table:table-cell>
              <table:table-cell office:value-type="float" office:value="544">
                <text:p>544</text:p>
                <draw:g>
                  <svg:desc>ErrorRareStatic.H2:ErrorRareStatic.H3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symbol-type="named-symbol" chart:symbol-name="square" chart:symbol-width="0.25cm" chart:symbol-height="0.25cm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911cm" svg:y="3.703cm" style:legend-expansion="high" chart:style-name="ch2"/>
        <chart:plot-area chart:style-name="ch3" table:cell-range-address="ErrorRareStatic.A1:ErrorRareStatic.C545" chart:data-source-has-labels="row" svg:x="0.32cm" svg:y="0.18cm" svg:width="11.271cm" svg:height="8.64cm">
          <chart:coordinate-region svg:x="0.941cm" svg:y="0.301cm" svg:width="10.588cm" svg:height="7.51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ErrorRareStatic.A2:ErrorRareStatic.A545" chart:label-cell-address="ErrorRareStatic.A1:ErrorRareStatic.A1" chart:class="chart:line">
            <chart:data-point chart:repeated="141"/>
            <chart:data-point chart:style-name="ch8"/>
            <chart:data-point chart:repeated="402"/>
          </chart:series>
          <chart:series chart:style-name="ch9" chart:values-cell-range-address="ErrorRareStatic.B2:ErrorRareStatic.B545" chart:label-cell-address="ErrorRareStatic.B1:ErrorRareStatic.B1" chart:class="chart:line">
            <chart:data-point chart:repeated="544"/>
          </chart:series>
          <chart:series chart:style-name="ch10" chart:values-cell-range-address="ErrorRareStatic.C2:ErrorRareStatic.C545" chart:label-cell-address="ErrorRareStatic.C1:ErrorRareStatic.C1" chart:class="chart:line">
            <chart:data-point chart:repeated="54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pplication1ErrorRate</text:p>
                <draw:g>
                  <svg:desc>ErrorRareStatic.A1:ErrorRareStatic.A1</svg:desc>
                </draw:g>
              </table:table-cell>
              <table:table-cell office:value-type="string">
                <text:p>Application2ErrorRate</text:p>
                <draw:g>
                  <svg:desc>ErrorRareStatic.B1:ErrorRareStatic.B1</svg:desc>
                </draw:g>
              </table:table-cell>
              <table:table-cell office:value-type="string">
                <text:p>Application3ErrorRate</text:p>
                <draw:g>
                  <svg:desc>ErrorRareStatic.C1:ErrorRareStatic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.2046">
                <text:p>20.2046</text:p>
                <draw:g>
                  <svg:desc>ErrorRareStatic.A2:ErrorRareStatic.A545</svg:desc>
                </draw:g>
              </table:table-cell>
              <table:table-cell office:value-type="float" office:value="9.69402">
                <text:p>9.69402</text:p>
                <draw:g>
                  <svg:desc>ErrorRareStatic.B2:ErrorRareStatic.B545</svg:desc>
                </draw:g>
              </table:table-cell>
              <table:table-cell office:value-type="float" office:value="4.78804">
                <text:p>4.78804</text:p>
                <draw:g>
                  <svg:desc>ErrorRareStatic.C2:ErrorRareStatic.C5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.0071">
                <text:p>21.0071</text:p>
              </table:table-cell>
              <table:table-cell office:value-type="float" office:value="10.639">
                <text:p>10.639</text:p>
              </table:table-cell>
              <table:table-cell office:value-type="float" office:value="4.54097">
                <text:p>4.54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0515">
                <text:p>19.0515</text:p>
              </table:table-cell>
              <table:table-cell office:value-type="float" office:value="10.237">
                <text:p>10.237</text:p>
              </table:table-cell>
              <table:table-cell office:value-type="float" office:value="4.69388">
                <text:p>4.693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.3068">
                <text:p>19.3068</text:p>
              </table:table-cell>
              <table:table-cell office:value-type="float" office:value="10.4811">
                <text:p>10.4811</text:p>
              </table:table-cell>
              <table:table-cell office:value-type="float" office:value="5.22722">
                <text:p>5.227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022">
                <text:p>20.022</text:p>
              </table:table-cell>
              <table:table-cell office:value-type="float" office:value="10.8043">
                <text:p>10.8043</text:p>
              </table:table-cell>
              <table:table-cell office:value-type="float" office:value="5.08562">
                <text:p>5.085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2623">
                <text:p>19.2623</text:p>
              </table:table-cell>
              <table:table-cell office:value-type="float" office:value="8.18182">
                <text:p>8.18182</text:p>
              </table:table-cell>
              <table:table-cell office:value-type="float" office:value="4.98825">
                <text:p>4.98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52">
                <text:p>18.52</text:p>
              </table:table-cell>
              <table:table-cell office:value-type="float" office:value="9.88651">
                <text:p>9.88651</text:p>
              </table:table-cell>
              <table:table-cell office:value-type="float" office:value="4.94898">
                <text:p>4.948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.5469">
                <text:p>20.5469</text:p>
              </table:table-cell>
              <table:table-cell office:value-type="float" office:value="10.7975">
                <text:p>10.7975</text:p>
              </table:table-cell>
              <table:table-cell office:value-type="float" office:value="5.27547">
                <text:p>5.275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.5223">
                <text:p>20.5223</text:p>
              </table:table-cell>
              <table:table-cell office:value-type="float" office:value="10.7923">
                <text:p>10.7923</text:p>
              </table:table-cell>
              <table:table-cell office:value-type="float" office:value="5.26316">
                <text:p>5.263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1">
                <text:p>19.1</text:p>
              </table:table-cell>
              <table:table-cell office:value-type="float" office:value="10.0697">
                <text:p>10.0697</text:p>
              </table:table-cell>
              <table:table-cell office:value-type="float" office:value="4.89729">
                <text:p>4.897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1656">
                <text:p>19.1656</text:p>
              </table:table-cell>
              <table:table-cell office:value-type="float" office:value="9.57447">
                <text:p>9.57447</text:p>
              </table:table-cell>
              <table:table-cell office:value-type="float" office:value="4.97076">
                <text:p>4.970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.0272">
                <text:p>18.0272</text:p>
              </table:table-cell>
              <table:table-cell office:value-type="float" office:value="10.9281">
                <text:p>10.9281</text:p>
              </table:table-cell>
              <table:table-cell office:value-type="float" office:value="4.82227">
                <text:p>4.822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.2329">
                <text:p>18.2329</text:p>
              </table:table-cell>
              <table:table-cell office:value-type="float" office:value="9.69494">
                <text:p>9.69494</text:p>
              </table:table-cell>
              <table:table-cell office:value-type="float" office:value="4.70219">
                <text:p>4.702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.9197">
                <text:p>19.9197</text:p>
              </table:table-cell>
              <table:table-cell office:value-type="float" office:value="10.0254">
                <text:p>10.0254</text:p>
              </table:table-cell>
              <table:table-cell office:value-type="float" office:value="5.06238">
                <text:p>5.062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1958">
                <text:p>20.1958</text:p>
              </table:table-cell>
              <table:table-cell office:value-type="float" office:value="9.67788">
                <text:p>9.67788</text:p>
              </table:table-cell>
              <table:table-cell office:value-type="float" office:value="4.80589">
                <text:p>4.805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2058">
                <text:p>16.2058</text:p>
              </table:table-cell>
              <table:table-cell office:value-type="float" office:value="10.3393">
                <text:p>10.3393</text:p>
              </table:table-cell>
              <table:table-cell office:value-type="float" office:value="4.52072">
                <text:p>4.52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1261">
                <text:p>15.1261</text:p>
              </table:table-cell>
              <table:table-cell office:value-type="float" office:value="9.43065">
                <text:p>9.43065</text:p>
              </table:table-cell>
              <table:table-cell office:value-type="float" office:value="5.10435">
                <text:p>5.104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.3364">
                <text:p>19.3364</text:p>
              </table:table-cell>
              <table:table-cell office:value-type="float" office:value="10.1589">
                <text:p>10.1589</text:p>
              </table:table-cell>
              <table:table-cell office:value-type="float" office:value="5.04898">
                <text:p>5.048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.5898">
                <text:p>20.5898</text:p>
              </table:table-cell>
              <table:table-cell office:value-type="float" office:value="8.33333">
                <text:p>8.33333</text:p>
              </table:table-cell>
              <table:table-cell office:value-type="float" office:value="5.50482">
                <text:p>5.504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9491">
                <text:p>19.9491</text:p>
              </table:table-cell>
              <table:table-cell office:value-type="float" office:value="10">
                <text:p>10</text:p>
              </table:table-cell>
              <table:table-cell office:value-type="float" office:value="4.30289">
                <text:p>4.302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8.8562">
                <text:p>18.8562</text:p>
              </table:table-cell>
              <table:table-cell office:value-type="float" office:value="9.85159">
                <text:p>9.85159</text:p>
              </table:table-cell>
              <table:table-cell office:value-type="float" office:value="5.04391">
                <text:p>5.043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.1424">
                <text:p>20.1424</text:p>
              </table:table-cell>
              <table:table-cell office:value-type="float" office:value="10.6261">
                <text:p>10.6261</text:p>
              </table:table-cell>
              <table:table-cell office:value-type="float" office:value="5.03163">
                <text:p>5.031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.8395">
                <text:p>17.8395</text:p>
              </table:table-cell>
              <table:table-cell office:value-type="float" office:value="10.2586">
                <text:p>10.2586</text:p>
              </table:table-cell>
              <table:table-cell office:value-type="float" office:value="4.81928">
                <text:p>4.819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.409">
                <text:p>20.409</text:p>
              </table:table-cell>
              <table:table-cell office:value-type="float" office:value="10.069">
                <text:p>10.069</text:p>
              </table:table-cell>
              <table:table-cell office:value-type="float" office:value="4.27155">
                <text:p>4.27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.7441">
                <text:p>16.7441</text:p>
              </table:table-cell>
              <table:table-cell office:value-type="float" office:value="10.0756">
                <text:p>10.0756</text:p>
              </table:table-cell>
              <table:table-cell office:value-type="float" office:value="5.09342">
                <text:p>5.093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8.7437">
                <text:p>18.7437</text:p>
              </table:table-cell>
              <table:table-cell office:value-type="float" office:value="10.2229">
                <text:p>10.2229</text:p>
              </table:table-cell>
              <table:table-cell office:value-type="float" office:value="5.56598">
                <text:p>5.565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.2544">
                <text:p>16.2544</text:p>
              </table:table-cell>
              <table:table-cell office:value-type="float" office:value="10.6397">
                <text:p>10.6397</text:p>
              </table:table-cell>
              <table:table-cell office:value-type="float" office:value="4.80175">
                <text:p>4.801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.7171">
                <text:p>20.7171</text:p>
              </table:table-cell>
              <table:table-cell office:value-type="float" office:value="9.82859">
                <text:p>9.82859</text:p>
              </table:table-cell>
              <table:table-cell office:value-type="float" office:value="4.33444">
                <text:p>4.33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5854">
                <text:p>16.5854</text:p>
              </table:table-cell>
              <table:table-cell office:value-type="float" office:value="9.50731">
                <text:p>9.50731</text:p>
              </table:table-cell>
              <table:table-cell office:value-type="float" office:value="5.53291">
                <text:p>5.532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.2775">
                <text:p>17.2775</text:p>
              </table:table-cell>
              <table:table-cell office:value-type="float" office:value="9.50493">
                <text:p>9.50493</text:p>
              </table:table-cell>
              <table:table-cell office:value-type="float" office:value="5.48571">
                <text:p>5.485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.3514">
                <text:p>19.3514</text:p>
              </table:table-cell>
              <table:table-cell office:value-type="float" office:value="10.4769">
                <text:p>10.4769</text:p>
              </table:table-cell>
              <table:table-cell office:value-type="float" office:value="5.25023">
                <text:p>5.250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.3494">
                <text:p>19.3494</text:p>
              </table:table-cell>
              <table:table-cell office:value-type="float" office:value="10.1591">
                <text:p>10.1591</text:p>
              </table:table-cell>
              <table:table-cell office:value-type="float" office:value="5.01527">
                <text:p>5.015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.0315">
                <text:p>17.0315</text:p>
              </table:table-cell>
              <table:table-cell office:value-type="float" office:value="10.1738">
                <text:p>10.1738</text:p>
              </table:table-cell>
              <table:table-cell office:value-type="float" office:value="5.07605">
                <text:p>5.076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8.169">
                <text:p>18.169</text:p>
              </table:table-cell>
              <table:table-cell office:value-type="float" office:value="10.9438">
                <text:p>10.9438</text:p>
              </table:table-cell>
              <table:table-cell office:value-type="float" office:value="5.02654">
                <text:p>5.02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.3167">
                <text:p>19.3167</text:p>
              </table:table-cell>
              <table:table-cell office:value-type="float" office:value="10.4918">
                <text:p>10.4918</text:p>
              </table:table-cell>
              <table:table-cell office:value-type="float" office:value="5.19145">
                <text:p>5.19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.7926">
                <text:p>17.7926</text:p>
              </table:table-cell>
              <table:table-cell office:value-type="float" office:value="9.51774">
                <text:p>9.51774</text:p>
              </table:table-cell>
              <table:table-cell office:value-type="float" office:value="5.05751">
                <text:p>5.057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.5829">
                <text:p>19.5829</text:p>
              </table:table-cell>
              <table:table-cell office:value-type="float" office:value="10.0765">
                <text:p>10.0765</text:p>
              </table:table-cell>
              <table:table-cell office:value-type="float" office:value="5.23145">
                <text:p>5.2314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7.1582">
                <text:p>17.1582</text:p>
              </table:table-cell>
              <table:table-cell office:value-type="float" office:value="10.166">
                <text:p>10.166</text:p>
              </table:table-cell>
              <table:table-cell office:value-type="float" office:value="4.69314">
                <text:p>4.693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.5003">
                <text:p>19.5003</text:p>
              </table:table-cell>
              <table:table-cell office:value-type="float" office:value="10.2984">
                <text:p>10.2984</text:p>
              </table:table-cell>
              <table:table-cell office:value-type="float" office:value="4.96273">
                <text:p>4.962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.5467">
                <text:p>19.5467</text:p>
              </table:table-cell>
              <table:table-cell office:value-type="float" office:value="9.19932">
                <text:p>9.19932</text:p>
              </table:table-cell>
              <table:table-cell office:value-type="float" office:value="5.09883">
                <text:p>5.098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.1465">
                <text:p>20.1465</text:p>
              </table:table-cell>
              <table:table-cell office:value-type="float" office:value="8.22368">
                <text:p>8.22368</text:p>
              </table:table-cell>
              <table:table-cell office:value-type="float" office:value="4.68184">
                <text:p>4.681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.2346">
                <text:p>20.2346</text:p>
              </table:table-cell>
              <table:table-cell office:value-type="float" office:value="10.1674">
                <text:p>10.1674</text:p>
              </table:table-cell>
              <table:table-cell office:value-type="float" office:value="5.1497">
                <text:p>5.14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.9215">
                <text:p>20.9215</text:p>
              </table:table-cell>
              <table:table-cell office:value-type="float" office:value="9.50625">
                <text:p>9.50625</text:p>
              </table:table-cell>
              <table:table-cell office:value-type="float" office:value="4.63359">
                <text:p>4.633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.4224">
                <text:p>15.4224</text:p>
              </table:table-cell>
              <table:table-cell office:value-type="float" office:value="11.2465">
                <text:p>11.2465</text:p>
              </table:table-cell>
              <table:table-cell office:value-type="float" office:value="5.08323">
                <text:p>5.08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.2914">
                <text:p>20.2914</text:p>
              </table:table-cell>
              <table:table-cell office:value-type="float" office:value="10.1624">
                <text:p>10.1624</text:p>
              </table:table-cell>
              <table:table-cell office:value-type="float" office:value="5.18385">
                <text:p>5.183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.9976">
                <text:p>17.9976</text:p>
              </table:table-cell>
              <table:table-cell office:value-type="float" office:value="9.67742">
                <text:p>9.67742</text:p>
              </table:table-cell>
              <table:table-cell office:value-type="float" office:value="5.46584">
                <text:p>5.465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.8484">
                <text:p>17.8484</text:p>
              </table:table-cell>
              <table:table-cell office:value-type="float" office:value="10.2914">
                <text:p>10.2914</text:p>
              </table:table-cell>
              <table:table-cell office:value-type="float" office:value="1.90476">
                <text:p>1.904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.479">
                <text:p>19.479</text:p>
              </table:table-cell>
              <table:table-cell office:value-type="float" office:value="9.50226">
                <text:p>9.50226</text:p>
              </table:table-cell>
              <table:table-cell office:value-type="float" office:value="5.11382">
                <text:p>5.1138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.11">
                <text:p>15.11</text:p>
              </table:table-cell>
              <table:table-cell office:value-type="float" office:value="12.1951">
                <text:p>12.1951</text:p>
              </table:table-cell>
              <table:table-cell office:value-type="float" office:value="5.13327">
                <text:p>5.133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.2998">
                <text:p>20.2998</text:p>
              </table:table-cell>
              <table:table-cell office:value-type="float" office:value="8.38509">
                <text:p>8.38509</text:p>
              </table:table-cell>
              <table:table-cell office:value-type="float" office:value="4.67071">
                <text:p>4.670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8.3007">
                <text:p>18.3007</text:p>
              </table:table-cell>
              <table:table-cell office:value-type="float" office:value="9.30427">
                <text:p>9.30427</text:p>
              </table:table-cell>
              <table:table-cell office:value-type="float" office:value="5.1494">
                <text:p>5.14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9.4896">
                <text:p>19.4896</text:p>
              </table:table-cell>
              <table:table-cell office:value-type="float" office:value="10.5766">
                <text:p>10.5766</text:p>
              </table:table-cell>
              <table:table-cell office:value-type="float" office:value="5.14916">
                <text:p>5.149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8.0129">
                <text:p>18.0129</text:p>
              </table:table-cell>
              <table:table-cell office:value-type="float" office:value="10.5749">
                <text:p>10.5749</text:p>
              </table:table-cell>
              <table:table-cell office:value-type="float" office:value="5.26931">
                <text:p>5.269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.2987">
                <text:p>20.2987</text:p>
              </table:table-cell>
              <table:table-cell office:value-type="float" office:value="8.40188">
                <text:p>8.40188</text:p>
              </table:table-cell>
              <table:table-cell office:value-type="float" office:value="5.17634">
                <text:p>5.176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6309">
                <text:p>15.6309</text:p>
              </table:table-cell>
              <table:table-cell office:value-type="float" office:value="11.0356">
                <text:p>11.0356</text:p>
              </table:table-cell>
              <table:table-cell office:value-type="float" office:value="4.60289">
                <text:p>4.6028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.8122">
                <text:p>20.8122</text:p>
              </table:table-cell>
              <table:table-cell office:value-type="float" office:value="10.2067">
                <text:p>10.2067</text:p>
              </table:table-cell>
              <table:table-cell office:value-type="float" office:value="4.81293">
                <text:p>4.812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7.3617">
                <text:p>17.3617</text:p>
              </table:table-cell>
              <table:table-cell office:value-type="float" office:value="9.29995">
                <text:p>9.29995</text:p>
              </table:table-cell>
              <table:table-cell office:value-type="float" office:value="5.45973">
                <text:p>5.4597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9.4163">
                <text:p>19.4163</text:p>
              </table:table-cell>
              <table:table-cell office:value-type="float" office:value="8.79121">
                <text:p>8.79121</text:p>
              </table:table-cell>
              <table:table-cell office:value-type="float" office:value="4.96622">
                <text:p>4.966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.0117">
                <text:p>16.0117</text:p>
              </table:table-cell>
              <table:table-cell office:value-type="float" office:value="10.2194">
                <text:p>10.2194</text:p>
              </table:table-cell>
              <table:table-cell office:value-type="float" office:value="4.97613">
                <text:p>4.976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.6217">
                <text:p>20.6217</text:p>
              </table:table-cell>
              <table:table-cell office:value-type="float" office:value="5.58659">
                <text:p>5.58659</text:p>
              </table:table-cell>
              <table:table-cell office:value-type="float" office:value="5.47326">
                <text:p>5.473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9.9455">
                <text:p>19.9455</text:p>
              </table:table-cell>
              <table:table-cell office:value-type="float" office:value="9.64734">
                <text:p>9.64734</text:p>
              </table:table-cell>
              <table:table-cell office:value-type="float" office:value="5.2568">
                <text:p>5.25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.7176">
                <text:p>20.7176</text:p>
              </table:table-cell>
              <table:table-cell office:value-type="float" office:value="5.52486">
                <text:p>5.52486</text:p>
              </table:table-cell>
              <table:table-cell office:value-type="float" office:value="5.45689">
                <text:p>5.456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9.5612">
                <text:p>19.5612</text:p>
              </table:table-cell>
              <table:table-cell office:value-type="float" office:value="10.0176">
                <text:p>10.0176</text:p>
              </table:table-cell>
              <table:table-cell office:value-type="float" office:value="5.0518">
                <text:p>5.05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.2252">
                <text:p>16.2252</text:p>
              </table:table-cell>
              <table:table-cell office:value-type="float" office:value="10.6212">
                <text:p>10.6212</text:p>
              </table:table-cell>
              <table:table-cell office:value-type="float" office:value="4.80732">
                <text:p>4.80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.1783">
                <text:p>18.1783</text:p>
              </table:table-cell>
              <table:table-cell office:value-type="float" office:value="10.9319">
                <text:p>10.9319</text:p>
              </table:table-cell>
              <table:table-cell office:value-type="float" office:value="5.02828">
                <text:p>5.028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0.5136">
                <text:p>20.5136</text:p>
              </table:table-cell>
              <table:table-cell office:value-type="float" office:value="10.7843">
                <text:p>10.7843</text:p>
              </table:table-cell>
              <table:table-cell office:value-type="float" office:value="5.76923">
                <text:p>5.769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.7258">
                <text:p>17.7258</text:p>
              </table:table-cell>
              <table:table-cell office:value-type="float" office:value="10.9362">
                <text:p>10.9362</text:p>
              </table:table-cell>
              <table:table-cell office:value-type="float" office:value="4.8036">
                <text:p>4.80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9.0369">
                <text:p>19.0369</text:p>
              </table:table-cell>
              <table:table-cell office:value-type="float" office:value="9.39261">
                <text:p>9.39261</text:p>
              </table:table-cell>
              <table:table-cell office:value-type="float" office:value="3.26087">
                <text:p>3.2608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6.5357">
                <text:p>16.5357</text:p>
              </table:table-cell>
              <table:table-cell office:value-type="float" office:value="11.0511">
                <text:p>11.0511</text:p>
              </table:table-cell>
              <table:table-cell office:value-type="float" office:value="5.27806">
                <text:p>5.27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.5667">
                <text:p>20.5667</text:p>
              </table:table-cell>
              <table:table-cell office:value-type="float" office:value="6.89655">
                <text:p>6.89655</text:p>
              </table:table-cell>
              <table:table-cell office:value-type="float" office:value="5.51793">
                <text:p>5.517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.6849">
                <text:p>18.6849</text:p>
              </table:table-cell>
              <table:table-cell office:value-type="float" office:value="10.283">
                <text:p>10.283</text:p>
              </table:table-cell>
              <table:table-cell office:value-type="float" office:value="5.55911">
                <text:p>5.559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.6364">
                <text:p>20.6364</text:p>
              </table:table-cell>
              <table:table-cell office:value-type="float" office:value="5.94595">
                <text:p>5.94595</text:p>
              </table:table-cell>
              <table:table-cell office:value-type="float" office:value="5.41369">
                <text:p>5.413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.1183">
                <text:p>20.1183</text:p>
              </table:table-cell>
              <table:table-cell office:value-type="float" office:value="10.412">
                <text:p>10.412</text:p>
              </table:table-cell>
              <table:table-cell office:value-type="float" office:value="4.77689">
                <text:p>4.7768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.9594">
                <text:p>19.9594</text:p>
              </table:table-cell>
              <table:table-cell office:value-type="float" office:value="9.76431">
                <text:p>9.76431</text:p>
              </table:table-cell>
              <table:table-cell office:value-type="float" office:value="4.31532">
                <text:p>4.315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.2266">
                <text:p>20.2266</text:p>
              </table:table-cell>
              <table:table-cell office:value-type="float" office:value="9.69125">
                <text:p>9.69125</text:p>
              </table:table-cell>
              <table:table-cell office:value-type="float" office:value="4.80206">
                <text:p>4.80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.0461">
                <text:p>19.0461</text:p>
              </table:table-cell>
              <table:table-cell office:value-type="float" office:value="9.37304">
                <text:p>9.37304</text:p>
              </table:table-cell>
              <table:table-cell office:value-type="float" office:value="3.6036">
                <text:p>3.60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.7753">
                <text:p>20.7753</text:p>
              </table:table-cell>
              <table:table-cell office:value-type="float" office:value="9.81317">
                <text:p>9.81317</text:p>
              </table:table-cell>
              <table:table-cell office:value-type="float" office:value="4.36782">
                <text:p>4.3678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.3463">
                <text:p>20.3463</text:p>
              </table:table-cell>
              <table:table-cell office:value-type="float" office:value="10.8719">
                <text:p>10.8719</text:p>
              </table:table-cell>
              <table:table-cell office:value-type="float" office:value="5.05725">
                <text:p>5.057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8.9849">
                <text:p>18.9849</text:p>
              </table:table-cell>
              <table:table-cell office:value-type="float" office:value="9.40469">
                <text:p>9.40469</text:p>
              </table:table-cell>
              <table:table-cell office:value-type="float" office:value="4.09836">
                <text:p>4.0983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.2096">
                <text:p>16.2096</text:p>
              </table:table-cell>
              <table:table-cell office:value-type="float" office:value="10.2987">
                <text:p>10.2987</text:p>
              </table:table-cell>
              <table:table-cell office:value-type="float" office:value="4.65995">
                <text:p>4.6599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.5001">
                <text:p>19.5001</text:p>
              </table:table-cell>
              <table:table-cell office:value-type="float" office:value="9.36455">
                <text:p>9.36455</text:p>
              </table:table-cell>
              <table:table-cell office:value-type="float" office:value="5.10438">
                <text:p>5.1043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0894">
                <text:p>17.0894</text:p>
              </table:table-cell>
              <table:table-cell office:value-type="float" office:value="10.1562">
                <text:p>10.1562</text:p>
              </table:table-cell>
              <table:table-cell office:value-type="float" office:value="5.09183">
                <text:p>5.0918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.2973">
                <text:p>17.2973</text:p>
              </table:table-cell>
              <table:table-cell office:value-type="float" office:value="9.51767">
                <text:p>9.51767</text:p>
              </table:table-cell>
              <table:table-cell office:value-type="float" office:value="5.59638">
                <text:p>5.596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.5979">
                <text:p>18.5979</text:p>
              </table:table-cell>
              <table:table-cell office:value-type="float" office:value="10.1198">
                <text:p>10.1198</text:p>
              </table:table-cell>
              <table:table-cell office:value-type="float" office:value="4.77255">
                <text:p>4.77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9085">
                <text:p>14.9085</text:p>
              </table:table-cell>
              <table:table-cell office:value-type="float" office:value="10.776">
                <text:p>10.776</text:p>
              </table:table-cell>
              <table:table-cell office:value-type="float" office:value="4.74961">
                <text:p>4.7496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5985">
                <text:p>19.5985</text:p>
              </table:table-cell>
              <table:table-cell office:value-type="float" office:value="10.1202">
                <text:p>10.1202</text:p>
              </table:table-cell>
              <table:table-cell office:value-type="float" office:value="4.87447">
                <text:p>4.8744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973">
                <text:p>17.2973</text:p>
              </table:table-cell>
              <table:table-cell office:value-type="float" office:value="9.53735">
                <text:p>9.53735</text:p>
              </table:table-cell>
              <table:table-cell office:value-type="float" office:value="5.58464">
                <text:p>5.584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.7778">
                <text:p>19.7778</text:p>
              </table:table-cell>
              <table:table-cell office:value-type="float" office:value="9.60545">
                <text:p>9.60545</text:p>
              </table:table-cell>
              <table:table-cell office:value-type="float" office:value="4.69928">
                <text:p>4.699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.2914">
                <text:p>20.2914</text:p>
              </table:table-cell>
              <table:table-cell office:value-type="float" office:value="10.1602">
                <text:p>10.1602</text:p>
              </table:table-cell>
              <table:table-cell office:value-type="float" office:value="5.28554">
                <text:p>5.285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.4404">
                <text:p>20.4404</text:p>
              </table:table-cell>
              <table:table-cell office:value-type="float" office:value="10.0773">
                <text:p>10.0773</text:p>
              </table:table-cell>
              <table:table-cell office:value-type="float" office:value="4.27699">
                <text:p>4.276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.9956">
                <text:p>17.9956</text:p>
              </table:table-cell>
              <table:table-cell office:value-type="float" office:value="10.0216">
                <text:p>10.0216</text:p>
              </table:table-cell>
              <table:table-cell office:value-type="float" office:value="5.18784">
                <text:p>5.187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.1821">
                <text:p>19.1821</text:p>
              </table:table-cell>
              <table:table-cell office:value-type="float" office:value="9.55483">
                <text:p>9.55483</text:p>
              </table:table-cell>
              <table:table-cell office:value-type="float" office:value="4.79846">
                <text:p>4.798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.2679">
                <text:p>16.2679</text:p>
              </table:table-cell>
              <table:table-cell office:value-type="float" office:value="9.50972">
                <text:p>9.50972</text:p>
              </table:table-cell>
              <table:table-cell office:value-type="float" office:value="5.81884">
                <text:p>5.818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.9492">
                <text:p>19.9492</text:p>
              </table:table-cell>
              <table:table-cell office:value-type="float" office:value="10.1124">
                <text:p>10.1124</text:p>
              </table:table-cell>
              <table:table-cell office:value-type="float" office:value="4.31837">
                <text:p>4.3183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.5094">
                <text:p>16.5094</text:p>
              </table:table-cell>
              <table:table-cell office:value-type="float" office:value="9.52808">
                <text:p>9.52808</text:p>
              </table:table-cell>
              <table:table-cell office:value-type="float" office:value="5.46291">
                <text:p>5.462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2372">
                <text:p>19.2372</text:p>
              </table:table-cell>
              <table:table-cell office:value-type="float" office:value="10.7535">
                <text:p>10.7535</text:p>
              </table:table-cell>
              <table:table-cell office:value-type="float" office:value="4.6055">
                <text:p>4.60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.1969">
                <text:p>16.1969</text:p>
              </table:table-cell>
              <table:table-cell office:value-type="float" office:value="10.3106">
                <text:p>10.3106</text:p>
              </table:table-cell>
              <table:table-cell office:value-type="float" office:value="4.74391">
                <text:p>4.7439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5.4412">
                <text:p>15.4412</text:p>
              </table:table-cell>
              <table:table-cell office:value-type="float" office:value="11.231">
                <text:p>11.231</text:p>
              </table:table-cell>
              <table:table-cell office:value-type="float" office:value="5.09824">
                <text:p>5.0982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9455">
                <text:p>19.9455</text:p>
              </table:table-cell>
              <table:table-cell office:value-type="float" office:value="10.4047">
                <text:p>10.4047</text:p>
              </table:table-cell>
              <table:table-cell office:value-type="float" office:value="5.29336">
                <text:p>5.293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5.629">
                <text:p>15.629</text:p>
              </table:table-cell>
              <table:table-cell office:value-type="float" office:value="11.0201">
                <text:p>11.0201</text:p>
              </table:table-cell>
              <table:table-cell office:value-type="float" office:value="4.594">
                <text:p>4.5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7.8551">
                <text:p>17.8551</text:p>
              </table:table-cell>
              <table:table-cell office:value-type="float" office:value="10.2604">
                <text:p>10.2604</text:p>
              </table:table-cell>
              <table:table-cell office:value-type="float" office:value="5.60748">
                <text:p>5.607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1958">
                <text:p>20.1958</text:p>
              </table:table-cell>
              <table:table-cell office:value-type="float" office:value="9.6765">
                <text:p>9.6765</text:p>
              </table:table-cell>
              <table:table-cell office:value-type="float" office:value="4.83018">
                <text:p>4.830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.2833">
                <text:p>19.2833</text:p>
              </table:table-cell>
              <table:table-cell office:value-type="float" office:value="10.4993">
                <text:p>10.4993</text:p>
              </table:table-cell>
              <table:table-cell office:value-type="float" office:value="5.21199">
                <text:p>5.2119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.2668">
                <text:p>16.2668</text:p>
              </table:table-cell>
              <table:table-cell office:value-type="float" office:value="9.5">
                <text:p>9.5</text:p>
              </table:table-cell>
              <table:table-cell office:value-type="float" office:value="5.15021">
                <text:p>5.150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3472">
                <text:p>20.3472</text:p>
              </table:table-cell>
              <table:table-cell office:value-type="float" office:value="9.80464">
                <text:p>9.80464</text:p>
              </table:table-cell>
              <table:table-cell office:value-type="float" office:value="4.35005">
                <text:p>4.350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77">
                <text:p>20.77</text:p>
              </table:table-cell>
              <table:table-cell office:value-type="float" office:value="9.74397">
                <text:p>9.74397</text:p>
              </table:table-cell>
              <table:table-cell office:value-type="float" office:value="4.46542">
                <text:p>4.465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.2498">
                <text:p>19.2498</text:p>
              </table:table-cell>
              <table:table-cell office:value-type="float" office:value="10.4396">
                <text:p>10.4396</text:p>
              </table:table-cell>
              <table:table-cell office:value-type="float" office:value="4.93263">
                <text:p>4.932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.9436">
                <text:p>19.9436</text:p>
              </table:table-cell>
              <table:table-cell office:value-type="float" office:value="9.50704">
                <text:p>9.50704</text:p>
              </table:table-cell>
              <table:table-cell office:value-type="float" office:value="4.33397">
                <text:p>4.333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.7654">
                <text:p>18.7654</text:p>
              </table:table-cell>
              <table:table-cell office:value-type="float" office:value="9.88372">
                <text:p>9.88372</text:p>
              </table:table-cell>
              <table:table-cell office:value-type="float" office:value="4.98849">
                <text:p>4.988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.3747">
                <text:p>19.3747</text:p>
              </table:table-cell>
              <table:table-cell office:value-type="float" office:value="10.7044">
                <text:p>10.7044</text:p>
              </table:table-cell>
              <table:table-cell office:value-type="float" office:value="4.61425">
                <text:p>4.614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7.3404">
                <text:p>17.3404</text:p>
              </table:table-cell>
              <table:table-cell office:value-type="float" office:value="9.33367">
                <text:p>9.33367</text:p>
              </table:table-cell>
              <table:table-cell office:value-type="float" office:value="5.45142">
                <text:p>5.451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7.4249">
                <text:p>17.4249</text:p>
              </table:table-cell>
              <table:table-cell office:value-type="float" office:value="10.6208">
                <text:p>10.6208</text:p>
              </table:table-cell>
              <table:table-cell office:value-type="float" office:value="5.33752">
                <text:p>5.337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.5652">
                <text:p>19.5652</text:p>
              </table:table-cell>
              <table:table-cell office:value-type="float" office:value="10.0381">
                <text:p>10.0381</text:p>
              </table:table-cell>
              <table:table-cell office:value-type="float" office:value="5.25478">
                <text:p>5.254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5.4545">
                <text:p>15.4545</text:p>
              </table:table-cell>
              <table:table-cell office:value-type="float" office:value="9.43242">
                <text:p>9.43242</text:p>
              </table:table-cell>
              <table:table-cell office:value-type="float" office:value="5.07155">
                <text:p>5.071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.0643">
                <text:p>16.0643</text:p>
              </table:table-cell>
              <table:table-cell office:value-type="float" office:value="10.2474">
                <text:p>10.2474</text:p>
              </table:table-cell>
              <table:table-cell office:value-type="float" office:value="4.95573">
                <text:p>4.955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.1977">
                <text:p>20.1977</text:p>
              </table:table-cell>
              <table:table-cell office:value-type="float" office:value="8.92857">
                <text:p>8.92857</text:p>
              </table:table-cell>
              <table:table-cell office:value-type="float" office:value="4.65198">
                <text:p>4.6519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5652">
                <text:p>19.5652</text:p>
              </table:table-cell>
              <table:table-cell office:value-type="float" office:value="10.083">
                <text:p>10.083</text:p>
              </table:table-cell>
              <table:table-cell office:value-type="float" office:value="5.25645">
                <text:p>5.2564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3046">
                <text:p>19.3046</text:p>
              </table:table-cell>
              <table:table-cell office:value-type="float" office:value="8.94309">
                <text:p>8.94309</text:p>
              </table:table-cell>
              <table:table-cell office:value-type="float" office:value="4.98544">
                <text:p>4.985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8.197">
                <text:p>18.197</text:p>
              </table:table-cell>
              <table:table-cell office:value-type="float" office:value="10.9434">
                <text:p>10.9434</text:p>
              </table:table-cell>
              <table:table-cell office:value-type="float" office:value="4.91751">
                <text:p>4.9175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5006">
                <text:p>19.5006</text:p>
              </table:table-cell>
              <table:table-cell office:value-type="float" office:value="9.91575">
                <text:p>9.91575</text:p>
              </table:table-cell>
              <table:table-cell office:value-type="float" office:value="5.18261">
                <text:p>5.182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.0113">
                <text:p>18.0113</text:p>
              </table:table-cell>
              <table:table-cell office:value-type="float" office:value="10.5622">
                <text:p>10.5622</text:p>
              </table:table-cell>
              <table:table-cell office:value-type="float" office:value="5.26131">
                <text:p>5.261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8.5963">
                <text:p>18.5963</text:p>
              </table:table-cell>
              <table:table-cell office:value-type="float" office:value="9.88964">
                <text:p>9.88964</text:p>
              </table:table-cell>
              <table:table-cell office:value-type="float" office:value="4.8549">
                <text:p>4.85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.3272">
                <text:p>20.3272</text:p>
              </table:table-cell>
              <table:table-cell office:value-type="float" office:value="8.41121">
                <text:p>8.41121</text:p>
              </table:table-cell>
              <table:table-cell office:value-type="float" office:value="4.67017">
                <text:p>4.670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3199">
                <text:p>19.3199</text:p>
              </table:table-cell>
              <table:table-cell office:value-type="float" office:value="11.25">
                <text:p>11.25</text:p>
              </table:table-cell>
              <table:table-cell office:value-type="float" office:value="5.23054">
                <text:p>5.2305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1674">
                <text:p>19.1674</text:p>
              </table:table-cell>
              <table:table-cell office:value-type="float" office:value="10.2859">
                <text:p>10.2859</text:p>
              </table:table-cell>
              <table:table-cell office:value-type="float" office:value="4.56693">
                <text:p>4.566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0.2193">
                <text:p>20.2193</text:p>
              </table:table-cell>
              <table:table-cell office:value-type="float" office:value="8.52174">
                <text:p>8.52174</text:p>
              </table:table-cell>
              <table:table-cell office:value-type="float" office:value="5.15523">
                <text:p>5.155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.3254">
                <text:p>20.3254</text:p>
              </table:table-cell>
              <table:table-cell office:value-type="float" office:value="10.1431">
                <text:p>10.1431</text:p>
              </table:table-cell>
              <table:table-cell office:value-type="float" office:value="5.33499">
                <text:p>5.3349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0.6068">
                <text:p>20.6068</text:p>
              </table:table-cell>
              <table:table-cell office:value-type="float" office:value="10.0646">
                <text:p>10.0646</text:p>
              </table:table-cell>
              <table:table-cell office:value-type="float" office:value="4.3412">
                <text:p>4.34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.0477">
                <text:p>20.0477</text:p>
              </table:table-cell>
              <table:table-cell office:value-type="float" office:value="10.8078">
                <text:p>10.8078</text:p>
              </table:table-cell>
              <table:table-cell office:value-type="float" office:value="5.07797">
                <text:p>5.077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4685">
                <text:p>19.4685</text:p>
              </table:table-cell>
              <table:table-cell office:value-type="float" office:value="10.564">
                <text:p>10.564</text:p>
              </table:table-cell>
              <table:table-cell office:value-type="float" office:value="5.16754">
                <text:p>5.1675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1356">
                <text:p>21.1356</text:p>
              </table:table-cell>
              <table:table-cell office:value-type="float" office:value="10.4233">
                <text:p>10.4233</text:p>
              </table:table-cell>
              <table:table-cell office:value-type="float" office:value="4.76327">
                <text:p>4.7632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.5315">
                <text:p>18.5315</text:p>
              </table:table-cell>
              <table:table-cell office:value-type="float" office:value="9.73236">
                <text:p>9.73236</text:p>
              </table:table-cell>
              <table:table-cell office:value-type="float" office:value="5.52795">
                <text:p>5.527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0.1727">
                <text:p>20.1727</text:p>
              </table:table-cell>
              <table:table-cell office:value-type="float" office:value="8.44595">
                <text:p>8.44595</text:p>
              </table:table-cell>
              <table:table-cell office:value-type="float" office:value="4.67672">
                <text:p>4.6767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.4688">
                <text:p>20.4688</text:p>
              </table:table-cell>
              <table:table-cell office:value-type="float" office:value="10.0856">
                <text:p>10.0856</text:p>
              </table:table-cell>
              <table:table-cell office:value-type="float" office:value="4.26504">
                <text:p>4.265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.3158">
                <text:p>19.3158</text:p>
              </table:table-cell>
              <table:table-cell office:value-type="float" office:value="11.334">
                <text:p>11.334</text:p>
              </table:table-cell>
              <table:table-cell office:value-type="float" office:value="5.20929">
                <text:p>5.2092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.0441">
                <text:p>20.0441</text:p>
              </table:table-cell>
              <table:table-cell office:value-type="float" office:value="10.7991">
                <text:p>10.7991</text:p>
              </table:table-cell>
              <table:table-cell office:value-type="float" office:value="5.09693">
                <text:p>5.0969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.384">
                <text:p>19.384</text:p>
              </table:table-cell>
              <table:table-cell office:value-type="float" office:value="10.5757">
                <text:p>10.5757</text:p>
              </table:table-cell>
              <table:table-cell office:value-type="float" office:value="4.73568">
                <text:p>4.735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9.1363">
                <text:p>19.1363</text:p>
              </table:table-cell>
              <table:table-cell office:value-type="float" office:value="9.56054">
                <text:p>9.56054</text:p>
              </table:table-cell>
              <table:table-cell office:value-type="float" office:value="4.9445">
                <text:p>4.94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.1792">
                <text:p>19.1792</text:p>
              </table:table-cell>
              <table:table-cell office:value-type="float" office:value="9.56139">
                <text:p>9.56139</text:p>
              </table:table-cell>
              <table:table-cell office:value-type="float" office:value="4.98008">
                <text:p>4.9800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.876">
                <text:p>14.876</text:p>
              </table:table-cell>
              <table:table-cell office:value-type="float" office:value="9.44015">
                <text:p>9.44015</text:p>
              </table:table-cell>
              <table:table-cell office:value-type="float" office:value="5.07448">
                <text:p>5.0744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8048">
                <text:p>18.8048</text:p>
              </table:table-cell>
              <table:table-cell office:value-type="float" office:value="9.88122">
                <text:p>9.88122</text:p>
              </table:table-cell>
              <table:table-cell office:value-type="float" office:value="4.98339">
                <text:p>4.98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.2135">
                <text:p>20.2135</text:p>
              </table:table-cell>
              <table:table-cell office:value-type="float" office:value="10.2641">
                <text:p>10.2641</text:p>
              </table:table-cell>
              <table:table-cell office:value-type="float" office:value="5.20646">
                <text:p>5.2064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7.7122">
                <text:p>17.7122</text:p>
              </table:table-cell>
              <table:table-cell office:value-type="float" office:value="10.8976">
                <text:p>10.8976</text:p>
              </table:table-cell>
              <table:table-cell office:value-type="float" office:value="4.87988">
                <text:p>4.8798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7.5497">
                <text:p>17.5497</text:p>
              </table:table-cell>
              <table:table-cell office:value-type="float" office:value="10.9338">
                <text:p>10.9338</text:p>
              </table:table-cell>
              <table:table-cell office:value-type="float" office:value="4.76312">
                <text:p>4.763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.5526">
                <text:p>19.5526</text:p>
              </table:table-cell>
              <table:table-cell office:value-type="float" office:value="13.3663">
                <text:p>13.3663</text:p>
              </table:table-cell>
              <table:table-cell office:value-type="float" office:value="5.185">
                <text:p>5.1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.2018">
                <text:p>16.2018</text:p>
              </table:table-cell>
              <table:table-cell office:value-type="float" office:value="9.17431">
                <text:p>9.17431</text:p>
              </table:table-cell>
              <table:table-cell office:value-type="float" office:value="5.3816">
                <text:p>5.38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9.6822">
                <text:p>19.6822</text:p>
              </table:table-cell>
              <table:table-cell office:value-type="float" office:value="11.5385">
                <text:p>11.5385</text:p>
              </table:table-cell>
              <table:table-cell office:value-type="float" office:value="4.87561">
                <text:p>4.875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.5021">
                <text:p>20.5021</text:p>
              </table:table-cell>
              <table:table-cell office:value-type="float" office:value="10.7909">
                <text:p>10.7909</text:p>
              </table:table-cell>
              <table:table-cell office:value-type="float" office:value="5.23219">
                <text:p>5.232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549">
                <text:p>18.549</text:p>
              </table:table-cell>
              <table:table-cell office:value-type="float" office:value="9.5886">
                <text:p>9.5886</text:p>
              </table:table-cell>
              <table:table-cell office:value-type="float" office:value="5.40865">
                <text:p>5.408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0.2596">
                <text:p>20.2596</text:p>
              </table:table-cell>
              <table:table-cell office:value-type="float" office:value="8.53302">
                <text:p>8.53302</text:p>
              </table:table-cell>
              <table:table-cell office:value-type="float" office:value="5.16231">
                <text:p>5.1623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9.8921">
                <text:p>19.8921</text:p>
              </table:table-cell>
              <table:table-cell office:value-type="float" office:value="9.56044">
                <text:p>9.56044</text:p>
              </table:table-cell>
              <table:table-cell office:value-type="float" office:value="4.94717">
                <text:p>4.947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.881">
                <text:p>19.881</text:p>
              </table:table-cell>
              <table:table-cell office:value-type="float" office:value="9.58684">
                <text:p>9.58684</text:p>
              </table:table-cell>
              <table:table-cell office:value-type="float" office:value="5.34161">
                <text:p>5.341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.9067">
                <text:p>16.9067</text:p>
              </table:table-cell>
              <table:table-cell office:value-type="float" office:value="9.90099">
                <text:p>9.90099</text:p>
              </table:table-cell>
              <table:table-cell office:value-type="float" office:value="4.72385">
                <text:p>4.723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.1261">
                <text:p>15.1261</text:p>
              </table:table-cell>
              <table:table-cell office:value-type="float" office:value="9.43088">
                <text:p>9.43088</text:p>
              </table:table-cell>
              <table:table-cell office:value-type="float" office:value="5.0899">
                <text:p>5.08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4664">
                <text:p>19.4664</text:p>
              </table:table-cell>
              <table:table-cell office:value-type="float" office:value="9.41704">
                <text:p>9.41704</text:p>
              </table:table-cell>
              <table:table-cell office:value-type="float" office:value="5.09992">
                <text:p>5.0999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9125">
                <text:p>19.9125</text:p>
              </table:table-cell>
              <table:table-cell office:value-type="float" office:value="9.59531">
                <text:p>9.59531</text:p>
              </table:table-cell>
              <table:table-cell office:value-type="float" office:value="4.71516">
                <text:p>4.715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.9531">
                <text:p>20.9531</text:p>
              </table:table-cell>
              <table:table-cell office:value-type="float" office:value="5.6338">
                <text:p>5.6338</text:p>
              </table:table-cell>
              <table:table-cell office:value-type="float" office:value="4.98198">
                <text:p>4.981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5652">
                <text:p>19.5652</text:p>
              </table:table-cell>
              <table:table-cell office:value-type="float" office:value="10.0413">
                <text:p>10.0413</text:p>
              </table:table-cell>
              <table:table-cell office:value-type="float" office:value="5.27494">
                <text:p>5.2749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1304">
                <text:p>19.1304</text:p>
              </table:table-cell>
              <table:table-cell office:value-type="float" office:value="9.25771">
                <text:p>9.25771</text:p>
              </table:table-cell>
              <table:table-cell office:value-type="float" office:value="5.16535">
                <text:p>5.165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0.0146">
                <text:p>20.0146</text:p>
              </table:table-cell>
              <table:table-cell office:value-type="float" office:value="10.8182">
                <text:p>10.8182</text:p>
              </table:table-cell>
              <table:table-cell office:value-type="float" office:value="5.11532">
                <text:p>5.115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.922">
                <text:p>20.922</text:p>
              </table:table-cell>
              <table:table-cell office:value-type="float" office:value="6.12245">
                <text:p>6.12245</text:p>
              </table:table-cell>
              <table:table-cell office:value-type="float" office:value="4.94477">
                <text:p>4.9447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498">
                <text:p>20.498</text:p>
              </table:table-cell>
              <table:table-cell office:value-type="float" office:value="10.7843">
                <text:p>10.7843</text:p>
              </table:table-cell>
              <table:table-cell office:value-type="float" office:value="5.26092">
                <text:p>5.2609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1604">
                <text:p>20.1604</text:p>
              </table:table-cell>
              <table:table-cell office:value-type="float" office:value="10.6419">
                <text:p>10.6419</text:p>
              </table:table-cell>
              <table:table-cell office:value-type="float" office:value="5.03854">
                <text:p>5.0385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.4286">
                <text:p>19.4286</text:p>
              </table:table-cell>
              <table:table-cell office:value-type="float" office:value="9.26769">
                <text:p>9.26769</text:p>
              </table:table-cell>
              <table:table-cell office:value-type="float" office:value="5.13393">
                <text:p>5.1339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8.7151">
                <text:p>18.7151</text:p>
              </table:table-cell>
              <table:table-cell office:value-type="float" office:value="10.3388">
                <text:p>10.3388</text:p>
              </table:table-cell>
              <table:table-cell office:value-type="float" office:value="5.51928">
                <text:p>5.519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983">
                <text:p>20.983</text:p>
              </table:table-cell>
              <table:table-cell office:value-type="float" office:value="10.6485">
                <text:p>10.6485</text:p>
              </table:table-cell>
              <table:table-cell office:value-type="float" office:value="4.51807">
                <text:p>4.518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.5192">
                <text:p>16.5192</text:p>
              </table:table-cell>
              <table:table-cell office:value-type="float" office:value="10.9156">
                <text:p>10.9156</text:p>
              </table:table-cell>
              <table:table-cell office:value-type="float" office:value="4.80204">
                <text:p>4.802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.9011">
                <text:p>15.9011</text:p>
              </table:table-cell>
              <table:table-cell office:value-type="float" office:value="10.2506">
                <text:p>10.2506</text:p>
              </table:table-cell>
              <table:table-cell office:value-type="float" office:value="4.98073">
                <text:p>4.980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883">
                <text:p>20.883</text:p>
              </table:table-cell>
              <table:table-cell office:value-type="float" office:value="5.66038">
                <text:p>5.66038</text:p>
              </table:table-cell>
              <table:table-cell office:value-type="float" office:value="4.97223">
                <text:p>4.9722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0.5882">
                <text:p>20.5882</text:p>
              </table:table-cell>
              <table:table-cell office:value-type="float" office:value="5.91398">
                <text:p>5.91398</text:p>
              </table:table-cell>
              <table:table-cell office:value-type="float" office:value="5.43172">
                <text:p>5.4317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.1842">
                <text:p>20.1842</text:p>
              </table:table-cell>
              <table:table-cell office:value-type="float" office:value="8.41176">
                <text:p>8.41176</text:p>
              </table:table-cell>
              <table:table-cell office:value-type="float" office:value="5.20414">
                <text:p>5.2041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.907">
                <text:p>16.907</text:p>
              </table:table-cell>
              <table:table-cell office:value-type="float" office:value="9.93377">
                <text:p>9.93377</text:p>
              </table:table-cell>
              <table:table-cell office:value-type="float" office:value="4.70616">
                <text:p>4.706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9.8423">
                <text:p>19.8423</text:p>
              </table:table-cell>
              <table:table-cell office:value-type="float" office:value="12.2222">
                <text:p>12.2222</text:p>
              </table:table-cell>
              <table:table-cell office:value-type="float" office:value="4.88539">
                <text:p>4.885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7885">
                <text:p>17.7885</text:p>
              </table:table-cell>
              <table:table-cell office:value-type="float" office:value="9.69697">
                <text:p>9.69697</text:p>
              </table:table-cell>
              <table:table-cell office:value-type="float" office:value="5.48705">
                <text:p>5.487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9.9426">
                <text:p>19.9426</text:p>
              </table:table-cell>
              <table:table-cell office:value-type="float" office:value="9.61749">
                <text:p>9.61749</text:p>
              </table:table-cell>
              <table:table-cell office:value-type="float" office:value="4.93986">
                <text:p>4.9398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.7315">
                <text:p>17.7315</text:p>
              </table:table-cell>
              <table:table-cell office:value-type="float" office:value="9.58262">
                <text:p>9.58262</text:p>
              </table:table-cell>
              <table:table-cell office:value-type="float" office:value="4.92971">
                <text:p>4.929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.4946">
                <text:p>19.4946</text:p>
              </table:table-cell>
              <table:table-cell office:value-type="float" office:value="9.95504">
                <text:p>9.95504</text:p>
              </table:table-cell>
              <table:table-cell office:value-type="float" office:value="5.12129">
                <text:p>5.1212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.4849">
                <text:p>20.4849</text:p>
              </table:table-cell>
              <table:table-cell office:value-type="float" office:value="10.3774">
                <text:p>10.3774</text:p>
              </table:table-cell>
              <table:table-cell office:value-type="float" office:value="5.80357">
                <text:p>5.803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.5241">
                <text:p>19.5241</text:p>
              </table:table-cell>
              <table:table-cell office:value-type="float" office:value="9.92908">
                <text:p>9.92908</text:p>
              </table:table-cell>
              <table:table-cell office:value-type="float" office:value="5.1391">
                <text:p>5.13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.9103">
                <text:p>18.9103</text:p>
              </table:table-cell>
              <table:table-cell office:value-type="float" office:value="9.29352">
                <text:p>9.29352</text:p>
              </table:table-cell>
              <table:table-cell office:value-type="float" office:value="5.1735">
                <text:p>5.173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.3341">
                <text:p>19.3341</text:p>
              </table:table-cell>
              <table:table-cell office:value-type="float" office:value="8.16327">
                <text:p>8.16327</text:p>
              </table:table-cell>
              <table:table-cell office:value-type="float" office:value="4.97729">
                <text:p>4.977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.9229">
                <text:p>19.9229</text:p>
              </table:table-cell>
              <table:table-cell office:value-type="float" office:value="10.0274">
                <text:p>10.0274</text:p>
              </table:table-cell>
              <table:table-cell office:value-type="float" office:value="5.05931">
                <text:p>5.059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.2037">
                <text:p>18.2037</text:p>
              </table:table-cell>
              <table:table-cell office:value-type="float" office:value="9.58258">
                <text:p>9.58258</text:p>
              </table:table-cell>
              <table:table-cell office:value-type="float" office:value="5.26316">
                <text:p>5.263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.8226">
                <text:p>18.8226</text:p>
              </table:table-cell>
              <table:table-cell office:value-type="float" office:value="9.82982">
                <text:p>9.82982</text:p>
              </table:table-cell>
              <table:table-cell office:value-type="float" office:value="5.01512">
                <text:p>5.015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9782">
                <text:p>18.9782</text:p>
              </table:table-cell>
              <table:table-cell office:value-type="float" office:value="9.38389">
                <text:p>9.38389</text:p>
              </table:table-cell>
              <table:table-cell office:value-type="float" office:value="4.34783">
                <text:p>4.347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7.2026">
                <text:p>17.2026</text:p>
              </table:table-cell>
              <table:table-cell office:value-type="float" office:value="10.4837">
                <text:p>10.4837</text:p>
              </table:table-cell>
              <table:table-cell office:value-type="float" office:value="4.94176">
                <text:p>4.941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.5493">
                <text:p>19.5493</text:p>
              </table:table-cell>
              <table:table-cell office:value-type="float" office:value="9.92108">
                <text:p>9.92108</text:p>
              </table:table-cell>
              <table:table-cell office:value-type="float" office:value="5.15822">
                <text:p>5.158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7.0719">
                <text:p>17.0719</text:p>
              </table:table-cell>
              <table:table-cell office:value-type="float" office:value="10.1449">
                <text:p>10.1449</text:p>
              </table:table-cell>
              <table:table-cell office:value-type="float" office:value="5.12493">
                <text:p>5.1249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7.3021">
                <text:p>17.3021</text:p>
              </table:table-cell>
              <table:table-cell office:value-type="float" office:value="10.2301">
                <text:p>10.2301</text:p>
              </table:table-cell>
              <table:table-cell office:value-type="float" office:value="5.01224">
                <text:p>5.012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4187">
                <text:p>19.4187</text:p>
              </table:table-cell>
              <table:table-cell office:value-type="float" office:value="9.09091">
                <text:p>9.09091</text:p>
              </table:table-cell>
              <table:table-cell office:value-type="float" office:value="4.96985">
                <text:p>4.969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.7207">
                <text:p>18.7207</text:p>
              </table:table-cell>
              <table:table-cell office:value-type="float" office:value="10.2287">
                <text:p>10.2287</text:p>
              </table:table-cell>
              <table:table-cell office:value-type="float" office:value="5.60787">
                <text:p>5.607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.9972">
                <text:p>16.9972</text:p>
              </table:table-cell>
              <table:table-cell office:value-type="float" office:value="10.274">
                <text:p>10.274</text:p>
              </table:table-cell>
              <table:table-cell office:value-type="float" office:value="4.97783">
                <text:p>4.977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.9355">
                <text:p>19.9355</text:p>
              </table:table-cell>
              <table:table-cell office:value-type="float" office:value="10.4535">
                <text:p>10.4535</text:p>
              </table:table-cell>
              <table:table-cell office:value-type="float" office:value="5.24194">
                <text:p>5.241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.9108">
                <text:p>19.9108</text:p>
              </table:table-cell>
              <table:table-cell office:value-type="float" office:value="9.61326">
                <text:p>9.61326</text:p>
              </table:table-cell>
              <table:table-cell office:value-type="float" office:value="4.95416">
                <text:p>4.954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8.3014">
                <text:p>18.3014</text:p>
              </table:table-cell>
              <table:table-cell office:value-type="float" office:value="9.71524">
                <text:p>9.71524</text:p>
              </table:table-cell>
              <table:table-cell office:value-type="float" office:value="4.62046">
                <text:p>4.6204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.5252">
                <text:p>20.5252</text:p>
              </table:table-cell>
              <table:table-cell office:value-type="float" office:value="10.7874">
                <text:p>10.7874</text:p>
              </table:table-cell>
              <table:table-cell office:value-type="float" office:value="5.29549">
                <text:p>5.2954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2687">
                <text:p>21.2687</text:p>
              </table:table-cell>
              <table:table-cell office:value-type="float" office:value="10.4147">
                <text:p>10.4147</text:p>
              </table:table-cell>
              <table:table-cell office:value-type="float" office:value="4.76804">
                <text:p>4.768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.9304">
                <text:p>19.9304</text:p>
              </table:table-cell>
              <table:table-cell office:value-type="float" office:value="9.53413">
                <text:p>9.53413</text:p>
              </table:table-cell>
              <table:table-cell office:value-type="float" office:value="4.97998">
                <text:p>4.979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8.25">
                <text:p>18.25</text:p>
              </table:table-cell>
              <table:table-cell office:value-type="float" office:value="9.76013">
                <text:p>9.76013</text:p>
              </table:table-cell>
              <table:table-cell office:value-type="float" office:value="3.69128">
                <text:p>3.691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.2745">
                <text:p>20.2745</text:p>
              </table:table-cell>
              <table:table-cell office:value-type="float" office:value="8.96092">
                <text:p>8.96092</text:p>
              </table:table-cell>
              <table:table-cell office:value-type="float" office:value="4.5888">
                <text:p>4.58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9.9712">
                <text:p>19.9712</text:p>
              </table:table-cell>
              <table:table-cell office:value-type="float" office:value="9.67213">
                <text:p>9.67213</text:p>
              </table:table-cell>
              <table:table-cell office:value-type="float" office:value="5.14839">
                <text:p>5.148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2349">
                <text:p>19.2349</text:p>
              </table:table-cell>
              <table:table-cell office:value-type="float" office:value="9.43396">
                <text:p>9.43396</text:p>
              </table:table-cell>
              <table:table-cell office:value-type="float" office:value="4.92801">
                <text:p>4.928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2835">
                <text:p>19.2835</text:p>
              </table:table-cell>
              <table:table-cell office:value-type="float" office:value="11.4837">
                <text:p>11.4837</text:p>
              </table:table-cell>
              <table:table-cell office:value-type="float" office:value="5.19031">
                <text:p>5.1903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.845">
                <text:p>18.845</text:p>
              </table:table-cell>
              <table:table-cell office:value-type="float" office:value="9.25238">
                <text:p>9.25238</text:p>
              </table:table-cell>
              <table:table-cell office:value-type="float" office:value="5.11761">
                <text:p>5.1176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.3239">
                <text:p>19.3239</text:p>
              </table:table-cell>
              <table:table-cell office:value-type="float" office:value="10.7125">
                <text:p>10.7125</text:p>
              </table:table-cell>
              <table:table-cell office:value-type="float" office:value="4.63889">
                <text:p>4.6388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597">
                <text:p>18.597</text:p>
              </table:table-cell>
              <table:table-cell office:value-type="float" office:value="9.86633">
                <text:p>9.86633</text:p>
              </table:table-cell>
              <table:table-cell office:value-type="float" office:value="4.8591">
                <text:p>4.859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7.8776">
                <text:p>17.8776</text:p>
              </table:table-cell>
              <table:table-cell office:value-type="float" office:value="10.2889">
                <text:p>10.2889</text:p>
              </table:table-cell>
              <table:table-cell office:value-type="float" office:value="1.92308">
                <text:p>1.9230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.0829">
                <text:p>17.0829</text:p>
              </table:table-cell>
              <table:table-cell office:value-type="float" office:value="10.1742">
                <text:p>10.1742</text:p>
              </table:table-cell>
              <table:table-cell office:value-type="float" office:value="5.081">
                <text:p>5.08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8188">
                <text:p>20.8188</text:p>
              </table:table-cell>
              <table:table-cell office:value-type="float" office:value="10.1959">
                <text:p>10.1959</text:p>
              </table:table-cell>
              <table:table-cell office:value-type="float" office:value="4.77318">
                <text:p>4.773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.9551">
                <text:p>19.9551</text:p>
              </table:table-cell>
              <table:table-cell office:value-type="float" office:value="10.425">
                <text:p>10.425</text:p>
              </table:table-cell>
              <table:table-cell office:value-type="float" office:value="5.27746">
                <text:p>5.2774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6.2039">
                <text:p>16.2039</text:p>
              </table:table-cell>
              <table:table-cell office:value-type="float" office:value="10.32">
                <text:p>10.32</text:p>
              </table:table-cell>
              <table:table-cell office:value-type="float" office:value="4.65116">
                <text:p>4.651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.1132">
                <text:p>19.1132</text:p>
              </table:table-cell>
              <table:table-cell office:value-type="float" office:value="9.74729">
                <text:p>9.74729</text:p>
              </table:table-cell>
              <table:table-cell office:value-type="float" office:value="4.98205">
                <text:p>4.9820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5413">
                <text:p>18.5413</text:p>
              </table:table-cell>
              <table:table-cell office:value-type="float" office:value="9.60217">
                <text:p>9.60217</text:p>
              </table:table-cell>
              <table:table-cell office:value-type="float" office:value="5.52221">
                <text:p>5.522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9.1072">
                <text:p>19.1072</text:p>
              </table:table-cell>
              <table:table-cell office:value-type="float" office:value="10.271">
                <text:p>10.271</text:p>
              </table:table-cell>
              <table:table-cell office:value-type="float" office:value="4.64744">
                <text:p>4.6474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0912">
                <text:p>18.0912</text:p>
              </table:table-cell>
              <table:table-cell office:value-type="float" office:value="7.5">
                <text:p>7.5</text:p>
              </table:table-cell>
              <table:table-cell office:value-type="float" office:value="4.63863">
                <text:p>4.6386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.3851">
                <text:p>19.3851</text:p>
              </table:table-cell>
              <table:table-cell office:value-type="float" office:value="11.2871">
                <text:p>11.2871</text:p>
              </table:table-cell>
              <table:table-cell office:value-type="float" office:value="5.24105">
                <text:p>5.2410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2388">
                <text:p>19.2388</text:p>
              </table:table-cell>
              <table:table-cell office:value-type="float" office:value="10.7161">
                <text:p>10.7161</text:p>
              </table:table-cell>
              <table:table-cell office:value-type="float" office:value="4.61932">
                <text:p>4.619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4961">
                <text:p>19.4961</text:p>
              </table:table-cell>
              <table:table-cell office:value-type="float" office:value="10.0175">
                <text:p>10.0175</text:p>
              </table:table-cell>
              <table:table-cell office:value-type="float" office:value="5.0333">
                <text:p>5.0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.8138">
                <text:p>20.8138</text:p>
              </table:table-cell>
              <table:table-cell office:value-type="float" office:value="10.1663">
                <text:p>10.1663</text:p>
              </table:table-cell>
              <table:table-cell office:value-type="float" office:value="4.78356">
                <text:p>4.7835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1738">
                <text:p>19.1738</text:p>
              </table:table-cell>
              <table:table-cell office:value-type="float" office:value="9.13611">
                <text:p>9.13611</text:p>
              </table:table-cell>
              <table:table-cell office:value-type="float" office:value="4.90117">
                <text:p>4.901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.5658">
                <text:p>20.5658</text:p>
              </table:table-cell>
              <table:table-cell office:value-type="float" office:value="11.1111">
                <text:p>11.1111</text:p>
              </table:table-cell>
              <table:table-cell office:value-type="float" office:value="5.78947">
                <text:p>5.7894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0.4688">
                <text:p>20.4688</text:p>
              </table:table-cell>
              <table:table-cell office:value-type="float" office:value="12.3457">
                <text:p>12.3457</text:p>
              </table:table-cell>
              <table:table-cell office:value-type="float" office:value="3.88889">
                <text:p>3.8888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0461">
                <text:p>19.0461</text:p>
              </table:table-cell>
              <table:table-cell office:value-type="float" office:value="9.37402">
                <text:p>9.37402</text:p>
              </table:table-cell>
              <table:table-cell office:value-type="float" office:value="4.08163">
                <text:p>4.081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.193">
                <text:p>19.193</text:p>
              </table:table-cell>
              <table:table-cell office:value-type="float" office:value="9.09653">
                <text:p>9.09653</text:p>
              </table:table-cell>
              <table:table-cell office:value-type="float" office:value="4.91487">
                <text:p>4.914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.3182">
                <text:p>19.3182</text:p>
              </table:table-cell>
              <table:table-cell office:value-type="float" office:value="11.4519">
                <text:p>11.4519</text:p>
              </table:table-cell>
              <table:table-cell office:value-type="float" office:value="5.19315">
                <text:p>5.193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8.4719">
                <text:p>18.4719</text:p>
              </table:table-cell>
              <table:table-cell office:value-type="float" office:value="9.80392">
                <text:p>9.80392</text:p>
              </table:table-cell>
              <table:table-cell office:value-type="float" office:value="5.35074">
                <text:p>5.3507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8.1631">
                <text:p>18.1631</text:p>
              </table:table-cell>
              <table:table-cell office:value-type="float" office:value="9.62654">
                <text:p>9.62654</text:p>
              </table:table-cell>
              <table:table-cell office:value-type="float" office:value="5.08806">
                <text:p>5.088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.3115">
                <text:p>20.3115</text:p>
              </table:table-cell>
              <table:table-cell office:value-type="float" office:value="8.84615">
                <text:p>8.84615</text:p>
              </table:table-cell>
              <table:table-cell office:value-type="float" office:value="4.65416">
                <text:p>4.6541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.5467">
                <text:p>20.5467</text:p>
              </table:table-cell>
              <table:table-cell office:value-type="float" office:value="10.4762">
                <text:p>10.4762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.0404">
                <text:p>20.0404</text:p>
              </table:table-cell>
              <table:table-cell office:value-type="float" office:value="10.8112">
                <text:p>10.8112</text:p>
              </table:table-cell>
              <table:table-cell office:value-type="float" office:value="5.07883">
                <text:p>5.0788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4488">
                <text:p>19.4488</text:p>
              </table:table-cell>
              <table:table-cell office:value-type="float" office:value="10.6075">
                <text:p>10.6075</text:p>
              </table:table-cell>
              <table:table-cell office:value-type="float" office:value="5.12612">
                <text:p>5.1261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.2359">
                <text:p>20.2359</text:p>
              </table:table-cell>
              <table:table-cell office:value-type="float" office:value="8.80282">
                <text:p>8.80282</text:p>
              </table:table-cell>
              <table:table-cell office:value-type="float" office:value="4.67027">
                <text:p>4.670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.8933">
                <text:p>20.8933</text:p>
              </table:table-cell>
              <table:table-cell office:value-type="float" office:value="5.94059">
                <text:p>5.94059</text:p>
              </table:table-cell>
              <table:table-cell office:value-type="float" office:value="4.95443">
                <text:p>4.9544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1263">
                <text:p>19.1263</text:p>
              </table:table-cell>
              <table:table-cell office:value-type="float" office:value="9.06817">
                <text:p>9.06817</text:p>
              </table:table-cell>
              <table:table-cell office:value-type="float" office:value="4.93593">
                <text:p>4.935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9095">
                <text:p>19.9095</text:p>
              </table:table-cell>
              <table:table-cell office:value-type="float" office:value="9.59418">
                <text:p>9.59418</text:p>
              </table:table-cell>
              <table:table-cell office:value-type="float" office:value="4.75962">
                <text:p>4.7596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.8437">
                <text:p>17.8437</text:p>
              </table:table-cell>
              <table:table-cell office:value-type="float" office:value="10.1961">
                <text:p>10.1961</text:p>
              </table:table-cell>
              <table:table-cell office:value-type="float" office:value="7.27273">
                <text:p>7.272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.8989">
                <text:p>20.8989</text:p>
              </table:table-cell>
              <table:table-cell office:value-type="float" office:value="5.94059">
                <text:p>5.94059</text:p>
              </table:table-cell>
              <table:table-cell office:value-type="float" office:value="4.95177">
                <text:p>4.9517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1.0229">
                <text:p>21.0229</text:p>
              </table:table-cell>
              <table:table-cell office:value-type="float" office:value="10.6662">
                <text:p>10.6662</text:p>
              </table:table-cell>
              <table:table-cell office:value-type="float" office:value="4.54545">
                <text:p>4.5454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5491">
                <text:p>19.5491</text:p>
              </table:table-cell>
              <table:table-cell office:value-type="float" office:value="9.28962">
                <text:p>9.28962</text:p>
              </table:table-cell>
              <table:table-cell office:value-type="float" office:value="5.07018">
                <text:p>5.070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8.118">
                <text:p>18.118</text:p>
              </table:table-cell>
              <table:table-cell office:value-type="float" office:value="7.36196">
                <text:p>7.36196</text:p>
              </table:table-cell>
              <table:table-cell office:value-type="float" office:value="4.64817">
                <text:p>4.648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.2219">
                <text:p>20.2219</text:p>
              </table:table-cell>
              <table:table-cell office:value-type="float" office:value="9.00064">
                <text:p>9.00064</text:p>
              </table:table-cell>
              <table:table-cell office:value-type="float" office:value="4.51575">
                <text:p>4.5157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8.0172">
                <text:p>18.0172</text:p>
              </table:table-cell>
              <table:table-cell office:value-type="float" office:value="10.1931">
                <text:p>10.1931</text:p>
              </table:table-cell>
              <table:table-cell office:value-type="float" office:value="5.16408">
                <text:p>5.1640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.1842">
                <text:p>20.1842</text:p>
              </table:table-cell>
              <table:table-cell office:value-type="float" office:value="8.31848">
                <text:p>8.31848</text:p>
              </table:table-cell>
              <table:table-cell office:value-type="float" office:value="5.20115">
                <text:p>5.2011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9.0522">
                <text:p>19.0522</text:p>
              </table:table-cell>
              <table:table-cell office:value-type="float" office:value="9.84456">
                <text:p>9.84456</text:p>
              </table:table-cell>
              <table:table-cell office:value-type="float" office:value="4.9351">
                <text:p>4.935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.7965">
                <text:p>20.7965</text:p>
              </table:table-cell>
              <table:table-cell office:value-type="float" office:value="10.186">
                <text:p>10.186</text:p>
              </table:table-cell>
              <table:table-cell office:value-type="float" office:value="4.81797">
                <text:p>4.817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.8514">
                <text:p>18.8514</text:p>
              </table:table-cell>
              <table:table-cell office:value-type="float" office:value="9.85159">
                <text:p>9.85159</text:p>
              </table:table-cell>
              <table:table-cell office:value-type="float" office:value="5.07448">
                <text:p>5.0744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.4684">
                <text:p>19.4684</text:p>
              </table:table-cell>
              <table:table-cell office:value-type="float" office:value="9.58904">
                <text:p>9.58904</text:p>
              </table:table-cell>
              <table:table-cell office:value-type="float" office:value="5.11373">
                <text:p>5.1137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.949">
                <text:p>17.949</text:p>
              </table:table-cell>
              <table:table-cell office:value-type="float" office:value="10.043">
                <text:p>10.043</text:p>
              </table:table-cell>
              <table:table-cell office:value-type="float" office:value="5.17197">
                <text:p>5.171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0.1915">
                <text:p>20.1915</text:p>
              </table:table-cell>
              <table:table-cell office:value-type="float" office:value="9.67049">
                <text:p>9.67049</text:p>
              </table:table-cell>
              <table:table-cell office:value-type="float" office:value="4.81702">
                <text:p>4.817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.9063">
                <text:p>16.9063</text:p>
              </table:table-cell>
              <table:table-cell office:value-type="float" office:value="10.1501">
                <text:p>10.1501</text:p>
              </table:table-cell>
              <table:table-cell office:value-type="float" office:value="5.98291">
                <text:p>5.9829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.4336">
                <text:p>16.4336</text:p>
              </table:table-cell>
              <table:table-cell office:value-type="float" office:value="10.6321">
                <text:p>10.6321</text:p>
              </table:table-cell>
              <table:table-cell office:value-type="float" office:value="4.83561">
                <text:p>4.8356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.594">
                <text:p>18.594</text:p>
              </table:table-cell>
              <table:table-cell office:value-type="float" office:value="10.1146">
                <text:p>10.1146</text:p>
              </table:table-cell>
              <table:table-cell office:value-type="float" office:value="4.7657">
                <text:p>4.765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.5416">
                <text:p>19.5416</text:p>
              </table:table-cell>
              <table:table-cell office:value-type="float" office:value="10.2147">
                <text:p>10.2147</text:p>
              </table:table-cell>
              <table:table-cell office:value-type="float" office:value="5.02448">
                <text:p>5.0244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1717">
                <text:p>18.1717</text:p>
              </table:table-cell>
              <table:table-cell office:value-type="float" office:value="9.62206">
                <text:p>9.62206</text:p>
              </table:table-cell>
              <table:table-cell office:value-type="float" office:value="4.89834">
                <text:p>4.898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7.9933">
                <text:p>17.9933</text:p>
              </table:table-cell>
              <table:table-cell office:value-type="float" office:value="10.2908">
                <text:p>10.2908</text:p>
              </table:table-cell>
              <table:table-cell office:value-type="float" office:value="5.13864">
                <text:p>5.1386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3194">
                <text:p>16.3194</text:p>
              </table:table-cell>
              <table:table-cell office:value-type="float" office:value="10.6328">
                <text:p>10.6328</text:p>
              </table:table-cell>
              <table:table-cell office:value-type="float" office:value="4.81104">
                <text:p>4.8110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9774">
                <text:p>18.9774</text:p>
              </table:table-cell>
              <table:table-cell office:value-type="float" office:value="9.35945">
                <text:p>9.35945</text:p>
              </table:table-cell>
              <table:table-cell office:value-type="float" office:value="2.9703">
                <text:p>2.97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.1791">
                <text:p>20.1791</text:p>
              </table:table-cell>
              <table:table-cell office:value-type="float" office:value="10.6342">
                <text:p>10.6342</text:p>
              </table:table-cell>
              <table:table-cell office:value-type="float" office:value="5.03649">
                <text:p>5.0364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2058">
                <text:p>16.2058</text:p>
              </table:table-cell>
              <table:table-cell office:value-type="float" office:value="10.2531">
                <text:p>10.2531</text:p>
              </table:table-cell>
              <table:table-cell office:value-type="float" office:value="4.79193">
                <text:p>4.791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8274">
                <text:p>18.8274</text:p>
              </table:table-cell>
              <table:table-cell office:value-type="float" office:value="9.85915">
                <text:p>9.85915</text:p>
              </table:table-cell>
              <table:table-cell office:value-type="float" office:value="5.03321">
                <text:p>5.0332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9567">
                <text:p>18.9567</text:p>
              </table:table-cell>
              <table:table-cell office:value-type="float" office:value="9.80066">
                <text:p>9.80066</text:p>
              </table:table-cell>
              <table:table-cell office:value-type="float" office:value="5.02421">
                <text:p>5.0242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9.2231">
                <text:p>19.2231</text:p>
              </table:table-cell>
              <table:table-cell office:value-type="float" office:value="10.8333">
                <text:p>10.8333</text:p>
              </table:table-cell>
              <table:table-cell office:value-type="float" office:value="4.89667">
                <text:p>4.89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4381">
                <text:p>18.4381</text:p>
              </table:table-cell>
              <table:table-cell office:value-type="float" office:value="9.80517">
                <text:p>9.80517</text:p>
              </table:table-cell>
              <table:table-cell office:value-type="float" office:value="5.34087">
                <text:p>5.3408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5.9864">
                <text:p>15.9864</text:p>
              </table:table-cell>
              <table:table-cell office:value-type="float" office:value="10.2661">
                <text:p>10.2661</text:p>
              </table:table-cell>
              <table:table-cell office:value-type="float" office:value="4.96859">
                <text:p>4.9685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.5751">
                <text:p>19.5751</text:p>
              </table:table-cell>
              <table:table-cell office:value-type="float" office:value="9.32945">
                <text:p>9.32945</text:p>
              </table:table-cell>
              <table:table-cell office:value-type="float" office:value="5.09326">
                <text:p>5.0932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4975">
                <text:p>18.4975</text:p>
              </table:table-cell>
              <table:table-cell office:value-type="float" office:value="9.80684">
                <text:p>9.80684</text:p>
              </table:table-cell>
              <table:table-cell office:value-type="float" office:value="5.31326">
                <text:p>5.3132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0.6452">
                <text:p>20.6452</text:p>
              </table:table-cell>
              <table:table-cell office:value-type="float" office:value="10.4257">
                <text:p>10.4257</text:p>
              </table:table-cell>
              <table:table-cell office:value-type="float" office:value="4.75849">
                <text:p>4.758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5.6652">
                <text:p>15.6652</text:p>
              </table:table-cell>
              <table:table-cell office:value-type="float" office:value="10.9791">
                <text:p>10.9791</text:p>
              </table:table-cell>
              <table:table-cell office:value-type="float" office:value="4.59651">
                <text:p>4.5965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.8935">
                <text:p>19.8935</text:p>
              </table:table-cell>
              <table:table-cell office:value-type="float" office:value="9.60065">
                <text:p>9.60065</text:p>
              </table:table-cell>
              <table:table-cell office:value-type="float" office:value="5.31136">
                <text:p>5.311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5584">
                <text:p>16.5584</text:p>
              </table:table-cell>
              <table:table-cell office:value-type="float" office:value="10.6226">
                <text:p>10.6226</text:p>
              </table:table-cell>
              <table:table-cell office:value-type="float" office:value="4.83542">
                <text:p>4.8354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.0115">
                <text:p>18.0115</text:p>
              </table:table-cell>
              <table:table-cell office:value-type="float" office:value="10.5561">
                <text:p>10.5561</text:p>
              </table:table-cell>
              <table:table-cell office:value-type="float" office:value="5.23997">
                <text:p>5.239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0458">
                <text:p>16.0458</text:p>
              </table:table-cell>
              <table:table-cell office:value-type="float" office:value="10.5988">
                <text:p>10.5988</text:p>
              </table:table-cell>
              <table:table-cell office:value-type="float" office:value="4.84496">
                <text:p>4.8449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0.9119">
                <text:p>20.9119</text:p>
              </table:table-cell>
              <table:table-cell office:value-type="float" office:value="6.06061">
                <text:p>6.06061</text:p>
              </table:table-cell>
              <table:table-cell office:value-type="float" office:value="4.95932">
                <text:p>4.9593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7.332">
                <text:p>17.332</text:p>
              </table:table-cell>
              <table:table-cell office:value-type="float" office:value="9.32312">
                <text:p>9.32312</text:p>
              </table:table-cell>
              <table:table-cell office:value-type="float" office:value="5.47299">
                <text:p>5.4729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9077">
                <text:p>16.9077</text:p>
              </table:table-cell>
              <table:table-cell office:value-type="float" office:value="10.2041">
                <text:p>10.2041</text:p>
              </table:table-cell>
              <table:table-cell office:value-type="float" office:value="4.703">
                <text:p>4.7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2351">
                <text:p>16.2351</text:p>
              </table:table-cell>
              <table:table-cell office:value-type="float" office:value="8.49057">
                <text:p>8.49057</text:p>
              </table:table-cell>
              <table:table-cell office:value-type="float" office:value="5.5666">
                <text:p>5.566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0.3226">
                <text:p>20.3226</text:p>
              </table:table-cell>
              <table:table-cell office:value-type="float" office:value="10.8686">
                <text:p>10.8686</text:p>
              </table:table-cell>
              <table:table-cell office:value-type="float" office:value="5.09392">
                <text:p>5.093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9.061">
                <text:p>19.061</text:p>
              </table:table-cell>
              <table:table-cell office:value-type="float" office:value="10.6195">
                <text:p>10.6195</text:p>
              </table:table-cell>
              <table:table-cell office:value-type="float" office:value="4.89461">
                <text:p>4.8946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2818">
                <text:p>16.2818</text:p>
              </table:table-cell>
              <table:table-cell office:value-type="float" office:value="8.49057">
                <text:p>8.49057</text:p>
              </table:table-cell>
              <table:table-cell office:value-type="float" office:value="5.57244">
                <text:p>5.572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.1426">
                <text:p>19.1426</text:p>
              </table:table-cell>
              <table:table-cell office:value-type="float" office:value="10.0542">
                <text:p>10.0542</text:p>
              </table:table-cell>
              <table:table-cell office:value-type="float" office:value="4.85985">
                <text:p>4.8598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.2182">
                <text:p>20.2182</text:p>
              </table:table-cell>
              <table:table-cell office:value-type="float" office:value="9.69402">
                <text:p>9.69402</text:p>
              </table:table-cell>
              <table:table-cell office:value-type="float" office:value="4.79252">
                <text:p>4.7925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.1724">
                <text:p>19.1724</text:p>
              </table:table-cell>
              <table:table-cell office:value-type="float" office:value="9.04615">
                <text:p>9.04615</text:p>
              </table:table-cell>
              <table:table-cell office:value-type="float" office:value="4.92516">
                <text:p>4.925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.2226">
                <text:p>20.2226</text:p>
              </table:table-cell>
              <table:table-cell office:value-type="float" office:value="8.93977">
                <text:p>8.93977</text:p>
              </table:table-cell>
              <table:table-cell office:value-type="float" office:value="4.59364">
                <text:p>4.593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.7908">
                <text:p>19.7908</text:p>
              </table:table-cell>
              <table:table-cell office:value-type="float" office:value="11.6505">
                <text:p>11.6505</text:p>
              </table:table-cell>
              <table:table-cell office:value-type="float" office:value="4.88119">
                <text:p>4.8811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911">
                <text:p>17.911</text:p>
              </table:table-cell>
              <table:table-cell office:value-type="float" office:value="10.0455">
                <text:p>10.0455</text:p>
              </table:table-cell>
              <table:table-cell office:value-type="float" office:value="5.18293">
                <text:p>5.182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.5297">
                <text:p>16.5297</text:p>
              </table:table-cell>
              <table:table-cell office:value-type="float" office:value="11.0997">
                <text:p>11.0997</text:p>
              </table:table-cell>
              <table:table-cell office:value-type="float" office:value="5.23729">
                <text:p>5.237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.9187">
                <text:p>20.9187</text:p>
              </table:table-cell>
              <table:table-cell office:value-type="float" office:value="9.52687">
                <text:p>9.52687</text:p>
              </table:table-cell>
              <table:table-cell office:value-type="float" office:value="4.58965">
                <text:p>4.5896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.5685">
                <text:p>18.5685</text:p>
              </table:table-cell>
              <table:table-cell office:value-type="float" office:value="10.1449">
                <text:p>10.1449</text:p>
              </table:table-cell>
              <table:table-cell office:value-type="float" office:value="4.7558">
                <text:p>4.755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.4609">
                <text:p>18.4609</text:p>
              </table:table-cell>
              <table:table-cell office:value-type="float" office:value="10.1212">
                <text:p>10.1212</text:p>
              </table:table-cell>
              <table:table-cell office:value-type="float" office:value="4.76037">
                <text:p>4.7603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.7191">
                <text:p>15.7191</text:p>
              </table:table-cell>
              <table:table-cell office:value-type="float" office:value="10.2662">
                <text:p>10.2662</text:p>
              </table:table-cell>
              <table:table-cell office:value-type="float" office:value="4.9821">
                <text:p>4.982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.478">
                <text:p>19.478</text:p>
              </table:table-cell>
              <table:table-cell office:value-type="float" office:value="10.513">
                <text:p>10.513</text:p>
              </table:table-cell>
              <table:table-cell office:value-type="float" office:value="5.24194">
                <text:p>5.241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.4795">
                <text:p>18.4795</text:p>
              </table:table-cell>
              <table:table-cell office:value-type="float" office:value="9.8401">
                <text:p>9.8401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9.3927">
                <text:p>19.3927</text:p>
              </table:table-cell>
              <table:table-cell office:value-type="float" office:value="8.84956">
                <text:p>8.84956</text:p>
              </table:table-cell>
              <table:table-cell office:value-type="float" office:value="4.95413">
                <text:p>4.954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.7763">
                <text:p>16.7763</text:p>
              </table:table-cell>
              <table:table-cell office:value-type="float" office:value="10.6124">
                <text:p>10.6124</text:p>
              </table:table-cell>
              <table:table-cell office:value-type="float" office:value="4.81539">
                <text:p>4.815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.4595">
                <text:p>19.4595</text:p>
              </table:table-cell>
              <table:table-cell office:value-type="float" office:value="10.607">
                <text:p>10.607</text:p>
              </table:table-cell>
              <table:table-cell office:value-type="float" office:value="5.0571">
                <text:p>5.057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.9574">
                <text:p>15.9574</text:p>
              </table:table-cell>
              <table:table-cell office:value-type="float" office:value="9.42157">
                <text:p>9.42157</text:p>
              </table:table-cell>
              <table:table-cell office:value-type="float" office:value="5.10383">
                <text:p>5.1038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855">
                <text:p>17.855</text:p>
              </table:table-cell>
              <table:table-cell office:value-type="float" office:value="10.2615">
                <text:p>10.2615</text:p>
              </table:table-cell>
              <table:table-cell office:value-type="float" office:value="6.66667">
                <text:p>6.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.7865">
                <text:p>19.7865</text:p>
              </table:table-cell>
              <table:table-cell office:value-type="float" office:value="11.7647">
                <text:p>11.7647</text:p>
              </table:table-cell>
              <table:table-cell office:value-type="float" office:value="4.86379">
                <text:p>4.8637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.1721">
                <text:p>16.1721</text:p>
              </table:table-cell>
              <table:table-cell office:value-type="float" office:value="9.47663">
                <text:p>9.47663</text:p>
              </table:table-cell>
              <table:table-cell office:value-type="float" office:value="5.38065">
                <text:p>5.380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.1868">
                <text:p>19.1868</text:p>
              </table:table-cell>
              <table:table-cell office:value-type="float" office:value="9.12477">
                <text:p>9.12477</text:p>
              </table:table-cell>
              <table:table-cell office:value-type="float" office:value="4.90857">
                <text:p>4.9085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.4664">
                <text:p>18.4664</text:p>
              </table:table-cell>
              <table:table-cell office:value-type="float" office:value="9.79065">
                <text:p>9.79065</text:p>
              </table:table-cell>
              <table:table-cell office:value-type="float" office:value="5.34469">
                <text:p>5.344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0.803">
                <text:p>20.803</text:p>
              </table:table-cell>
              <table:table-cell office:value-type="float" office:value="10.2142">
                <text:p>10.2142</text:p>
              </table:table-cell>
              <table:table-cell office:value-type="float" office:value="4.80962">
                <text:p>4.809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.8789">
                <text:p>16.8789</text:p>
              </table:table-cell>
              <table:table-cell office:value-type="float" office:value="9.9359">
                <text:p>9.9359</text:p>
              </table:table-cell>
              <table:table-cell office:value-type="float" office:value="4.71831">
                <text:p>4.7183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3405">
                <text:p>19.3405</text:p>
              </table:table-cell>
              <table:table-cell office:value-type="float" office:value="10.4632">
                <text:p>10.4632</text:p>
              </table:table-cell>
              <table:table-cell office:value-type="float" office:value="5.20164">
                <text:p>5.2016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57">
                <text:p>19.57</text:p>
              </table:table-cell>
              <table:table-cell office:value-type="float" office:value="9.30233">
                <text:p>9.30233</text:p>
              </table:table-cell>
              <table:table-cell office:value-type="float" office:value="5.07018">
                <text:p>5.0701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5003">
                <text:p>19.5003</text:p>
              </table:table-cell>
              <table:table-cell office:value-type="float" office:value="10.2624">
                <text:p>10.2624</text:p>
              </table:table-cell>
              <table:table-cell office:value-type="float" office:value="4.99577">
                <text:p>4.9957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.9114">
                <text:p>20.9114</text:p>
              </table:table-cell>
              <table:table-cell office:value-type="float" office:value="9.51157">
                <text:p>9.51157</text:p>
              </table:table-cell>
              <table:table-cell office:value-type="float" office:value="4.64219">
                <text:p>4.642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8933">
                <text:p>20.8933</text:p>
              </table:table-cell>
              <table:table-cell office:value-type="float" office:value="6.42202">
                <text:p>6.42202</text:p>
              </table:table-cell>
              <table:table-cell office:value-type="float" office:value="5.00449">
                <text:p>5.004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.9259">
                <text:p>19.9259</text:p>
              </table:table-cell>
              <table:table-cell office:value-type="float" office:value="10.4228">
                <text:p>10.4228</text:p>
              </table:table-cell>
              <table:table-cell office:value-type="float" office:value="5.26765">
                <text:p>5.2676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2714">
                <text:p>18.2714</text:p>
              </table:table-cell>
              <table:table-cell office:value-type="float" office:value="9.77226">
                <text:p>9.77226</text:p>
              </table:table-cell>
              <table:table-cell office:value-type="float" office:value="3.58306">
                <text:p>3.583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9.8918">
                <text:p>19.8918</text:p>
              </table:table-cell>
              <table:table-cell office:value-type="float" office:value="9.56887">
                <text:p>9.56887</text:p>
              </table:table-cell>
              <table:table-cell office:value-type="float" office:value="4.95018">
                <text:p>4.950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.5042">
                <text:p>16.5042</text:p>
              </table:table-cell>
              <table:table-cell office:value-type="float" office:value="11.071">
                <text:p>11.071</text:p>
              </table:table-cell>
              <table:table-cell office:value-type="float" office:value="5.28759">
                <text:p>5.2875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.2761">
                <text:p>16.2761</text:p>
              </table:table-cell>
              <table:table-cell office:value-type="float" office:value="8.03571">
                <text:p>8.03571</text:p>
              </table:table-cell>
              <table:table-cell office:value-type="float" office:value="5.51331">
                <text:p>5.5133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.199">
                <text:p>19.199</text:p>
              </table:table-cell>
              <table:table-cell office:value-type="float" office:value="10.2829">
                <text:p>10.2829</text:p>
              </table:table-cell>
              <table:table-cell office:value-type="float" office:value="4.64371">
                <text:p>4.6437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9.3316">
                <text:p>19.3316</text:p>
              </table:table-cell>
              <table:table-cell office:value-type="float" office:value="10.1329">
                <text:p>10.1329</text:p>
              </table:table-cell>
              <table:table-cell office:value-type="float" office:value="5.0649">
                <text:p>5.06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.2348">
                <text:p>20.2348</text:p>
              </table:table-cell>
              <table:table-cell office:value-type="float" office:value="8.49598">
                <text:p>8.49598</text:p>
              </table:table-cell>
              <table:table-cell office:value-type="float" office:value="5.14924">
                <text:p>5.149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9.1914">
                <text:p>19.1914</text:p>
              </table:table-cell>
              <table:table-cell office:value-type="float" office:value="9.04554">
                <text:p>9.04554</text:p>
              </table:table-cell>
              <table:table-cell office:value-type="float" office:value="4.9029">
                <text:p>4.90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.5824">
                <text:p>17.5824</text:p>
              </table:table-cell>
              <table:table-cell office:value-type="float" office:value="9.50912">
                <text:p>9.50912</text:p>
              </table:table-cell>
              <table:table-cell office:value-type="float" office:value="5.71429">
                <text:p>5.71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9.5122">
                <text:p>19.5122</text:p>
              </table:table-cell>
              <table:table-cell office:value-type="float" office:value="10.2924">
                <text:p>10.2924</text:p>
              </table:table-cell>
              <table:table-cell office:value-type="float" office:value="4.95621">
                <text:p>4.9562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5903">
                <text:p>18.5903</text:p>
              </table:table-cell>
              <table:table-cell office:value-type="float" office:value="10.1198">
                <text:p>10.1198</text:p>
              </table:table-cell>
              <table:table-cell office:value-type="float" office:value="4.78323">
                <text:p>4.7832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0.5017">
                <text:p>20.5017</text:p>
              </table:table-cell>
              <table:table-cell office:value-type="float" office:value="10.8333">
                <text:p>10.8333</text:p>
              </table:table-cell>
              <table:table-cell office:value-type="float" office:value="5.58376">
                <text:p>5.5837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0.5264">
                <text:p>20.5264</text:p>
              </table:table-cell>
              <table:table-cell office:value-type="float" office:value="10.7711">
                <text:p>10.7711</text:p>
              </table:table-cell>
              <table:table-cell office:value-type="float" office:value="5.30936">
                <text:p>5.3093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0.2348">
                <text:p>20.2348</text:p>
              </table:table-cell>
              <table:table-cell office:value-type="float" office:value="10.6135">
                <text:p>10.6135</text:p>
              </table:table-cell>
              <table:table-cell office:value-type="float" office:value="5.04142">
                <text:p>5.041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.6667">
                <text:p>17.6667</text:p>
              </table:table-cell>
              <table:table-cell office:value-type="float" office:value="10.9428">
                <text:p>10.9428</text:p>
              </table:table-cell>
              <table:table-cell office:value-type="float" office:value="4.74981">
                <text:p>4.7498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.1047">
                <text:p>19.1047</text:p>
              </table:table-cell>
              <table:table-cell office:value-type="float" office:value="9.74667">
                <text:p>9.74667</text:p>
              </table:table-cell>
              <table:table-cell office:value-type="float" office:value="4.93402">
                <text:p>4.9340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8.6137">
                <text:p>18.6137</text:p>
              </table:table-cell>
              <table:table-cell office:value-type="float" office:value="9.90586">
                <text:p>9.90586</text:p>
              </table:table-cell>
              <table:table-cell office:value-type="float" office:value="4.85366">
                <text:p>4.853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.5293">
                <text:p>20.5293</text:p>
              </table:table-cell>
              <table:table-cell office:value-type="float" office:value="10.7587">
                <text:p>10.7587</text:p>
              </table:table-cell>
              <table:table-cell office:value-type="float" office:value="5.28785">
                <text:p>5.2878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7908">
                <text:p>19.7908</text:p>
              </table:table-cell>
              <table:table-cell office:value-type="float" office:value="11.2245">
                <text:p>11.2245</text:p>
              </table:table-cell>
              <table:table-cell office:value-type="float" office:value="4.87874">
                <text:p>4.8787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.0582">
                <text:p>20.0582</text:p>
              </table:table-cell>
              <table:table-cell office:value-type="float" office:value="10.7956">
                <text:p>10.7956</text:p>
              </table:table-cell>
              <table:table-cell office:value-type="float" office:value="5.10322">
                <text:p>5.1032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9197">
                <text:p>19.9197</text:p>
              </table:table-cell>
              <table:table-cell office:value-type="float" office:value="9.70395">
                <text:p>9.70395</text:p>
              </table:table-cell>
              <table:table-cell office:value-type="float" office:value="5.12515">
                <text:p>5.125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9391">
                <text:p>19.9391</text:p>
              </table:table-cell>
              <table:table-cell office:value-type="float" office:value="9.58386">
                <text:p>9.58386</text:p>
              </table:table-cell>
              <table:table-cell office:value-type="float" office:value="5.05789">
                <text:p>5.0578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7531">
                <text:p>19.7531</text:p>
              </table:table-cell>
              <table:table-cell office:value-type="float" office:value="12.2222">
                <text:p>12.2222</text:p>
              </table:table-cell>
              <table:table-cell office:value-type="float" office:value="4.87455">
                <text:p>4.8745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0852">
                <text:p>19.0852</text:p>
              </table:table-cell>
              <table:table-cell office:value-type="float" office:value="10.2838">
                <text:p>10.2838</text:p>
              </table:table-cell>
              <table:table-cell office:value-type="float" office:value="4.51036">
                <text:p>4.5103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9298">
                <text:p>19.9298</text:p>
              </table:table-cell>
              <table:table-cell office:value-type="float" office:value="9.65971">
                <text:p>9.65971</text:p>
              </table:table-cell>
              <table:table-cell office:value-type="float" office:value="4.93331">
                <text:p>4.9333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.2289">
                <text:p>17.2289</text:p>
              </table:table-cell>
              <table:table-cell office:value-type="float" office:value="10.4816">
                <text:p>10.4816</text:p>
              </table:table-cell>
              <table:table-cell office:value-type="float" office:value="4.96022">
                <text:p>4.9602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8.7809">
                <text:p>18.7809</text:p>
              </table:table-cell>
              <table:table-cell office:value-type="float" office:value="9.88152">
                <text:p>9.88152</text:p>
              </table:table-cell>
              <table:table-cell office:value-type="float" office:value="4.9389">
                <text:p>4.938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0.8206">
                <text:p>20.8206</text:p>
              </table:table-cell>
              <table:table-cell office:value-type="float" office:value="9.50625">
                <text:p>9.50625</text:p>
              </table:table-cell>
              <table:table-cell office:value-type="float" office:value="4.63756">
                <text:p>4.637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8.4897">
                <text:p>18.4897</text:p>
              </table:table-cell>
              <table:table-cell office:value-type="float" office:value="9.8035">
                <text:p>9.8035</text:p>
              </table:table-cell>
              <table:table-cell office:value-type="float" office:value="5.29374">
                <text:p>5.2937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.7458">
                <text:p>17.7458</text:p>
              </table:table-cell>
              <table:table-cell office:value-type="float" office:value="9.68712">
                <text:p>9.68712</text:p>
              </table:table-cell>
              <table:table-cell office:value-type="float" office:value="5.53483">
                <text:p>5.534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926">
                <text:p>19.926</text:p>
              </table:table-cell>
              <table:table-cell office:value-type="float" office:value="10.4027">
                <text:p>10.4027</text:p>
              </table:table-cell>
              <table:table-cell office:value-type="float" office:value="5.2707">
                <text:p>5.270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.0814">
                <text:p>19.0814</text:p>
              </table:table-cell>
              <table:table-cell office:value-type="float" office:value="10.3249">
                <text:p>10.3249</text:p>
              </table:table-cell>
              <table:table-cell office:value-type="float" office:value="4.50379">
                <text:p>4.5037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.6124">
                <text:p>20.6124</text:p>
              </table:table-cell>
              <table:table-cell office:value-type="float" office:value="10.7843">
                <text:p>10.7843</text:p>
              </table:table-cell>
              <table:table-cell office:value-type="float" office:value="5.94059">
                <text:p>5.9405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.9425">
                <text:p>17.9425</text:p>
              </table:table-cell>
              <table:table-cell office:value-type="float" office:value="10.0627">
                <text:p>10.0627</text:p>
              </table:table-cell>
              <table:table-cell office:value-type="float" office:value="5.16934">
                <text:p>5.169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2728">
                <text:p>20.2728</text:p>
              </table:table-cell>
              <table:table-cell office:value-type="float" office:value="8.96875">
                <text:p>8.96875</text:p>
              </table:table-cell>
              <table:table-cell office:value-type="float" office:value="4.50945">
                <text:p>4.509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.2492">
                <text:p>20.2492</text:p>
              </table:table-cell>
              <table:table-cell office:value-type="float" office:value="8.98948">
                <text:p>8.98948</text:p>
              </table:table-cell>
              <table:table-cell office:value-type="float" office:value="4.45247">
                <text:p>4.4524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.9574">
                <text:p>15.9574</text:p>
              </table:table-cell>
              <table:table-cell office:value-type="float" office:value="10.2532">
                <text:p>10.2532</text:p>
              </table:table-cell>
              <table:table-cell office:value-type="float" office:value="4.97214">
                <text:p>4.9721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.646">
                <text:p>19.646</text:p>
              </table:table-cell>
              <table:table-cell office:value-type="float" office:value="10.2755">
                <text:p>10.2755</text:p>
              </table:table-cell>
              <table:table-cell office:value-type="float" office:value="4.98076">
                <text:p>4.9807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.2112">
                <text:p>17.2112</text:p>
              </table:table-cell>
              <table:table-cell office:value-type="float" office:value="10.4829">
                <text:p>10.4829</text:p>
              </table:table-cell>
              <table:table-cell office:value-type="float" office:value="4.95258">
                <text:p>4.952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.2528">
                <text:p>19.2528</text:p>
              </table:table-cell>
              <table:table-cell office:value-type="float" office:value="10.1496">
                <text:p>10.1496</text:p>
              </table:table-cell>
              <table:table-cell office:value-type="float" office:value="5.0152">
                <text:p>5.015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.8646">
                <text:p>19.8646</text:p>
              </table:table-cell>
              <table:table-cell office:value-type="float" office:value="9.59401">
                <text:p>9.59401</text:p>
              </table:table-cell>
              <table:table-cell office:value-type="float" office:value="4.7512">
                <text:p>4.751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5709">
                <text:p>20.5709</text:p>
              </table:table-cell>
              <table:table-cell office:value-type="float" office:value="9.82585">
                <text:p>9.82585</text:p>
              </table:table-cell>
              <table:table-cell office:value-type="float" office:value="4.36216">
                <text:p>4.3621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.9163">
                <text:p>19.9163</text:p>
              </table:table-cell>
              <table:table-cell office:value-type="float" office:value="10.4184">
                <text:p>10.4184</text:p>
              </table:table-cell>
              <table:table-cell office:value-type="float" office:value="5.28345">
                <text:p>5.2834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.025">
                <text:p>16.025</text:p>
              </table:table-cell>
              <table:table-cell office:value-type="float" office:value="10.1998">
                <text:p>10.1998</text:p>
              </table:table-cell>
              <table:table-cell office:value-type="float" office:value="5.02001">
                <text:p>5.0200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.8683">
                <text:p>19.8683</text:p>
              </table:table-cell>
              <table:table-cell office:value-type="float" office:value="9.59643">
                <text:p>9.59643</text:p>
              </table:table-cell>
              <table:table-cell office:value-type="float" office:value="4.70985">
                <text:p>4.7098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.9553">
                <text:p>19.9553</text:p>
              </table:table-cell>
              <table:table-cell office:value-type="float" office:value="9.77528">
                <text:p>9.77528</text:p>
              </table:table-cell>
              <table:table-cell office:value-type="float" office:value="4.92619">
                <text:p>4.926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9.2889">
                <text:p>19.2889</text:p>
              </table:table-cell>
              <table:table-cell office:value-type="float" office:value="10.4818">
                <text:p>10.4818</text:p>
              </table:table-cell>
              <table:table-cell office:value-type="float" office:value="5.23603">
                <text:p>5.2360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9.5298">
                <text:p>19.5298</text:p>
              </table:table-cell>
              <table:table-cell office:value-type="float" office:value="10.2715">
                <text:p>10.2715</text:p>
              </table:table-cell>
              <table:table-cell office:value-type="float" office:value="4.96514">
                <text:p>4.965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.7844">
                <text:p>17.7844</text:p>
              </table:table-cell>
              <table:table-cell office:value-type="float" office:value="9.50771">
                <text:p>9.50771</text:p>
              </table:table-cell>
              <table:table-cell office:value-type="float" office:value="5.10646">
                <text:p>5.1064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.7988">
                <text:p>19.7988</text:p>
              </table:table-cell>
              <table:table-cell office:value-type="float" office:value="11.8182">
                <text:p>11.8182</text:p>
              </table:table-cell>
              <table:table-cell office:value-type="float" office:value="4.85144">
                <text:p>4.851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9.4834">
                <text:p>19.4834</text:p>
              </table:table-cell>
              <table:table-cell office:value-type="float" office:value="10.6236">
                <text:p>10.6236</text:p>
              </table:table-cell>
              <table:table-cell office:value-type="float" office:value="5.02885">
                <text:p>5.0288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.9112">
                <text:p>19.9112</text:p>
              </table:table-cell>
              <table:table-cell office:value-type="float" office:value="9.86395">
                <text:p>9.86395</text:p>
              </table:table-cell>
              <table:table-cell office:value-type="float" office:value="4.91987">
                <text:p>4.9198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.5271">
                <text:p>18.5271</text:p>
              </table:table-cell>
              <table:table-cell office:value-type="float" office:value="9.79852">
                <text:p>9.79852</text:p>
              </table:table-cell>
              <table:table-cell office:value-type="float" office:value="5.33504">
                <text:p>5.335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.5808">
                <text:p>18.5808</text:p>
              </table:table-cell>
              <table:table-cell office:value-type="float" office:value="10.1218">
                <text:p>10.1218</text:p>
              </table:table-cell>
              <table:table-cell office:value-type="float" office:value="4.77646">
                <text:p>4.7764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0.1874">
                <text:p>20.1874</text:p>
              </table:table-cell>
              <table:table-cell office:value-type="float" office:value="9.67927">
                <text:p>9.67927</text:p>
              </table:table-cell>
              <table:table-cell office:value-type="float" office:value="4.81321">
                <text:p>4.8132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0.3108">
                <text:p>20.3108</text:p>
              </table:table-cell>
              <table:table-cell office:value-type="float" office:value="10.8733">
                <text:p>10.8733</text:p>
              </table:table-cell>
              <table:table-cell office:value-type="float" office:value="5.07453">
                <text:p>5.0745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.5342">
                <text:p>16.5342</text:p>
              </table:table-cell>
              <table:table-cell office:value-type="float" office:value="11.0826">
                <text:p>11.0826</text:p>
              </table:table-cell>
              <table:table-cell office:value-type="float" office:value="5.21034">
                <text:p>5.2103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.1555">
                <text:p>20.1555</text:p>
              </table:table-cell>
              <table:table-cell office:value-type="float" office:value="10.6419">
                <text:p>10.6419</text:p>
              </table:table-cell>
              <table:table-cell office:value-type="float" office:value="5.04345">
                <text:p>5.0434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0016">
                <text:p>21.0016</text:p>
              </table:table-cell>
              <table:table-cell office:value-type="float" office:value="10.6423">
                <text:p>10.6423</text:p>
              </table:table-cell>
              <table:table-cell office:value-type="float" office:value="4.54097">
                <text:p>4.5409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.2878">
                <text:p>19.2878</text:p>
              </table:table-cell>
              <table:table-cell office:value-type="float" office:value="10.0103">
                <text:p>10.0103</text:p>
              </table:table-cell>
              <table:table-cell office:value-type="float" office:value="5.1093">
                <text:p>5.109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.9335">
                <text:p>19.9335</text:p>
              </table:table-cell>
              <table:table-cell office:value-type="float" office:value="9.77654">
                <text:p>9.77654</text:p>
              </table:table-cell>
              <table:table-cell office:value-type="float" office:value="4.31198">
                <text:p>4.3119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0.3031">
                <text:p>20.3031</text:p>
              </table:table-cell>
              <table:table-cell office:value-type="float" office:value="10.1431">
                <text:p>10.1431</text:p>
              </table:table-cell>
              <table:table-cell office:value-type="float" office:value="5.25373">
                <text:p>5.253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9.1881">
                <text:p>19.1881</text:p>
              </table:table-cell>
              <table:table-cell office:value-type="float" office:value="9.04059">
                <text:p>9.04059</text:p>
              </table:table-cell>
              <table:table-cell office:value-type="float" office:value="4.94717">
                <text:p>4.9471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.2116">
                <text:p>20.2116</text:p>
              </table:table-cell>
              <table:table-cell office:value-type="float" office:value="10.8613">
                <text:p>10.8613</text:p>
              </table:table-cell>
              <table:table-cell office:value-type="float" office:value="5.08421">
                <text:p>5.0842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7.1923">
                <text:p>17.1923</text:p>
              </table:table-cell>
              <table:table-cell office:value-type="float" office:value="10.4675">
                <text:p>10.4675</text:p>
              </table:table-cell>
              <table:table-cell office:value-type="float" office:value="4.96945">
                <text:p>4.9694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.7192">
                <text:p>16.7192</text:p>
              </table:table-cell>
              <table:table-cell office:value-type="float" office:value="10.2492">
                <text:p>10.2492</text:p>
              </table:table-cell>
              <table:table-cell office:value-type="float" office:value="4.99068">
                <text:p>4.9906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.3462">
                <text:p>16.3462</text:p>
              </table:table-cell>
              <table:table-cell office:value-type="float" office:value="10.6431">
                <text:p>10.6431</text:p>
              </table:table-cell>
              <table:table-cell office:value-type="float" office:value="4.84159">
                <text:p>4.841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.2098">
                <text:p>19.2098</text:p>
              </table:table-cell>
              <table:table-cell office:value-type="float" office:value="10.733">
                <text:p>10.733</text:p>
              </table:table-cell>
              <table:table-cell office:value-type="float" office:value="4.56596">
                <text:p>4.565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7.9438">
                <text:p>17.9438</text:p>
              </table:table-cell>
              <table:table-cell office:value-type="float" office:value="10.0224">
                <text:p>10.0224</text:p>
              </table:table-cell>
              <table:table-cell office:value-type="float" office:value="5.19348">
                <text:p>5.1934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.6341">
                <text:p>19.6341</text:p>
              </table:table-cell>
              <table:table-cell office:value-type="float" office:value="9.9842">
                <text:p>9.9842</text:p>
              </table:table-cell>
              <table:table-cell office:value-type="float" office:value="5.28">
                <text:p>5.2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.2064">
                <text:p>18.2064</text:p>
              </table:table-cell>
              <table:table-cell office:value-type="float" office:value="10.9316">
                <text:p>10.9316</text:p>
              </table:table-cell>
              <table:table-cell office:value-type="float" office:value="4.93442">
                <text:p>4.9344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.2993">
                <text:p>19.2993</text:p>
              </table:table-cell>
              <table:table-cell office:value-type="float" office:value="11.4604">
                <text:p>11.4604</text:p>
              </table:table-cell>
              <table:table-cell office:value-type="float" office:value="5.19671">
                <text:p>5.1967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.2788">
                <text:p>20.2788</text:p>
              </table:table-cell>
              <table:table-cell office:value-type="float" office:value="8.49711">
                <text:p>8.49711</text:p>
              </table:table-cell>
              <table:table-cell office:value-type="float" office:value="5.16212">
                <text:p>5.162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.5826">
                <text:p>18.5826</text:p>
              </table:table-cell>
              <table:table-cell office:value-type="float" office:value="10.1327">
                <text:p>10.1327</text:p>
              </table:table-cell>
              <table:table-cell office:value-type="float" office:value="4.76499">
                <text:p>4.7649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.2735">
                <text:p>18.2735</text:p>
              </table:table-cell>
              <table:table-cell office:value-type="float" office:value="9.75507">
                <text:p>9.75507</text:p>
              </table:table-cell>
              <table:table-cell office:value-type="float" office:value="4.60123">
                <text:p>4.6012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.2665">
                <text:p>16.2665</text:p>
              </table:table-cell>
              <table:table-cell office:value-type="float" office:value="8.78049">
                <text:p>8.78049</text:p>
              </table:table-cell>
              <table:table-cell office:value-type="float" office:value="5.45635">
                <text:p>5.456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.2618">
                <text:p>20.2618</text:p>
              </table:table-cell>
              <table:table-cell office:value-type="float" office:value="8.90152">
                <text:p>8.90152</text:p>
              </table:table-cell>
              <table:table-cell office:value-type="float" office:value="4.63249">
                <text:p>4.632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.7752">
                <text:p>17.7752</text:p>
              </table:table-cell>
              <table:table-cell office:value-type="float" office:value="9.52179">
                <text:p>9.52179</text:p>
              </table:table-cell>
              <table:table-cell office:value-type="float" office:value="5.08906">
                <text:p>5.0890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8.4579">
                <text:p>18.4579</text:p>
              </table:table-cell>
              <table:table-cell office:value-type="float" office:value="9.66767">
                <text:p>9.66767</text:p>
              </table:table-cell>
              <table:table-cell office:value-type="float" office:value="5.49451">
                <text:p>5.4945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.505">
                <text:p>20.505</text:p>
              </table:table-cell>
              <table:table-cell office:value-type="float" office:value="10.7387">
                <text:p>10.7387</text:p>
              </table:table-cell>
              <table:table-cell office:value-type="float" office:value="5.28662">
                <text:p>5.2866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2972">
                <text:p>15.2972</text:p>
              </table:table-cell>
              <table:table-cell office:value-type="float" office:value="10.1391">
                <text:p>10.1391</text:p>
              </table:table-cell>
              <table:table-cell office:value-type="float" office:value="4.83193">
                <text:p>4.831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.9418">
                <text:p>20.9418</text:p>
              </table:table-cell>
              <table:table-cell office:value-type="float" office:value="9.51083">
                <text:p>9.51083</text:p>
              </table:table-cell>
              <table:table-cell office:value-type="float" office:value="4.63851">
                <text:p>4.6385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.564">
                <text:p>20.564</text:p>
              </table:table-cell>
              <table:table-cell office:value-type="float" office:value="5.96026">
                <text:p>5.96026</text:p>
              </table:table-cell>
              <table:table-cell office:value-type="float" office:value="5.36072">
                <text:p>5.3607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.5652">
                <text:p>19.5652</text:p>
              </table:table-cell>
              <table:table-cell office:value-type="float" office:value="10.0048">
                <text:p>10.0048</text:p>
              </table:table-cell>
              <table:table-cell office:value-type="float" office:value="5.08583">
                <text:p>5.0858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.6741">
                <text:p>19.6741</text:p>
              </table:table-cell>
              <table:table-cell office:value-type="float" office:value="11.3402">
                <text:p>11.3402</text:p>
              </table:table-cell>
              <table:table-cell office:value-type="float" office:value="4.8948">
                <text:p>4.894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8.5355">
                <text:p>18.5355</text:p>
              </table:table-cell>
              <table:table-cell office:value-type="float" office:value="9.62404">
                <text:p>9.62404</text:p>
              </table:table-cell>
              <table:table-cell office:value-type="float" office:value="5.19324">
                <text:p>5.193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0.216">
                <text:p>20.216</text:p>
              </table:table-cell>
              <table:table-cell office:value-type="float" office:value="10.6297">
                <text:p>10.6297</text:p>
              </table:table-cell>
              <table:table-cell office:value-type="float" office:value="5.02548">
                <text:p>5.0254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.057">
                <text:p>19.057</text:p>
              </table:table-cell>
              <table:table-cell office:value-type="float" office:value="10.095">
                <text:p>10.095</text:p>
              </table:table-cell>
              <table:table-cell office:value-type="float" office:value="4.89908">
                <text:p>4.8990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.1033">
                <text:p>19.1033</text:p>
              </table:table-cell>
              <table:table-cell office:value-type="float" office:value="9.13462">
                <text:p>9.13462</text:p>
              </table:table-cell>
              <table:table-cell office:value-type="float" office:value="4.9439">
                <text:p>4.943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8.5818">
                <text:p>18.5818</text:p>
              </table:table-cell>
              <table:table-cell office:value-type="float" office:value="9.55953">
                <text:p>9.55953</text:p>
              </table:table-cell>
              <table:table-cell office:value-type="float" office:value="5.51559">
                <text:p>5.5155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.9423">
                <text:p>19.9423</text:p>
              </table:table-cell>
              <table:table-cell office:value-type="float" office:value="10.4167">
                <text:p>10.4167</text:p>
              </table:table-cell>
              <table:table-cell office:value-type="float" office:value="5.25416">
                <text:p>5.2541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.9346">
                <text:p>19.9346</text:p>
              </table:table-cell>
              <table:table-cell office:value-type="float" office:value="9.60525">
                <text:p>9.60525</text:p>
              </table:table-cell>
              <table:table-cell office:value-type="float" office:value="4.72517">
                <text:p>4.7251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8.9813">
                <text:p>18.9813</text:p>
              </table:table-cell>
              <table:table-cell office:value-type="float" office:value="9.39683">
                <text:p>9.396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.8723">
                <text:p>20.8723</text:p>
              </table:table-cell>
              <table:table-cell office:value-type="float" office:value="10.4147">
                <text:p>10.4147</text:p>
              </table:table-cell>
              <table:table-cell office:value-type="float" office:value="4.76599">
                <text:p>4.7659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.8513">
                <text:p>20.8513</text:p>
              </table:table-cell>
              <table:table-cell office:value-type="float" office:value="9.51538">
                <text:p>9.51538</text:p>
              </table:table-cell>
              <table:table-cell office:value-type="float" office:value="4.62197">
                <text:p>4.6219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.6849">
                <text:p>17.6849</text:p>
              </table:table-cell>
              <table:table-cell office:value-type="float" office:value="10.9308">
                <text:p>10.9308</text:p>
              </table:table-cell>
              <table:table-cell office:value-type="float" office:value="4.77876">
                <text:p>4.778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.0754">
                <text:p>17.0754</text:p>
              </table:table-cell>
              <table:table-cell office:value-type="float" office:value="10.1681">
                <text:p>10.1681</text:p>
              </table:table-cell>
              <table:table-cell office:value-type="float" office:value="5.09437">
                <text:p>5.0943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9.3319">
                <text:p>19.3319</text:p>
              </table:table-cell>
              <table:table-cell office:value-type="float" office:value="10.6801">
                <text:p>10.6801</text:p>
              </table:table-cell>
              <table:table-cell office:value-type="float" office:value="4.65452">
                <text:p>4.6545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.197">
                <text:p>20.197</text:p>
              </table:table-cell>
              <table:table-cell office:value-type="float" office:value="8.27815">
                <text:p>8.27815</text:p>
              </table:table-cell>
              <table:table-cell office:value-type="float" office:value="4.68933">
                <text:p>4.689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.0441">
                <text:p>20.0441</text:p>
              </table:table-cell>
              <table:table-cell office:value-type="float" office:value="10.8008">
                <text:p>10.8008</text:p>
              </table:table-cell>
              <table:table-cell office:value-type="float" office:value="5.09693">
                <text:p>5.096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.9557">
                <text:p>17.9557</text:p>
              </table:table-cell>
              <table:table-cell office:value-type="float" office:value="10.0228">
                <text:p>10.0228</text:p>
              </table:table-cell>
              <table:table-cell office:value-type="float" office:value="5.22027">
                <text:p>5.220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8.2927">
                <text:p>18.2927</text:p>
              </table:table-cell>
              <table:table-cell office:value-type="float" office:value="9.42157">
                <text:p>9.42157</text:p>
              </table:table-cell>
              <table:table-cell office:value-type="float" office:value="5.10766">
                <text:p>5.1076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.2276">
                <text:p>17.2276</text:p>
              </table:table-cell>
              <table:table-cell office:value-type="float" office:value="10.4918">
                <text:p>10.4918</text:p>
              </table:table-cell>
              <table:table-cell office:value-type="float" office:value="4.94358">
                <text:p>4.9435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8.5075">
                <text:p>18.5075</text:p>
              </table:table-cell>
              <table:table-cell office:value-type="float" office:value="9.87495">
                <text:p>9.87495</text:p>
              </table:table-cell>
              <table:table-cell office:value-type="float" office:value="5.24417">
                <text:p>5.244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.462">
                <text:p>20.462</text:p>
              </table:table-cell>
              <table:table-cell office:value-type="float" office:value="10.4243">
                <text:p>10.4243</text:p>
              </table:table-cell>
              <table:table-cell office:value-type="float" office:value="4.75986">
                <text:p>4.7598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.5709">
                <text:p>20.5709</text:p>
              </table:table-cell>
              <table:table-cell office:value-type="float" office:value="9.82533">
                <text:p>9.82533</text:p>
              </table:table-cell>
              <table:table-cell office:value-type="float" office:value="4.33563">
                <text:p>4.3356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.5275">
                <text:p>16.5275</text:p>
              </table:table-cell>
              <table:table-cell office:value-type="float" office:value="11.0669">
                <text:p>11.0669</text:p>
              </table:table-cell>
              <table:table-cell office:value-type="float" office:value="5.27874">
                <text:p>5.2787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.0044">
                <text:p>21.0044</text:p>
              </table:table-cell>
              <table:table-cell office:value-type="float" office:value="10.6576">
                <text:p>10.6576</text:p>
              </table:table-cell>
              <table:table-cell office:value-type="float" office:value="4.7047">
                <text:p>4.704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.4478">
                <text:p>19.4478</text:p>
              </table:table-cell>
              <table:table-cell office:value-type="float" office:value="10.0256">
                <text:p>10.0256</text:p>
              </table:table-cell>
              <table:table-cell office:value-type="float" office:value="5.06605">
                <text:p>5.0660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.7376">
                <text:p>19.7376</text:p>
              </table:table-cell>
              <table:table-cell office:value-type="float" office:value="10.2385">
                <text:p>10.2385</text:p>
              </table:table-cell>
              <table:table-cell office:value-type="float" office:value="4.97544">
                <text:p>4.975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8.6876">
                <text:p>18.6876</text:p>
              </table:table-cell>
              <table:table-cell office:value-type="float" office:value="10.2655">
                <text:p>10.2655</text:p>
              </table:table-cell>
              <table:table-cell office:value-type="float" office:value="5.55789">
                <text:p>5.5578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9.3357">
                <text:p>19.3357</text:p>
              </table:table-cell>
              <table:table-cell office:value-type="float" office:value="10.4792">
                <text:p>10.4792</text:p>
              </table:table-cell>
              <table:table-cell office:value-type="float" office:value="5.20833">
                <text:p>5.208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0.7171">
                <text:p>20.7171</text:p>
              </table:table-cell>
              <table:table-cell office:value-type="float" office:value="9.81931">
                <text:p>9.81931</text:p>
              </table:table-cell>
              <table:table-cell office:value-type="float" office:value="4.34672">
                <text:p>4.346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6579">
                <text:p>15.6579</text:p>
              </table:table-cell>
              <table:table-cell office:value-type="float" office:value="11.0449">
                <text:p>11.0449</text:p>
              </table:table-cell>
              <table:table-cell office:value-type="float" office:value="4.56421">
                <text:p>4.5642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9.9165">
                <text:p>19.9165</text:p>
              </table:table-cell>
              <table:table-cell office:value-type="float" office:value="9.59395">
                <text:p>9.59395</text:p>
              </table:table-cell>
              <table:table-cell office:value-type="float" office:value="5.22755">
                <text:p>5.2275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8.3746">
                <text:p>18.3746</text:p>
              </table:table-cell>
              <table:table-cell office:value-type="float" office:value="9.70285">
                <text:p>9.70285</text:p>
              </table:table-cell>
              <table:table-cell office:value-type="float" office:value="5.48367">
                <text:p>5.4836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9.1753">
                <text:p>19.1753</text:p>
              </table:table-cell>
              <table:table-cell office:value-type="float" office:value="10.0894">
                <text:p>10.0894</text:p>
              </table:table-cell>
              <table:table-cell office:value-type="float" office:value="4.8696">
                <text:p>4.869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.0163">
                <text:p>21.0163</text:p>
              </table:table-cell>
              <table:table-cell office:value-type="float" office:value="10.6485">
                <text:p>10.6485</text:p>
              </table:table-cell>
              <table:table-cell office:value-type="float" office:value="4.42733">
                <text:p>4.427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.0367">
                <text:p>20.0367</text:p>
              </table:table-cell>
              <table:table-cell office:value-type="float" office:value="10.7925">
                <text:p>10.7925</text:p>
              </table:table-cell>
              <table:table-cell office:value-type="float" office:value="5.1077">
                <text:p>5.107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0.9071">
                <text:p>20.9071</text:p>
              </table:table-cell>
              <table:table-cell office:value-type="float" office:value="10.1663">
                <text:p>10.1663</text:p>
              </table:table-cell>
              <table:table-cell office:value-type="float" office:value="4.83258">
                <text:p>4.8325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.2236">
                <text:p>20.2236</text:p>
              </table:table-cell>
              <table:table-cell office:value-type="float" office:value="8.52306">
                <text:p>8.52306</text:p>
              </table:table-cell>
              <table:table-cell office:value-type="float" office:value="5.14318">
                <text:p>5.14318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9.9488">
                <text:p>19.9488</text:p>
              </table:table-cell>
              <table:table-cell office:value-type="float" office:value="10.0126">
                <text:p>10.0126</text:p>
              </table:table-cell>
              <table:table-cell office:value-type="float" office:value="5.10016">
                <text:p>5.1001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.4543">
                <text:p>19.4543</text:p>
              </table:table-cell>
              <table:table-cell office:value-type="float" office:value="10.0317">
                <text:p>10.0317</text:p>
              </table:table-cell>
              <table:table-cell office:value-type="float" office:value="5.29185">
                <text:p>5.2918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9.1864">
                <text:p>19.1864</text:p>
              </table:table-cell>
              <table:table-cell office:value-type="float" office:value="9.05199">
                <text:p>9.05199</text:p>
              </table:table-cell>
              <table:table-cell office:value-type="float" office:value="4.95868">
                <text:p>4.9586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8.0985">
                <text:p>18.0985</text:p>
              </table:table-cell>
              <table:table-cell office:value-type="float" office:value="7.0922">
                <text:p>7.0922</text:p>
              </table:table-cell>
              <table:table-cell office:value-type="float" office:value="4.6449">
                <text:p>4.64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8.7097">
                <text:p>18.7097</text:p>
              </table:table-cell>
              <table:table-cell office:value-type="float" office:value="9.24474">
                <text:p>9.24474</text:p>
              </table:table-cell>
              <table:table-cell office:value-type="float" office:value="5.09494">
                <text:p>5.09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.5416">
                <text:p>19.5416</text:p>
              </table:table-cell>
              <table:table-cell office:value-type="float" office:value="10.0349">
                <text:p>10.0349</text:p>
              </table:table-cell>
              <table:table-cell office:value-type="float" office:value="5.25813">
                <text:p>5.2581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8.4038">
                <text:p>18.4038</text:p>
              </table:table-cell>
              <table:table-cell office:value-type="float" office:value="8.914">
                <text:p>8.914</text:p>
              </table:table-cell>
              <table:table-cell office:value-type="float" office:value="11.9048">
                <text:p>11.904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0.3182">
                <text:p>20.3182</text:p>
              </table:table-cell>
              <table:table-cell office:value-type="float" office:value="10.1218">
                <text:p>10.1218</text:p>
              </table:table-cell>
              <table:table-cell office:value-type="float" office:value="5.33499">
                <text:p>5.334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.1732">
                <text:p>20.1732</text:p>
              </table:table-cell>
              <table:table-cell office:value-type="float" office:value="10.631">
                <text:p>10.631</text:p>
              </table:table-cell>
              <table:table-cell office:value-type="float" office:value="5.05682">
                <text:p>5.0568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9.1442">
                <text:p>19.1442</text:p>
              </table:table-cell>
              <table:table-cell office:value-type="float" office:value="9.56204">
                <text:p>9.56204</text:p>
              </table:table-cell>
              <table:table-cell office:value-type="float" office:value="4.86436">
                <text:p>4.864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0.932">
                <text:p>20.932</text:p>
              </table:table-cell>
              <table:table-cell office:value-type="float" office:value="6">
                <text:p>6</text:p>
              </table:table-cell>
              <table:table-cell office:value-type="float" office:value="4.94922">
                <text:p>4.949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7.7794">
                <text:p>17.7794</text:p>
              </table:table-cell>
              <table:table-cell office:value-type="float" office:value="10.2967">
                <text:p>10.2967</text:p>
              </table:table-cell>
              <table:table-cell office:value-type="float" office:value="5.50536">
                <text:p>5.5053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.3664">
                <text:p>20.3664</text:p>
              </table:table-cell>
              <table:table-cell office:value-type="float" office:value="10.8649">
                <text:p>10.8649</text:p>
              </table:table-cell>
              <table:table-cell office:value-type="float" office:value="5.06169">
                <text:p>5.0616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0.2305">
                <text:p>20.2305</text:p>
              </table:table-cell>
              <table:table-cell office:value-type="float" office:value="9.66447">
                <text:p>9.66447</text:p>
              </table:table-cell>
              <table:table-cell office:value-type="float" office:value="4.82461">
                <text:p>4.8246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.263">
                <text:p>19.263</text:p>
              </table:table-cell>
              <table:table-cell office:value-type="float" office:value="10.2508">
                <text:p>10.2508</text:p>
              </table:table-cell>
              <table:table-cell office:value-type="float" office:value="5.15438">
                <text:p>5.154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9.156">
                <text:p>19.156</text:p>
              </table:table-cell>
              <table:table-cell office:value-type="float" office:value="10.2031">
                <text:p>10.2031</text:p>
              </table:table-cell>
              <table:table-cell office:value-type="float" office:value="4.79115">
                <text:p>4.791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.5149">
                <text:p>16.5149</text:p>
              </table:table-cell>
              <table:table-cell office:value-type="float" office:value="11.0725">
                <text:p>11.0725</text:p>
              </table:table-cell>
              <table:table-cell office:value-type="float" office:value="5.21939">
                <text:p>5.2193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.0938">
                <text:p>17.0938</text:p>
              </table:table-cell>
              <table:table-cell office:value-type="float" office:value="10.1758">
                <text:p>10.1758</text:p>
              </table:table-cell>
              <table:table-cell office:value-type="float" office:value="5.07698">
                <text:p>5.0769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7.2975">
                <text:p>17.2975</text:p>
              </table:table-cell>
              <table:table-cell office:value-type="float" office:value="9.62558">
                <text:p>9.62558</text:p>
              </table:table-cell>
              <table:table-cell office:value-type="float" office:value="7.15137">
                <text:p>7.1513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.8893">
                <text:p>20.8893</text:p>
              </table:table-cell>
              <table:table-cell office:value-type="float" office:value="9.82859">
                <text:p>9.82859</text:p>
              </table:table-cell>
              <table:table-cell office:value-type="float" office:value="4.31232">
                <text:p>4.312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.598">
                <text:p>18.598</text:p>
              </table:table-cell>
              <table:table-cell office:value-type="float" office:value="9.86423">
                <text:p>9.86423</text:p>
              </table:table-cell>
              <table:table-cell office:value-type="float" office:value="4.83291">
                <text:p>4.8329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.2866">
                <text:p>19.2866</text:p>
              </table:table-cell>
              <table:table-cell office:value-type="float" office:value="10.6513">
                <text:p>10.6513</text:p>
              </table:table-cell>
              <table:table-cell office:value-type="float" office:value="4.70351">
                <text:p>4.7035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.2572">
                <text:p>20.2572</text:p>
              </table:table-cell>
              <table:table-cell office:value-type="float" office:value="10.8728">
                <text:p>10.8728</text:p>
              </table:table-cell>
              <table:table-cell office:value-type="float" office:value="5.08421">
                <text:p>5.084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.3529">
                <text:p>17.3529</text:p>
              </table:table-cell>
              <table:table-cell office:value-type="float" office:value="9.32616">
                <text:p>9.32616</text:p>
              </table:table-cell>
              <table:table-cell office:value-type="float" office:value="5.43634">
                <text:p>5.4363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.0041">
                <text:p>19.0041</text:p>
              </table:table-cell>
              <table:table-cell office:value-type="float" office:value="10.1604">
                <text:p>10.1604</text:p>
              </table:table-cell>
              <table:table-cell office:value-type="float" office:value="4.94189">
                <text:p>4.9418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9.3297">
                <text:p>19.3297</text:p>
              </table:table-cell>
              <table:table-cell office:value-type="float" office:value="10.151">
                <text:p>10.151</text:p>
              </table:table-cell>
              <table:table-cell office:value-type="float" office:value="5.00763">
                <text:p>5.0076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7.957">
                <text:p>17.957</text:p>
              </table:table-cell>
              <table:table-cell office:value-type="float" office:value="10.0602">
                <text:p>10.0602</text:p>
              </table:table-cell>
              <table:table-cell office:value-type="float" office:value="5.12102">
                <text:p>5.1210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9.0852">
                <text:p>19.0852</text:p>
              </table:table-cell>
              <table:table-cell office:value-type="float" office:value="10.2991">
                <text:p>10.2991</text:p>
              </table:table-cell>
              <table:table-cell office:value-type="float" office:value="4.53809">
                <text:p>4.5380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6447">
                <text:p>15.6447</text:p>
              </table:table-cell>
              <table:table-cell office:value-type="float" office:value="11.0569">
                <text:p>11.0569</text:p>
              </table:table-cell>
              <table:table-cell office:value-type="float" office:value="4.56186">
                <text:p>4.5618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.0191">
                <text:p>18.0191</text:p>
              </table:table-cell>
              <table:table-cell office:value-type="float" office:value="9.73761">
                <text:p>9.73761</text:p>
              </table:table-cell>
              <table:table-cell office:value-type="float" office:value="5.29557">
                <text:p>5.2955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9.2968">
                <text:p>19.2968</text:p>
              </table:table-cell>
              <table:table-cell office:value-type="float" office:value="10.1676">
                <text:p>10.1676</text:p>
              </table:table-cell>
              <table:table-cell office:value-type="float" office:value="5.00128">
                <text:p>5.0012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3071">
                <text:p>15.3071</text:p>
              </table:table-cell>
              <table:table-cell office:value-type="float" office:value="10.0781">
                <text:p>10.0781</text:p>
              </table:table-cell>
              <table:table-cell office:value-type="float" office:value="5.12821">
                <text:p>5.128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9.1552">
                <text:p>19.1552</text:p>
              </table:table-cell>
              <table:table-cell office:value-type="float" office:value="10.7884">
                <text:p>10.7884</text:p>
              </table:table-cell>
              <table:table-cell office:value-type="float" office:value="4.88806">
                <text:p>4.8880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.8088">
                <text:p>18.8088</text:p>
              </table:table-cell>
              <table:table-cell office:value-type="float" office:value="9.26002">
                <text:p>9.26002</text:p>
              </table:table-cell>
              <table:table-cell office:value-type="float" office:value="5.14981">
                <text:p>5.1498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.2907">
                <text:p>18.2907</text:p>
              </table:table-cell>
              <table:table-cell office:value-type="float" office:value="9.79508">
                <text:p>9.79508</text:p>
              </table:table-cell>
              <table:table-cell office:value-type="float" office:value="2.63158">
                <text:p>2.631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9.4953">
                <text:p>19.4953</text:p>
              </table:table-cell>
              <table:table-cell office:value-type="float" office:value="10.5213">
                <text:p>10.5213</text:p>
              </table:table-cell>
              <table:table-cell office:value-type="float" office:value="5.22902">
                <text:p>5.2290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0.8005">
                <text:p>20.8005</text:p>
              </table:table-cell>
              <table:table-cell office:value-type="float" office:value="10.1956">
                <text:p>10.1956</text:p>
              </table:table-cell>
              <table:table-cell office:value-type="float" office:value="4.77064">
                <text:p>4.7706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.5595">
                <text:p>18.5595</text:p>
              </table:table-cell>
              <table:table-cell office:value-type="float" office:value="9.60425">
                <text:p>9.60425</text:p>
              </table:table-cell>
              <table:table-cell office:value-type="float" office:value="5.16827">
                <text:p>5.1682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.3607">
                <text:p>17.3607</text:p>
              </table:table-cell>
              <table:table-cell office:value-type="float" office:value="9.31184">
                <text:p>9.31184</text:p>
              </table:table-cell>
              <table:table-cell office:value-type="float" office:value="5.43136">
                <text:p>5.4313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.0641">
                <text:p>21.0641</text:p>
              </table:table-cell>
              <table:table-cell office:value-type="float" office:value="10.65">
                <text:p>10.65</text:p>
              </table:table-cell>
              <table:table-cell office:value-type="float" office:value="4.45104">
                <text:p>4.451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7.9261">
                <text:p>17.9261</text:p>
              </table:table-cell>
              <table:table-cell office:value-type="float" office:value="9.95945">
                <text:p>9.95945</text:p>
              </table:table-cell>
              <table:table-cell office:value-type="float" office:value="5.29127">
                <text:p>5.2912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9.5672">
                <text:p>19.5672</text:p>
              </table:table-cell>
              <table:table-cell office:value-type="float" office:value="9.31311">
                <text:p>9.31311</text:p>
              </table:table-cell>
              <table:table-cell office:value-type="float" office:value="5.0682">
                <text:p>5.068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9.2456">
                <text:p>19.2456</text:p>
              </table:table-cell>
              <table:table-cell office:value-type="float" office:value="10.0278">
                <text:p>10.0278</text:p>
              </table:table-cell>
              <table:table-cell office:value-type="float" office:value="4.91985">
                <text:p>4.9198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.6667">
                <text:p>16.6667</text:p>
              </table:table-cell>
              <table:table-cell office:value-type="float" office:value="9.51644">
                <text:p>9.51644</text:p>
              </table:table-cell>
              <table:table-cell office:value-type="float" office:value="5.66038">
                <text:p>5.6603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7.982">
                <text:p>17.982</text:p>
              </table:table-cell>
              <table:table-cell office:value-type="float" office:value="10.3924">
                <text:p>10.3924</text:p>
              </table:table-cell>
              <table:table-cell office:value-type="float" office:value="5.12624">
                <text:p>5.1262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7.3382">
                <text:p>17.3382</text:p>
              </table:table-cell>
              <table:table-cell office:value-type="float" office:value="9.3401">
                <text:p>9.3401</text:p>
              </table:table-cell>
              <table:table-cell office:value-type="float" office:value="5.47456">
                <text:p>5.4745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0.2139">
                <text:p>20.2139</text:p>
              </table:table-cell>
              <table:table-cell office:value-type="float" office:value="9.60094">
                <text:p>9.60094</text:p>
              </table:table-cell>
              <table:table-cell office:value-type="float" office:value="4.72048">
                <text:p>4.720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5.6652">
                <text:p>15.6652</text:p>
              </table:table-cell>
              <table:table-cell office:value-type="float" office:value="11.0364">
                <text:p>11.0364</text:p>
              </table:table-cell>
              <table:table-cell office:value-type="float" office:value="4.54721">
                <text:p>4.547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5.7895">
                <text:p>15.7895</text:p>
              </table:table-cell>
              <table:table-cell office:value-type="float" office:value="9.43131">
                <text:p>9.43131</text:p>
              </table:table-cell>
              <table:table-cell office:value-type="float" office:value="5.05718">
                <text:p>5.057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.1583">
                <text:p>17.1583</text:p>
              </table:table-cell>
              <table:table-cell office:value-type="float" office:value="10.2792">
                <text:p>10.2792</text:p>
              </table:table-cell>
              <table:table-cell office:value-type="float" office:value="4.27632">
                <text:p>4.2763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9.5715">
                <text:p>19.5715</text:p>
              </table:table-cell>
              <table:table-cell office:value-type="float" office:value="9.27152">
                <text:p>9.27152</text:p>
              </table:table-cell>
              <table:table-cell office:value-type="float" office:value="5.10365">
                <text:p>5.1036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.6948">
                <text:p>18.6948</text:p>
              </table:table-cell>
              <table:table-cell office:value-type="float" office:value="10.3639">
                <text:p>10.3639</text:p>
              </table:table-cell>
              <table:table-cell office:value-type="float" office:value="5.51724">
                <text:p>5.5172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.4671">
                <text:p>19.4671</text:p>
              </table:table-cell>
              <table:table-cell office:value-type="float" office:value="9.04523">
                <text:p>9.04523</text:p>
              </table:table-cell>
              <table:table-cell office:value-type="float" office:value="5.13802">
                <text:p>5.1380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9.9233">
                <text:p>19.9233</text:p>
              </table:table-cell>
              <table:table-cell office:value-type="float" office:value="10.5882">
                <text:p>10.5882</text:p>
              </table:table-cell>
              <table:table-cell office:value-type="float" office:value="4.28481">
                <text:p>4.284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9.9159">
                <text:p>19.9159</text:p>
              </table:table-cell>
              <table:table-cell office:value-type="float" office:value="10.0021">
                <text:p>10.0021</text:p>
              </table:table-cell>
              <table:table-cell office:value-type="float" office:value="5.0651">
                <text:p>5.06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9.325">
                <text:p>19.325</text:p>
              </table:table-cell>
              <table:table-cell office:value-type="float" office:value="8.60215">
                <text:p>8.60215</text:p>
              </table:table-cell>
              <table:table-cell office:value-type="float" office:value="4.96428">
                <text:p>4.9642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.1047">
                <text:p>15.1047</text:p>
              </table:table-cell>
              <table:table-cell office:value-type="float" office:value="11.6667">
                <text:p>11.6667</text:p>
              </table:table-cell>
              <table:table-cell office:value-type="float" office:value="5.13595">
                <text:p>5.1359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8712">
                <text:p>16.8712</text:p>
              </table:table-cell>
              <table:table-cell office:value-type="float" office:value="10.9064">
                <text:p>10.9064</text:p>
              </table:table-cell>
              <table:table-cell office:value-type="float" office:value="4.83627">
                <text:p>4.8362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0.442">
                <text:p>20.442</text:p>
              </table:table-cell>
              <table:table-cell office:value-type="float" office:value="10.8302">
                <text:p>10.8302</text:p>
              </table:table-cell>
              <table:table-cell office:value-type="float" office:value="5.11836">
                <text:p>5.1183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.273">
                <text:p>19.273</text:p>
              </table:table-cell>
              <table:table-cell office:value-type="float" office:value="11.5071">
                <text:p>11.5071</text:p>
              </table:table-cell>
              <table:table-cell office:value-type="float" office:value="5.19622">
                <text:p>5.196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.5256">
                <text:p>18.5256</text:p>
              </table:table-cell>
              <table:table-cell office:value-type="float" office:value="9.80267">
                <text:p>9.80267</text:p>
              </table:table-cell>
              <table:table-cell office:value-type="float" office:value="5.30323">
                <text:p>5.3032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9.9134">
                <text:p>19.9134</text:p>
              </table:table-cell>
              <table:table-cell office:value-type="float" office:value="10">
                <text:p>10</text:p>
              </table:table-cell>
              <table:table-cell office:value-type="float" office:value="4.27604">
                <text:p>4.276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7.3388">
                <text:p>17.3388</text:p>
              </table:table-cell>
              <table:table-cell office:value-type="float" office:value="9.32009">
                <text:p>9.32009</text:p>
              </table:table-cell>
              <table:table-cell office:value-type="float" office:value="5.45142">
                <text:p>5.451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0.9102">
                <text:p>20.9102</text:p>
              </table:table-cell>
              <table:table-cell office:value-type="float" office:value="9.50088">
                <text:p>9.50088</text:p>
              </table:table-cell>
              <table:table-cell office:value-type="float" office:value="4.63397">
                <text:p>4.6339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.4684">
                <text:p>19.4684</text:p>
              </table:table-cell>
              <table:table-cell office:value-type="float" office:value="9.04523">
                <text:p>9.04523</text:p>
              </table:table-cell>
              <table:table-cell office:value-type="float" office:value="5.14801">
                <text:p>5.1480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0.9187">
                <text:p>20.9187</text:p>
              </table:table-cell>
              <table:table-cell office:value-type="float" office:value="9.51384">
                <text:p>9.51384</text:p>
              </table:table-cell>
              <table:table-cell office:value-type="float" office:value="4.59293">
                <text:p>4.5929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.4623">
                <text:p>19.4623</text:p>
              </table:table-cell>
              <table:table-cell office:value-type="float" office:value="9.61538">
                <text:p>9.61538</text:p>
              </table:table-cell>
              <table:table-cell office:value-type="float" office:value="5.12573">
                <text:p>5.1257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.7634">
                <text:p>18.7634</text:p>
              </table:table-cell>
              <table:table-cell office:value-type="float" office:value="10.3379">
                <text:p>10.3379</text:p>
              </table:table-cell>
              <table:table-cell office:value-type="float" office:value="5.51298">
                <text:p>5.5129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.9385">
                <text:p>19.9385</text:p>
              </table:table-cell>
              <table:table-cell office:value-type="float" office:value="10.2273">
                <text:p>10.2273</text:p>
              </table:table-cell>
              <table:table-cell office:value-type="float" office:value="4.32467">
                <text:p>4.3246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9.9424">
                <text:p>19.9424</text:p>
              </table:table-cell>
              <table:table-cell office:value-type="float" office:value="10.3959">
                <text:p>10.3959</text:p>
              </table:table-cell>
              <table:table-cell office:value-type="float" office:value="5.30618">
                <text:p>5.306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8.19">
                <text:p>18.19</text:p>
              </table:table-cell>
              <table:table-cell office:value-type="float" office:value="10.927">
                <text:p>10.927</text:p>
              </table:table-cell>
              <table:table-cell office:value-type="float" office:value="4.93047">
                <text:p>4.9304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9.2916">
                <text:p>19.2916</text:p>
              </table:table-cell>
              <table:table-cell office:value-type="float" office:value="11.3837">
                <text:p>11.3837</text:p>
              </table:table-cell>
              <table:table-cell office:value-type="float" office:value="5.23245">
                <text:p>5.232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1.0127">
                <text:p>21.0127</text:p>
              </table:table-cell>
              <table:table-cell office:value-type="float" office:value="10.6576">
                <text:p>10.6576</text:p>
              </table:table-cell>
              <table:table-cell office:value-type="float" office:value="4.69799">
                <text:p>4.6979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9.2487">
                <text:p>19.2487</text:p>
              </table:table-cell>
              <table:table-cell office:value-type="float" office:value="10.1447">
                <text:p>10.1447</text:p>
              </table:table-cell>
              <table:table-cell office:value-type="float" office:value="5.05915">
                <text:p>5.0591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2121">
                <text:p>20.2121</text:p>
              </table:table-cell>
              <table:table-cell office:value-type="float" office:value="10.6157">
                <text:p>10.6157</text:p>
              </table:table-cell>
              <table:table-cell office:value-type="float" office:value="5.01625">
                <text:p>5.0162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.3947">
                <text:p>20.3947</text:p>
              </table:table-cell>
              <table:table-cell office:value-type="float" office:value="10.8677">
                <text:p>10.8677</text:p>
              </table:table-cell>
              <table:table-cell office:value-type="float" office:value="5.06208">
                <text:p>5.0620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9.9297">
                <text:p>19.9297</text:p>
              </table:table-cell>
              <table:table-cell office:value-type="float" office:value="10.0168">
                <text:p>10.0168</text:p>
              </table:table-cell>
              <table:table-cell office:value-type="float" office:value="5.09581">
                <text:p>5.095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.5202">
                <text:p>19.5202</text:p>
              </table:table-cell>
              <table:table-cell office:value-type="float" office:value="9.33836">
                <text:p>9.33836</text:p>
              </table:table-cell>
              <table:table-cell office:value-type="float" office:value="5.07964">
                <text:p>5.0796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.2875">
                <text:p>19.2875</text:p>
              </table:table-cell>
              <table:table-cell office:value-type="float" office:value="8.18182">
                <text:p>8.18182</text:p>
              </table:table-cell>
              <table:table-cell office:value-type="float" office:value="4.97804">
                <text:p>4.9780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.2679">
                <text:p>19.2679</text:p>
              </table:table-cell>
              <table:table-cell office:value-type="float" office:value="10.2762">
                <text:p>10.2762</text:p>
              </table:table-cell>
              <table:table-cell office:value-type="float" office:value="5.13084">
                <text:p>5.1308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.2743">
                <text:p>19.2743</text:p>
              </table:table-cell>
              <table:table-cell office:value-type="float" office:value="10.4831">
                <text:p>10.4831</text:p>
              </table:table-cell>
              <table:table-cell office:value-type="float" office:value="5.1889">
                <text:p>5.188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.1193">
                <text:p>19.1193</text:p>
              </table:table-cell>
              <table:table-cell office:value-type="float" office:value="9.75765">
                <text:p>9.75765</text:p>
              </table:table-cell>
              <table:table-cell office:value-type="float" office:value="4.97348">
                <text:p>4.9734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8.1947">
                <text:p>18.1947</text:p>
              </table:table-cell>
              <table:table-cell office:value-type="float" office:value="10.9491">
                <text:p>10.9491</text:p>
              </table:table-cell>
              <table:table-cell office:value-type="float" office:value="5.01277">
                <text:p>5.0127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0.4872">
                <text:p>20.4872</text:p>
              </table:table-cell>
              <table:table-cell office:value-type="float" office:value="11.0169">
                <text:p>11.0169</text:p>
              </table:table-cell>
              <table:table-cell office:value-type="float" office:value="5.47945">
                <text:p>5.4794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7.9902">
                <text:p>17.9902</text:p>
              </table:table-cell>
              <table:table-cell office:value-type="float" office:value="10.3301">
                <text:p>10.3301</text:p>
              </table:table-cell>
              <table:table-cell office:value-type="float" office:value="5.16277">
                <text:p>5.1627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.4569">
                <text:p>19.4569</text:p>
              </table:table-cell>
              <table:table-cell office:value-type="float" office:value="10.6403">
                <text:p>10.6403</text:p>
              </table:table-cell>
              <table:table-cell office:value-type="float" office:value="5.05503">
                <text:p>5.0550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.8974">
                <text:p>16.8974</text:p>
              </table:table-cell>
              <table:table-cell office:value-type="float" office:value="10.0977">
                <text:p>10.0977</text:p>
              </table:table-cell>
              <table:table-cell office:value-type="float" office:value="4.70947">
                <text:p>4.7094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0.2891">
                <text:p>20.2891</text:p>
              </table:table-cell>
              <table:table-cell office:value-type="float" office:value="10.1431">
                <text:p>10.1431</text:p>
              </table:table-cell>
              <table:table-cell office:value-type="float" office:value="5.2381">
                <text:p>5.23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0.5721">
                <text:p>20.5721</text:p>
              </table:table-cell>
              <table:table-cell office:value-type="float" office:value="10.0713">
                <text:p>10.0713</text:p>
              </table:table-cell>
              <table:table-cell office:value-type="float" office:value="4.2774">
                <text:p>4.277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1.4575">
                <text:p>21.4575</text:p>
              </table:table-cell>
              <table:table-cell office:value-type="float" office:value="10.4284">
                <text:p>10.4284</text:p>
              </table:table-cell>
              <table:table-cell office:value-type="float" office:value="4.7415">
                <text:p>4.741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.2095">
                <text:p>20.2095</text:p>
              </table:table-cell>
              <table:table-cell office:value-type="float" office:value="8.93536">
                <text:p>8.93536</text:p>
              </table:table-cell>
              <table:table-cell office:value-type="float" office:value="4.59277">
                <text:p>4.592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.2153">
                <text:p>19.2153</text:p>
              </table:table-cell>
              <table:table-cell office:value-type="float" office:value="10.1025">
                <text:p>10.1025</text:p>
              </table:table-cell>
              <table:table-cell office:value-type="float" office:value="4.8937">
                <text:p>4.893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7.8429">
                <text:p>17.8429</text:p>
              </table:table-cell>
              <table:table-cell office:value-type="float" office:value="10.2685">
                <text:p>10.2685</text:p>
              </table:table-cell>
              <table:table-cell office:value-type="float" office:value="5.74713">
                <text:p>5.747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9.6364">
                <text:p>19.6364</text:p>
              </table:table-cell>
              <table:table-cell office:value-type="float" office:value="9.98736">
                <text:p>9.98736</text:p>
              </table:table-cell>
              <table:table-cell office:value-type="float" office:value="5.26484">
                <text:p>5.2648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9.4783">
                <text:p>19.4783</text:p>
              </table:table-cell>
              <table:table-cell office:value-type="float" office:value="9.31174">
                <text:p>9.31174</text:p>
              </table:table-cell>
              <table:table-cell office:value-type="float" office:value="5.12121">
                <text:p>5.1212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0.8136">
                <text:p>20.8136</text:p>
              </table:table-cell>
              <table:table-cell office:value-type="float" office:value="10.2119">
                <text:p>10.2119</text:p>
              </table:table-cell>
              <table:table-cell office:value-type="float" office:value="4.80717">
                <text:p>4.8071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0.2728">
                <text:p>20.2728</text:p>
              </table:table-cell>
              <table:table-cell office:value-type="float" office:value="9.02666">
                <text:p>9.02666</text:p>
              </table:table-cell>
              <table:table-cell office:value-type="float" office:value="4.49371">
                <text:p>4.4937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.6298">
                <text:p>15.6298</text:p>
              </table:table-cell>
              <table:table-cell office:value-type="float" office:value="10.9731">
                <text:p>10.9731</text:p>
              </table:table-cell>
              <table:table-cell office:value-type="float" office:value="4.6219">
                <text:p>4.621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0.4261">
                <text:p>20.4261</text:p>
              </table:table-cell>
              <table:table-cell office:value-type="float" office:value="10.0719">
                <text:p>10.0719</text:p>
              </table:table-cell>
              <table:table-cell office:value-type="float" office:value="4.408">
                <text:p>4.40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0.8075">
                <text:p>20.8075</text:p>
              </table:table-cell>
              <table:table-cell office:value-type="float" office:value="10.4196">
                <text:p>10.4196</text:p>
              </table:table-cell>
              <table:table-cell office:value-type="float" office:value="4.76327">
                <text:p>4.763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9.1608">
                <text:p>19.1608</text:p>
              </table:table-cell>
              <table:table-cell office:value-type="float" office:value="10.1621">
                <text:p>10.1621</text:p>
              </table:table-cell>
              <table:table-cell office:value-type="float" office:value="5.03992">
                <text:p>5.0399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8.1783">
                <text:p>18.1783</text:p>
              </table:table-cell>
              <table:table-cell office:value-type="float" office:value="10.8677">
                <text:p>10.8677</text:p>
              </table:table-cell>
              <table:table-cell office:value-type="float" office:value="5.16048">
                <text:p>5.1604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8.5602">
                <text:p>18.5602</text:p>
              </table:table-cell>
              <table:table-cell office:value-type="float" office:value="9.57396">
                <text:p>9.57396</text:p>
              </table:table-cell>
              <table:table-cell office:value-type="float" office:value="5.41814">
                <text:p>5.4181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9.3124">
                <text:p>19.3124</text:p>
              </table:table-cell>
              <table:table-cell office:value-type="float" office:value="10.1056">
                <text:p>10.1056</text:p>
              </table:table-cell>
              <table:table-cell office:value-type="float" office:value="4.87894">
                <text:p>4.8789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0.592">
                <text:p>20.592</text:p>
              </table:table-cell>
              <table:table-cell office:value-type="float" office:value="10.0772">
                <text:p>10.0772</text:p>
              </table:table-cell>
              <table:table-cell office:value-type="float" office:value="4.28975">
                <text:p>4.2897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1988">
                <text:p>16.1988</text:p>
              </table:table-cell>
              <table:table-cell office:value-type="float" office:value="10.3486">
                <text:p>10.3486</text:p>
              </table:table-cell>
              <table:table-cell office:value-type="float" office:value="4.4688">
                <text:p>4.468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9.4707">
                <text:p>19.4707</text:p>
              </table:table-cell>
              <table:table-cell office:value-type="float" office:value="9.23077">
                <text:p>9.23077</text:p>
              </table:table-cell>
              <table:table-cell office:value-type="float" office:value="5.14304">
                <text:p>5.1430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8.5979">
                <text:p>18.5979</text:p>
              </table:table-cell>
              <table:table-cell office:value-type="float" office:value="10.1527">
                <text:p>10.1527</text:p>
              </table:table-cell>
              <table:table-cell office:value-type="float" office:value="4.74214">
                <text:p>4.7421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0.2355">
                <text:p>20.2355</text:p>
              </table:table-cell>
              <table:table-cell office:value-type="float" office:value="9.59691">
                <text:p>9.59691</text:p>
              </table:table-cell>
              <table:table-cell office:value-type="float" office:value="4.72821">
                <text:p>4.7282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8.7117">
                <text:p>18.7117</text:p>
              </table:table-cell>
              <table:table-cell office:value-type="float" office:value="9.24474">
                <text:p>9.24474</text:p>
              </table:table-cell>
              <table:table-cell office:value-type="float" office:value="5.14591">
                <text:p>5.1459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9.7133">
                <text:p>19.7133</text:p>
              </table:table-cell>
              <table:table-cell office:value-type="float" office:value="10.1911">
                <text:p>10.1911</text:p>
              </table:table-cell>
              <table:table-cell office:value-type="float" office:value="5.02119">
                <text:p>5.0211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8.5461">
                <text:p>18.5461</text:p>
              </table:table-cell>
              <table:table-cell office:value-type="float" office:value="9.65662">
                <text:p>9.65662</text:p>
              </table:table-cell>
              <table:table-cell office:value-type="float" office:value="4.88998">
                <text:p>4.889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5.1786">
                <text:p>15.1786</text:p>
              </table:table-cell>
              <table:table-cell office:value-type="float" office:value="9.43639">
                <text:p>9.43639</text:p>
              </table:table-cell>
              <table:table-cell office:value-type="float" office:value="5.07373">
                <text:p>5.0737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0.5635">
                <text:p>20.5635</text:p>
              </table:table-cell>
              <table:table-cell office:value-type="float" office:value="10.0666">
                <text:p>10.0666</text:p>
              </table:table-cell>
              <table:table-cell office:value-type="float" office:value="4.2886">
                <text:p>4.28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571cm" svg:height="12.193cm" xlink:href=".." xlink:type="simple" chart:class="chart:circle" chart:style-name="ch1">
        <chart:title svg:x="2.553cm" svg:y="0.406cm" chart:style-name="ch2">
          <text:p>SLA requirements respected for application 1 with static strategy</text:p>
        </chart:title>
        <chart:legend chart:legend-position="end" svg:x="17.207cm" svg:y="5.548cm" style:legend-expansion="high" chart:style-name="ch3"/>
        <chart:plot-area chart:style-name="ch4" table:cell-range-address="ErrorRareStatic.G2:ErrorRareStatic.H3" chart:data-source-has-labels="column" svg:x="0.371cm" svg:y="1.401cm" svg:width="16.465cm" svg:height="10.549cm">
          <chart:coordinate-region svg:x="3.329cm" svg:y="1.402cm" svg:width="10.548cm" svg:height="10.548cm"/>
          <chart:axis chart:dimension="x" chart:name="primary-x" chart:style-name="ch5" chartooo:axis-type="auto">
            <chartooo:date-scale/>
            <chart:categories table:cell-range-address="ErrorRareStatic.G2:ErrorRareStatic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2:ErrorRareStatic.H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2:ErrorRareStatic.G3</svg:desc>
                </draw:g>
              </table:table-cell>
              <table:table-cell office:value-type="float" office:value="544">
                <text:p>544</text:p>
                <draw:g>
                  <svg:desc>ErrorRareStatic.H2:ErrorRareStatic.H3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864cm" svg:height="12.042cm" xlink:href=".." xlink:type="simple" chart:class="chart:circle" chart:style-name="ch1">
        <chart:title svg:x="4.491cm" svg:y="0.376cm" chart:style-name="ch2">
          <text:p>SLA requirements for application 2 with static strategy</text:p>
        </chart:title>
        <chart:legend chart:legend-position="end" svg:x="18.5cm" svg:y="5.473cm" style:legend-expansion="high" chart:style-name="ch3"/>
        <chart:plot-area chart:style-name="ch4" table:cell-range-address="ErrorRareStatic.G6:ErrorRareStatic.H7" chart:data-source-has-labels="column" svg:x="0.397cm" svg:y="1.395cm" svg:width="17.706cm" svg:height="10.407cm">
          <chart:coordinate-region svg:x="4.228cm" svg:y="1.759cm" svg:width="10.043cm" svg:height="10.043cm"/>
          <chart:axis chart:dimension="x" chart:name="primary-x" chart:style-name="ch5" chartooo:axis-type="auto">
            <chartooo:date-scale/>
            <chart:categories table:cell-range-address="ErrorRareStatic.G6:ErrorRareStatic.G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6:ErrorRareStatic.H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6:ErrorRareStatic.G7</svg:desc>
                </draw:g>
              </table:table-cell>
              <table:table-cell office:value-type="float" office:value="509">
                <text:p>509</text:p>
                <draw:g>
                  <svg:desc>ErrorRareStatic.H6:ErrorRareStatic.H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98cm" svg:height="13.378cm" xlink:href=".." xlink:type="simple" chart:class="chart:circle" chart:style-name="ch1">
        <chart:title svg:x="4.058cm" svg:y="0.403cm" chart:style-name="ch2">
          <text:p>SLA requirements for application 3 with static strategy</text:p>
        </chart:title>
        <chart:legend chart:legend-position="end" svg:x="17.634cm" svg:y="6.141cm" style:legend-expansion="high" chart:style-name="ch3"/>
        <chart:plot-area chart:style-name="ch4" table:cell-range-address="ErrorRareStatic.G10:ErrorRareStatic.H11" chart:data-source-has-labels="column" svg:x="3.066cm" svg:y="-3.217cm" svg:width="10.236cm" svg:height="16.097cm">
          <chart:coordinate-region svg:x="3.066cm" svg:y="2.416cm" svg:width="10.236cm" svg:height="10.693cm"/>
          <chart:axis chart:dimension="x" chart:name="primary-x" chart:style-name="ch5" chartooo:axis-type="auto">
            <chartooo:date-scale/>
            <chart:categories table:cell-range-address="ErrorRareStatic.G10:ErrorRareStatic.G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10:ErrorRareStatic.H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10:ErrorRareStatic.G11</svg:desc>
                </draw:g>
              </table:table-cell>
              <table:table-cell office:value-type="float" office:value="539">
                <text:p>539</text:p>
                <draw:g>
                  <svg:desc>ErrorRareStatic.H10:ErrorRareStatic.H11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2.559cm" svg:y="0.316cm" chart:style-name="ch2">
          <text:p>SLA requirements for application 2 with static strategy</text:p>
        </chart:title>
        <chart:legend chart:legend-position="bottom" svg:x="6.939cm" svg:y="8.401cm" style:legend-expansion="wide" chart:style-name="ch3"/>
        <chart:plot-area chart:style-name="ch4" table:cell-range-address="ErrorRareStatic.G2:ErrorRareStatic.G3 ErrorRareStatic.H6:ErrorRareStatic.H7" chart:data-source-has-labels="column" svg:x="0.32cm" svg:y="1.275cm" svg:width="15.36cm" svg:height="6.762cm">
          <chart:coordinate-region svg:x="4.807cm" svg:y="1.652cm" svg:width="6.385cm" svg:height="6.385cm"/>
          <chart:axis chart:dimension="x" chart:name="primary-x" chart:style-name="ch5" chartooo:axis-type="auto">
            <chartooo:date-scale/>
            <chart:categories table:cell-range-address="ErrorRareStatic.G2:ErrorRareStatic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6:ErrorRareStatic.H7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2:ErrorRareStatic.G3</svg:desc>
                </draw:g>
              </table:table-cell>
              <table:table-cell office:value-type="float" office:value="509">
                <text:p>509</text:p>
                <draw:g>
                  <svg:desc>ErrorRareStatic.H6:ErrorRareStatic.H7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863cm" svg:height="13.423cm" xlink:href=".." xlink:type="simple" chart:class="chart:circle" chart:style-name="ch1">
        <chart:title svg:x="6.49cm" svg:y="0.404cm" chart:style-name="ch2">
          <text:p>SLA requirements for application 3 with static strategy</text:p>
        </chart:title>
        <chart:legend chart:legend-position="bottom" svg:x="10.87cm" svg:y="12.824cm" style:legend-expansion="wide" chart:style-name="ch3"/>
        <chart:plot-area chart:style-name="ch4" table:cell-range-address="ErrorRareStatic.G10:ErrorRareStatic.H11" chart:data-source-has-labels="column" svg:x="0.477cm" svg:y="1.451cm" svg:width="22.909cm" svg:height="10.921cm">
          <chart:coordinate-region svg:x="7.754cm" svg:y="4.018cm" svg:width="8.354cm" svg:height="8.354cm"/>
          <chart:axis chart:dimension="x" chart:name="primary-x" chart:style-name="ch5" chartooo:axis-type="auto">
            <chartooo:date-scale/>
            <chart:categories table:cell-range-address="ErrorRareStatic.G10:ErrorRareStatic.G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rrorRareStatic.H10:ErrorRareStatic.H1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H</text:p>
              </table:table-cell>
            </table:table-row>
          </table:table-header-rows>
          <table:table-rows>
            <table:table-row>
              <table:table-cell office:value-type="string">
                <text:p>Yes</text:p>
                <draw:g>
                  <svg:desc>ErrorRareStatic.G10:ErrorRareStatic.G11</svg:desc>
                </draw:g>
              </table:table-cell>
              <table:table-cell office:value-type="float" office:value="539">
                <text:p>539</text:p>
                <draw:g>
                  <svg:desc>ErrorRareStatic.H10:ErrorRareStatic.H11</svg:desc>
                </draw:g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